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131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7.615cm"/>
    </style:style>
    <style:style style:name="co10" style:family="table-column">
      <style:table-column-properties fo:break-before="auto" style:column-width="1.57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88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5eb91e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/>
    <style:style style:name="ce1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5eb91e"/>
    </style:style>
    <style:style style:name="ce9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/>
    <style:style style:name="ce1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europeptide_GPCRs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7" table:default-cell-style-name="ce9"/>
        <table:table-column table:style-name="co8" table:default-cell-style-name="ce14"/>
        <table:table-column table:style-name="co9" table:default-cell-style-name="ce14"/>
        <table:table-column table:style-name="co10" table:default-cell-style-name="ce9"/>
        <table:table-column table:style-name="co11" table:default-cell-style-name="ce9"/>
        <table:table-column table:style-name="co10" table:default-cell-style-name="ce9"/>
        <table:table-column table:style-name="co12" table:default-cell-style-name="ce9"/>
        <table:table-column table:style-name="co11" table:default-cell-style-name="ce9"/>
        <table:table-column table:style-name="co10" table:default-cell-style-name="ce9"/>
        <table:table-column table:style-name="co13" table:default-cell-style-name="ce9"/>
        <table:table-column table:style-name="co14" table:default-cell-style-name="ce9"/>
        <table:table-column table:style-name="co13" table:number-columns-repeated="991" table:default-cell-style-name="ce9"/>
        <table:table-column table:style-name="co13" table:number-columns-repeated="11" table:default-cell-style-name="Default"/>
        <table:table-row table:style-name="ro1">
          <table:table-cell table:style-name="ce7" office:value-type="string" calcext:value-type="string">
            <text:p>GPR name</text:p>
          </table:table-cell>
          <table:table-cell table:style-name="ce17" office:value-type="string" calcext:value-type="string">
            <text:p>activated by</text:p>
          </table:table-cell>
          <table:table-cell table:style-name="ce17" office:value-type="string" calcext:value-type="string">
            <text:p>Protein ID</text:p>
          </table:table-cell>
          <table:table-cell table:style-name="ce17" office:value-type="string" calcext:value-type="string">
            <text:p>Protein ID 2/combination</text:p>
          </table:table-cell>
          <table:table-cell table:style-name="ce17" office:value-type="string" calcext:value-type="string">
            <text:p>prot sequence (transcriptome)</text:p>
          </table:table-cell>
          <table:table-cell table:style-name="ce17" office:value-type="string" calcext:value-type="string">
            <text:p>Nucleotide ID</text:p>
          </table:table-cell>
          <table:table-cell table:style-name="ce17" office:value-type="string" calcext:value-type="string">
            <text:p>CDS</text:p>
          </table:table-cell>
          <table:table-cell table:style-name="ce17" office:value-type="string" calcext:value-type="string">
            <text:p>method used</text:p>
          </table:table-cell>
          <table:table-cell table:style-name="ce17" office:value-type="string" calcext:value-type="string">
            <text:p>codon_optimized_sequence</text:p>
          </table:table-cell>
          <table:table-cell table:style-name="ce17" office:value-type="string" calcext:value-type="string">
            <text:p>Fwd GSP-1</text:p>
          </table:table-cell>
          <table:table-cell table:style-name="ce17" office:value-type="string" calcext:value-type="string">
            <text:p>Tmp°C FGSP-1</text:p>
          </table:table-cell>
          <table:table-cell table:style-name="ce17" office:value-type="string" calcext:value-type="string">
            <text:p>Fwd restriction enzyme</text:p>
          </table:table-cell>
          <table:table-cell table:style-name="ce17" office:value-type="string" calcext:value-type="string">
            <text:p>Rev GSP-1</text:p>
          </table:table-cell>
          <table:table-cell table:style-name="ce17" office:value-type="string" calcext:value-type="string">
            <text:p>Tmp°C RGSP-1</text:p>
          </table:table-cell>
          <table:table-cell table:style-name="ce17" office:value-type="string" calcext:value-type="string">
            <text:p>Rev restriction enzyme</text:p>
          </table:table-cell>
          <table:table-cell table:style-name="ce17" office:value-type="string" calcext:value-type="string">
            <text:p>fwd_primer_Gibson_full</text:p>
          </table:table-cell>
          <table:table-cell table:style-name="ce17" office:value-type="string" calcext:value-type="string">
            <text:p>rev_primer_Gibson_full</text:p>
          </table:table-cell>
          <table:table-cell office:value-type="string" calcext:value-type="string">
            <text:p>.</text:p>
          </table:table-cell>
          <table:table-cell table:style-name="ce17" table:number-columns-repeated="990"/>
          <table:table-cell table:number-columns-repeated="11"/>
        </table:table-row>
        <table:table-row table:style-name="ro1">
          <table:table-cell table:style-name="ce8" office:value-type="string" calcext:value-type="string">
            <text:p>Nv_GPR18a</text:p>
          </table:table-cell>
          <table:table-cell table:style-name="ce8" office:value-type="string" calcext:value-type="string">
            <text:p>GLWL peptide</text:p>
          </table:table-cell>
          <table:table-cell table:style-name="ce9" office:value-type="string" calcext:value-type="string">
            <text:p>XP_032242997.1</text:p>
          </table:table-cell>
          <table:table-cell office:value-type="string" calcext:value-type="string">
            <text:p>NVE14248; M_032387106.1</text:p>
          </table:table-cell>
          <table:table-cell office:value-type="string" calcext:value-type="string">
            <text:p>MAAMQTFNDSAEIITSLNFTVPPRISAFAEEPRAVFILRLVVGCVIAITGFVCNAIVIVHITRRCRRLSLVEFYIRNLAVADLGILCGSYPIAVIREQFHGAWPLGEVMCYYGYPLTEVFYAVSVWSITAIAAERYQLVRKNFQKVSHKRSSSKTRWRNTFIIWLGSFSLTSLPLFFIMDYKNTSGEGGTCKFSWPSGMHHVYVVALTILQYILPMGIISFTYLHIAKEIKTSSKFHRRTIRTSDIKKSWGIQKFDSHEERRLKENKRARKLLTPLVLVFAVTMFPLNTLRLVVLLWQAATEWTYFLIVYNLSVFGIVVNSAADPIIYSIVSKEFDFKVCWHWLRLCSQRMRMRKSWNNKEEETSGLATTPETPEKGDFLNNSF</text:p>
          </table:table-cell>
          <table:table-cell table:style-name="ce9" office:value-type="string" calcext:value-type="string">
            <text:p>XM_032387106.1</text:p>
          </table:table-cell>
          <table:table-cell office:value-type="string" calcext:value-type="string">
            <text:p>ATGGCGGCGATGCAGACATTCAATGACAGCGCTGAAATAATAACGTCTCTGAACTTCACAGTGCCCCCAAGAATCTCTGCATTCGCCGAGGAGCCTCGCGCGGTTTTTATCTTACGACTAGTGGTGGGCTGTGTAATCGCTATTACAGGCTTCGTTTGCAATGCCATTGTGATAGTACACATAACTCGGCGGTGCCGAAGACTTTCTCTGGTGGAATTCTACATTCGCAACCTCGCAGTTGCCGACTTGGGGATCTTGTGCGGGAGCTATCCGATAGCTGTGATCCGTGAACAGTTCCATGGCGCTTGGCCCCTGGGGGAAGTTATGTGCTACTATGGGTACCCCCTGACAGAAGTGTTTTATGCCGTCTCTGTGTGGTCTATTACTGCCATTGCAGCTGAGAGGTATCAGCTCGTCAGAAAGAACTTCCAAAAAGTCTCTCATAAGCGGTCCTCAAGTAAGACAAGATGGCGCAACACGTTTATCATATGGCTGGGTTCCTTCTCCCTGACGTCACTTCCGCTCTTTTTTATCATGGACTACAAGAACACTTCCGGTGAGGGGGGCACCTGTAAGTTCTCGTGGCCCTCCGGCATGCACCACGTGTACGTGGTCGCCCTTACGATCCTTCAGTACATCCTCCCAATGGGGATCATATCATTTACTTACCTCCACATCGCCAAGGAGATCAAAACAAGCAGCAAGTTCCATCGGCGAACAATACGAACGTCAGATATCAAGAAATCATGGGGTATACAGAAGTTTGACTCCCACGAAGAGCGCAGGTTGAAGGAGAACAAGCGCGCACGCAAGCTGTTGACGCCGCTAGTGCTCGTATTCGCCGTGACTATGTTCCCGCTAAACACGCTTCGTTTGGTTGTACTGCTATGGCAAGCAGCCACGGAATGGACATATTTCCTTATCGTTTATAATCTCTCGGTTTTTGGGATTGTCGTGAATTCCGCCGCAGACCCGATCATTTATTCGATTGTGTCTAAGGAGTTTGATTTTAAGGTTTGTTGGCACTGGCTGCGTTTGTGTTCGCAGCGCATGCGCATGAGGAAAAGCTGGAACAATAAGGAGGAGGAGACGAGCGGCCTGGCGACAACTCCTGAGACACCCGAGAAAGGAGATTTTTTGAATAATTCCTTCTGA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GCGATGCAGAC</text:p>
          </table:table-cell>
          <table:table-cell office:value-type="float" office:value="60.48" calcext:value-type="float">
            <text:p>60.48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TCAGAAGGAATTATTCAAAAAATCTCC</text:p>
          </table:table-cell>
          <table:table-cell office:value-type="float" office:value="61.44" calcext:value-type="float">
            <text:p>61.44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CGCCACCATGGCGGCGATGCAGAC</text:p>
          </table:table-cell>
          <table:table-cell office:value-type="string" calcext:value-type="string">
            <text:p>AGCGGCCGCCACTGTGCTGGATTCAGAAGGAATTATTCAAAAAATCTC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</text:p>
          </table:table-cell>
          <table:table-cell table:style-name="ce8" office:value-type="string" calcext:value-type="string">
            <text:p>LRWa</text:p>
          </table:table-cell>
          <table:table-cell table:style-name="ce9" office:value-type="string" calcext:value-type="string">
            <text:p>EDO36556.p1</text:p>
          </table:table-cell>
          <table:table-cell office:value-type="string" calcext:value-type="string">
            <text:p>NVEC200_007726_1.1; EDO36556</text:p>
          </table:table-cell>
          <table:table-cell office:value-type="string" calcext:value-type="string">
            <text:p>MNNSTADIASGSASTALRAMRLTLYPLTFVVGLVGNVLVCVLVFTWRKTKNFNNSRYFILNLSISDLLVLIMFIPFDLAYLENDMVWKYGLFMCKFINTLSFLSVIVSGTTLAAISVDRYRAVVHPLSPPFTFRTVSLIILVIWVYSVSTLLPFAESLTILPRGSCQNDYAWWPNYTTVQLTFVLCAFTPGFVIPITCIVVFYLLIARHLRKERENHDLLLRGDIARLRVRQNSKMIRILSCLTVAFTICILPSYTIILMVMFYKGTSSLPYIDEVHEFTRLLMTANSCLNPVLYSVVSREFRAELRGLLKRRRVKRARTTFSTTKNTSFMVSKNETPC</text:p>
          </table:table-cell>
          <table:table-cell table:style-name="ce9" office:value-type="string" calcext:value-type="string">
            <text:p>EDO36556</text:p>
          </table:table-cell>
          <table:table-cell office:value-type="string" calcext:value-type="string">
            <text:p>ATGAACAATTCCACTGCAGACATCGCTTCAGGATCAGCAAGCACTGCCTTACGAGCCATGCGCCTTACGCTCTACCCTCTGACGTTTGTGGTCGGTTTAGTAGGAAATGTGTTAGTGTGTGTGCTTGTCTTCACGTGGCGAAAGACTAAGAACTTTAATAATTCTCGCTATTTCATCCTTAATCTGAGTATCTCGGATCTGCTGGTGTTGATAATGTTCATACCGTTTGACTTGGCTTATTTGGAGAACGACATGGTCTGGAAGTACGGTCTATTCATGTGCAAGTTTATAAACACGTTATCGTTTTTGTCTGTTATCGTGTCTGGGACAACACTAGCGGCGATCAGTGTGGACCGCTATCGCGCAGTCGTCCACCCGCTAAGCCCCCCCTTTACGTTCAGAACCGTCTCTTTGATCATCCTGGTTATCTGGGTTTACTCTGTATCAACACTACTGCCCTTCGCCGAATCCCTCACCATCCTCCCGAGGGGGTCATGCCAGAATGATTACGCCTGGTGGCCTAACTACACCACTGTACAATTGACGTTTGTCCTCTGCGCGTTCACCCCCGGATTCGTAATCCCAATAACGTGTATTGTCGTGTTCTACTTGTTGATAGCGCGGCATTTAAGGAAAGAACGTGAAAATCATGACCTCCTGCTGCGAGGCGACATCGCGAGACTACGAGTGAGACAAAACAGTAAAATGATCAGAATCCTTAGCTGCCTCACGGTGGCGTTCACAATCTGCATTCTTCCCAGTTATACCATCATTCTTATGGTTATGTTCTACAAGGGGACAAGCTCTTTGCCGTACATAGACGAAGTGCATGAGTTTACGCGCTTGCTTATGACGGCTAACAGTTGCTTGAACCCTGTTTTGTACAGTGTTGTAAGTCGTGAGTTCCGCGCTGAGCTGAGAGGGCTCTTGAAACGGAGGAGGGTAAAACGGGCGCGAACTACGTTTAGTACAACCAAAAACACAAGCTTCATGGTGTCGAAAAATGAGACACCATG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AATAGCACCGCCGACATCGCTTCTGGCTCCGCCAGCACAGCTCTGAGAGCCATGCGCCTGACCCTGTACCCCCTGACATTCGTGGTGGGCCTGGTGGGCAACGTGCTGGTGTGCGTGCTGGTGTTTACCTGGCGGAAGACAAAGAACTTCAACAACTCTAGATACTTCATCCTGAACCTGTCTATCTCCGATCTGCTGGTGCTGATCATGTTCATCCCTTTTGACCTGGCCTACCTGGAGAACGATATGGTGTGGAAGTATGGCCTGTTCATGTGCAAGTTTATCAATACCCTGTCCTTTCTGAGCGTGATCGTGTCTGGCACCACACTGGCCGCTATCTCCGTGGACCGCTACAGGGCTGTGGTGCACCCTCTGTCCCCACCTTTCACCTTTCGCACAGTGAGCCTGATCATCCTGGTCATCTGGGTGTATAGCGTGTCTACCCTGCTGCCTTTCGCTGAGAGCCTGACAATCCTGCCAAGGGGCTCTTGCCAGAACGATTACGCCTGGTGGCCAAATTATACCACAGTGCAGCTGACCTTTGTGCTGTGCGCTTTCACACCAGGCTTTGTGATCCCCATCACCTGTATCGTGGTGTTCTACCTGCTGATCGCCAGGCACCTGCGGAAGGAGAGAGAGAACCATGACCTGCTGCTGAGGGGCGACATCGCTAGGCTGAGAGTGCGCCAGAACTCCAAGATGATCAGAATCCTGAGCTGCCTGACCGTGGCCTTCACAATCTGTATCCTGCCTTCTTACACCATCATCCTGATGGTCATGTTTTACAAGGGCACATCCAGCCTGCCTTATATCGACGAGGTGCATGAGTTCACCCGGCTGCTGATGACAGCTAACTCCTGCCTGAATCCAGTGCTGTATTCTGTGGTGTCCCGCGAGTTTAGGGCTGAGCTGAGAGGCCTGCTGAAGAGGCGGAGAGTGAAGAGGGCCCGGACCACATTCTCCACCACAAAGAACACCAGCTTTATGGTGTCTAAGAATGAGACACCCTG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3</text:p>
          </table:table-cell>
          <table:table-cell table:style-name="ce8" office:value-type="string" calcext:value-type="string">
            <text:p>LRWa</text:p>
          </table:table-cell>
          <table:table-cell table:style-name="ce9" office:value-type="string" calcext:value-type="string">
            <text:p>NVE25955.p1</text:p>
          </table:table-cell>
          <table:table-cell table:style-name="ce14" office:value-type="string" calcext:value-type="string">
            <text:p>NVE25955</text:p>
          </table:table-cell>
          <table:table-cell table:style-name="ce14" office:value-type="string" calcext:value-type="string">
            <text:p>MDQPTNQTFVAPQDDITEPLGMRIVRLAIYIIIFLIATIGNSLVIFVVYKTRELHTVTGYLIANLAIADLGVGLLCIPFTVVFYELNFVWPFGAFMCKMICLQPLFLMASVATLMAISIDRHQSIVYPFNPRISLTQGKLIIALVWLIGMLPAFPMLGVLELVETPRGPTCTETWPDMDFGATINSKLSFAYTIASFVLTYAVPLPLIIILYIRIALKLREAIKDAADRPGFQAAQQTRKIIKMLVAVVVCYALCYLPFHGMVFLNYSQVVENTPIVYLIQSYCQVIMYFNSASNPILYAFLGDQFRNGFKKAIGCKIGQKHNVSLPSPNTKLEYVKSTTS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CAACCTACGAATCAGACGTTCGTGGCACCTCAAGATGACATTACCGAACCTTTAGGGATGAGGATCGTTCGGCTGGCCATTTACATTATTATATTTCTGATTGCAACGATTGGAAACTCACTGGTCATCTTTGTGGTCTACAAAACAAGAGAGCTGCATACGGTGACGGGTTACCTCATTGCCAATCTGGCAATTGCGGACCTTGGCGTGGGACTCCTGTGTATTCCGTTTACTGTCGTCTTCTATGAGCTCAACTTTGTTTGGCCCTTTGGGGCCTTCATGTGCAAGATGATTTGCTTGCAGCCGCTTTTCCTGATGGCATCGGTAGCCACACTCATGGCCATATCTATAGATCGCCATCAATCCATCGTATATCCATTCAACCCACGCATCTCTCTGACCCAAGGCAAGCTCATCATCGCGTTAGTCTGGCTGATTGGCATGTTACCAGCCTTTCCCATGTTAGGAGTTTTGGAACTAGTAGAAACACCACGCGGGCCCACCTGTACTGAAACTTGGCCAGACATGGATTTTGGGGCGACTATCAACAGCAAGCTTAGCTTCGCGTATACCATCGCTTCTTTCGTGCTCACATACGCGGTGCCTTTGCCGCTGATCATCATACTCTACATCAGAATAGCGCTCAAGCTCAGAGAGGCTATCAAGGATGCCGCAGACCGGCCAGGCTTCCAGGCGGCTCAGCAGACGCGCAAGATTATAAAAATGCTGGTTGCTGTGGTTGTTTGCTACGCGCTGTGCTACCTTCCATTCCATGGCATGGTCTTTCTAAACTACAGCCAGGTAGTAGAAAACACGCCGATAGTATATCTGATCCAGTCTTACTGCCAAGTGATCATGTATTTCAACAGTGCCTCAAATCCAATTCTCTACGCTTTTCTCGGGGATCAGTTCCGAAACGGCTTCAAAAAAGCAATCGGCTGCAAGATTGGCCAAAAGCATAACGTGTCGTTGCCATCACCGAACACTAAGCTTGAATACGTCAAATCTACTACAAG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CAGCCTACAAATCAGACCTTCGTGGCCCCTCAGGACGACATCACAGAGCCACTGGGCATGCGGATCGTGAGACTGGCCATCTACATCATCATCTTCCTGATCGCCACAATCGGCAACTCTCTGGTCATCTTTGTGGTGTACAAGACCCGGGAGCTGCACACCGTGACAGGCTATCTGATCGCCAATCTGGCAATCGCAGACCTGGGAGTGGGACTGCTGTGCATCCCCTTCACCGTGGTGTTTTACGAGCTGAACTTCGTGTGGCCTTTCGGCGCCTTTATGTGCAAGATGATCTGTCTGCAGCCACTGTTTCTGATGGCCAGCGTGGCCACACTGATGGCCATCTCTATCGATAGGCACCAGAGCATCGTGTATCCTTTCAATCCACGCATCTCCCTGACCCAGGGCAAGCTGATCATCGCCCTGGTGTGGCTGATCGGCATGCTGCCCGCCTTTCCTATGCTGGGCGTGCTGGAGCTGGTGGAGACACCAAGGGGACCAACCTGTACAGAGACCTGGCCAGACATGGATTTCGGCGCCACCATCAACTCTAAGCTGAGCTTCGCCTACACAATCGCCTCCTTTGTGCTGACCTATGCCGTGCCCCTGCCTCTGATCATCATCCTGTACATCAGGATCGCCCTGAAGCTGAGGGAGGCCATCAAGGACGCAGCAGATAGGCCAGGATTTCAGGCAGCACAGCAGACAAGAAAGATCATCAAGATGCTGGTGGCCGTGGTGGTGTGCTACGCCCTGTGCTATCTGCCCTTCCACGGCATGGTGTTTCTGAACTATTCCCAGGTGGTGGAGAATACCCCTATCGTGTACCTGATCCAGTCTTATTGCCAGGTCATCATGTACTTCAACAGCGCCTCCAATCCCATCCTGTATGCCTTTCTGGGCGATCAGTTCAGAAACGGCTTTAAGAAGGCCATCGGCTGTAAGATCGGCCAGAAGCACAACGTGTCCCTGCCATCTCCCAATACCAAGCTGGAGTACGTGAAGAGCACCACATC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04</text:p>
          </table:table-cell>
          <table:table-cell table:style-name="ce8" office:value-type="string" calcext:value-type="string">
            <text:p>LRWa</text:p>
          </table:table-cell>
          <table:table-cell table:style-name="ce9" office:value-type="string" calcext:value-type="string">
            <text:p>NVEC200_015002_1.1</text:p>
          </table:table-cell>
          <table:table-cell table:style-name="ce14" office:value-type="string" calcext:value-type="string">
            <text:p>NVEC200_015002_1.1</text:p>
          </table:table-cell>
          <table:table-cell office:value-type="string" calcext:value-type="string">
            <text:p>MENFTNTTGAAANWGAAEPEASHVFRLVLYAVIFSLTVLGNIFVIVLVIKTRELHSVTGYLICNLSIADLCVGLLCIPFTLTYAELKYWPFGRVMCKTILPAQAMAVMASVATLSAISFDRFRSIAYPYEARISVSKVKFIIASVWVMAGVMGLPLVAVLDVRLFPGFGKPICDEYGWPSPLYRRIYSTATFIVTYAVPLPLMATWYAIVVYKLEQAAHKGDDSEGFRVAQAKGKVVRMLIVVVAAYFVCFLPYHVSMMWLEFGDVSQSRFFWILLSYSHVLVYANSCINPILYCIFSEQFRRGFIKLCRCGYRSVQTFRRWSVTRNSRRKMRAVGSPVSELTQDTILSQHPVASFW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CTTCACCAATACGACCGGAGCGGCTGCAAACTGGGGAGCCGCGGAACCGGAGGCATCGCATGTTTTTCGACTCGTGCTTTACGCGGTTATATTCTCTTTAACAGTACTGGGGAATATCTTCGTTATTGTGCTAGTTATCAAGACGAGAGAGTTACACTCGGTGACGGGATATTTGATATGTAACCTGTCTATTGCGGACTTGTGTGTTGGCTTGTTGTGTATACCCTTCACTTTGACCTACGCGGAGCTTAAGTACTGGCCTTTTGGTCGAGTCATGTGTAAGACGATTCTCCCAGCGCAAGCTATGGCTGTGATGGCATCTGTTGCAACCCTATCTGCTATCAGCTTCGATCGCTTCCGGTCTATAGCGTACCCATACGAAGCCCGCATCAGCGTTTCTAAGGTCAAGTTCATTATTGCGTCAGTGTGGGTGATGGCGGGGGTCATGGGCTTACCCCTCGTGGCTGTCTTGGATGTGCGTCTTTTTCCTGGTTTTGGCAAACCCATTTGTGACGAGTATGGGTGGCCAAGTCCTCTCTATAGAAGGATTTATTCCACGGCGACGTTTATAGTCACGTACGCCGTGCCGTTACCCCTCATGGCCACGTGGTACGCCATAGTAGTCTACAAACTGGAGCAAGCGGCACACAAAGGGGATGATTCAGAAGGGTTCAGGGTGGCACAAGCTAAGGGGAAGGTGGTGCGCATGCTCATAGTGGTTGTTGCCGCTTACTTTGTGTGCTTTTTACCCTATCATGTGTCAATGATGTGGTTAGAGTTTGGCGATGTTAGTCAGTCCAGATTCTTCTGGATCCTGTTATCCTACTCGCATGTGCTTGTGTACGCCAATAGCTGCATCAACCCAATCCTTTACTGCATATTCAGTGAGCAGTTCCGGCGCGGCTTTATCAAGCTCTGTCGCTGTGGATACCGCTCCGTTCAGACCTTCAGACGATGGAGTGTTACAAGGAATTCCAGGCGAAAGATGCGAGCAGTCGGTAGTCCGGTCAGC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CTTCACCAATACCACAGGAGCAGCAGCAAACTGGGGAGCAGCAGAGCCCGAGGCCAGCCACGTGTTTCGGCTGGTGCTGTACGCCGTGATCTTCTCCCTGACCGTGCTGGGCAACATCTTTGTGATCGTGCTGGTCATCAAGACCAGAGAGCTGCACTCTGTGACAGGCTACCTGATCTGCAATCTGAGCATCGCCGACCTGTGCGTGGGCCTGCTGTGCATCCCTTTCACCCTGACATACGCCGAGCTGAAGTATTGGCCCTTTGGCAGAGTGATGTGCAAGACCATCCTGCCTGCACAGGCAATGGCCGTGATGGCATCTGTGGCCACACTGAGCGCCATCTCCTTCGATCGGTTTAGAAGCATCGCCTACCCATATGAGGCCAGGATCAGCGTGTCCAAGGTGAAGTTCATCATCGCCAGCGTGTGGGTCATGGCAGGCGTGATGGGACTGCCACTGGTGGCCGTGCTGGACGTGCGCCTGTTCCCTGGCTTTGGCAAGCCAATCTGCGATGAGTACGGCTGGCCCAGCCCTCTGTACCGGAGAATCTATTCCACCGCCACATTCATCGTGACCTATGCCGTGCCACTGCCCCTGATGGCCACATGGTACGCCATCGTGGTGTATAAGCTGGAGCAGGCAGCACACAAGGGCGACGATTCCGAGGGCTTTAGGGTGGCACAGGCAAAGGGCAAGGTGGTGCGCATGCTGATCGTGGTGGTGGCCGCCTACTTCGTGTGCTTCCTGCCTTATCACGTGTCTATGATGTGGCTGGAGTTCGGCGACGTGTCTCAGAGCCGGTTCTTTTGGATCCTGCTGTCCTACTCTCACGTGCTGGTGTATGCCAACTCCTGCATCAATCCAATCCTGTACTGTATCTTCTCTGAGCAGTTTAGGCGCGGCTTCATCAAGCTGTGCAGATGTGGCTATCGCTCCGTGCAGACCTTTCGGAGATGGTCCGTGACACGGAATTCTAGGCGCAAGATGAGAGCCGTGGGCTCTCCCGTGAGC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3</text:p>
          </table:table-cell>
          <table:table-cell table:style-name="ce8" office:value-type="string" calcext:value-type="string">
            <text:p>LRWa</text:p>
          </table:table-cell>
          <table:table-cell table:style-name="ce9" office:value-type="string" calcext:value-type="string">
            <text:p>NVEC200_011875_1.1</text:p>
          </table:table-cell>
          <table:table-cell table:style-name="ce14" office:value-type="string" calcext:value-type="string">
            <text:p>NVEC200_011875_1.1</text:p>
          </table:table-cell>
          <table:table-cell office:value-type="string" calcext:value-type="string">
            <text:p>MEWHNNTTSQFNADQGSSKAEVMLTLAVYIITFVLGAVGNFLVFGVIFTKKERKTPNDVFLINLATADLTAVSISLPVKLYQLFPPFLPANNFVCKVVVPMVSVPFCASIFTITSMAIHRRRTILNPWRGMSNIYGTVAWVIGIWICSVTTLLPISILTSPLDGHCIINWTMKQEQAYVLAICLIQYVIPLVIILLAYVQICLNLKKYQKRVARVEVRKENIEITRTIAVIVILFAVFTLPLQIFWLYYEFSGCEITENIQRFHQYAELLTDFHSCLNPLAYGVLTRRFRNKYTLMISSVFKIFEKSQKDFRSTNVSSHNRQERIPLAERNPGVGSTNLQ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TGGCACAACAATACAACCTCCCAGTTTAACGCGGATCAAGGGTCTTCAAAAGCCGAGGTCATGTTAACCTTAGCGGTTTACATAATAACCTTTGTTCTTGGAGCCGTGGGGAACTTCCTAGTATTTGGGGTAATATTTACAAAAAAGGAACGCAAGACACCGAACGACGTCTTTCTTATAAACCTCGCAACAGCTGATCTGACGGCCGTTTCCATCTCACTTCCAGTGAAACTCTACCAACTTTTCCCGCCATTTCTTCCCGCCAATAATTTCGTATGCAAAGTGGTGGTTCCTATGGTAAGTGTGCCATTCTGTGCGAGTATCTTCACGATAACCTCGATGGCTATTCATCGACGAAGGACGATTTTGAATCCTTGGAGAGGTATGTCGAATATCTATGGAACAGTCGCATGGGTTATAGGAATTTGGATTTGCTCTGTGACGACTTTGCTCCCTATAAGTATACTTACTTCTCCTTTGGATGGACACTGTATTATTAACTGGACGATGAAACAAGAGCAAGCTTATGTCCTAGCAATCTGCCTTATTCAATACGTTATCCCTCTTGTGATTATTCTACTTGCTTACGTACAGATATGTTTGAACCTGAAGAAATACCAGAAACGAGTCGCAAGAGTAGAAGTCAGAAAAGAAAACATCGAAATCACACGAACAATTGCCGTAATTGTCATTCTCTTTGCGGTTTTCACATTACCTCTACAGATTTTCTGGCTCTATTATGAGTTCTCAGGCTGCGAAATTACTGAAAACATTCAGAGATTCCACCAATATGCCGAGTTATTGACTGACTTCCATAGTTGTCTCAACCCTCTCGCATATGGTGTGTTAACTAGAAGATTCAGAAACAAGTACACACTAATGATATCATCTGTATTCAAAATATTCGAAAAGTCGCAAAAAGACTTTCGTTCTACAAATGTAAGCTCTCACAACCGGCAAGAGCGCATTCCACTTGCTGAAAGAAACCCAGGCGTGGGTTCTACTAATCTACA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TGGCACAACAATACCACATCCCAGTTCAACGCCGACCAGGGCAGCTCCAAGGCCGAAGTGATGCTGACCCTGGCCGTGTACATCATCACATTTGTGCTGGGCGCCGTGGGCAATTTCCTGGTGTTTGGCGTGATCTTCACCAAGAAGGAGCGCAAGACACCCAACGACGTGTTTCTGATCAATCTGGCCACCGCCGATCTGACAGCCGTGAGCATCTCCCTGCCAGTGAAGCTGTATCAGCTGTTCCCCCCTTTTCTGCCCGCCAACAATTTCGTGTGCAAGGTGGTGGTGCCAATGGTGTCCGTGCCCTTCTGTGCCTCTATCTTTACCATCACAAGCATGGCCATCCACCGGAGAAGGACCATCCTGAACCCCTGGCGGGGCATGAGCAATATCTACGGCACAGTGGCCTGGGTCATCGGCATCTGGATCTGCTCCGTGACCACACTGCTGCCCATCTCTATCCTGACCAGCCCTCTGGATGGCCACTGCATCATCAACTGGACAATGAAGCAGGAGCAGGCCTACGTGCTGGCCATCTGTCTGATCCAGTATGTGATCCCTCTGGTCATCATCCTGCTGGCCTACGTGCAGATCTGTCTGAACCTGAAGAAGTATCAGAAGAGAGTGGCCAGGGTGGAGGTGAGAAAGGAGAATATCGAGATCACCAGGACAATCGCCGTGATCGTGATCCTGTTCGCCGTGTTTACCCTGCCTCTGCAGATCTTCTGGCTGTACTATGAGTTTTCTGGCTGCGAGATCACCGAGAATATCCAGAGATTCCACCAGTATGCCGAGCTGCTGACAGACTTTCACAGCTGTCTGAACCCACTGGCATACGGCGTGCTGACCCGCCGGTTCAGGAATAAGTATACACTGATGATCTCTAGCGTGTTCAAGATCTTTGAGAAGTCCCAGAAGGATTTTCGCTCTACCAACGTGTCCTCTCACAATAGGCAGGAGAGGATCCCTCTGGCAGAGAGGAACCCAGGAGTGGGCAGCACCAATCTGCA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</text:p>
          </table:table-cell>
          <table:table-cell table:style-name="ce8" office:value-type="string" calcext:value-type="string">
            <text:p>HIRa, weakly to NRFamide</text:p>
          </table:table-cell>
          <table:table-cell table:style-name="ce9" office:value-type="string" calcext:value-type="string">
            <text:p>EDO37217.p1</text:p>
          </table:table-cell>
          <table:table-cell office:value-type="string" calcext:value-type="string">
            <text:p>NVE4293; EDO37217</text:p>
          </table:table-cell>
          <table:table-cell office:value-type="string" calcext:value-type="string">
            <text:p>MNNTTDGFLPSYPSSENIATSLFYIAVFIFGSTGNLLVLLVVKRRRARTFNDIFIFNLAVSDLCLILVCIPAFTYKKLSGFRGSQFYCKAIWPMMTISLCSSVFTITLMAVYRCKVILHPFEPIIEKRSILPPITAVWLLAIVFALPLFILAKFEDGMAGCIEDWPSDLHRKVYTTILMIVQYFLPLFIIAVAYVLIAIDLTRSRKRKSSYNSPKVMGRARREENLRVIKILATIVITFALFLLPGHIAWMILDFGREQDKKVAEAIFKFSDALVIFHSALNPVIYGTLTKQFRQGYKKYLSYVFCCKFVKDGRMESDYFDESRSRNGFKAKKELSLQKKEEQNILAAPGGEM</text:p>
          </table:table-cell>
          <table:table-cell table:style-name="ce9" office:value-type="string" calcext:value-type="string">
            <text:p>EDO37217</text:p>
          </table:table-cell>
          <table:table-cell office:value-type="string" calcext:value-type="string">
            <text:p>ATGAACAACACCACCGACGGCTTTCTCCCCAGCTACCCTAGCTCCGAGAACATCGCAACATCCTTATTCTACATCGCTGTTTTCATCTTCGGGTCTACAGGAAATCTATTGGTGTTATTGGTCGTCAAGAGAAGACGCGCTCGCACTTTTAATGACATTTTTATATTCAACCTAGCGGTGAGCGACTTGTGTTTGATCCTGGTGTGCATACCAGCGTTTACCTATAAGAAGCTGAGCGGGTTTCGTGGTTCGCAGTTCTACTGCAAAGCTATATGGCCAATGATGACAATTTCCCTCTGTTCCAGTGTGTTCACTATAACTTTGATGGCCGTATATAGATGTAAAGTGATTCTACATCCCTTCGAGCCTATTATCGAAAAGCGAAGTATTTTACCGCCAATTACAGCCGTCTGGTTACTCGCGATTGTTTTCGCCTTACCACTCTTCATTCTTGCGAAATTCGAGGACGGAATGGCCGGTTGTATTGAGGACTGGCCGTCTGATCTGCACCGTAAAGTCTACACCACGATACTAATGATTGTACAATACTTCTTACCTCTGTTTATCATCGCTGTTGCTTACGTGCTTATAGCTATCGATCTGACCCGATCACGAAAACGAAAAAGCTCCTATAATTCGCCGAAAGTGATGGGCCGCGCGCGAAGGGAAGAGAACTTGCGAGTGATTAAAATTCTCGCGACAATTGTCATCACTTTTGCGTTATTTCTGCTTCCTGGACACATAGCATGGATGATTCTAGACTTCGGCAGGGAACAAGACAAGAAGGTGGCAGAAGCGATTTTTAAATTCTCTGACGCGTTAGTAATTTTCCACAGCGCGTTGAACCCTGTCATTTACGGCACTCTCACGAAACAGTTTCGCCAGGGTTACAAGAAGTACCTTTCATATGTTTTCTGTTGCAAGTTTGTCAAAGATGGACGGATGGAATCGGATTATTTCGACGAATCAAGATCACGAAATGGATTCAAGGCAAAAAAAGAACTCTCTTTGCAGAAAAAAGAGGAGCAAAATATTCTTGCTGCTCCTGGTGGAGAAATGTAA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CACCACCGACGG</text:p>
          </table:table-cell>
          <table:table-cell office:value-type="float" office:value="61.08" calcext:value-type="float">
            <text:p>61.0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ATTTCTCCACCAGGAGCAG</text:p>
          </table:table-cell>
          <table:table-cell office:value-type="float" office:value="61.11" calcext:value-type="float">
            <text:p>61.11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9</text:p>
          </table:table-cell>
          <table:table-cell table:style-name="ce8" office:value-type="string" calcext:value-type="string">
            <text:p>HIRa</text:p>
          </table:table-cell>
          <table:table-cell table:style-name="ce9" office:value-type="string" calcext:value-type="string">
            <text:p>EDO43333.p1</text:p>
          </table:table-cell>
          <table:table-cell office:value-type="string" calcext:value-type="string">
            <text:p>NVE18734; EDO43333</text:p>
          </table:table-cell>
          <table:table-cell office:value-type="string" calcext:value-type="string">
            <text:p>MATDEAMIVNSTMPTTTSASVVEAKEPLASTVIRLTLSCLVFLLNVVGNTMVCIVVKRNRKLRSFRNYYYGLFLVNLSVADLTVAIICMPFILLFYETAKYPFGFFGSTAVCKLIPTLSLMCQGASVFSLTSLTLQRFVGIVYPMKARLTLVKVKLVLALVWLLAFFNALPVLITQDSVKTPSYNQYSCDEVWSNEHLRQGYTLYLFISQYLLPLIIISVTYSKMAWVLCNRDKEFEGKKSHEKNAKVRHMKFIRLLIVLVVTFALCFLPNHVLFFWLENGSGGSFPYFLILMKYSHLCIWLNSFLNPYLYGALDECFGQGYKKVLRSCARFERKTKMTHSRITKQLSRMYSLKTVSTGDDDDDSDERT</text:p>
          </table:table-cell>
          <table:table-cell table:style-name="ce9" office:value-type="string" calcext:value-type="string">
            <text:p>EDO43333</text:p>
          </table:table-cell>
          <table:table-cell office:value-type="string" calcext:value-type="string">
            <text:p>ATGGCCACCGATGAAGCTATGATTGTAAACTCCACAATGCCTACGACAACCTCCGCAAGCGTAGTAGAGGCAAAGGAGCCTCTAGCATCTACGGTTATCCGCCTGACACTCTCATGTCTTGTGTTTCTCCTTAATGTTGTCGGCAACACAATGGTCTGCATCGTCGTCAAGAGAAATCGCAAGTTGAGAAGTTTCAGAAACTACTATTACGGTCTTTTCCTAGTAAACCTTTCCGTCGCTGACCTAACCGTGGCTATCATCTGTATGCCGTTTATTCTGCTGTTCTACGAGACGGCAAAGTACCCGTTCGGTTTTTTTGGTTCTACGGCCGTATGCAAGTTGATTCCTACGCTTTCCCTGATGTGCCAAGGAGCTTCTGTGTTCAGCCTGACATCGTTGACTCTCCAGAGATTTGTTGGGATAGTGTATCCAATGAAGGCAAGACTGACCTTAGTTAAGGTCAAGCTAGTGCTTGCGTTAGTGTGGTTACTAGCGTTCTTCAATGCTCTTCCTGTATTAATCACTCAGGACAGTGTCAAGACGCCGAGTTATAATCAGTACAGCTGCGATGAGGTCTGGTCTAACGAGCACCTCCGACAAGGCTACACACTTTACCTTTTTATCAGCCAATACCTGCTTCCACTCATAATTATATCAGTTACTTACTCCAAAATGGCATGGGTTTTGTGCAACAGAGACAAGGAATTTGAAGGGAAGAAATCCCACGAGAAAAACGCCAAAGTTCGCCATATGAAATTTATTCGACTCCTAATCGTTCTTGTGGTTACATTTGCACTTTGTTTCCTTCCAAACCATGTACTGTTTTTCTGGTTGGAAAACGGTTCCGGTGGCTCGTTTCCGTATTTTCTGATTCTTATGAAGTACTCACACCTTTGCATTTGGCTCAACTCATTTCTGAATCCATATCTCTACGGTGCTTTGGATGAGTGTTTTGGTCAAGGATACAAGAAAGTATTACGCTCTTGTGCGAGATTTGAGCGTAAAACTAAAATGACACACTCACGAATCACAAAGCAGCTATCGCGAATGTACTCCCTTAAAACAGTATCAACTGGGGATGATGATGACGACTCAGATGAGAGAAC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ACAGATGAGGCTATGATCGTGAACAGCACCATGCCTACCACAACCTCCGCCAGCGTGGTGGAGGCTAAGGAGCCACTGGCCTCTACAGTGATCCGGCTGACCCTGTCCTGCCTGGTGTTCCTGCTGAACGTGGTGGGCAATACAATGGTGTGCATCGTGGTGAAGAGGAACCGGAAGCTGAGATCCTTCCGCAATTACTATTACGGCCTGTTTCTGGTGAATCTGAGCGTGGCTGACCTGACAGTGGCCATCATCTGCATGCCATTCATCCTGCTGTTTTATGAGACCGCTAAGTACCCCTTTGGCTTCTTTGGCTCTACAGCCGTGTGCAAGCTGATCCCAACCCTGTCCCTGATGTGCCAGGGCGCTTCCGTGTTCTCCCTGACAAGCCTGACCCTGCAGAGATTTGTGGGCATCGTGTACCCCATGAAGGCTCGCCTGACCCTGGTGAAGGTGAAGCTGGTGCTGGCCCTGGTGTGGCTGCTGGCCTTCTTTAACGCTCTGCCCGTGCTGATCACACAGGATTCTGTGAAGACCCCTTCCTATAACCAGTACAGCTGCGACGAAGTGTGGTCTAATGAGCACCTGAGGCAGGGCTATACACTGTACCTGTTCATCTCCCAGTATCTGCTGCCTCTGATCATCATCAGCGTGACCTACTCTAAGATGGCCTGGGTGCTGTGCAACCGGGATAAGGAGTTCGAGGGCAAGAAGTCTCACGAGAAGAATGCTAAGGTGAGACATATGAAGTTTATCCGCCTGCTGATCGTGCTGGTGGTGACCTTCGCCCTGTGCTTTCTGCCCAACCACGTGCTGTTCTTTTGGCTGGAGAATGGCTCTGGCGGCTCCTTCCCTTATTTTCTGATCCTGATGAAGTACAGCCACCTGTGCATCTGGCTGAACTCTTTCCTGAATCCATATCTGTACGGCGCTCTGGATGAGTGCTTTGGCCAGGGCTATAAGAAGGTGCTGAGAAGCTGTGCCAGGTTTGAGCGGAAGACAAAGATGACCCATTCTAGGATCACAAAGCAGCTGTCCCGGATGTACAGCCTGAAGACAGTGTCCACCGGCGACGATGACGATGACAGCGACGAGCGCA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6</text:p>
          </table:table-cell>
          <table:table-cell table:style-name="ce8" office:value-type="string" calcext:value-type="string">
            <text:p>FLRNa</text:p>
          </table:table-cell>
          <table:table-cell table:style-name="ce9" office:value-type="string" calcext:value-type="string">
            <text:p>EDO40132.p1</text:p>
          </table:table-cell>
          <table:table-cell office:value-type="string" calcext:value-type="string">
            <text:p>NVEC200_011617_1.1; EDO40132</text:p>
          </table:table-cell>
          <table:table-cell office:value-type="string" calcext:value-type="string">
            <text:p>MANPTNYASVTDTEKLVKLILYIIALIVGVTGNSLVLVILARKSRRVVNDFFIINLAVADLTLLIFSVPITVLFYEESRFTAFVCKTVWPMMTIANNVSIFTLTIMAVCRCHVILNAFRPDIQQTTVVRSIALAWTLAAFLLLPLIIVAEENPKGAGCEENWTNLESRRAYTASLVILQYVLPLVAIAIAYVWIGVDLWKPERYMATSWATQDRKGREKRRKENVQIVKTLATIVVLFAICMLPGHIAWMLADFGGKSENNVAMIILRFFDLLVYVHSCMNPIVYGTLTKYFRREYTRYFKFVFCCNAELKALHHSKSHHRSHEHIHGVTL</text:p>
          </table:table-cell>
          <table:table-cell table:style-name="ce9" office:value-type="string" calcext:value-type="string">
            <text:p>EDO40132</text:p>
          </table:table-cell>
          <table:table-cell office:value-type="string" calcext:value-type="string">
            <text:p>ATGGCGAACCCTACGAACTATGCTTCTGTCACCGATACGGAAAAGCTCGTCAAGCTGATACTGTATATCATAGCGCTGATAGTCGGGGTTACGGGTAACTCGTTAGTACTCGTCATACTCGCTCGCAAGTCGCGGCGAGTCGTCAACGATTTTTTTATCATCAACTTGGCCGTGGCGGATCTCACTTTGTTGATATTTTCTGTGCCTATTACCGTGTTATTCTACGAGGAGTCTCGATTCACAGCCTTCGTGTGTAAGACTGTCTGGCCGATGATGACGATCGCGAATAATGTCAGCATCTTCACCCTCACCATCATGGCGGTCTGCCGGTGTCACGTGATTTTGAACGCGTTTCGTCCGGATATCCAGCAGACGACGGTTGTGCGCAGCATTGCACTTGCGTGGACTCTTGCCGCCTTTTTGTTGTTACCGCTGATCATAGTTGCAGAGGAGAATCCAAAAGGCGCGGGTTGTGAGGAAAACTGGACAAATCTAGAATCTCGTCGTGCGTATACCGCCTCGCTTGTAATACTCCAATACGTGTTACCACTTGTCGCAATTGCTATTGCATACGTATGGATCGGAGTGGACCTCTGGAAACCGGAGCGATACATGGCTACTTCCTGGGCGACACAAGACCGCAAAGGGCGCGAAAAGCGGCGCAAAGAAAATGTGCAAATCGTGAAGACTTTGGCAACAATAGTTGTACTTTTCGCCATTTGCATGTTACCAGGGCACATAGCATGGATGCTGGCAGACTTCGGCGGGAAGTCGGAAAACAATGTCGCTATGATAATTCTTCGTTTCTTTGACTTGCTTGTTTACGTACATAGCTGCATGAACCCGATCGTTTACGGAACATTGACAAAGTATTTTCGACGGGAGTACACGAGGTATTTCAAATTCGTGTTCTGCTGTAATGCTGAGCTCAAGGCGTTGCACCATTCAAAGTCTCACCATCGCTCCCACGAGCATATACACGGAGTGACGCTTTAA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AACCCTACGAACTAT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AAGCGTCACTCCGTGTATATGC</text:p>
          </table:table-cell>
          <table:table-cell office:value-type="float" office:value="62.92" calcext:value-type="float">
            <text:p>62.92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87</text:p>
          </table:table-cell>
          <table:table-cell table:style-name="ce8" office:value-type="string" calcext:value-type="string">
            <text:p>FLRNa</text:p>
          </table:table-cell>
          <table:table-cell table:style-name="ce9" office:value-type="string" calcext:value-type="string">
            <text:p>EDO45537.p1</text:p>
          </table:table-cell>
          <table:table-cell office:value-type="string" calcext:value-type="string">
            <text:p>comp12461_c0_seq1</text:p>
          </table:table-cell>
          <table:table-cell office:value-type="string" calcext:value-type="string">
            <text:p>MAMLLAKEPLWSLVIRYILSSAIFLVGVVGNILVCVVVYKNHRMHTAMNMFLVNLAVCDIFVCVFNIIFTLIYFQLQYWPFGLVWCKMLPTLQITNISASTGSLVAMTVERYRAICMPMSNPISRTHAKLAIALAWMVGFFVALPEVGAYTLTGEYGCGEQWPIPELQKIYSMFLFIAIYVVPLLMLLPAYIRMILKLWIVQEEVTVASSGISQDPQSIKRRRNVLKMMAIVVLSYGVCLMPYHAAFIWYDYGTGSITPWFWILLCYTQIISWFNSCVNPIIYWFFSEQFSKEFNKILGCNKLKRLRKLSFTHSSSEQHQQLYTANTTVKNASRA</text:p>
          </table:table-cell>
          <table:table-cell table:style-name="ce9" office:value-type="string" calcext:value-type="string">
            <text:p>EDO45537</text:p>
          </table:table-cell>
          <table:table-cell office:value-type="string" calcext:value-type="string">
            <text:p>ATGGCAATGCTTCTGGCGAAGGAACCCCTATGGTCGCTAGTCATTCGCTACATCCTCTCTTCTGCAATCTTTCTTGTCGGTGTGGTTGGCAACATCCTCGTGTGTGTGGTCGTCTACAAAAACCACAGAATGCACACCGCCATGAACATGTTCCTCGTGAACCTCGCAGTATGTGACATCTTCGTGTGCGTCTTCAACATCATCTTCACGCTTATTTACTTTCAATTACAGTACTGGCCTTTTGGCCTCGTCTGGTGTAAGATGCTACCGACTTTACAGATCACTAACATCTCTGCGTCTACGGGCTCCTTGGTTGCCATGACAGTCGAGAGATACCGTGCCATTTGCATGCCCATGTCGAACCCAATCTCCCGAACGCACGCCAAGCTCGCTATCGCCCTTGCATGGATGGTTGGTTTCTTCGTCGCACTTCCTGAGGTAGGCGCGTACACACTCACCGGAGAATACGGTTGCGGAGAACAATGGCCCATTCCTGAGCTTCAAAAGATCTACTCAATGTTCCTATTCATTGCCATCTACGTAGTCCCTCTCCTTATGCTGTTACCCGCATACATTCGTATGATCCTCAAGCTATGGATCGTTCAAGAAGAGGTGACGGTAGCGTCCAGCGGTATATCACAAGACCCGCAATCGATCAAGAGAAGGAGAAACGTTCTGAAGATGATGGCGATCGTAGTGTTATCTTACGGAGTGTGTCTGATGCCTTATCATGCGGCCTTTATCTGGTATGACTATGGCACAGGCAGCATCACCCCTTGGTTTTGGATACTTCTCTGCTACACCCAAATCATCTCGTGGTTCAACAGCTGCGTCAATCCAATTATTTACTGGTTCTTCAGTGAACAATTCTCCAAAGAGTTCAACAAAATTCTCGGCTGCAATAAATTAAAGAGACTGCGAAAGCTCTCCTTCACACACAGTTCTTCAGAACAACATCAACAATTATATACAGCCAATACTACGGTGAAGAACGCATCTAGAGCATGA</text:p>
          </table:table-cell>
          <table:table-cell table:style-name="ce9" office:value-type="string" calcext:value-type="string">
            <text:p>cloned (gibson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AATGCTTCTGGCGA</text:p>
          </table:table-cell>
          <table:table-cell office:value-type="float" office:value="62.15" calcext:value-type="float">
            <text:p>62.15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TCATGCTCTAGATGCGTTCTTCAC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ATGGCAATGCTTCTGGCGA</text:p>
          </table:table-cell>
          <table:table-cell office:value-type="string" calcext:value-type="string">
            <text:p>AGCGGCCGCCACTGTGCTGGATTCATGCTCTAGATGCGTTCTTCA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7</text:p>
          </table:table-cell>
          <table:table-cell table:style-name="ce8" office:value-type="string" calcext:value-type="string">
            <text:p>FLRNa (also FYRVa in higher concentractions)</text:p>
          </table:table-cell>
          <table:table-cell table:style-name="ce9" office:value-type="string" calcext:value-type="string">
            <text:p>NVE187</text:p>
          </table:table-cell>
          <table:table-cell office:value-type="string" calcext:value-type="string">
            <text:p>NVE187</text:p>
          </table:table-cell>
          <table:table-cell office:value-type="string" calcext:value-type="string">
            <text:p>MNSTFVPSSDTLVAQVAEPRESRAIRLILYAVVFILTVGGNIMVCIVVLKNKKLRSFQRFYNGYYLMSLACADLCVALLCIPFTIVYYETGVWPFGAAICKMVPTLQVTSVSASIFTLTVMTYERYQAIVRPMKAQITRRKVFIMLVSAWLAAFVTGSPEIFAFQLAQNTTEHLPCNEYWPQPIHRQIYTMVLFSCTYLVPLLIIFPAYVKMIITLKRSHSFNNSDRKARWRSLRVLMAVVMIFAISYLPQHSMFIALDFGHAKSFRYFEITLKYMYLLIWVASCSNPIIYGALDEYFRQGYRRILRRCIAFRSRGRNAARQMSNSSAVTFIKRNSSRKRDTSLADTPASPTENMLQPSPPSNHVTPGSATTRSLLNSVQTSDSDINNS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TCGACGTTTGTTCCATCAAGCGACACGCTTGTAGCCCAAGTTGCAGAGCCACGAGAATCAAGAGCTATAAGACTGATCCTTTACGCCGTTGTATTTATACTAACGGTAGGAGGGAATATTATGGTATGTATCGTAGTTTTAAAAAACAAAAAACTTCGCAGTTTTCAGAGGTTTTATAATGGATACTACTTGATGAGTTTAGCCTGTGCGGATTTGTGCGTCGCTTTACTTTGCATTCCTTTCACGATAGTCTACTACGAGACTGGTGTCTGGCCATTCGGGGCGGCGATCTGCAAAATGGTGCCTACATTACAAGTAACAAGCGTCAGTGCGTCAATTTTTACTCTAACTGTCATGACATATGAGCGCTATCAGGCGATAGTTCGCCCTATGAAGGCACAGATTACGCGGCGTAAAGTGTTTATTATGCTAGTCTCTGCGTGGCTTGCGGCTTTCGTGACGGGATCACCGGAGATTTTCGCGTTCCAACTGGCGCAGAACACGACGGAGCATCTCCCGTGTAACGAGTACTGGCCACAACCAATACACCGCCAGATCTATACTATGGTTCTATTCTCCTGCACGTACCTTGTCCCGCTTCTTATCATCTTTCCCGCCTATGTAAAGATGATAATCACCCTGAAGCGTTCACACTCGTTTAATAACAGCGATCGCAAAGCCCGCTGGCGAAGTCTGCGTGTGCTAATGGCAGTGGTTATGATATTCGCCATCAGCTATCTACCTCAGCATAGTATGTTTATCGCGTTAGATTTCGGTCACGCAAAGTCATTTCGTTACTTCGAGATCACGCTTAAATATATGTATCTGCTAATATGGGTGGCAAGCTGCTCCAATCCTATCATTTATGGCGCGCTGGATGAGTATTTCAGACAAGGATATCGGAGGATTTTACGCAGGTGTATTGCATTTCGAAGCAGAGGAAGAAACGCTGCAAGGCAGATGTCCAACTCTTCCGCTGTTACGTTCATTAAGCGGAATTCATCTCGTAAACGAGATACGAGTTTGGCAGATACTCCAGCTTCCCCCACTGAAAACATGCTACAACCCTCCCCGCCCTCGAACCACGTGACTCCAGGAAGCGCAACAACGAGATCGCTGCTCAATTCTGTACAGACTTCGGACTCCGATATAAACAACTCGAT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TCCACATTCGTGCCCAGCTCCGACACCCTGGTGGCACAGGTGGCAGAGCCTAGAGAGTCTAGGGCCATCCGCCTGATCCTGTACGCCGTGGTGTTTATCCTGACAGTGGGCGGCAACATCATGGTGTGCATCGTGGTGCTGAAGAATAAGAAGCTGCGGTCTTTCCAGCGGTTCTACAATGGCTACTATCTGATGAGCCTGGCATGCGCAGACCTGTGCGTGGCCCTGCTGTGCATCCCCTTCACAATCGTGTACTATGAGACCGGCGTGTGGCCTTTTGGCGCAGCAATCTGTAAGATGGTGCCAACCCTGCAGGTGACAAGCGTGTCCGCCTCTATCTTCACCCTGACAGTGATGACATACGAGAGGTATCAGGCCATCGTGCGCCCTATGAAGGCCCAGATCACCCGGAGAAAGGTGTTCATCATGCTGGTGTCCGCCTGGCTGGCAGCCTTTGTGACCGGCTCTCCAGAGATCTTCGCCTTTCAGCTGGCCCAGAACACCACAGAGCACCTGCCCTGCAATGAGTACTGGCCACAGCCCATCCACCGGCAGATCTACACAATGGTGCTGTTCTCCTGTACCTATCTGGTGCCCCTGCTGATCATCTTTCCTGCCTATGTGAAGATGATCATCACACTGAAGAGAAGCCACTCCTTCAACAATTCTGACCGGAAGGCCAGGTGGCGCAGCCTGAGAGTGCTGATGGCCGTGGTCATGATCTTTGCCATCTCCTACCTGCCTCAGCACTCTATGTTCATCGCCCTGGATTTTGGCCACGCCAAGAGCTTCAGGTATTTTGAGATCACCCTGAAGTACATGTATCTGCTGATCTGGGTGGCCTCTTGCAGCAACCCAATCATCTACGGCGCCCTGGACGAGTACTTCCGCCAGGGCTATAGGCGCATCCTGCGGAGATGTATCGCCTTTCGGAGCAGAGGAAGGAACGCAGCAAGGCAGATGTCCAATTCTAGCGCCGTGACCTTCATCAAGCGCAACTCCTCTAGGAAGAGGGACACCAGCCTGGCAGATACACCTGCCTCCCCAACCGAGAACATGCTGCAGCCAAGCCCCCCTTCCAATCACGTGACACCCGGCTCCGCCACCACAAGATCTCTGCTGAATAGCGTGCAGACCTCCGACTCTGACATCAACAATAGCAT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30</text:p>
          </table:table-cell>
          <table:table-cell table:style-name="ce8" office:value-type="string" calcext:value-type="string">
            <text:p>FLRNa</text:p>
          </table:table-cell>
          <table:table-cell table:style-name="ce9" office:value-type="string" calcext:value-type="string">
            <text:p>NVE217</text:p>
          </table:table-cell>
          <table:table-cell table:style-name="ce14" office:value-type="string" calcext:value-type="string">
            <text:p>NVE217</text:p>
          </table:table-cell>
          <table:table-cell office:value-type="string" calcext:value-type="string">
            <text:p>MVSMVSINSTNLTLDDQVIVAPLDRVEGKVQLAVYVLTFLVGLLGNALVLIVVYGKHSRRTVNDLYIMNLAVADLIFIAFLPLYSFNLFQRVIMYTPVCKFVLPVMTMTYFVSIYTLTCMAIHRCIVILNPFKPEMSHRKVYLCILVIWFISLVFVLPMSVVSIADATGQCIESWPSQKHKQAYTASLCMLQYIFPLSVITVAYIRICFDLNHERAPKHERHAQHHQFHRENLQIIKTLATIVILFAVCLLPGQVLWMLLDFGSKDEKSLQMLFSMSIILSAVHSCLNPIVYGTLTKQFRREYMRYLSYICGCCECSEGWRRPRLASVWMSISSEHHENNNKGKHVEWETKANGTTILDRESV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TGTCCATGGTGAGCATCAACTCAACGAACTTAACTCTAGACGACCAAGTGATCGTCGCGCCTTTGGACAGAGTTGAAGGAAAAGTTCAACTCGCTGTGTATGTACTTACGTTTCTTGTCGGCTTACTAGGGAACGCTCTCGTTTTAATCGTCGTCTACGGAAAGCATTCGCGTCGGACCGTAAACGATTTGTACATCATGAATCTAGCCGTGGCGGATCTTATCTTCATTGCATTTTTGCCTTTATACTCATTCAACCTTTTCCAACGCGTCATTATGTACACGCCAGTCTGTAAATTTGTCCTCCCCGTCATGACTATGACGTATTTCGTGAGTATCTACACGTTAACGTGCATGGCTATCCACCGATGCATAGTCATACTGAACCCCTTCAAACCGGAGATGAGCCATCGGAAGGTGTACTTATGTATCTTGGTCATTTGGTTTATATCCCTGGTGTTCGTGTTACCCATGTCTGTGGTCTCCATCGCAGATGCTACAGGTCAGTGTATCGAGTCGTGGCCCTCGCAGAAACACAAGCAGGCTTACACGGCCTCGCTATGCATGCTACAGTACATTTTCCCTCTATCCGTTATCACAGTCGCGTACATTCGGATCTGCTTCGACTTGAACCACGAGCGAGCTCCGAAACACGAACGCCACGCACAGCATCACCAGTTCCACCGCGAGAACTTACAGATTATCAAGACTCTGGCGACCATAGTTATCTTATTCGCGGTGTGTCTACTTCCTGGCCAGGTGCTATGGATGCTCTTGGACTTTGGCAGCAAAGACGAAAAGAGTCTGCAGATGTTGTTTAGCATGAGCATTATTCTGTCCGCAGTCCACAGCTGTCTGAACCCCATCGTGTACGGCACGCTCACGAAACAGTTCCGGCGCGAGTACATGCGTTACTTGTCGTACATATGCGGGTGTTGTGAGTGCAGTGAGGGCTGGAGGAGGCCAAGGCTCGCGAGCGTGTGGATGTCAATCAGCAGTGAGCACCACGAGAACAATAACAAGGGGAAGCACGTCGAATGGGAGACTAAAGCTAATGGCACCACAATCCTAGACAGGGAGTCAGTAGTT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TGTCCATGGTGTCTATCAATAGCACCAACCTGACACTGGACGATCAGGTCATCGTGGCCCCTCTGGACAGGGTGGAGGGCAAGGTGCAGCTGGCCGTGTATGTGCTGACCTTCCTGGTGGGCCTGCTGGGCAATGCCCTGGTGCTGATCGTGGTGTATGGCAAGCACTCTCGGAGAACAGTGAATGACCTGTACATCATGAACCTGGCCGTGGCCGATCTGATCTTCATCGCCTTTCTGCCACTGTATAGCTTCAACCTGTTTCAGCGCGTGATCATGTACACCCCAGTGTGCAAGTTCGTGCTGCCCGTGATGACCATGACATATTTCGTGAGCATCTACACCCTGACATGCATGGCCATCCACCGGTGTATCGTGATCCTGAATCCCTTTAAGCCTGAGATGAGCCACAGAAAGGTGTACCTGTGCATCCTGGTCATCTGGTTCATCTCCCTGGTGTTTGTGCTGCCTATGTCCGTGGTGTCTATCGCCGACGCCACAGGCCAGTGCATCGAGAGCTGGCCATCCCAGAAGCACAAGCAGGCCTATACCGCCTCCCTGTGCATGCTGCAGTACATCTTCCCCCTGTCTGTGATCACAGTGGCCTACATCCGGATCTGCTTTGATCTGAATCACGAGAGGGCACCTAAGCACGAGAGGCACGCACAGCACCACCAGTTCCACAGAGAGAACCTGCAGATCATCAAGACCCTGGCCACAATCGTGATCCTGTTTGCCGTGTGCCTGCTGCCAGGACAGGTGCTGTGGATGCTGCTGGACTTCGGCAGCAAGGATGAGAAGTCCCTGCAGATGCTGTTTTCTATGAGCATCATCCTGTCTGCCGTGCACAGCTGTCTGAATCCAATCGTGTACGGCACCCTGACAAAGCAGTTCAGGCGCGAGTACATGAGGTATCTGTCTTACATCTGCGGCTGCTGTGAGTGTAGCGAGGGATGGCGGAGACCCAGGCTGGCATCCGTGTGGATGTCTATCAGCTCCGAGCACCACGAGAACAATAACAAGGGCAAGCACGTGGAGTGGGAGACCAAGGCCAACGGCACCACAATCCTGGATCGGGAGAGCGTGG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36</text:p>
          </table:table-cell>
          <table:table-cell table:style-name="ce8" office:value-type="string" calcext:value-type="string">
            <text:p>PFHa</text:p>
          </table:table-cell>
          <table:table-cell table:style-name="ce9" office:value-type="string" calcext:value-type="string">
            <text:p>EDO30300.p1</text:p>
          </table:table-cell>
          <table:table-cell office:value-type="string" calcext:value-type="string">
            <text:p>EDO30300</text:p>
          </table:table-cell>
          <table:table-cell office:value-type="string" calcext:value-type="string">
            <text:p>MQDTPDSPGNTTGTTVQKVFTYNGFPIPFVIFMIFALAITLLLALVGNLLIILAIWKNVSGKMRSTRNLLILNMAISDLLSSVFNIPDQIRWLILGYQVLVDGRVGVIICLLKDFINTIAIDVSLFSLAFITIDRYFGVFFPMRKYFTRTLILTIIALSWLIPTVFYTPKFAIFNIVSDAEGQRICVMNVVSVFKDVPQYLHYMLAHFAIVQVLPVVLMMVLYPSIAWKLWSRKIPGITHERTRSRTIANNKKITMMFAIIILSSIFCYTPLYVSFYDCIYGRPIAICEWKYFNYYTSIAALLFFIPLCINCFIYAKFCESFKRAFKDIVKSFGSGPFCCEKRLFRSKSAYEMSEFGNISVRRRRLDEDLPRTEGTIGSYRLNCGFNPEGT</text:p>
          </table:table-cell>
          <table:table-cell table:style-name="ce9" office:value-type="string" calcext:value-type="string">
            <text:p>EDO30300</text:p>
          </table:table-cell>
          <table:table-cell office:value-type="string" calcext:value-type="string">
            <text:p>ATGCAAGATACCCCAGATTCCCCCGGGAATACTACGGGGACAACAGTCCAGAAAGTGTTTACCTACAACGGCTTTCCCATTCCTTTTGTGATTTTTATGATATTTGCGCTCGCAATAACGCTTCTGTTAGCACTTGTTGGCAACTTGCTCATAATTCTCGCTATTTGGAAAAATGTCAGTGGCAAAATGAGGTCCACCAGAAACCTTCTTATTCTAAATATGGCGATTTCCGACTTACTCTCCTCGGTTTTCAACATCCCTGATCAGATTCGCTGGCTCATACTTGGCTATCAAGTTCTCGTTGATGGGAGAGTTGGTGTGATTATATGTCTTTTGAAAGACTTCATCAACACGATTGCCATCGATGTCTCCTTGTTTTCGCTCGCTTTCATAACCATTGATCGATATTTCGGAGTGTTTTTCCCGATGAGGAAGTACTTTACTAGAACTCTCATATTGACCATTATTGCTCTCTCGTGGTTAATACCTACGGTTTTCTACACTCCCAAATTCGCCATCTTTAATATTGTATCTGATGCTGAAGGACAACGAATATGTGTGATGAACGTCGTTAGTGTTTTCAAAGACGTTCCACAATATCTACACTACATGTTAGCACACTTTGCTATAGTTCAAGTTCTACCTGTCGTTCTAATGATGGTATTGTATCCAAGTATTGCATGGAAGTTATGGAGCAGAAAAATCCCGGGAATAACGCATGAACGAACTCGATCAAGAACGATTGCAAACAACAAGAAAATCACTATGATGTTTGCAATTATTATTCTCTCGTCTATTTTTTGCTACACGCCGTTGTATGTGTCATTTTACGATTGTATCTACGGCCGACCAATCGCTATTTGCGAATGGAAATATTTTAACTACTACACATCGATCGCCGCATTGCTATTCTTTATTCCTTTGTGCATAAATTGCTTTATTTATGCCAAGTTTTGTGAGAGTTTCAAGCGAGCATTTAAGGACATAGTCAAGAGTTTCGGTAGTGGACCATTTTGCTGTGAGAAGCGGCTTTTTCGTTCGAAATCAGCCTACGAGATGTCCGAGTTCGGAAATATCTCGGTAAGACGTCGAAGACTTGACGAGGATTTGCCGAGAACCGAAGGAACAATCGGATCATACCGACTGAATTGCGGATTTAACCCCGAGGGAACGTAG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AAGATACCCCAGATTCCC</text:p>
          </table:table-cell>
          <table:table-cell office:value-type="float" office:value="61.91" calcext:value-type="float">
            <text:p>61.9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GTTCCCTCGGGGTTAAAT</text:p>
          </table:table-cell>
          <table:table-cell office:value-type="float" office:value="61.59" calcext:value-type="float">
            <text:p>61.59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69</text:p>
          </table:table-cell>
          <table:table-cell table:style-name="ce8" office:value-type="string" calcext:value-type="string">
            <text:p>QWa</text:p>
          </table:table-cell>
          <table:table-cell table:style-name="ce9" office:value-type="string" calcext:value-type="string">
            <text:p>EDO50023.p1</text:p>
          </table:table-cell>
          <table:table-cell office:value-type="string" calcext:value-type="string">
            <text:p>NVE153; EDO50023</text:p>
          </table:table-cell>
          <table:table-cell office:value-type="string" calcext:value-type="string">
            <text:p>MYNSTQNPCPTHPDLSKAARSGLAFGFILSMLISFPGNILVIVTVVTNRRMRTVTNYLIVNMAVADLLLTVFNMPSTTSTVISPSYFWYTGEFWIAMCKLLPFIQSVSVASSVLNMTAIAVDRFFAVVLPLRRYITFNVAYIMMAAVWVVAIGVSAPFLYAQNVISFPGMPGKVACMETWKHPIEQLMEISEPKDFTVVLFVVFYVLPLIVMSVLYSVVIYKLWIRKLPGQRSELNQQRADRSKKKVLRMLLIVLLLFALCWLPVHVTSFILFFGTCSPPPILTWIGYLLSQGNSAINPCIYVIFNESYRQGFARLVCCLCRRKGSRMVRPGVTVIGMDNTYIDGVTRSNIASPSPRMLRDTYT</text:p>
          </table:table-cell>
          <table:table-cell table:style-name="ce9" office:value-type="string" calcext:value-type="string">
            <text:p>EDO50023</text:p>
          </table:table-cell>
          <table:table-cell office:value-type="string" calcext:value-type="string">
            <text:p>ATGTACAACTCTACACAGAATCCCTGCCCTACTCATCCCGATCTCAGCAAAGCTGCAAGGTCCGGGTTAGCCTTTGGTTTCATCCTTAGCATGCTTATCAGTTTCCCTGGCAACATCCTTGTCATCGTTACCGTGGTAACCAACAGGCGCATGCGTACTGTTACCAATTACCTCATTGTCAATATGGCAGTCGCAGATCTTCTCTTAACGGTCTTCAATATGCCCTCAACGACTTCTACTGTTATTTCGCCGTCGTATTTCTGGTACACCGGAGAGTTTTGGATTGCTATGTGTAAGCTTTTACCATTTATACAATCCGTTAGCGTCGCTAGTTCAGTTCTTAACATGACAGCCATCGCTGTCGATAGATTTTTCGCGGTCGTTCTTCCCTTGCGAAGGTACATCACATTCAACGTGGCTTACATCATGATGGCCGCCGTCTGGGTTGTCGCCATTGGGGTCAGCGCCCCGTTCCTTTACGCGCAGAACGTCATATCATTTCCCGGCATGCCTGGAAAGGTAGCTTGCATGGAAACGTGGAAACATCCCATTGAGCAGTTAATGGAGATATCGGAGCCGAAAGACTTTACTGTGGTGCTTTTCGTTGTGTTTTACGTACTGCCTCTCATTGTCATGAGTGTGTTGTATTCTGTTGTGATTTATAAGCTGTGGATAAGAAAGTTACCGGGGCAAAGAAGCGAGTTGAATCAGCAGCGGGCCGATAGATCAAAAAAGAAGGTCTTGCGCATGCTCCTAATAGTGCTACTGCTGTTTGCACTCTGCTGGCTCCCCGTTCACGTGACTTCCTTCATCTTGTTTTTCGGCACGTGTTCGCCTCCGCCCATTCTTACCTGGATCGGCTACCTTCTATCCCAAGGCAACAGCGCAATCAATCCCTGCATCTACGTCATTTTTAATGAGAGCTACCGACAAGGCTTTGCGCGCTTGGTGTGTTGCTTGTGTCGACGCAAGGGGAGTAGGATGGTGAGGCCTGGCGTGACAGTTATCGGCATGGACAATACTTATATTGATGGCGTCACAAGGTCGAATATTGCCTCACCTTCACCTCGCATGCTCCGAGATACATACACATGA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ACAACTCTACACAGAATCCCTGC</text:p>
          </table:table-cell>
          <table:table-cell office:value-type="float" office:value="62.45" calcext:value-type="float">
            <text:p>62.4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GTGTATGTATCTCGGAGCATG</text:p>
          </table:table-cell>
          <table:table-cell office:value-type="float" office:value="61.81" calcext:value-type="float">
            <text:p>61.81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6</text:p>
          </table:table-cell>
          <table:table-cell table:style-name="ce8" office:value-type="string" calcext:value-type="string">
            <text:p>QITRFa</text:p>
          </table:table-cell>
          <table:table-cell table:style-name="ce9" office:value-type="string" calcext:value-type="string">
            <text:p>NVEC200_014756_1.1</text:p>
          </table:table-cell>
          <table:table-cell office:value-type="string" calcext:value-type="string">
            <text:p>NVEC200_014756_1.1</text:p>
          </table:table-cell>
          <table:table-cell office:value-type="string" calcext:value-type="string">
            <text:p>MDNSWTNTSLNGNTTTVSQDHFLCGSFIENIIEKWLRNLGYGIVFIPGVLGNLLAILAFNNQPKMQTVPNLFITNLAIADFVVSLINVPLVAVHAHLTFWPFGSFMCKLIPFVQGVSLAASVGTMIAIAADRFKVIVHYELPKMSISHAKAVLVVIWILSCAVPAPLLKYSDTIEVQCKGERLTKCVEMWSDPMHLRAYTMVLFMVLYCLPVVLTSLLYGKIAHTFRNLPTAQKVSHQAQHRIVRMFVIVVTLFAVCWLPYHVVFLYLDYAQPQQTDLLIKIVLFCQWLIYANSACNPVIYTVFNTNYRRQFLRMLRLPHRRVYENSSSTDGRNLSLRSPNRKQRLGKRNSCPSRTDAVIGNPEDMTAHTRPKSRGLTM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AATTCTTGGACTAACACATCCCTCAATGGAAACACCACTACAGTGAGCCAAGACCACTTCCTTTGCGGTTCCTTCATAGAAAACATCATCGAGAAATGGTTACGAAACTTGGGATACGGAATTGTTTTTATTCCTGGCGTTTTAGGAAATCTTCTGGCCATACTAGCGTTCAATAACCAGCCAAAGATGCAAACAGTACCAAATTTATTCATCACTAACCTGGCCATCGCTGACTTTGTGGTGTCCCTTATAAACGTGCCGCTAGTAGCTGTTCATGCTCACTTGACCTTCTGGCCATTTGGTTCATTTATGTGTAAATTAATTCCATTTGTTCAGGGAGTGTCGCTAGCGGCGTCTGTGGGGACAATGATAGCTATAGCCGCTGACCGCTTCAAGGTGATTGTGCATTACGAGCTGCCAAAGATGTCAATCAGTCACGCGAAGGCGGTGCTTGTAGTGATCTGGATTCTGTCATGCGCAGTACCGGCACCGCTGCTCAAGTATTCGGACACGATCGAAGTGCAATGCAAAGGTGAGCGCTTAACGAAGTGCGTGGAGATGTGGTCTGACCCCATGCACCTCAGGGCGTACACCATGGTCCTCTTCATGGTGCTGTACTGTCTCCCTGTAGTCTTAACGTCTCTACTCTACGGAAAGATCGCTCATACTTTCAGGAATCTCCCTACTGCACAGAAAGTCTCCCACCAGGCGCAGCACCGCATAGTGCGCATGTTCGTGATAGTGGTGACGCTGTTCGCTGTGTGCTGGCTCCCGTATCACGTGGTCTTCCTGTACCTGGACTACGCTCAACCACAGCAGACGGATCTGCTGATCAAGATCGTGTTGTTCTGCCAGTGGCTCATCTACGCCAACAGCGCATGCAACCCCGTCATCTACACTGTCTTCAACACCAACTACAGAAGGCAGTTCCTGAGGATGTTACGTCTCCCACATCGACGAGTTTACGAGAATTCATCATCAACCGACGGTCGCAACCTGAGCCTGCGGTCACCCAACCGCAAGCAGCGCTTGGGAAAGAGAAACTCTTGTCCTAGCAGAACAGATGCAGTCATCGGGAACCCTGAGGATATGACAGCACACACAAGGCCCAAGTCTCGCGGGCTCACAA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AACTCTTGGACAAATACCAGCCTGAACGGCAATACCACAACCGTGTCCCAGGATCACTTCCTGTGCGGCTCTTTCATCGAGAACATCATCGAGAAGTGGCTGAGGAATCTGGGCTACGGCATCGTGTTTATCCCTGGCGTGCTGGGCAACCTGCTGGCCATCCTGGCCTTCAACAATCAGCCAAAGATGCAGACAGTGCCCAACCTGTTTATCACCAATCTGGCCATCGCCGACTTCGTGGTGTCTCTGATCAATGTGCCACTGGTGGCAGTGCACGCACACCTGACATTCTGGCCCTTTGGCAGCTTCATGTGCAAGCTGATCCCTTTTGTGCAGGGCGTGAGCCTGGCAGCATCCGTGGGAACCATGATCGCAATCGCAGCAGATCGGTTCAAAGTGATCGTGCACTACGAGCTGCCCAAGATGAGCATCTCCCACGCCAAGGCCGTGCTGGTGGTCATCTGGATCCTGAGCTGCGCAGTGCCAGCACCTCTGCTGAAGTATTCCGACACAATCGAGGTGCAGTGCAAGGGCGAGCGGCTGACCAAGTGCGTGGAGATGTGGTCCGATCCCATGCACCTGAGAGCCTACACAATGGTGCTGTTTATGGTGCTGTATTGTCTGCCTGTGGTGCTGACCTCCCTGCTGTACGGCAAGATCGCCCACACATTCCGGAACCTGCCTACCGCCCAGAAGGTGTCTCACCAGGCCCAGCACCGGATCGTGAGAATGTTTGTGATCGTGGTGACACTGTTCGCCGTGTGCTGGCTGCCATACCACGTGGTGTTTCTGTACCTGGACTATGCCCAGCCCCAGCAGACCGATCTGCTGATCAAGATCGTGCTGTTCTGCCAGTGGCTGATCTATGCCAACTCCGCCTGTAATCCAGTGATCTACACAGTGTTTAACACCAATTATCGGAGACAGTTCCTGAGGATGCTGAGGCTGCCACACAGGCGCGTGTATGAGAATAGCTCCTCTACCGACGGCCGGAACCTGTCTCTGAGAAGCCCTAATCGGAAGCAGAGACTGGGCAAGAGGAACTCCTGTCCATCTCGCACAGACGCCGTGATCGGCAATCCTGAGGATATGACAGCACACACCAGGCCAAAGAGCAGGGGACTGACCA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70</text:p>
          </table:table-cell>
          <table:table-cell table:style-name="ce8" office:value-type="string" calcext:value-type="string">
            <text:p>QGRFa (also QITRFa in higher concentrations)</text:p>
          </table:table-cell>
          <table:table-cell table:style-name="ce9" office:value-type="string" calcext:value-type="string">
            <text:p>EDO50053.p1</text:p>
          </table:table-cell>
          <table:table-cell office:value-type="string" calcext:value-type="string">
            <text:p>NVEC200_014922_1.1; EDO50053</text:p>
          </table:table-cell>
          <table:table-cell office:value-type="string" calcext:value-type="string">
            <text:p>MDLNLTGNFTFPNSKQNQSSMCLPYKDEVWVKALKGATYVLIIALSLLGNSLTIYVISKKKAMRSTTNFLIANKCVADLFITCVSMPIVTMVNIQGFQNFTSFTLAFIVCKLNPVIHGTSMESAILSLTAIAFDRLFAIVRPLRKVITTSKVRLIIVGIWVVSLLTLVPLLYVIKIEFTAQDGGHYLCYERWPEGFDQELAAKGYTLVLFLSFYGIPLTTMAVVYVIIIQKLWGHGMEITELLPAFVRRKQETNRKIFKMLVTVVLTFALCWLTFNVRMFLGFFGETNNIPCTLQPHLYFMAFSIAHSNSAITPLIYYFFNQSFRRNFKKVACEIVPFLRRCGNEENKFLGETTNDTMTNRSVRLSRYDSEYRAKGESVHRQKLGASRRRTSSLATSTA</text:p>
          </table:table-cell>
          <table:table-cell table:style-name="ce9" office:value-type="string" calcext:value-type="string">
            <text:p>EDO50053</text:p>
          </table:table-cell>
          <table:table-cell office:value-type="string" calcext:value-type="string">
            <text:p>ATGGATCTAAATCTAACGGGGAATTTCACTTTTCCCAATTCTAAGCAGAATCAATCCTCAATGTGTCTGCCTTATAAAGACGAGGTTTGGGTGAAGGCGTTGAAAGGTGCCACATATGTGCTAATTATAGCGCTCTCCTTGCTTGGAAACTCCCTGACGATTTATGTGATTTCCAAGAAGAAAGCCATGCGATCAACCACGAATTTTCTCATCGCAAACAAGTGCGTGGCAGACCTGTTCATAACGTGTGTCAGTATGCCGATCGTAACCATGGTTAACATACAAGGGTTTCAGAATTTCACGAGTTTCACTCTAGCGTTCATCGTCTGTAAGCTAAACCCGGTTATTCACGGCACTTCAATGGAGAGCGCGATTCTCAGCCTAACAGCTATTGCGTTTGATCGGCTTTTCGCAATTGTGCGGCCTTTGAGGAAAGTAATTACAACTTCCAAAGTGCGGCTTATCATAGTAGGTATATGGGTAGTTTCGTTATTAACCCTGGTTCCACTGCTTTATGTGATTAAGATTGAATTCACCGCTCAGGATGGTGGGCATTATTTGTGCTATGAGCGCTGGCCAGAGGGCTTCGACCAAGAGCTCGCGGCGAAGGGCTACACCCTCGTCCTGTTCTTGTCTTTCTACGGAATTCCCTTGACAACAATGGCAGTTGTGTACGTGATAATCATTCAAAAGCTATGGGGACATGGGATGGAGATCACAGAACTGCTACCCGCTTTTGTTCGACGCAAACAAGAGACAAATAGGAAGATCTTCAAAATGTTGGTCACAGTTGTACTGACTTTTGCTCTTTGCTGGTTGACATTCAATGTTAGGATGTTTCTGGGATTTTTCGGCGAGACAAACAACATCCCCTGCACTTTACAGCCTCATCTATATTTCATGGCATTTTCAATTGCGCATTCTAACTCCGCCATCACACCTTTGATCTATTATTTCTTCAATCAATCGTTCAGAAGGAATTTCAAGAAAGTGGCATGTGAGATTGTGCCGTTTTTGAGACGTTGCGGGAACGAGGAGAATAAATTCCTGGGAGAAACTACCAACGACACGATGACAAATAGAAGCGTTCGGCTCTCGCGATATGACTCCGAATACAGGGCGAAAGGTGAAAGTGTGCATCGGCAAAAACTCGGAGCCAGTCGGCGAAGGACATCATCTTTAGCCACAAGCACTG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CCTGAACCTGACCGGCAATTTCACATTTCCAAACAGCAAGCAGAATCAGTCCAGCATGTGCCTGCCCTACAAGGATGAAGTGTGGGTGAAGGCCCTGAAGGGCGCTACCTATGTGCTGATCATCGCCCTGTCTCTGCTGGGCAACTCCCTGACAATCTACGTGATCTCCAAGAAGAAGGCTATGAGGTCTACCACAAACTTTCTGATCGCCAATAAGTGCGTGGCTGACCTGTTCATCACCTGCGTGTCCATGCCCATCGTGACAATGGTGAACATCCAGGGCTTCCAGAACTTCACCTCCTTCACCCTGGCCTTTATCGTGTGCAAGCTGAATCCTGTGATCCACGGCACCTCCATGGAGAGCGCCATCCTGTCTCTGACAGCCATCGCTTTTGATAGGCTGTTCGCTATCGTGCGGCCACTGAGAAAAGTGATCACCACATCTAAGGTGCGGCTGATCATCGTGGGCATCTGGGTGGTGTCCCTGCTGACCCTGGTGCCACTGCTGTACGTGATCAAGATCGAGTTTACAGCTCAGGACGGCGGCCACTACCTGTGCTATGAGAGGTGGCCTGAGGGCTTCGATCAGGAGCTGGCCGCTAAGGGCTACACCCTGGTGCTGTTTCTGTCCTTCTATGGCATCCCACTGACCACAATGGCCGTGGTGTATGTGATCATCATCCAGAAGCTGTGGGGCCATGGCATGGAGATCACCGAGCTGCTGCCCGCTTTCGTGAGGCGGAAGCAGGAGACAAACAGAAAGATCTTTAAGATGCTGGTGACCGTGGTGCTGACATTCGCCCTGTGCTGGCTGACCTTTAATGTGCGCATGTTCCTGGGCTTCTTTGGCGAGACCAACAATATCCCCTGTACACTGCAGCCTCACCTGTACTTCATGGCCTTCTCCATCGCTCATAGCAACTCTGCCATCACCCCTCTGATCTACTATTTCTTTAACCAGAGCTTTAGACGCAATTTCAAGAAGGTGGCTTGCGAGATCGTGCCATTTCTGAGGCGGTGTGGCAACGAGGAGAATAAGTTCCTGGGCGAGACCACAAACGACACCATGACAAATCGCTCTGTGAGGCTGTCCCGGTACGATAGCGAGTATAGAGCCAAGGGCGAGTCCGTGCATCGCCAGAAGCTGGGCGCTAGCAGACGCAGGACCTCTTCCCTGGCCACCTCTACAGC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34</text:p>
          </table:table-cell>
          <table:table-cell table:style-name="ce8" office:value-type="string" calcext:value-type="string">
            <text:p>QGRFa</text:p>
          </table:table-cell>
          <table:table-cell table:style-name="ce9" office:value-type="string" calcext:value-type="string">
            <text:p>NVE17401</text:p>
          </table:table-cell>
          <table:table-cell table:style-name="ce14" office:value-type="string" calcext:value-type="string">
            <text:p>NVE17401</text:p>
          </table:table-cell>
          <table:table-cell office:value-type="string" calcext:value-type="string">
            <text:p>MGLYNLSMNYSGSQHDLEPVGLRWSLRLIYIAVFFIGIVGNLVVGIAIILRKRLRTSNNIFTLNLCIADLIVIVIYVPTQMAAFENDHNWPFGNFMCQVAYIIIPLCLSASIGILLAISTDRYRAIAHPLRPRLTLMNVKIIIAIIWFLSFITSIPLLFVAGTDRPDPSGKLYCSELWPRGTRYEEMYWIAIFVVQYVIPLAVIAALSRVTAMKIRQNSFFSSARKRSQIVTTAVRQRLKQSTKIAKMLIGLVLLYSICMLPQHVIYFWLKYGNLNVLSYKMYVFRLANVFPMANCALNPILYGTLNKEFAQVFKSFFAIFGCGKIKTGDEKNMESEGTLSPEKRSIRWIRSASQTKRPESAMEEAL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GTCTTTACAATCTCTCGATGAATTACAGTGGTTCACAGCATGACCTTGAGCCCGTGGGACTTCGCTGGAGTCTTCGACTCATATACATTGCCGTGTTCTTCATAGGAATAGTGGGAAATCTCGTAGTAGGTATCGCGATCATTCTGCGCAAGAGGCTCCGAACCAGCAATAATATCTTCACGCTAAACCTCTGCATCGCCGACCTTATTGTCATTGTCATTTACGTGCCTACTCAGATGGCGGCATTCGAGAACGACCACAACTGGCCCTTTGGCAACTTCATGTGCCAAGTGGCTTACATTATTATTCCTCTGTGCCTATCCGCGTCTATTGGAATTCTCCTGGCCATCTCCACGGATCGGTACAGGGCGATCGCCCATCCCTTGCGGCCCAGACTTACCTTGATGAACGTGAAGATTATCATCGCTATCATCTGGTTTCTCTCGTTCATCACTAGTATTCCGCTGCTATTTGTCGCCGGCACGGATCGACCAGATCCTAGCGGTAAACTCTACTGTTCCGAGCTATGGCCCAGGGGCACGCGCTACGAGGAAATGTACTGGATAGCAATCTTTGTAGTTCAGTATGTCATCCCTCTAGCAGTAATCGCAGCGCTTTCTCGAGTTACTGCTATGAAGATTCGCCAAAACTCTTTTTTTTCTTCCGCGAGAAAGCGCTCTCAAATTGTAACGACTGCGGTGCGACAGCGCCTGAAGCAAAGCACGAAGATAGCTAAGATGCTTATAGGGCTGGTGTTACTCTACTCTATCTGCATGCTCCCGCAACATGTTATCTATTTCTGGTTAAAATACGGTAATCTGAATGTGCTTAGTTACAAAATGTATGTGTTCAGGCTCGCTAATGTTTTCCCGATGGCAAATTGCGCGTTGAATCCGATCCTATATGGTACCCTTAATAAGGAGTTCGCGCAAGTATTCAAGAGCTTTTTTGCTATCTTTGGCTGTGGGAAAATCAAAACAGGAGACGAAAAAAATATGGAATCAGAAGGGACCTTGTCCCCTGAGAAGAGAAGCATTCGGTGGATCCGATCCGCGTCCCAGACAAAACGACCCGAATCAGCAATGGAAGAGGCGCTAT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GCCTGTACAACCTGTCCATGAATTATTCTGGAAGCCAGCACGACCTGGAGCCAGTGGGACTGAGGTGGTCTCTGAGACTGATCTACATCGCCGTGTTCTTTATCGGCATCGTGGGCAACCTGGTGGTGGGCATCGCCATCATCCTGCGGAAGAGACTGAGGACCTCTAACAATATCTTCACACTGAATCTGTGCATCGCCGACCTGATCGTGATCGTGATCTATGTGCCCACCCAGATGGCCGCCTTTGAGAACGATCACAATTGGCCTTTCGGCAACTTTATGTGCCAGGTGGCCTACATCATCATCCCCCTGTGCCTGTCCGCCTCTATCGGCATCCTGCTGGCCATCAGCACCGATCGCTATCGGGCAATCGCACACCCACTGAGACCAAGGCTGACACTGATGAATGTGAAGATCATCATCGCCATCATCTGGTTCCTGTCTTTTATCACCAGCATCCCTCTGCTGTTCGTGGCCGGCACAGACAGACCCGATCCTTCCGGCAAGCTGTACTGCTCTGAGCTGTGGCCTAGGGGAACCAGATACGAGGAGATGTATTGGATCGCCATCTTTGTGGTGCAGTATGTGATCCCACTGGCCGTGATCGCCGCCCTGTCCAGGGTGACAGCCATGAAGATCCGCCAGAACAGCTTCTTTAGCTCCGCCCGCAAGCGGTCCCAGATCGTGACCACAGCCGTGAGACAGAGGCTGAAGCAGTCTACCAAGATCGCCAAGATGCTGATCGGCCTGGTGCTGCTGTACAGCATCTGTATGCTGCCTCAGCACGTGATCTACTTCTGGCTGAAGTATGGCAACCTGAATGTGCTGAGCTACAAGATGTACGTGTTCCGGCTGGCCAACGTGTTTCCTATGGCCAACTGCGCCCTGAATCCAATCCTGTACGGCACCCTGAATAAGGAGTTCGCCCAGGTGTTTAAGTCCTTCTTTGCCATCTTTGGCTGTGGCAAGATCAAGACCGGCGACGAGAAGAATATGGAGTCCGAGGGCACACTGTCTCCAGAGAAGAGAAGCATCAGGTGGATCCGCAGCGCCTCCCAGACAAAGAGGCCAGAGAGCGCCATGGAGGAGGCCCTGC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86</text:p>
          </table:table-cell>
          <table:table-cell table:style-name="ce8" office:value-type="string" calcext:value-type="string">
            <text:p>RHa1</text:p>
          </table:table-cell>
          <table:table-cell table:style-name="ce9" office:value-type="string" calcext:value-type="string">
            <text:p>EDO34705.p1</text:p>
          </table:table-cell>
          <table:table-cell office:value-type="string" calcext:value-type="string">
            <text:p>comp53410_c0_seq1, EDO34705, comp31991_c0_seq1</text:p>
          </table:table-cell>
          <table:table-cell office:value-type="string" calcext:value-type="string">
            <text:p>MNLNSTNGSAPDLEVPTEPDGSFVLRYFIYAIIVFVSLVGNLSVCYVTYKENRMRSFAYVLIGNLAASDVLATLCLPFILVYLYNGKWTFGTAMCKLLNPTVTVFAIVTTNTLVAIACDRYRAVVFPFKVRPSTSETRMIIGLIWLMALLFTLPSYGSRMVTPHGLCIEVFTTEPTLQTSLRRSYSIFMFLVNNLIPLLVILGLHTKITLTLKNISLLPQSFQLTRTSSLAGRDRKFIRMLLVVVILFVICYMPYQVIFLIVEYKPSVFDNSPEVMYYLFSYSHLMVWLPCALNPVIYAALNERYARSFTRLFCRTFKNLKSFNAHAEPSYNNVNQTSALTSRRKSSCSLPNGPNRVINGSSRKRGGNNNSSLV</text:p>
          </table:table-cell>
          <table:table-cell table:style-name="ce9" office:value-type="string" calcext:value-type="string">
            <text:p>EDO34705</text:p>
          </table:table-cell>
          <table:table-cell office:value-type="string" calcext:value-type="string">
            <text:p>ATGAACTTAAACTCGACTAACGGCTCGGCCCCCGACTTGGAGGTACCTACTGAGCCCGACGGATCCTTCGTGCTGCGATACTTCATCTACGCCATAATTGTTTTCGTCTCTCTTGTCGGTAATTTATCCGTGTGTTATGTGACTTATAAAGAGAATCGAATGCGCTCGTTTGCGTACGTACTGATAGGTAATCTGGCGGCATCTGATGTCCTGGCCACTCTATGTTTACCATTTATTCTTGTTTATTTATATAACGGCAAATGGACATTTGGCACGGCCATGTGTAAACTGTTGAACCCGACCGTAACGGTGTTTGCTATTGTGACGACGAATACATTAGTGGCGATCGCTTGCGACCGCTATCGTGCGGTTGTCTTCCCGTTCAAAGTGCGTCCATCTACCTCAGAGACTAGAATGATCATAGGGCTCATCTGGTTGATGGCTTTGCTGTTCACCCTGCCTTCATACGGCTCGCGGATGGTCACGCCTCACGGGTTATGCATAGAGGTATTCACCACAGAGCCCACGTTGCAGACCTCGCTAAGGCGCTCCTACTCGATCTTTATGTTCCTCGTCAATAACCTGATCCCTTTGCTGGTCATACTGGGTCTCCACACCAAGATTACCCTTACGCTCAAGAACATCTCGCTACTTCCGCAGTCGTTTCAACTGACGCGTACCTCGTCTCTTGCCGGCCGAGACCGCAAGTTTATCCGCATGTTACTAGTTGTGGTGATCCTATTTGTAATATGTTACATGCCATATCAGGTGATATTTCTAATCGTTGAATACAAACCTTCGGTCTTTGACAATTCGCCTGAAGTGATGTACTACTTGTTTTCCTACTCGCATCTTATGGTTTGGCTGCCGTGCGCGCTTAACCCGGTTATATACGCGGCATTGAACGAGCGATATGCGCGGTCATTCACGCGCCTCTTCTGCCGCACGTTTAAGAATCTAAAAAGTTTCAACGCCCACGCTGAGCCTTCCTACAACAATGTGAATCAGACTTCTGCCCTAACGTCCAGGAGAAAGTCTTCGTGCTCATTACCGAATGGACCTAATAGGGTGATTAATGGTTCTTCTCGAAAACGAGGCGGGAACAACAACAGTTCCTTGGTCTAG</text:p>
          </table:table-cell>
          <table:table-cell table:style-name="ce9" office:value-type="string" calcext:value-type="string">
            <text:p>cloned (gibson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TTAAACTCGACTAACGGCTC</text:p>
          </table:table-cell>
          <table:table-cell office:value-type="float" office:value="62.18" calcext:value-type="float">
            <text:p>62.18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CTAGACCAAGGAACTGTTGTTGTTCC</text:p>
          </table:table-cell>
          <table:table-cell office:value-type="float" office:value="62.79" calcext:value-type="float">
            <text:p>62.79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ATGAACTTAAACTCGACTAACGGCTC</text:p>
          </table:table-cell>
          <table:table-cell office:value-type="string" calcext:value-type="string">
            <text:p>AGCGGCCGCCACTGTGCTGGATCTAGACCAAGGAACTGTTGTTGTTC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48 (ex Nv_GPR192)</text:p>
          </table:table-cell>
          <table:table-cell table:style-name="ce8" office:value-type="string" calcext:value-type="string">
            <text:p>FRPa3, HRPa2</text:p>
          </table:table-cell>
          <table:table-cell table:style-name="ce9" office:value-type="string" calcext:value-type="string">
            <text:p>EDO38619.p1</text:p>
          </table:table-cell>
          <table:table-cell office:value-type="string" calcext:value-type="string">
            <text:p>comp38720_c0_seq1, EDO38619.p1, comp27740_c0_seq1</text:p>
          </table:table-cell>
          <table:table-cell office:value-type="string" calcext:value-type="string">
            <text:p>MNSTLPENSTEIATAVPYYPEYYQEPYESKVVRYVINALLFLFAIVGNITVCLVPVRHRRMRTFTYYLITNLAVSDIFTMLCLPPLLVYEFQGSWNMGSVMCKLVNPALTMFGLVTTNTLVAIAIDRFIALVFPFTRRPERKETILVVSLSWLVAFASVLPSFGARTLVERAPAVVYCEEIFPGKTPEEKQVFAKGYSIFLYLLNNALPILIISCLYIIIILKLKGISLLSKQKHDREKKFTQMLLSVVVVFILCYVPVQTFFLTATLSPQVLNWKYTQIIYIYLYLMMWFPNALNPLLYGSMNDHYAKAFKILLRCTSKSRFNHSTFNHSCGPSYGHPNRVNNQTVFASVKDSSL</text:p>
          </table:table-cell>
          <table:table-cell table:style-name="ce9" office:value-type="string" calcext:value-type="string">
            <text:p>EDO38619</text:p>
          </table:table-cell>
          <table:table-cell office:value-type="string" calcext:value-type="string">
            <text:p>ATGAACTCGACACTGCCAGAAAACAGTACCGAGATAGCAACAGCTGTCCCTTACTACCCGGAGTACTACCAAGAGCCTTACGAATCAAAGGTGGTTCGCTATGTGATTAATGCTCTGTTGTTTTTGTTTGCCATTGTGGGTAACATAACAGTATGTCTGGTGCCTGTAAGACACAGGAGGATGCGGACGTTCACTTATTATCTCATCACAAACCTTGCTGTATCTGATATCTTCACCATGCTGTGTCTGCCGCCGCTTCTTGTCTATGAATTTCAAGGTTCTTGGAATATGGGTAGCGTGATGTGCAAGTTGGTGAACCCGGCGCTAACCATGTTCGGACTTGTAACCACGAACACGCTCGTCGCGATCGCCATTGACCGCTTTATCGCTCTCGTGTTCCCATTCACACGACGCCCTGAGCGCAAGGAGACAATCCTCGTCGTCTCGTTGTCCTGGTTGGTGGCATTCGCGAGCGTCTTGCCGTCATTTGGCGCTCGCACGCTCGTCGAGCGTGCTCCTGCGGTAGTATACTGCGAAGAAATATTTCCAGGAAAAACCCCAGAAGAAAAGCAGGTTTTCGCGAAAGGGTATTCTATATTTCTGTACCTGTTAAATAACGCGCTGCCAATTCTCATCATATCGTGCCTTTACATAATAATCATACTAAAGCTCAAAGGGATCTCACTGCTATCCAAACAGAAACACGATCGCGAGAAGAAGTTTACACAGATGCTTCTGTCGGTGGTGGTGGTGTTCATTTTATGTTATGTCCCCGTGCAGACGTTCTTCTTGACGGCAACTCTCAGCCCACAAGTGCTGAACTGGAAATACACGCAAATCATCTATATCTATCTTTATCTGATGATGTGGTTCCCTAACGCTCTCAACCCGCTCTTGTACGGATCCATGAATGACCACTACGCCAAGGCCTTTAAGATTCTTCTGCGTTGCACCTCCAAGAGTCGCTTTAATCACTCTACGTTTAACCACTCTTGCGGGCCGTCATATGGACATCCAAATCGCGTGAATAATCAAACTGTGTTCGCCTCAGTAAAGGATTCAAGCCTATAA</text:p>
          </table:table-cell>
          <table:table-cell table:style-name="ce9" office:value-type="string" calcext:value-type="string">
            <text:p>cloned (gibson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TCGACACTGCCAGAAAA</text:p>
          </table:table-cell>
          <table:table-cell office:value-type="float" office:value="61.47" calcext:value-type="float">
            <text:p>61.47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TTATAGGCTTGAATCCTTTACTGAGG</text:p>
          </table:table-cell>
          <table:table-cell office:value-type="float" office:value="60.39" calcext:value-type="float">
            <text:p>60.39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ATGAACTCGACACTGCCAGAAAA</text:p>
          </table:table-cell>
          <table:table-cell office:value-type="string" calcext:value-type="string">
            <text:p>AGCGGCCGCCACTGTGCTGGATTTATAGGCTTGAATCCTTTACTGAG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8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EDO42558.p1</text:p>
          </table:table-cell>
          <table:table-cell office:value-type="string" calcext:value-type="string">
            <text:p>NVE20517; EDO42558</text:p>
          </table:table-cell>
          <table:table-cell office:value-type="string" calcext:value-type="string">
            <text:p>MNTSNNISTNVSEVTHVLLSDTVEFKVFKILLYSLILLASTLGNGLVIHVIRNTERMWTPSNVLIMNLAVCDIITPVLSILFDLPLEENEYKWIYGGFMCKVLWPGSTFSTTSSSLTLAAISMDRYRVIMHPFKSKLSMDQVKIMISLIHLFALAVVTPYIYVLRLGEDGRCDETWSADSAYRKVYTMVLFLVQYCIPLIFMTIMYTMTLKSLYSASLKTWVMRLDHVEEDASLHVVSESSSTDSCHSGKQKKKKKKKKRAFFHVGSGVVSETNRRATKMFMVVVFVFATCMFPNQVMWLWNDYGEELQARHRIITIICLMFTYANSVCNPVIYAFFSADFKKGFYGVYGKLCCKTIDEYDLTAHNSQYVGSHYNQSRTQC</text:p>
          </table:table-cell>
          <table:table-cell table:style-name="ce9" office:value-type="string" calcext:value-type="string">
            <text:p>EDO42558</text:p>
          </table:table-cell>
          <table:table-cell office:value-type="string" calcext:value-type="string">
            <text:p>ATGAATACATCAAATAATATTTCTACGAACGTTAGCGAGGTAACCCATGTGCTGTTATCAGATACCGTGGAGTTCAAGGTATTCAAGATCCTGCTCTATTCGCTCATCTTACTAGCGAGCACGTTGGGTAACGGTCTAGTCATCCACGTGATCAGAAACACAGAGCGCATGTGGACACCTTCAAACGTGCTCATTATGAACCTGGCCGTGTGTGACATCATCACCCCCGTGCTCAGCATCCTATTCGACCTCCCCCTGGAGGAGAACGAGTACAAATGGATTTACGGGGGGTTCATGTGCAAGGTGCTCTGGCCGGGCTCCACGTTCTCCACCACGTCATCTTCGCTGACCCTCGCCGCGATTTCCATGGATCGTTACCGGGTCATCATGCACCCATTCAAGTCTAAACTAAGCATGGACCAGGTGAAAATTATGATCTCTTTAATTCATTTATTCGCGTTAGCGGTTGTAACGCCTTATATATACGTGTTGAGGCTGGGTGAGGACGGTAGATGCGACGAGACTTGGTCAGCAGACTCCGCCTACCGCAAGGTGTACACCATGGTGTTATTCCTTGTGCAGTACTGCATCCCCCTCATTTTCATGACCATCATGTATACAATGACTCTAAAGAGCTTGTACTCCGCCTCGCTCAAAACCTGGGTAATGCGACTGGACCACGTGGAGGAAGATGCGTCATTACACGTGGTTAGCGAGTCGTCTTCCACCGACAGTTGTCATAGCGGGAAGCAGAAGAAGAAGAAGAAGAAGAAGAAGCGCGCGTTCTTCCATGTGGGATCGGGGGTAGTAAGTGAAACTAATAGGCGCGCCACTAAGATGTTCATGGTGGTCGTATTTGTGTTCGCCACGTGTATGTTCCCAAATCAGGTCATGTGGCTATGGAATGATTACGGGGAGGAGCTCCAGGCGCGGCACCGCATCATCACTATCATCTGCCTCATGTTCACGTACGCCAACAGTGTATGTAACCCGGTCATCTACGCGTTCTTTAGCGCTGACTTTAAGAAGGGGTTCTACGGAGTTTACGGTAAACTATGCTGCAAGACCATCGACGAGTACGATTTGACTGCGCATAACTCGCAGTACGTGGGTTCCCATTACAACCAATCAAGAACGCAATG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ACCAGCAACAATATCTCTACAAACGTGTCCGAGGTGACCCACGTGCTGCTGAGCGACACAGTGGAGTTCAAGGTGTTTAAGATCCTGCTGTACTCTCTGATCCTGCTGGCTTCCACCCTGGGAAACGGACTGGTCATCCATGTGATCAGAAATACCGAGCGCATGTGGACACCTTCCAACGTGCTGATCATGAATCTGGCCGTGTGCGACATCATCACACCCGTGCTGAGCATCCTGTTCGATCTGCCTCTGGAGGAGAACGAGTACAAGTGGATCTATGGCGGCTTCATGTGCAAGGTGCTGTGGCCAGGCTCTACATTTTCCACCACATCCAGCTCTCTGACCCTGGCCGCTATCTCTATGGACAGATACCGCGTGATCATGCACCCCTTCAAGAGCAAGCTGTCTATGGATCAGGTGAAGATCATGATCTCCCTGATCCATCTGTTTGCCCTGGCTGTGGTGACCCCTTACATCTATGTGCTGAGGCTGGGAGAGGACGGCCGGTGCGATGAGACATGGTCCGCCGACTCCGCCTACAGGAAGGTGTATACCATGGTGCTGTTCCTGGTGCAGTATTGTATCCCACTGATCTTTATGACAATCATGTACACCATGACACTGAAGTCTCTGTATTCCGCCAGCCTGAAGACCTGGGTCATGAGACTGGACCACGTGGAGGAGGATGCTTCCCTGCATGTGGTGAGCGAGTCCAGCTCTACAGATTCTTGCCACTCCGGCAAGCAGAAGAAGAAGAAGAAGAAGAAGAAGAGGGCCTTCTTTCATGTGGGCAGCGGCGTGGTGTCTGAGACCAATAGGCGGGCCACAAAGATGTTCATGGTGGTGGTGTTCGTGTTTGCTACCTGTATGTTTCCAAACCAGGTCATGTGGCTGTGGAATGACTACGGAGAGGAGCTGCAGGCTAGGCACCGGATCATCACAATCATCTGCCTGATGTTTACCTACGCCAACTCCGTGTGCAATCCCGTGATCTATGCCTTCTTTTCTGCTGATTTCAAGAAGGGCTTTTACGGCGTGTATGGCAAGCTGTGCTGTAAGACAATCGACGAGTATGATCTGACCGCTCACAACTCTCAGTACGTGGGCTCCCATTATAATCAGAGCCGGACCCAGTG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32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EDO46084.p1</text:p>
          </table:table-cell>
          <table:table-cell office:value-type="string" calcext:value-type="string">
            <text:p>NVE10335; EDO46084</text:p>
          </table:table-cell>
          <table:table-cell office:value-type="string" calcext:value-type="string">
            <text:p>MSNNSSYFNDSLARNTQGVFSHSGGDTGGESMTFKVLKLSLYALIFLISTVGNSLVCIVIARRRRMRTVTNYFILNLAIADLAITLICIPFDIPVQENGYKWPYGAFMCKIMYPLQTMCMFASIFTLVAVSLNRFWAIVYPLRQEMSKSQATIIIILIWFISSGLTVPYVTVLELKNGDDCSESWPEPGYRKAYTACIFVVQYLLPLTLIAFAYLKIGFELRKCVGTRTANSALERAKQEDTRKVVRMLIIVTLLFAMCVLPNNVMWLWLDFGNGNDYEHIWEMVAVTNIILFANSATNPVAYTICNERFREEFRLYFTCDPKIFHTMQTTIFKSFREESEDCSQAPKLFKNSEEVLLVTAKETVV</text:p>
          </table:table-cell>
          <table:table-cell table:style-name="ce9" office:value-type="string" calcext:value-type="string">
            <text:p>EDO46084</text:p>
          </table:table-cell>
          <table:table-cell office:value-type="string" calcext:value-type="string">
            <text:p>ATGTCAAATAACTCGTCGTACTTCAATGACTCCCTGGCGAGGAATACGCAAGGTGTGTTCTCCCACTCTGGTGGTGATACAGGGGGCGAGTCCATGACATTCAAAGTCCTCAAGCTCTCTCTGTATGCCTTGATATTCCTTATCAGCACTGTTGGGAACAGCTTAGTGTGCATCGTGATCGCCCGTCGCCGGCGAATGAGAACGGTTACAAACTACTTCATACTAAACCTCGCAATTGCAGACCTTGCTATCACCCTCATATGTATACCATTCGATATACCAGTTCAGGAGAATGGCTACAAATGGCCTTATGGGGCGTTCATGTGCAAGATTATGTACCCGCTTCAGACGATGTGCATGTTTGCTTCCATTTTTACCCTTGTGGCCGTCAGTTTAAACCGCTTCTGGGCGATAGTGTACCCACTTCGTCAAGAAATGTCTAAGTCCCAGGCAACCATTATTATCATTTTGATCTGGTTTATCTCATCGGGACTGACTGTTCCATACGTAACAGTATTAGAGCTAAAAAATGGCGACGACTGCTCCGAGAGTTGGCCAGAACCAGGATACCGCAAAGCTTACACTGCGTGTATATTTGTGGTACAGTATCTCCTCCCCTTGACACTCATAGCCTTCGCGTATCTTAAGATTGGTTTTGAGTTAAGGAAATGCGTAGGAACGCGAACCGCGAACTCGGCGCTCGAACGAGCCAAACAAGAAGACACTAGGAAGGTAGTACGCATGCTCATTATAGTAACACTGCTGTTCGCAATGTGCGTCTTACCGAACAACGTAATGTGGCTATGGCTAGACTTTGGCAATGGTAACGATTATGAACACATTTGGGAAATGGTTGCTGTGACTAATATTATACTATTTGCAAATAGCGCTACTAACCCCGTGGCTTATACAATTTGTAATGAGAGATTTCGCGAAGAGTTCAGGCTGTATTTTACGTGCGACCCAAAGATATTCCACACGATGCAGACGACTATATTCAAAAGTTTTAGAGAAGAAAGTGAGGACTGTTCTCAAGCTCCCAAGTTGTTTAAGAACTCGGAGGAGGTTCTTCTTGTGACAGCAAAAGAAACAGTAGTTTAG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AAATAACTCGTCGTACTTCAAT</text:p>
          </table:table-cell>
          <table:table-cell office:value-type="float" office:value="60.39" calcext:value-type="float">
            <text:p>60.39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CTAAACTACTGTTTCTTTTGCTGTCACA</text:p>
          </table:table-cell>
          <table:table-cell office:value-type="float" office:value="61.31" calcext:value-type="float">
            <text:p>61.31</text:p>
          </table:table-cell>
          <table:table-cell office:value-type="string" calcext:value-type="string">
            <text:p>Not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8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10336</text:p>
          </table:table-cell>
          <table:table-cell office:value-type="string" calcext:value-type="string">
            <text:p>NVE10336</text:p>
          </table:table-cell>
          <table:table-cell office:value-type="string" calcext:value-type="string">
            <text:p>MDLSQATINTSLFNVTANSTDTHVLGQTPHPFIRIVKLLLYLIIFLISAIGNSLTVFVIMRRRKMKTVTNYFILNLAIADLTLTLICIPFDIPVQEMDYIWPYGPFMCKILYPLQTMCLFASVFTLTSVSVARYRAIIHPLRPQLTVKRAKVITVFIWMLSVVPVSPYIYVLEHKEETQYCEEHWVDTKSRKIYTVTLFVIQYIIPLSLITAAYARIGKELGAKKLHADNKHLQSAQAEEARKVIRMLIAVTALFAVCVLPTNIMWLWLDFGKADQVFVYFWEVVAFCNIMTFANSAANPVCYTLLNDHYRREIIYSLRKLTFCNQKKLFEQLEMTERDERRPTLVTMATGYSTA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CCTTTCACAGGCAACCATAAATACATCACTTTTCAATGTCACCGCCAACTCCACGGACACCCACGTGTTGGGGCAGACTCCTCATCCCTTTATCCGGATCGTCAAACTCCTCCTTTATCTCATCATCTTCCTCATCAGCGCTATCGGCAACAGTCTCACGGTCTTTGTTATTATGAGGCGAAGGAAGATGAAGACCGTCACTAATTATTTTATCTTGAACCTAGCCATAGCGGACCTGACATTAACTCTCATATGCATCCCTTTCGATATTCCCGTCCAGGAGATGGACTATATCTGGCCGTACGGACCCTTCATGTGCAAGATCCTGTACCCGCTACAAACCATGTGCTTGTTCGCGTCCGTGTTCACGCTCACCTCGGTCAGCGTGGCGCGGTACAGGGCGATCATTCACCCACTGCGCCCCCAGCTAACCGTCAAGCGAGCTAAGGTGATTACTGTGTTCATCTGGATGCTGTCCGTAGTGCCTGTATCGCCGTATATTTATGTTCTCGAACACAAGGAAGAGACCCAGTATTGTGAAGAGCATTGGGTGGACACTAAATCACGGAAAATCTACACCGTCACGTTATTCGTAATTCAATACATTATACCACTGTCCCTTATCACGGCAGCTTACGCTCGAATCGGGAAAGAATTGGGAGCAAAGAAACTCCACGCGGATAATAAACACTTGCAAAGCGCCCAAGCGGAAGAGGCGCGGAAGGTCATCCGCATGCTAATTGCGGTTACGGCGCTTTTTGCGGTTTGCGTTTTACCGACAAATATCATGTGGTTGTGGTTGGACTTTGGTAAGGCCGATCAGGTCTTTGTGTATTTCTGGGAAGTCGTTGCGTTCTGTAACATCATGACGTTTGCGAACAGCGCGGCAAATCCCGTCTGTTATACTCTATTGAATGATCACTACAGGCGCGAGATAATCTACTCTTTGCGAAAACTGACTTTCTGTAACCAAAAGAAACTATTCGAACAGCTGGAGATGACGGAGAGGGATGAAAGGCGGCCAACCCTGGTTACCATGGCAACTGGCTACTCGACCGC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CTGAGCCAGGCCACCATCAATACATCCCTGTTCAACGTGACAGCCAATAGCACCGATACACACGTGCTGGGCCAGACCCCCCACCCTTTTATCAGGATCGTGAAGCTGCTGCTGTACCTGATCATCTTCCTGATCTCTGCCATCGGCAACAGCCTGACAGTGTTTGTGATCATGCGGAGAAGGAAGATGAAGACCGTGACAAACTATTTCATCCTGAATCTGGCCATCGCCGACCTGACCCTGACACTGATCTGCATCCCATTCGACATCCCCGTGCAGGAGATGGATTACATCTGGCCATATGGCCCCTTTATGTGCAAGATCCTGTACCCCCTGCAGACCATGTGCCTGTTCGCCTCCGTGTTTACCCTGACAAGCGTGTCCGTGGCCCGCTATCGGGCCATCATCCACCCTCTGCGCCCACAGCTGACAGTGAAGCGGGCCAAAGTGATCACCGTGTTCATCTGGATGCTGTCCGTGGTGCCCGTGTCTCCTTACATCTATGTGCTGGAGCACAAGGAGGAGACACAGTACTGTGAGGAGCACTGGGTGGACACCAAGTCTCGCAAGATCTACACCGTGACACTGTTTGTGATCCAGTATATCATCCCTCTGAGCCTGATCACCGCAGCATATGCAAGGATCGGCAAGGAGCTGGGAGCCAAGAAGCTGCACGCCGATAATAAGCACCTGCAGTCTGCCCAGGCAGAGGAGGCAAGAAAAGTGATCAGGATGCTGATCGCCGTGACAGCCCTGTTCGCCGTGTGCGTGCTGCCTACCAACATCATGTGGCTGTGGCTGGACTTTGGCAAGGCCGATCAGGTGTTCGTGTACTTTTGGGAGGTGGTGGCCTTCTGCAACATCATGACATTTGCCAACTCCGCCGCCAATCCCGTGTGCTATACCCTGCTGAATGACCACTACCGCCGGGAGATCATCTATTCTCTGAGAAAGCTGACATTCTGTAACCAGAAGAAGCTGTTTGAGCAGCTGGAGATGACCGAGAGGGATGAGAGAAGGCCCACCCTGGTGACAATGGCCACCGGCTACTCCACCGC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9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15715</text:p>
          </table:table-cell>
          <table:table-cell table:style-name="ce14" office:value-type="string" calcext:value-type="string">
            <text:p>NVE15715</text:p>
          </table:table-cell>
          <table:table-cell office:value-type="string" calcext:value-type="string">
            <text:p>MEQISNTSTSLDNTSESGTTDPVGSNHLRTIKLTLYTLIFLVSAAGNTLVCIVILKRKKMKTVTNYFILNLAVADLALTCICIPFDIPVQEMGYIWPYGAVMCKVLYPLQTLTLFASVYTLTAVSLTRYWAIVHPLRKQLSVSKAKTLVIAIWVLSLLPVAPYMNSLSYVPHSKYCEENWDNHNARKGYTASLFAFQYVIPLTIIATAYCSITSELSRRTIESACVRNQQHKETKKVVRMLMIVTLLFAVCVLPNNVMWLWLDFGAADKSFKYFWDVVAFCHVWTFLNSAANPICYTILNENYRKEIQIAFMEFRRKRAKRRSDSDPTQFRSVHRESLNAMLTLLIPNSKTKSSTTQLSF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CAAATCAGCAACACTAGCACAAGTCTTGATAACACAAGTGAATCTGGGACAACAGACCCTGTTGGCTCAAATCATCTTAGAACCATCAAGCTGACATTGTACACACTTATCTTCCTCGTAAGCGCAGCGGGGAATACCTTGGTTTGTATTGTCATCTTAAAACGCAAGAAAATGAAGACCGTCACGAATTACTTCATTCTAAACCTTGCGGTGGCCGACCTGGCGTTGACTTGTATTTGTATTCCGTTCGATATCCCTGTTCAGGAGATGGGCTACATCTGGCCTTACGGTGCCGTCATGTGCAAGGTCTTGTACCCACTACAAACTCTAACTCTCTTCGCGTCCGTTTATACGCTCACCGCAGTGAGTCTGACGAGGTACTGGGCGATCGTTCACCCTCTCCGCAAACAGTTAAGCGTCTCTAAGGCCAAGACCCTAGTCATAGCCATCTGGGTGCTCTCCCTGCTTCCCGTGGCTCCTTACATGAATTCATTATCATACGTACCGCATTCCAAGTACTGCGAAGAGAACTGGGACAATCACAACGCAAGGAAGGGCTACACAGCGTCCCTATTCGCCTTTCAGTATGTCATCCCATTGACAATCATAGCTACAGCTTACTGTAGCATCACGAGCGAACTGAGTAGACGGACCATAGAGAGCGCATGCGTACGAAATCAACAACACAAAGAGACGAAGAAGGTAGTACGAATGCTCATGATTGTGACTCTACTGTTCGCAGTGTGCGTTTTACCGAACAATGTCATGTGGCTTTGGCTCGACTTCGGCGCGGCGGATAAAAGCTTCAAGTATTTCTGGGATGTGGTGGCATTTTGTCACGTGTGGACGTTCCTAAATAGCGCAGCCAACCCAATTTGCTATACAATCTTAAACGAGAATTACCGTAAGGAGATACAAATAGCGTTCATGGAGTTTAGGAGGAAAAGGGCGAAACGCAGGAGTGACAGTGACCCAACTCAATTTCGGTCCGTTCATAGGGAGAGCTTAAACGCAATGCTTACATTACTTATACCGAATAGTAAGACCAAATCCTCGACGACACAGTTATCGTTTG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CAGATCTCCAACACCTCTACAAGCCTGGACAATACCTCCGAGTCTGGCACCACAGATCCCGTGGGCTCTAACCACCTGAGGACAATCAAGCTGACCCTGTATACACTGATCTTCCTGGTGAGCGCCGCCGGCAATACCCTGGTGTGCATCGTGATCCTGAAGCGCAAGAAGATGAAGACCGTGACAAACTACTTCATCCTGAATCTGGCAGTGGCAGACCTGGCCCTGACCTGCATCTGTATCCCCTTCGACATCCCCGTGCAGGAGATGGGCTACATCTGGCCTTATGGCGCCGTGATGTGCAAGGTGCTGTACCCACTGCAGACCCTGACACTGTTTGCCAGCGTGTACACCCTGACAGCCGTGAGCCTGACCCGGTACTGGGCCATCGTGCACCCTCTGAGAAAGCAGCTGAGCGTGTCCAAGGCCAAGACCCTGGTCATCGCCATCTGGGTGCTGAGCCTGCTGCCAGTGGCACCTTACATGAACTCTCTGAGCTATGTGCCACACTCCAAGTACTGCGAGGAGAATTGGGACAACCACAATGCCCGGAAGGGCTATACCGCCTCCCTGTTCGCCTTTCAGTACGTGATCCCCCTGACCATCATCGCCACAGCCTATTGCAGCATCACCTCCGAGCTGTCTCGGAGAACAATCGAGAGCGCCTGCGTGCGGAACCAGCAGCACAAGGAGACCAAGAAGGTGGTGCGCATGCTGATGATCGTGACACTGCTGTTCGCCGTGTGCGTGCTGCCTAACAATGTGATGTGGCTGTGGCTGGACTTTGGCGCCGCCGATAAGTCCTTCAAGTACTTTTGGGATGTGGTGGCCTTCTGCCACGTGTGGACCTTTCTGAACTCTGCCGCCAATCCAATCTGTTATACAATCCTGAACGAGAATTACCGGAAGGAGATCCAGATCGCCTTCATGGAGTTTAGGCGCAAGAGAGCCAAGCGGAGATCCGACTCTGATCCCACCCAGTTCAGGAGCGTGCACCGCGAGTCCCTGAACGCCATGCTGACCCTGCTGATCCCTAATTCCAAGACAAAGAGCTCCACCACACAGCTGAGCTTCG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00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0354_1.1</text:p>
          </table:table-cell>
          <table:table-cell table:style-name="ce14" office:value-type="string" calcext:value-type="string">
            <text:p>NVEC200_000354_1.1</text:p>
          </table:table-cell>
          <table:table-cell office:value-type="string" calcext:value-type="string">
            <text:p>MRNNTTGVIEDLASDNGFFYARLICYVLIFIIGVIGNILVCLVVCRQRKMKNVTNYFIVNLAAADLAVLLICIPFDFGEIITNYWPYGSIMCKLVYPLQTMATTASVGTLVAISLNRFMAIVYPLRPQLTTTDAKKVITVVWVLSLALVSPYIAVLRMRGQHCQETFEERGMQAGAYTMAIFLLQYVLPLTLIGLSYVRIGRDLRRDKGSYSNDALQREQEKEAHKVVKVLTGVVITFALLMLPNHVVFIWIDFGRGGDHEYVNQIVSLGQILVYFNSATNPLIYNAVNEQFREGFRLYFKSWIDLLFKQHRDSMAVSGDGRRRQGLGKCAMCASDADTDEDVALNGTCTISNYRRDNNNGSCASYSPKTNASEVNMTQADEVTRSLTK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GAAATAATACTACAGGTGTCATTGAGGATCTCGCTAGTGACAATGGGTTTTTCTACGCCCGTCTTATCTGCTATGTGCTCATATTCATCATTGGTGTAATCGGGAATATCTTGGTTTGCTTGGTCGTGTGCCGACAACGGAAGATGAAAAACGTCACTAACTACTTCATAGTGAACTTAGCCGCGGCCGATTTGGCTGTCCTTCTGATTTGTATACCGTTCGACTTCGGGGAAATCATCACGAACTATTGGCCGTATGGCTCCATTATGTGCAAGTTGGTCTACCCCCTGCAGACTATGGCCACCACAGCGTCAGTCGGTACCCTTGTCGCCATCAGCCTTAACAGGTTTATGGCGATAGTGTACCCCTTACGCCCCCAGCTGACCACCACGGATGCCAAGAAGGTAATCACGGTTGTGTGGGTGCTGTCGCTAGCGCTCGTGTCACCGTACATCGCGGTGCTAAGAATGCGAGGTCAGCACTGTCAAGAGACGTTCGAGGAGCGGGGAATGCAAGCAGGGGCGTACACCATGGCAATATTCCTGCTGCAGTACGTGTTGCCGTTGACCCTTATTGGCTTATCTTACGTAAGAATTGGCCGGGATCTCCGACGGGACAAGGGCTCATATTCCAACGACGCGCTGCAAAGAGAGCAAGAGAAAGAAGCGCACAAAGTAGTCAAGGTCCTAACGGGCGTGGTCATTACATTCGCGCTACTCATGCTTCCTAATCACGTGGTTTTTATATGGATAGACTTTGGGAGAGGAGGTGATCACGAATACGTGAATCAAATCGTGTCTCTCGGACAGATCCTTGTCTACTTCAACAGCGCGACAAATCCGCTCATCTACAACGCCGTCAACGAGCAATTTCGTGAGGGATTCCGTCTGTACTTCAAGTCTTGGATTGATTTATTATTCAAACAGCACCGTGACTCCATGGCGGTAAGTGGAGATGGGCGACGGCGTCAGGGACTGGGCAAATGCGCCATGTGCGCTAGCGACGCGGATACCGACGAGGATGTAGCGCTGAATGGTACATGCACTATCTCAAACTACCGACGCGATAACAATAACGGGAGCTGTGCTTCATATTCACCAAAAACTAATGCGTCTGAAGTGAATATGACACAGGCCGACGAGGTGACAAGGTCGCTGACAAAAGT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GAAACAATACCACAGGCGTGATCGAGGACCTGGCCAGCGATAATGGCTTCTTTTACGCCAGGCTGATCTGCTATGTGCTGATCTTTATCATCGGCGTGATCGGCAACATCCTGGTGTGCCTGGTGGTGTGCAGGCAGCGGAAGATGAAGAATGTGACAAACTACTTCATCGTGAATCTGGCAGCAGCAGACCTGGCCGTGCTGCTGATCTGCATCCCATTCGATTTTGGCGAGATCATCACCAACTACTGGCCATATGGCTCCATCATGTGCAAGCTGGTGTACCCCCTGCAGACAATGGCCACCACAGCCTCTGTGGGCACCCTGGTGGCCATCAGCCTGAATCGCTTTATGGCCATCGTGTATCCCCTGCGGCCTCAGCTGACCACAACCGACGCCAAGAAAGTGATCACAGTGGTGTGGGTGCTGAGCCTGGCCCTGGTGTCCCCTTACATCGCCGTGCTGAGAATGAGGGGCCAGCACTGTCAGGAGACATTTGAGGAGAGGGGAATGCAGGCAGGAGCATACACCATGGCCATCTTCCTGCTGCAGTATGTGCTGCCACTGACCCTGATCGGACTGAGCTACGTGCGCATCGGAAGGGACCTGAGGAGAGATAAGGGCAGCTATTCCAACGATGCACTGCAGAGGGAGCAGGAGAAGGAGGCACACAAGGTGGTGAAGGTGCTGACAGGCGTGGTCATCACCTTCGCCCTGCTGATGCTGCCCAATCACGTGGTGTTTATCTGGATCGACTTCGGAAGGGGAGGCGATCACGAGTACGTGAACCAGATCGTGTCCCTGGGCCAGATCCTGGTGTACTTTAATTCTGCCACCAACCCTCTGATCTATAATGCCGTGAACGAGCAGTTCAGAGAGGGCTTTAGGCTGTATTTCAAGTCCTGGATCGACCTGCTGTTCAAGCAGCACAGAGACTCCATGGCCGTGTCTGGCGATGGCAGGCGCCGGCAGGGACTGGGCAAGTGCGCAATGTGCGCATCTGACGCCGATACCGACGAGGATGTGGCCCTGAATGGCACATGCACCATCAGCAACTACAGAAGGGACAACAATAACGGCTCCTGTGCCTCTTATAGCCCCAAGACAAATGCCTCTGAGGTGAACATGACCCAGGCCGATGAGGTGACAAGGAGCCTGACCAAGG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02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9130_1.1</text:p>
          </table:table-cell>
          <table:table-cell table:style-name="ce14" office:value-type="string" calcext:value-type="string">
            <text:p>NVEC200_009130_1.1</text:p>
          </table:table-cell>
          <table:table-cell office:value-type="string" calcext:value-type="string">
            <text:p>MNRTLFDNLTSAAFEIPGGNSTNVASSFREIKLTLYVIIFLISAVGNSLVCIVILRRRRMKTVTNYFVLNLAIADLALTCICIPFDIPVQEMNYVWPYGGFMCKILYPLQTLSLFASVFTLTAVSLTRYWAIVHPLRQQLSVSNSKRIIVAIWVISIIPVSPYSYVLSHEDGSLSCEENWGDTSMRKVYTAVLFMFQYVLPLTVIAGAYIGIGIELRKRQTRDRSGGLRDVHAEETRKVLRMLKVVTVVFAVFVLPTNIMWLWLDFGHAEQEYDRFWDLVAFCNIVTFANSAANPICYTVLNETYRKEFKSYLVRSYTRTGREFSSMKAKFSQTSANFTQFKSNRTQTVSSA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CGAACTTTATTTGATAACCTGACCTCAGCTGCTTTCGAGATACCTGGCGGAAACAGCACTAATGTTGCATCTTCATTCCGCGAAATTAAACTCACACTATACGTGATTATCTTTCTTATCAGCGCAGTAGGAAACTCACTCGTCTGCATCGTAATCCTAAGACGACGGCGTATGAAAACAGTAACTAACTACTTCGTACTGAATCTAGCGATAGCAGACCTAGCACTAACGTGTATTTGTATTCCATTTGATATCCCTGTTCAGGAAATGAACTACGTGTGGCCGTATGGAGGGTTTATGTGCAAGATCCTATACCCGCTGCAGACGCTATCTTTATTCGCGTCTGTGTTCACTTTGACTGCTGTCAGTTTAACACGATACTGGGCAATAGTACATCCTCTAAGACAGCAACTTAGTGTGTCAAATTCCAAGCGGATAATTGTAGCTATCTGGGTTATATCGATCATTCCCGTGTCGCCTTACAGCTACGTCCTGAGTCACGAAGATGGCAGCTTGTCTTGTGAAGAGAACTGGGGCGACACTTCTATGCGAAAGGTTTACACCGCTGTTCTATTTATGTTTCAATATGTTCTCCCGCTCACGGTGATCGCGGGCGCGTATATTGGGATCGGTATAGAGCTTCGGAAGCGGCAAACACGTGACAGGTCTGGTGGATTGCGTGATGTTCACGCGGAGGAGACAAGAAAGGTGTTACGTATGCTGAAGGTTGTCACGGTGGTATTTGCGGTGTTCGTATTACCCACCAATATCATGTGGCTCTGGTTGGACTTTGGCCATGCTGAACAAGAGTACGACAGATTCTGGGACCTCGTGGCCTTCTGCAACATTGTGACGTTTGCGAACAGCGCCGCGAATCCTATTTGTTATACAGTGCTTAATGAGACGTATAGAAAAGAGTTCAAGTCTTACTTGGTGCGCTCATATACAAGGACAGGCAGAGAGTTCAGTAGCATGAAAGCCAAATTTAGTCAGACTTCCGCGAACTTTACTCAGTTTAAATCTAACAGGACTCAAACTGTTTCCTCTGCTGT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CGGACCCTGTTTGACAATCTGACAAGCGCCGCCTTCGAGATCCCTGGCGGCAACTCCACCAATGTGGCCAGCTCCTTTAGAGAGATCAAGCTGACACTGTACGTGATCATCTTCCTGATCTCTGCCGTGGGCAACAGCCTGGTGTGCATCGTGATCCTGCGGAGAAGGCGCATGAAGACCGTGACAAACTATTTCGTGCTGAATCTGGCAATCGCAGACCTGGCCCTGACCTGCATCTGTATCCCCTTCGACATCCCCGTGCAGGAGATGAATTACGTGTGGCCTTATGGCGGCTTCATGTGCAAGATCCTGTACCCACTGCAGACCCTGAGCCTGTTCGCCTCCGTGTTTACCCTGACAGCCGTGTCCCTGACACGGTATTGGGCCATCGTGCACCCACTGAGACAGCAGCTGAGCGTGTCCAACTCTAAGAGGATCATCGTGGCCATCTGGGTCATCAGCATCATCCCCGTGTCTCCTTACAGCTATGTGCTGAGCCACGAGGACGGAAGCCTGTCCTGCGAGGAGAATTGGGGCGATACCTCCATGCGCAAGGTGTACACAGCCGTGCTGTTCATGTTTCAGTATGTGCTGCCACTGACCGTGATCGCAGGAGCATACATCGGCATCGGCATCGAGCTGCGGAAGAGACAGACCAGGGACCGCTCTGGAGGACTGAGGGATGTGCACGCCGAGGAGACAAGGAAGGTGCTGCGCATGCTGAAGGTGGTGACCGTGGTGTTCGCCGTGTTTGTGCTGCCCACAAACATCATGTGGCTGTGGCTGGATTTTGGCCACGCCGAGCAGGAGTACGACCGGTTCTGGGATCTGGTGGCCTTTTGCAACATCGTGACCTTCGCCAACTCCGCCGCCAATCCTATCTGTTACACCGTGCTGAATGAGACATATAGGAAGGAGTTCAAGTCCTACCTGGTGCGCTCTTATACCCGGACAGGCAGAGAGTTTTCTAGCATGAAGGCCAAGTTCTCCCAGACCTCTGCCAACTTCACACAGTTTAAGAGCAATAGAACCCAGACAGTGTCCTCTGCCG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0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8062</text:p>
          </table:table-cell>
          <table:table-cell table:style-name="ce14" office:value-type="string" calcext:value-type="string">
            <text:p>NVE8062</text:p>
          </table:table-cell>
          <table:table-cell office:value-type="string" calcext:value-type="string">
            <text:p>MENSTDFIRTTNTTPTAGDLTALRVAEYSLFAIIFIVGVVGNSLVCLVIFKTPNMRNTRNYLIVNLAIADITVALVCIPFDVVIRVYGDTWVLGAAMCKMVWPSMTFVATCSAATLAAISFDRYRAVVHPWKPRLSMRQTLAVIVSTWLVSFLVVLPYILVLGMDGHSCTEFWLKDIHRQLYTVFLFVFAYALPLVIIAFAYSRVALKLREQSNRIEKNKLASGIPSSSKYNWSKTVTMTARDEISADMTSSPHNGSAKDQCVAKEYRESINDRTTSHTVPLTINPQKEARRLARSTRITKMLVTVVLIYALCLLPNQVLWLWMEFGTGNEFEHMNTLLTFTGMLVYINSIVNPFLYAGLNDEFKKGFARLLCCKGKYLKSIA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AATTCCACAGACTTCATACGCACGACCAATACGACACCTACGGCAGGGGACCTGACGGCCTTGCGCGTGGCCGAGTATTCTCTCTTCGCCATCATCTTCATCGTGGGAGTTGTCGGAAATAGCCTCGTCTGCCTGGTGATCTTCAAAACGCCGAACATGCGCAATACCAGGAACTACTTGATAGTGAACCTGGCTATTGCTGATATCACTGTGGCATTGGTGTGTATCCCATTTGACGTGGTTATCAGGGTGTATGGGGACACGTGGGTCTTGGGCGCGGCCATGTGCAAGATGGTCTGGCCGTCGATGACTTTTGTGGCAACGTGTTCTGCTGCGACGCTGGCGGCAATCAGTTTTGACAGGTACCGCGCGGTGGTTCACCCGTGGAAACCGCGCCTCAGCATGCGCCAGACTCTAGCCGTTATCGTGAGCACGTGGCTGGTCTCTTTCCTTGTAGTGTTACCCTACATTCTAGTGCTAGGGATGGACGGGCACTCATGCACTGAGTTCTGGTTAAAAGACATCCACCGCCAACTCTACACAGTGTTCTTATTCGTCTTTGCGTACGCGTTACCACTCGTGATTATCGCATTTGCTTACTCTCGCGTCGCACTCAAACTAAGGGAGCAATCAAATCGCATCGAGAAGAACAAACTGGCTAGCGGGATACCATCATCTTCTAAATATAACTGGTCAAAGACTGTCACCATGACAGCCAGGGATGAGATAAGTGCGGATATGACGTCATCCCCGCATAATGGATCTGCCAAAGACCAATGCGTAGCCAAGGAGTACAGGGAGTCTATTAATGACAGGACGACGTCACACACAGTGCCTCTCACGATAAACCCGCAGAAAGAGGCGCGAAGGCTCGCGCGCAGCACAAGGATCACGAAAATGTTAGTGACGGTGGTGCTCATTTACGCATTGTGTCTCTTACCCAATCAGGTGCTATGGCTGTGGATGGAGTTTGGGACTGGGAATGAGTTTGAGCACATGAACACGCTGTTAACCTTTACAGGGATGTTGGTGTACATCAATAGCATCGTAAATCCGTTTCTGTACGCAGGACTGAATGACGAGTTTAAAAAGGGATTTGCGAGACTGCTCTGCTGTAAAGGCAAATATCTCAAGTCCATTGC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TTCCACCGACTTTATCAGGACCACAAACACCACACCTACAGCAGGCGATCTGACCGCCCTGAGGGTGGCAGAGTACTCTCTGTTTGCCATCATCTTCATCGTGGGCGTGGTGGGCAATAGCCTGGTGTGCCTGGTCATCTTCAAGACACCAAACATGCGGAATACCAGAAACTACCTGATCGTGAACCTGGCCATCGCCGACATCACAGTGGCCCTGGTGTGCATCCCCTTCGACGTGGTCATCCGGGTGTATGGCGATACCTGGGTGCTGGGAGCAGCAATGTGCAAGATGGTGTGGCCAAGCATGACATTTGTGGCAACCTGTTCCGCCGCCACCCTGGCAGCCATCTCTTTCGATAGGTACCGCGCAGTGGTGCACCCATGGAAGCCTCGGCTGAGCATGAGACAGACACTGGCCGTGATCGTGTCTACCTGGCTGGTGAGCTTTCTGGTGGTGCTGCCATATATCCTGGTGCTGGGCATGGACGGCCACTCCTGCACAGAGTTCTGGCTGAAGGACATCCACCGGCAGCTGTACACCGTGTTCCTGTTCGTGTTCGCCTATGCCCTGCCCCTGGTCATCATCGCCTTCGCCTACAGCAGAGTGGCCCTGAAGCTGAGGGAGCAGTCCAATCGCATCGAGAAGAACAAGCTGGCCTCTGGCATCCCCAGCTCCTCTAAGTATAATTGGTCTAAGACCGTGACAATGACCGCCAGGGACGAGATCAGCGCCGATATGACAAGCTCCCCTCACAACGGCTCCGCCAAGGACCAGTGCGTGGCCAAGGAGTACCGGGAGTCCATCAATGATAGAACCACATCTCACACAGTGCCACTGACCATCAACCCACAGAAGGAGGCACGGAGACTGGCAAGGAGCACACGCATCACCAAGATGCTGGTGACCGTGGTGCTGATCTATGCCCTGTGCCTGCTGCCCAATCAGGTGCTGTGGCTGTGGATGGAGTTTGGCACAGGCAATGAGTTCGAGCACATGAACACCCTGCTGACCTTCACCGGCATGCTGGTGTACATCAATTCCATCGTGAACCCTTTCCTGTATGCCGGCCTGAACGACGAGTTTAAGAAGGGCTTCGCCCGCCTGCTGTGCTGTAAGGGCAAGTATCTGAAGTCTATCGC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1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20516</text:p>
          </table:table-cell>
          <table:table-cell table:style-name="ce14" office:value-type="string" calcext:value-type="string">
            <text:p>NVE20516</text:p>
          </table:table-cell>
          <table:table-cell office:value-type="string" calcext:value-type="string">
            <text:p>MNTNRSLGLRTNFSRDNLNRTEGMESMESGVLHTVKIIIYAIILLLSVVGNTMVVIVICRQKRMLTPSNILVLNLAVCDILTPLTSIPFDLAYEENGYVWPYGAVLCKALWPTATLSATSASLTLTVLSLDRYRVIMHPFQERLTRTQIKILILFSHSLSLALVIPYARVLELDPALNDCMENWSDFSQRQAYTMVLFLAQYGLPLPFMIIMYTLALKNLYSTTDKAMGMVNLLTERKNAGFTDVFLVRQNVRRDNMQNLKATKMFVTVVSVFAVCMLPNQVLWLWSDYGRGYEHESFNTAAIVCRFFTYANSVCNALIYSFYSKEFRRGYRKIFRAFNLRVLGRTISLKRRPSNQQALYKIPRFEITRTSVRSRETRAMSLFTTNTTMSQGSPDSGIETVESFASKSCDLGDTPQRKESPSQRKQSQQFLQIPTKRTLSHGSNKFSERRAVATAQVTLSSTVEGLLVALRRPMNGQAPCCQETIREFIENLRETR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CAAACAGATCGCTTGGACTTAGGACAAATTTTTCCCGCGACAATCTCAACAGGACAGAGGGGATGGAATCCATGGAATCAGGAGTTTTACACACGGTGAAGATCATTATTTATGCTATTATTTTACTGCTGAGTGTCGTTGGTAATACGATGGTGGTCATCGTAATATGTCGACAGAAGCGAATGCTAACCCCGTCTAATATTCTAGTGCTTAATCTAGCCGTGTGCGATATTCTTACACCTTTGACGAGTATACCGTTCGACTTGGCATACGAAGAGAACGGTTACGTGTGGCCTTACGGGGCAGTGCTTTGCAAGGCGCTGTGGCCCACCGCTACACTATCGGCGACGTCTGCTTCGCTTACTCTGACGGTGCTGTCGCTAGACCGCTACCGAGTCATTATGCACCCCTTCCAAGAAAGGCTGACAAGGACGCAGATAAAGATACTAATCTTATTCAGTCACTCGCTATCTTTAGCGCTTGTCATCCCCTACGCTCGCGTGCTCGAGCTGGACCCTGCTCTAAATGACTGCATGGAGAACTGGAGTGATTTCTCACAAAGGCAAGCATACACTATGGTTCTCTTTCTGGCACAGTACGGGCTCCCTTTGCCGTTCATGATAATCATGTACACGCTGGCTCTGAAGAACCTCTACTCGACGACTGACAAGGCAATGGGAATGGTGAATCTACTGACAGAAAGGAAAAACGCCGGTTTTACTGACGTGTTCTTAGTGCGACAAAACGTGAGAAGAGACAACATGCAGAACCTCAAGGCAACCAAGATGTTCGTCACAGTGGTGTCGGTGTTCGCAGTTTGCATGCTACCTAACCAAGTGCTGTGGCTGTGGTCAGATTACGGTCGGGGTTACGAACACGAGAGCTTCAACACGGCTGCTATAGTATGTAGATTCTTCACGTACGCTAACAGCGTCTGCAACGCGCTCATCTATTCATTTTATTCCAAGGAATTCAGGCGAGGGTACAGGAAGATATTCAGGGCGTTCAACTTAAGGGTTTTAGGGAGAACTATATCACTCAAACGGAGGCCATCCAATCAACAAGCGTTGTACAAGATTCCGCGGTTTGAGATTACGAGAACCAGTGTCCGCAGTAGGGAAACAAGGGCCATGAGTTTGTTTACGACTAACACGACCATGAGCCAGGGGAGTCCGGACTCCGGAATCGAAACGGTCGAGTCGTTCGCGTCTAAATCATGTGACCTTGGGGATACACCGCAGCGCAAGGAGTCGCCATCGCAGCGCAAGCAGTCGCAGCAATTCCTTCAAATTCCTACAAAACGCACGCTCTCACATGGTTCTAACAAATTTAGTGAGAGACGCGCGGTGGCGACGGCGCAAGTGACTCTTTCATCGACAGTTGAAGGGCTTCTTGTGGCCTTGCGGCGGCCAATGAACGGGCAGGCTCCGTGCTGTCAAGAAACCATCAGGGAGTTTATAGAGAACCTCAGGGAAACAAGACT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CAAATCGGTCTCTGGGCCTGAGAACCAACTTCAGCAGGGACAACCTGAATCGCACAGAGGGCATGGAGTCTATGGAGAGCGGCGTGCTGCACACCGTGAAGATCATCATCTACGCCATCATCCTGCTGCTGAGCGTGGTGGGCAATACAATGGTGGTCATCGTGATCTGCAGGCAGAAGCGCATGCTGACCCCTTCTAACATCCTGGTGCTGAATCTGGCCGTGTGCGACATCCTGACCCCACTGACAAGCATCCCCTTTGATCTGGCCTATGAGGAGAACGGCTACGTGTGGCCATATGGAGCCGTGCTGTGCAAGGCCCTGTGGCCTACCGCCACACTGAGCGCCACCTCTGCCAGCCTGACCCTGACAGTGCTGTCCCTGGATAGGTACCGCGTGATCATGCACCCATTCCAGGAGCGGCTGACCAGAACACAGATCAAGATCCTGATCCTGTTTTCCCACTCTCTGAGCCTGGCCCTGGTCATCCCATATGCACGGGTGCTGGAGCTGGACCCCGCCCTGAACGATTGTATGGAGAATTGGTCCGACTTCTCTCAGAGACAGGCCTACACAATGGTGCTGTTCCTGGCCCAGTATGGCCTGCCCCTGCCTTTTATGATCATCATGTACACCCTGGCCCTGAAGAACCTGTATTCCACCACAGATAAGGCCATGGGCATGGTGAACCTGCTGACAGAGCGGAAGAATGCCGGCTTCACCGACGTGTTTCTGGTGAGACAGAATGTGCGGAGAGATAACATGCAGAATCTGAAGGCCACAAAGATGTTCGTGACCGTGGTGAGCGTGTTTGCCGTGTGCATGCTGCCCAACCAGGTGCTGTGGCTGTGGTCCGACTACGGCAGGGGCTATGAGCACGAGTCTTTCAATACAGCCGCCATCGTGTGCCGCTTCTTTACCTACGCCAACAGCGTGTGCAATGCCCTGATCTACAGCTTCTATTCCAAGGAGTTTAGGCGCGGCTATCGGAAGATCTTCAGAGCCTTTAACCTGAGGGTGCTGGGCCGCACCATCAGCCTGAAGCGGAGACCTTCCAATCAGCAGGCCCTGTACAAGATCCCACGGTTCGAGATCACCAGAACATCTGTGCGGAGCAGAGAGACCAGAGCCATGAGCCTGTTTACCACAAACACCACAATGTCCCAGGGCTCTCCAGATAGCGGCATCGAGACAGTGGAGTCCTTCGCCTCCAAGTCTTGTGACCTGGGCGATACCCCTCAGAGGAAGGAGAGCCCATCCCAGCGCAAGCAGTCCCAGCAGTTCCTGCAGATCCCCACCAAGAGGACACTGTCCCACGGCTCTAATAAGTTTTCTGAGAGGAGGGCAGTGGCAACCGCACAGGTGACACTGAGCTCCACCGTGGAGGGACTGCTGGTGGCCCTGCGGAGACCCATGAACGGACAGGCCCCTTGCTGTCAGGAGACAATCCGCGAGTTTATCGAGAATCTGAGGGAGACCCGCC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9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3222_1.1</text:p>
          </table:table-cell>
          <table:table-cell table:style-name="ce14" office:value-type="string" calcext:value-type="string">
            <text:p>NVEC200_003222_1.1</text:p>
          </table:table-cell>
          <table:table-cell office:value-type="string" calcext:value-type="string">
            <text:p>MNNHFIPTIGSDLTVTTLRNLSSNFTLETSKASRMATTSFEITKISFYFVILLFSSLGNGMVAYIICSRRKMRTASNYLILNLAICDFLTPLLSIPFDFALEKNEYLWLYGAAMCKLLWPAATYTTTSSAFCLAVISLDRYRIIMHPYKTRLSTKQVAATIAASHILSIACVVPYSHVLHLQSGLCQEGWRSFSYRQAYTAILFLVQYALPLVFMIIMYTLALIQLYHSYGRTSHMRSVIEKNNYGGRTSETGRKLSRARTLRRSLSFGATSSANVRATKMFLVVVTVFSIFMLPNQVIWLWADFGGGSTDQPYDKIVIICWLFTYTNCVCNPFIFAIFSHEFRHGFKQVFRPSYLRLRESLSRGSKRQFLSRVPKSFRSQTKRKSPDEAKTTGNAIIIGNNMADIAREDDQHKDQEIIHYRMTVF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CCACTTTATACCAACGATTGGTTCCGATCTTACAGTAACCACACTTAGGAACCTCTCATCAAACTTTACTTTGGAAACTTCTAAAGCGTCAAGGATGGCAACCACGTCTTTTGAAATTACCAAGATCTCATTTTACTTTGTAATTCTGTTGTTTAGCTCGTTGGGGAATGGAATGGTTGCGTATATCATTTGCTCAAGGCGTAAAATGAGAACCGCGTCCAACTACCTCATCCTGAACCTCGCCATCTGTGACTTTCTAACGCCGCTTCTTAGCATCCCGTTCGACTTCGCGCTTGAGAAGAATGAATACTTGTGGCTGTATGGAGCTGCTATGTGTAAATTATTATGGCCTGCAGCTACATATACTACCACGTCCTCAGCGTTCTGCCTTGCCGTTATATCCCTGGATCGATACCGAATTATCATGCACCCCTACAAAACACGCCTGTCTACCAAGCAGGTCGCCGCTACTATAGCCGCTTCACATATTCTATCTATAGCATGCGTCGTGCCGTACAGCCATGTCCTACACCTGCAGTCTGGATTGTGCCAGGAGGGATGGAGGTCATTTTCTTATCGACAAGCTTACACAGCGATCTTATTCCTTGTTCAGTACGCACTACCCCTCGTGTTCATGATCATCATGTACACACTAGCGCTGATTCAGTTGTACCATTCGTACGGAAGGACTTCCCATATGAGATCCGTAATAGAGAAAAATAACTACGGCGGTAGAACAAGCGAAACCGGGAGAAAACTAAGTAGAGCTAGGACTTTACGGAGGAGTCTAAGTTTTGGTGCAACATCATCTGCGAATGTGCGCGCAACCAAAATGTTCCTAGTGGTTGTCACGGTTTTCTCGATCTTTATGCTCCCGAACCAAGTCATTTGGTTGTGGGCTGATTTCGGAGGAGGAAGTACCGACCAACCCTATGATAAAATAGTCATCATTTGTTGGCTGTTTACTTACACTAATTGCGTCTGCAATCCATTCATTTTCGCTATTTTCAGCCATGAATTCCGCCACGGTTTCAAACAAGTTTTCAGACCTTCATACCTAAGACTAAGGGAATCATTGTCTCGAGGTTCAAAACGCCAGTTTTTGTCGCGCGTTCCAAAATCTTTTCGATCACAAACAAAGAGGAAATCACCAGATGAAGCGAAAACCACTGGTAATGCCATCATCATAGGAAACAACATGGCCGATATTGCACGCGAAGATGATCAACATAAAGACCAAGAGATCATTCACTACAGAATGACGGTGTTTAT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ATCACTTCATCCCAACAATCGGCAGCGACCTGACCGTGACCACACTGCGGAACCTGAGCTCCAACTTCACCCTGGAGACCTCTAAGGCCAGCAGAATGGCCACCACAAGCTTCGAGATCACCAAGATCTCCTTCTACTTTGTGATCCTGCTGTTTTCTAGCCTGGGCAACGGCATGGTGGCCTACATCATCTGCAGCCGGAGAAAGATGAGGACCGCCTCCAACTATCTGATCCTGAATCTGGCCATCTGTGACTTCCTGACACCCCTGCTGTCCATCCCTTTCGATTTTGCCCTGGAGAAGAATGAGTACCTGTGGCTGTATGGCGCCGCCATGTGCAAGCTGCTGTGGCCAGCCGCCACCTACACCACAACCTCCTCTGCCTTTTGTCTGGCCGTGATCTCCCTGGATCGGTACAGAATCATCATGCACCCCTATAAGACACGCCTGTCTACCAAGCAGGTGGCAGCAACAATCGCAGCAAGCCACATCCTGTCCATCGCCTGCGTGGTGCCTTATTCTCACGTGCTGCACCTGCAGAGCGGACTGTGCCAGGAGGGATGGCGGTCTTTCAGCTACAGACAGGCCTATACCGCCATCCTGTTCCTGGTGCAGTACGCCCTGCCCCTGGTGTTTATGATCATCATGTATACCCTGGCCCTGATCCAGCTGTACCACAGCTATGGCAGGACATCTCACATGCGCAGCGTGATCGAGAAGAACAATTACGGAGGAAGGACATCCGAGACCGGAAGGAAGCTGTCTAGGGCACGCACCCTGAGGCGCTCCCTGTCTTTCGGCGCCACAAGCTCCGCCAACGTGCGGGCCACCAAGATGTTTCTGGTGGTGGTGACAGTGTTCAGCATCTTTATGCTGCCTAATCAGGTCATCTGGCTGTGGGCAGACTTCGGAGGAGGATCCACCGACCAGCCATACGATAAGATCGTGATCATCTGCTGGCTGTTTACATATACCAACTGCGTGTGCAATCCCTTCATCTTTGCCATCTTCTCTCACGAGTTTCGGCACGGCTTCAAGCAGGTGTTTAGACCTAGCTACCTGCGGCTGAGAGAGAGCCTGTCCAGGGGCTCCAAGCGCCAGTTCCTGTCTAGGGTGCCAAAGTCCTTTCGGTCTCAGACCAAGAGAAAGTCCCCCGATGAGGCCAAGACAACCGGCAACGCCATCATCATCGGCAACAATATGGCCGACATCGCCAGGGAGGACGATCAGCACAAGGATCAGGAGATCATCCACTATCGCATGACAGTGTTCAT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20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3223_1.1</text:p>
          </table:table-cell>
          <table:table-cell table:style-name="ce14" office:value-type="string" calcext:value-type="string">
            <text:p>NVEC200_003223_1.1</text:p>
          </table:table-cell>
          <table:table-cell office:value-type="string" calcext:value-type="string">
            <text:p>MDSTTAYQNQSSDNQSLENKTLPSVSSEELEFKAIKIAFYFVILIGSAVGNSLVAYIICSNRRLKTASNFLILNLAICDLLTPLVSIPFDFALEEHEYTWLYGRAMCRLLWPLATLSATSSALTLAAISLDRYLIIMHPFRSRLTKRQVLFIVIGIHFFSCVVVSPYVAFLNLEGSVCQETWPAQKYRKAYTVVLFLVQYAFPLLYMVTMYTMALFQLYSITGKVRGNKMKQTFNSPSGTPTMEARGTRNRTRKHGVCEVSDGSSTIGRLRSKLSLKRKSANTRATWTFIGIVIIFMCFMFPNQFIWMQTDLGNGARDEKAFSKAVIICWLFTYTNSVANPIIFAIFNNDFRSGFRKIFRCIVCLGQGNSRKLSTFLSTTDQGHVYPSSNNGTLRRARDSPQVDRQIPATLGVPEATHKQSQVSFTFPPSF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CTCTACGACAGCGTACCAAAACCAGTCAAGCGACAACCAGAGTTTGGAAAACAAAACTCTCCCCTCCGTGTCGTCTGAGGAATTAGAATTCAAGGCCATAAAAATTGCATTTTATTTTGTTATATTGATCGGAAGCGCAGTGGGAAACAGCCTGGTAGCATACATCATTTGCTCAAACAGACGACTGAAAACGGCGTCTAACTTCCTAATACTGAACTTGGCGATTTGCGACCTATTGACGCCACTGGTCAGTATACCGTTTGATTTTGCTTTGGAGGAACACGAGTATACATGGTTATATGGCCGCGCTATGTGTCGGCTTCTATGGCCGCTAGCGACTCTGAGCGCGACTTCCTCTGCGTTAACTCTTGCCGCTATCTCTCTGGATCGCTATCTCATCATCATGCATCCATTCCGCTCAAGACTTACCAAGAGGCAGGTGTTGTTTATTGTTATCGGAATTCACTTTTTCTCGTGCGTAGTGGTGTCTCCTTATGTAGCGTTTCTGAACTTGGAGGGGTCGGTCTGTCAGGAGACATGGCCGGCACAGAAGTACCGGAAGGCGTACACGGTTGTACTTTTTCTCGTGCAGTACGCCTTCCCGCTACTTTACATGGTAACCATGTACACCATGGCGTTATTTCAGCTTTACTCCATAACCGGCAAAGTGCGAGGCAACAAAATGAAACAAACATTTAACAGTCCAAGTGGAACTCCGACTATGGAGGCAAGAGGAACCAGGAATAGGACTCGGAAGCATGGAGTGTGCGAGGTATCGGATGGCAGCTCCACCATCGGCCGACTGAGGTCAAAGTTGTCATTAAAGCGGAAAAGTGCAAATACACGGGCGACGTGGACGTTTATAGGGATCGTCATCATCTTCATGTGCTTCATGTTTCCGAACCAATTCATATGGATGCAGACCGACCTTGGTAATGGCGCCAGAGACGAGAAAGCATTCTCAAAGGCGGTTATTATATGCTGGTTGTTTACTTATACCAACTCTGTTGCGAACCCCATCATCTTCGCCATTTTTAACAACGATTTTCGAAGCGGGTTTAGAAAAATATTCAGGTGTATTGTTTGCTTGGGGCAGGGCAACTCACGGAAATTATCGACGTTTTTGAGTACTACTGATCAAGGTCATGTGTATCCTTCAAGCAACAACGGGACTTTGAGACGAGCTAGAGACTCACCACAGGTTGACCGCCAGATTCCCGCGACTTTAGGGGTACCAGAGGCTACGCATAAACAATCACAAGTTTCATTCACTTTTCCGCCCTCTTTCG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TCCACCACAGCCTACCAGAACCAGAGCTCCGATAATCAGTCTCTGGAGAACAAGACCCTGCCTAGCGTGTCTAGCGAGGAGCTGGAGTTTAAGGCCATCAAGATCGCCTTCTACTTTGTGATCCTGATCGGCTCCGCCGTGGGCAATTCTCTGGTGGCCTATATCATCTGCTCCAACCGGAGACTGAAGACCGCCTCTAATTTCCTGATCCTGAACCTGGCCATCTGTGACCTGCTGACACCTCTGGTGAGCATCCCATTCGATTTTGCCCTGGAGGAGCACGAGTACACCTGGCTGTATGGAAGGGCAATGTGCAGGCTGCTGTGGCCACTGGCCACCCTGAGCGCCACATCCTCTGCCCTGACCCTGGCAGCCATCTCCCTGGACCGGTACCTGATCATCATGCACCCTTTTCGGTCTAGACTGACAAAGAGACAGGTGCTGTTCATCGTGATCGGCATCCACTTCTTTAGCTGCGTGGTGGTGTCCCCTTATGTGGCCTTTCTGAATCTGGAGGGAAGCGTGTGCCAGGAGACCTGGCCAGCCCAGAAGTACAGGAAGGCCTATACAGTGGTGCTGTTTCTGGTGCAGTACGCCTTCCCCCTGCTGTACATGGTGACCATGTATACAATGGCCCTGTTTCAGCTGTATTCCATCACCGGCAAGGTGAGGGGCAATAAGATGAAGCAGACATTCAACTCCCCATCTGGAACCCCAACAATGGAGGCAAGGGGAACCAGGAATAGGACACGGAAGCACGGCGTGTGCGAGGTGTCCGATGGCAGCTCCACCATCGGCAGACTGAGGAGCAAGCTGTCCCTGAAGCGGAAGTCTGCCAACACAAGAGCCACCTGGACCTTCATCGGCATCGTGATCATCTTCATGTGCTTCATGTTTCCAAATCAGTTCATCTGGATGCAGACCGACCTGGGAAACGGAGCAAGGGATGAGAAGGCCTTTTCTAAGGCCGTGATCATCTGTTGGCTGTTCACCTACACAAACAGCGTGGCCAATCCCATCATCTTCGCCATCTTTAACAATGACTTCAGAAGCGGCTTTAGGAAGATCTTCCGCTGCATCGTGTGCCTGGGCCAGGGCAACTCCAGAAAGCTGTCTACCTTTCTGAGCACCACAGATCAGGGCCACGTGTATCCATCTAGCAACAATGGCACACTGAGGAGGGCAAGGGACAGCCCACAGGTGGATAGGCAGATCCCAGCCACCCTGGGAGTGCCTGAGGCAACACACAAGCAGTCTCAGGTGAGCTTCACCTTTCCCCCTTCCTTCGA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21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4060_1.1</text:p>
          </table:table-cell>
          <table:table-cell table:style-name="ce14" office:value-type="string" calcext:value-type="string">
            <text:p>NVEC200_004060_1.1</text:p>
          </table:table-cell>
          <table:table-cell office:value-type="string" calcext:value-type="string">
            <text:p>MNSTLEEAVRPIGTNASSEGERNQGLRVAKLCVYLLILLCSASGNTLVILSVVLFRRMKTVPNMFIANLAACDFVTTVSSIPFDLAADELGYWPYGAIMCKLLWPLATFTTVAAVLTLLAISVDRYIALLYPLNIKYRITKRRFYIIMVIVYVVSAWAILPYMIFQEYQPGDGAGTLPQCGEEWPDFSYRKAYTVFLFCLQYGVPLPLMIFIYTKLGMVLFKNTKQMKAFSGGNKAKTNSGTPVFIRRIDSNAKTRTSEMLIKRTESTDSRTRSLNKRRQQNSKTVKMFLLIVTIFLLFMLPNQILWLLFDFGNSEYLLAHLDLIAFTCRAFTYTNSVLNAAIYGACNGSFRNAFACTLKCKCGHKHQRQHLLNVSVYRKDKVCNGRKISRNENANASRDDTGDTQASECKKTSPTKKTVNFLSPHPSDKCIVRDHKSRADNGIMVETNASSEVECCEEVFDSPPCDCEKSLIADDFTCESKIEGLLNQINSDVQSDLLGSDFKLDKADIDKDLRETI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TCGACACTGGAAGAGGCCGTGCGCCCAATTGGCACTAACGCAAGTAGTGAAGGGGAGAGAAACCAGGGGCTAAGAGTCGCTAAACTCTGCGTGTACCTCCTAATTCTGCTATGCAGCGCGTCGGGCAACACATTGGTCATCCTGTCCGTGGTGCTATTCAGGCGCATGAAGACCGTCCCCAACATGTTTATCGCAAACCTGGCAGCGTGTGATTTCGTTACCACTGTGTCTAGTATCCCGTTTGATTTGGCGGCGGATGAGCTCGGGTATTGGCCTTACGGGGCAATCATGTGCAAGCTTCTATGGCCGCTTGCTACCTTCACGACCGTAGCCGCGGTGTTGACCTTACTGGCGATCTCTGTTGATCGGTATATAGCCCTGCTCTACCCGCTCAACATCAAATACCGGATTACCAAGCGACGCTTCTACATCATCATGGTGATAGTGTATGTCGTCTCTGCATGGGCTATTCTACCGTATATGATATTTCAGGAGTATCAACCTGGGGACGGAGCTGGGACTTTACCTCAATGCGGCGAGGAGTGGCCGGATTTCAGCTACCGCAAGGCGTACACTGTGTTCTTATTCTGCCTGCAGTATGGGGTGCCTTTGCCTTTAATGATCTTTATATACACCAAGCTTGGTATGGTGCTATTTAAGAATACTAAGCAGATGAAAGCGTTCAGCGGGGGTAATAAAGCAAAAACCAATAGCGGTACTCCGGTGTTTATAAGGCGCATTGATTCTAACGCAAAGACTAGGACCTCGGAGATGCTCATAAAGCGAACAGAGAGTACGGATAGCAGAACTCGATCACTGAACAAGAGAAGACAGCAAAACAGCAAGACGGTGAAAATGTTCCTGCTAATTGTCACTATATTTTTATTATTCATGCTTCCAAATCAAATCTTATGGCTGTTGTTTGACTTTGGGAATTCGGAATACCTCTTGGCGCATCTCGATTTGATAGCGTTTACCTGCCGCGCATTTACGTACACGAATTCTGTGTTGAACGCAGCTATCTACGGCGCTTGCAACGGTAGTTTTCGCAACGCGTTCGCCTGTACTCTCAAGTGCAAATGCGGGCACAAGCACCAACGCCAGCACTTACTGAACGTCAGCGTTTACAGGAAAGATAAGGTTTGTAACGGACGTAAGATCTCTCGTAATGAGAACGCCAATGCGTCTAGGGACGACACCGGAGATACGCAAGCGAGCGAGTGCAAAAAAACATCACCAACCAAGAAAACCGTAAATTTTTTGTCCCCGCATCCGTCTGACAAATGCATTGTGCGAGATCATAAGTCACGAGCTGATAATGGGATAATGGTCGAGACTAATGCATCGTCAGAGGTGGAATGCTGCGAGGAGGTATTTGACTCCCCGCCATGCGACTGCGAAAAGTCTCTGATTGCAGATGATTTCACCTGCGAATCGAAAATTGAAGGACTTTTGAATCAAATCAACAGCGACGTTCAATCGGATTTACTGGGCAGTGATTTCAAACTAGATAAGGCGGATATAGACAAAGATTTGCGCGAAACCATTTT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TTCCACACTGGAGGAGGCCGTGAGGCCTATCGGAACCAATGCAAGCTCCGAGGGAGAGAGGAACCAGGGACTGAGAGTGGCCAAGCTGTGCGTGTACCTGCTGATCCTGCTGTGCAGCGCCTCCGGCAACACACTGGTCATCCTGAGCGTGGTGCTGTTTCGGAGAATGAAGACCGTGCCCAATATGTTCATCGCCAACCTGGCCGCCTGCGACTTTGTGACCACAGTGTCTAGCATCCCTTTCGATCTGGCAGCAGACGAGCTGGGATACTGGCCTTATGGCGCCATCATGTGCAAGCTGCTGTGGCCACTGGCCACATTCACCACAGTGGCAGCCGTGCTGACCCTGCTGGCCATCAGCGTGGACCGGTACATCGCCCTGCTGTATCCACTGAATATCAAGTACAGAATCACCAAGAGGCGCTTTTACATCATCATGGTCATCGTGTACGTGGTGTCCGCCTGGGCCATCCTGCCATACATGATCTTCCAGGAGTATCAGCCAGGCGACGGAGCAGGCACACTGCCACAGTGCGGAGAGGAGTGGCCTGATTTTTCTTACCGGAAGGCCTATACCGTGTTCCTGTTTTGTCTGCAGTACGGCGTGCCACTGCCCCTGATGATCTTCATCTATACAAAGCTGGGCATGGTGCTGTTTAAGAATACCAAGCAGATGAAGGCCTTCTCCGGCGGCAATAAGGCCAAGACAAACTCTGGCACCCCAGTGTTTATCCGGAGAATCGACTCCAACGCCAAGACCCGGACATCTGAGATGCTGATCAAGAGAACCGAGTCTACAGATAGCCGGACCAGAAGCCTGAATAAGAGGCGCCAGCAGAACTCCAAGACAGTGAAGATGTTCCTGCTGATCGTGACCATCTTCCTGCTGTTTATGCTGCCCAATCAGATCCTGTGGCTGCTGTTCGACTTTGGCAACTCCGAGTACCTGCTGGCCCACCTGGATCTGATCGCCTTCACATGCAGGGCCTTTACCTACACAAATTCTGTGCTGAACGCCGCCATCTATGGCGCCTGCAATGGCAGCTTCCGCAACGCCTTTGCCTGTACCCTGAAGTGCAAGTGTGGCCACAAGCACCAGAGGCAGCACCTGCTGAATGTGAGCGTGTATCGCAAGGACAAGGTGTGCAACGGCAGGAAGATCAGCCGCAACGAGAATGCCAACGCCTCCCGGGACGATACCGGCGATACACAGGCCTCTGAGTGCAAGAAGACCAGCCCCACAAAGAAGACCGTGAACTTTCTGTCCCCTCACCCATCTGATAAGTGTATCGTGAGGGACCACAAGAGCCGCGCCGATAATGGCATCATGGTGGAGACAAACGCCTCCTCTGAGGTGGAGTGCTGTGAGGAGGTGTTTGATTCTCCCCCTTGCGACTGTGAGAAGAGCCTGATCGCCGACGATTTCACCTGCGAGTCCAAGATCGAGGGCCTGCTGAATCAGATCAACAGCGATGTGCAGTCCGACCTGCTGGGCTCTGATTTCAAGCTGGACAAGGCCGACATCGATAAGGACCTGAGAGAGACCATCC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22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4063_1.1</text:p>
          </table:table-cell>
          <table:table-cell table:style-name="ce14" office:value-type="string" calcext:value-type="string">
            <text:p>NVEC200_004063_1.1</text:p>
          </table:table-cell>
          <table:table-cell office:value-type="string" calcext:value-type="string">
            <text:p>MTSNCTNSTQATGQREPLESTTFITTKIVFYFLILLCTTVGNSMVVYVICTSRKMRSSSNLLVLNLAVCDLFTPLISIPFDFALEENHYVYLFGKAMCKVLGPSATLTTTAASLTLAAISLDRYRIIMHPFKTRLSSKQIKLIILGIYVFSVIAVFPYAYVLRLENSDCSEHWPMVLYRQLYTMALFLIQYALPLVFMIIMYAFAIKNLYSASDKMRNNSIHTPAFDMNKLEDSEGKRVFFRKLRRKSVGEENPNARATKMFMTVVAVFSVFMFPNQVLWLWADYGDGLKQPHFRRVSVICWLFTYTNGVVNPIIFAIFSKEFRSGFKALLKFIFCCNQEVISLGKGRFEFFTRTATDSSSHSYDGATERGKHFKATSINTGYDTINSLRKSNCDFFPPRPCETTLFIKTLPNLTAQKHGSSCDKNSLCDKTLESHSYREPNRGESRLSGSFSDRSMADESTARCTDGVLKATTPLNSTDMDSQEGFLDKSAFLTFTDLPETY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TAGCAACTGCACTAACAGCACACAGGCAACGGGGCAAAGGGAGCCGCTGGAGTCCACCACTTTTATAACCACCAAGATCGTGTTCTATTTTCTTATACTTCTTTGCACGACAGTTGGGAATTCAATGGTGGTTTATGTGATTTGCACGAGTAGAAAGATGCGTAGTTCGTCCAACCTTCTAGTGCTTAACTTAGCTGTTTGCGACTTGTTCACGCCACTCATAAGCATCCCTTTCGACTTCGCGCTGGAGGAAAATCACTACGTGTACTTGTTTGGCAAAGCGATGTGTAAAGTGCTTGGACCTAGTGCTACGTTGACGACCACGGCCGCGTCGTTGACTCTCGCCGCGATTTCCTTGGACCGTTATCGCATTATCATGCACCCGTTCAAGACTAGACTGAGCTCCAAGCAAATCAAGCTCATTATACTCGGCATCTACGTATTCTCCGTGATCGCCGTGTTCCCATACGCGTACGTCTTGCGACTGGAAAACAGCGACTGCTCAGAACACTGGCCTATGGTGCTGTATCGACAGCTCTATACAATGGCATTGTTTTTAATCCAGTATGCGCTCCCGCTGGTCTTTATGATAATCATGTATGCCTTCGCTATTAAGAACTTATATTCCGCCTCGGACAAAATGCGAAACAACTCGATTCATACTCCCGCCTTTGATATGAACAAATTAGAAGATAGTGAGGGGAAGCGGGTTTTTTTCCGCAAACTGCGACGTAAATCAGTGGGTGAAGAGAACCCAAATGCGCGCGCCACCAAAATGTTCATGACCGTGGTTGCAGTTTTCTCCGTGTTCATGTTCCCTAATCAAGTATTGTGGTTATGGGCTGATTACGGCGACGGTTTAAAGCAGCCGCACTTTCGTCGGGTATCTGTGATCTGTTGGCTCTTTACTTACACTAATGGTGTAGTTAACCCTATTATTTTCGCCATTTTTAGTAAAGAGTTCCGTAGCGGATTTAAGGCTTTACTCAAGTTTATTTTTTGTTGTAATCAAGAGGTGATTTCTTTGGGAAAGGGTAGATTCGAGTTCTTTACTAGAACTGCCACTGATTCTTCCTCGCACTCTTACGATGGCGCCACCGAGCGAGGAAAGCACTTCAAAGCTACGTCCATTAACACTGGCTATGACACGATAAACTCGCTAAGAAAATCCAACTGTGATTTCTTTCCACCGCGTCCCTGCGAAACTACCCTCTTTATCAAGACACTCCCTAATCTAACGGCGCAAAAGCACGGCTCTTCTTGTGATAAAAATTCCCTTTGCGACAAAACACTAGAATCGCACTCGTACAGGGAACCGAATCGCGGTGAAAGTCGCCTAAGTGGATCTTTCAGCGATAGGTCAATGGCAGATGAGTCGACAGCAAGATGTACTGATGGGGTTTTGAAAGCCACCACGCCACTCAATTCAACGGACATGGATTCGCAAGAAGGATTTCTAGACAAGAGCGCATTTTTGACCTTCACTGATTTGCCAGAGACGTACTG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CCAGCAACTGCACCAATTCCACACAGGCCACCGGCCAGAGAGAGCCTCTGGAGAGCACCACATTCATCACCACAAAGATCGTGTTCTACTTTCTGATCCTGCTGTGCACCACAGTGGGCAACTCCATGGTGGTGTATGTGATCTGTACCTCTAGGAAGATGCGCAGCTCCTCTAACCTGCTGGTGCTGAATCTGGCCGTGTGCGACCTGTTCACACCACTGATCTCCATCCCCTTCGATTTTGCCCTGGAGGAGAATCACTACGTGTATCTGTTTGGCAAGGCCATGTGCAAGGTGCTGGGACCATCTGCCACCCTGACCACAACCGCCGCCTCTCTGACACTGGCCGCCATCAGCCTGGACCGGTACAGAATCATCATGCACCCTTTCAAGACCAGGCTGAGCTCCAAGCAGATCAAGCTGATCATCCTGGGCATCTACGTGTTCAGCGTGATCGCCGTGTTTCCCTACGCCTATGTGCTGCGCCTGGAGAACTCTGATTGCAGCGAGCACTGGCCTATGGTGCTGTACCGGCAGCTGTATACCATGGCCCTGTTCCTGATCCAGTACGCCCTGCCACTGGTGTTCATGATCATCATGTACGCCTTTGCCATCAAGAACCTGTATTCCGCCTCTGACAAGATGAGAAACAATAGCATCCACACACCCGCCTTTGACATGAATAAGCTGGAGGATTCCGAGGGCAAGCGGGTGTTCTTTAGAAAGCTGCGGAGAAAGTCTGTGGGCGAGGAGAACCCTAATGCCAGGGCCACCAAGATGTTCATGACAGTGGTGGCCGTGTTTAGCGTGTTCATGTTTCCAAATCAGGTGCTGTGGCTGTGGGCCGACTACGGCGATGGCCTGAAGCAGCCCCACTTCAGGCGCGTGTCCGTGATCTGTTGGCTGTTTACATATACCAACGGCGTGGTGAATCCAATCATCTTCGCCATCTTTTCTAAGGAGTTCCGCAGCGGCTTTAAGGCCCTGCTGAAGTTCATCTTTTGCTGTAACCAGGAAGTGATCAGCCTGGGCAAGGGCAGATTCGAGTTCTTTACAAGGACCGCCACAGACTCTAGCTCCCACAGCTACGATGGAGCAACCGAGAGGGGCAAGCACTTTAAGGCCACATCCATCAATACCGGCTATGACACAATCAACTCCCTGAGAAAGTCTAATTGCGATTTCTTTCCCCCTAGGCCTTGTGAGACAACCCTGTTCATCAAGACCCTGCCAAACCTGACAGCCCAGAAGCACGGCTCTAGCTGCGACAAGAATTCTCTGTGCGATAAGACCCTGGAGAGCCACTCCTACAGGGAGCCAAACAGGGGAGAGAGCAGGCTGTCTGGCAGCTTCTCCGACCGCTCCATGGCCGATGAGTCTACCGCCCGGTGCACAGATGGCGTGCTGAAGGCCACAACCCCTCTGAATAGCACCGACATGGATTCCCAGGAGGGCTTTCTGGACAAGTCCGCCTTCCTGACCTTTACAGATCTGCCAGAGACATATTGT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23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4265_1.1</text:p>
          </table:table-cell>
          <table:table-cell table:style-name="ce14" office:value-type="string" calcext:value-type="string">
            <text:p>NVEC200_004265_1.1</text:p>
          </table:table-cell>
          <table:table-cell office:value-type="string" calcext:value-type="string">
            <text:p>MNSSNFTTFTGLDGIGNHARISTEFKILKMALYSIIFLLSMTGNILVISVICFTKKMRSSSHILILHVAICDLLTPSLSIPFDLAYEELKYKWIFGKAMCKILWPCQTYLTTSTTFLLTAICVDRYRALVYPFSQRWKGRRLYCKIASIFAFAAMVVIPYMLVLNLSATSGIKDCVEEWPEPAFAYKQAYTMVLFLLQYAVPLVVMIVLYSIALQSLSNANKTAVKYSSLSKKNSQRSNSVRSDTDHQNLEETRREQHFKVTKMFIIVVIVFAISMFPNQVLWLWVDYGDFSNHPHFPVTAVVCRLFTYSNSVLNPFIYGLYSKEFRSGYIRAGKTLSSSRDRYKPSSRDRYQAAKKMRGGLEKELGKNTLLNGAPNDGAGTELINFSKLKNVDKGEMVDATSSSRGRDEKGRVMSVISVPPNNHQSITCEEDKQGNGLHIDDSFQTDEISLDMTDDKNLMHRLGKLQESR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TCGTCAAACTTTACAACCTTTACTGGACTCGACGGAATTGGAAATCACGCGCGGATATCAACGGAGTTCAAAATCCTCAAAATGGCGCTCTACTCTATTATCTTTCTCCTCAGTATGACTGGAAACATATTGGTGATCTCCGTTATATGCTTCACCAAGAAAATGCGAAGTTCTTCACATATCCTCATCCTGCACGTGGCGATATGTGACCTGCTCACACCGTCTCTCAGTATCCCATTCGATTTAGCCTACGAGGAGCTAAAATACAAATGGATATTTGGTAAAGCGATGTGTAAGATCCTTTGGCCATGCCAGACATACCTCACCACATCAACAACATTTCTGCTAACTGCAATCTGTGTGGATCGTTACAGAGCACTTGTTTACCCATTCAGCCAGCGCTGGAAAGGCCGACGTCTGTACTGCAAGATTGCCTCCATCTTTGCTTTCGCAGCTATGGTCGTAATACCTTATATGCTTGTTCTAAATTTGTCGGCTACGTCTGGAATTAAGGACTGTGTAGAGGAATGGCCAGAGCCGGCTTTTGCGTACAAACAAGCTTACACGATGGTACTGTTCCTACTACAGTATGCTGTCCCGCTAGTGGTGATGATTGTGCTGTATTCCATTGCACTTCAAAGCCTGTCAAATGCAAACAAGACCGCCGTCAAGTACAGTTCCTTGTCTAAGAAGAACTCTCAAAGATCCAACAGTGTGCGCAGTGACACAGATCATCAAAACCTAGAAGAGACGCGTAGGGAACAGCACTTTAAGGTGACGAAAATGTTTATAATTGTAGTGATTGTTTTCGCCATCAGTATGTTCCCTAATCAAGTGCTCTGGCTTTGGGTAGACTATGGCGATTTCTCCAATCACCCGCACTTCCCCGTCACTGCAGTCGTATGCCGCTTATTCACCTACTCGAACAGCGTGTTGAACCCGTTCATCTACGGTCTGTACAGCAAGGAGTTCCGATCAGGGTACATCCGAGCTGGCAAGACGCTTTCCTCATCGCGTGACAGATATAAACCCTCATCGCGTGACAGATATCAAGCCGCGAAGAAAATGAGAGGAGGGTTGGAGAAAGAGTTAGGAAAAAACACTTTACTGAATGGTGCCCCTAATGATGGGGCGGGCACAGAGTTGATCAACTTCTCGAAATTGAAGAATGTGGATAAGGGTGAGATGGTAGACGCTACTTCAAGTTCAAGGGGGCGTGATGAGAAAGGTCGCGTAATGTCTGTTATATCTGTCCCGCCCAATAATCACCAGAGTATAACGTGCGAGGAAGATAAGCAAGGAAATGGTCTCCACATAGATGACAGTTTCCAGACAGACGAGATATCACTGGACATGACGGATGATAAAAATCTGATGCATCGCTTGGGTAAACTGCAAGAAAGCAGATG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GCTCCAACTTCACCACCTTCACCGGCCTGGACGGCATCGGCAATCACGCCAGGATCAGCACAGAGTTCAAGATCCTGAAGATGGCCCTGTATTCCATCATCTTTCTGCTGTCTATGACCGGCAACATCCTGGTCATCAGCGTGATCTGCTTCACAAAGAAGATGCGCTCTAGCTCCCACATCCTGATCCTGCACGTGGCCATCTGTGACCTGCTGACCCCCAGCCTGTCCATCCCTTTCGATCTGGCCTACGAGGAGCTGAAGTATAAGTGGATCTTTGGCAAGGCCATGTGCAAGATCCTGTGGCCATGTCAGACCTACCTGACCACATCCACCACATTCCTGCTGACAGCCATCTGCGTGGACCGGTACAGAGCCCTGGTGTATCCCTTTTCTCAGCGGTGGAAGGGCCGGAGACTGTACTGTAAGATCGCCAGCATCTTCGCCTTTGCCGCCATGGTGGTCATCCCTTATATGCTGGTGCTGAATCTGTCTGCCACCAGCGGCATCAAGGATTGCGTGGAGGAGTGGCCAGAGCCAGCCTTCGCCTACAAGCAGGCCTATACAATGGTGCTGTTTCTGCTGCAGTACGCCGTGCCACTGGTGGTCATGATCGTGCTGTATTCTATCGCCCTGCAGTCTCTGAGCAACGCCAATAAGACCGCCGTGAAGTACTCTAGCCTGAGCAAGAAGAATTCCCAGCGGTCCAACTCTGTGAGAAGCGACACCGATCACCAGAACCTGGAGGAGACAAGGCGCGAGCAGCACTTCAAGGTGACAAAGATGTTTATCATCGTGGTCATCGTGTTCGCCATCTCCATGTTTCCTAATCAGGTGCTGTGGCTGTGGGTGGACTACGGCGATTTCTCTAACCACCCTCACTTTCCAGTGACCGCCGTGGTGTGCCGGCTGTTCACATATAGCAACTCCGTGCTGAATCCATTCATCTACGGCCTGTATTCTAAGGAGTTTAGGAGCGGATACATCAGGGCAGGCAAGACCCTGTCCTCTAGCAGGGACCGCTACAAGCCATCCTCTAGGGATCGGTACCAGGCAGCCAAGAAGATGAGAGGCGGCCTGGAGAAGGAGCTGGGCAAGAACACCCTGCTGAATGGAGCACCTAACGATGGAGCAGGAACAGAGCTGATCAATTTCTCCAAGCTGAAGAACGTGGACAAGGGCGAGATGGTGGATGCCACCAGCTCCTCTAGGGGAAGGGACGAGAAGGGCAGAGTGATGTCCGTGATCTCTGTGCCCCCTAACAATCACCAGAGCATCACATGCGAGGAGGATAAGCAGGGCAATGGCCTGCACATCGACGATAGCTTTCAGACCGACGAGATCTCCCTGGATATGACAGACGATAAGAACCTGATGCACCGGCTGGGCAAGCTGCAGGAGAGCAGATGT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Nv_GPR185 (same as GPR200)</text:p>
          </table:table-cell>
          <table:table-cell table:style-name="ce9" office:value-type="string" calcext:value-type="string">
            <text:p>PRGa</text:p>
          </table:table-cell>
          <table:table-cell table:style-name="ce9" office:value-type="string" calcext:value-type="string">
            <text:p>EDO33974.p1</text:p>
          </table:table-cell>
          <table:table-cell office:value-type="string" calcext:value-type="string">
            <text:p>comp11738_c0_seq1</text:p>
          </table:table-cell>
          <table:table-cell office:value-type="string" calcext:value-type="string">
            <text:p>MRNNTTGVREDLASDNGFFYARLICYVLIFIIGVIGNILVCLVVCRQRKMKNVTNYFIVNLAAADLAVLLICIPFDFGEIITNYWPYGSIMCKLVYPLQTMATTASVGTLVAISLNRFMAIVYPLRPQLTTTDAKKVITVVWVLSLALVSPYIAVLRMRGQHCQETFEERGMQAGAYTMAIFLLQYVLPLTLIGLSYVRIGRDLRRDKGSYSNDALQREQEKEAHKVVKVLTGVVITFALLMLPNHVVFIWIDFGRGGDHEYVNQIVSLGQILVYFNSATNPLIYNAVNEQFREGFRLYFKSWIDLLLKQHRDSMAVSGDGRPRRGLGKCAMCASDADTDEDVALNGTCISNYRRDNNNGSCASYSPKTNASEVNMTQADEVTRSLTKV</text:p>
          </table:table-cell>
          <table:table-cell table:style-name="ce9" office:value-type="string" calcext:value-type="string">
            <text:p>EDO33974</text:p>
          </table:table-cell>
          <table:table-cell office:value-type="string" calcext:value-type="string">
            <text:p>ATGCGAAATAATACTACAGGTGTCAGAGAGGATCTCGCTAGTGACAATGGGTTTTTCTACGCCCGTCTTATCTGCTATGTGCTCATATTCATCATTGGTGTAATCGGGAATATCTTGGTTTGCTTGGTCGTGTGCCGACAACGGAAGATGAAAAACGTCACTAACTACTTCATAGTGAACTTAGCCGCGGCCGATTTGGCTGTCCTTCTGATTTGTATACCGTTCGACTTCGGGGAAATCATCACGAACTATTGGCCGTATGGCTCCATTATGTGCAAGTTGGTCTACCCCCTGCAGACTATGGCCACCACAGCGTCAGTCGGTACCCTTGTCGCCATCAGCCTTAACAGGTTTATGGCGATAGTGTACCCCTTACGCCCCCAGCTGACCACCACGGATGCCAAGAAGGTAATCACGGTTGTGTGGGTGCTGTCGCTAGCGCTCGTGTCACCGTACATCGCGGTGCTAAGAATGCGAGGTCAGCACTGTCAAGAGACGTTCGAGGAGCGGGGAATGCAAGCAGGGGCGTACACCATGGCAATATTCCTGCTGCAGTACGTGTTGCCGTTGACCCTTATTGGCTTATCTTACGTAAGAATTGGCCGGGATCTCCGACGGGACAAGGGCTCATATTCCAACGACGCGCTGCAAAGAGAGCAAGAGAAAGAAGCGCACAAAGTAGTCAAGGTCCTAACGGGCGTGGTCATTACATTCGCACTACTCATGCTTCCTAATCACGTGGTTTTTATATGGATAGACTTTGGGAGAGGAGGTGATCACGAATACGTGAATCAAATCGTGTCTCTCGGACAGATCCTTGTCTACTTCAACAGCGCGACAAATCCGCTCATCTACAACGCCGTCAACGAGCAATTTCGTGAGGGATTCCGTCTGTACTTCAAGTCTTGGATTGATTTATTACTCAAACAGCACCGTGACTCTATGGCGGTAAGTGGAGATGGGCGACCGCGTCGGGGACTGGGCAAATGCGCCATGTGCGCTAGCGACGCGGATACCGACGAGGATGTAGCGCTGAATGGTACATGCATCTCAAACTACCGACGCGATAACAATAACGGGAGCTGTGCTTCATATTCACCAAAAACTAATGCGTCTGAAGTGAATATGACACAGGCCGACGAGGTGACAAGGTCGCTGACAAAAGTCTAG</text:p>
          </table:table-cell>
          <table:table-cell table:style-name="ce9" office:value-type="string" calcext:value-type="string">
            <text:p>cloned (gibson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GAAATAATACTACAGGTGTCAGA</text:p>
          </table:table-cell>
          <table:table-cell office:value-type="float" office:value="61.17" calcext:value-type="float">
            <text:p>61.17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CTAGACTTTTGTCAGCGACCTTGTC</text:p>
          </table:table-cell>
          <table:table-cell office:value-type="float" office:value="61.79" calcext:value-type="float">
            <text:p>61.79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ATGCGAAATAATACTACAGGTGTCAGA</text:p>
          </table:table-cell>
          <table:table-cell office:value-type="string" calcext:value-type="string">
            <text:p>AGCGGCCGCCACTGTGCTGGATCTAGACTTTTGTCAGCGACCTTGT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Nv_GPR232</text:p>
          </table:table-cell>
          <table:table-cell table:style-name="ce9" office:value-type="string" calcext:value-type="string">
            <text:p>Mix 2,3 (5,6)</text:p>
          </table:table-cell>
          <table:table-cell table:style-name="ce9" office:value-type="string" calcext:value-type="string">
            <text:p>NVE23823</text:p>
          </table:table-cell>
          <table:table-cell office:value-type="string" calcext:value-type="string">
            <text:p>NVE23823</text:p>
          </table:table-cell>
          <table:table-cell office:value-type="string" calcext:value-type="string">
            <text:p>MSELFLNATNSSEVGDMIQMDSVEWHAKLVAHIIILITSLVGNMLVLSVIRGSQQRRRRKTPYELFIANLAIADLTYIIVYFLAMYTDGTKHAFFCIFMSPLVTVTSTVSMLTLTAMAAFRCKAIVNPFKAKFSNKTVYLTIVSLWVIAFVCVIPLYIVLKVVDGQCLELWPSQSLNKAYTLALFVIEYVILMFVIIFSYTRIVFYLRRNKIPRTCLNESGRVSQKRRKDDQEVSKSLVVIVILYTILTLPHHLGWIFSEIFGLKDVAKVIFQFSGTLLLAHSCCNPFVYGSFARRFRRGYLRCLTRILCCGKRSKEGKRRCRYLTTSSESSDRQTNMSGHNMSAKELLSRNTTLRTTMMESDTDSDRKHHYEKH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CGAACTGTTCCTGAATGCGACAAACAGCAGCGAAGTGGGCGACATGATTCAAATGGATAGCGTTGAATGGCACGCAAAGCTGGTTGCCCATATCATCATCTTGATCACCTCACTAGTCGGCAATATGCTTGTTCTCTCTGTAATCCGCGGTAGTCAACAAAGGCGAAGGCGCAAGACGCCGTACGAACTCTTCATCGCAAATCTTGCCATAGCTGACCTCACCTACATCATCGTGTACTTTTTAGCGATGTACACGGATGGAACCAAGCATGCATTCTTCTGCATATTCATGAGCCCTCTGGTGACCGTAACCTCGACTGTGAGTATGCTAACATTAACGGCAATGGCAGCCTTCAGATGCAAAGCCATAGTGAACCCTTTCAAAGCCAAGTTTTCCAACAAAACAGTGTATCTGACTATAGTCTCGCTATGGGTGATAGCCTTTGTGTGTGTGATTCCATTGTATATAGTGCTAAAAGTCGTGGATGGGCAATGCTTGGAGCTGTGGCCGTCACAAAGCCTAAACAAGGCGTACACTCTTGCGCTCTTCGTCATAGAGTACGTCATCCTTATGTTTGTCATCATCTTCTCGTACACTCGAATTGTGTTCTACCTGCGTCGGAATAAGATCCCGCGAACGTGCTTAAACGAGAGCGGACGGGTGAGTCAAAAACGCCGCAAGGATGACCAGGAAGTATCCAAGTCCTTGGTGGTCATTGTCATCTTGTACACCATCCTAACACTGCCCCATCACTTGGGCTGGATCTTTAGCGAGATCTTTGGCTTAAAGGATGTCGCCAAAGTTATATTCCAATTCTCTGGCACGCTGCTTCTCGCTCACAGTTGCTGTAACCCGTTTGTGTATGGCTCGTTCGCACGCAGATTTCGCAGGGGTTACCTGCGTTGTTTGACGCGCATATTATGTTGCGGAAAGCGCTCTAAAGAAGGAAAGAGGCGATGCAGGTATCTAACAACAAGCAGCGAGTCGTCTGATCGTCAGACGAACATGTCCGGGCACAATATGAGCGCTAAGGAACTTCTCTCCAGAAATACGACGCTGCGGACTACGATGATGGAATCGGACACTGACAGCGACCGCAAACATCACTACGAAAAACA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GCGAGCTGTTTCTGAACGCCACAAATAGCTCCGAAGTGGGCGATATGATCCAGATGGACAGCGTGGAGTGGCACGCAAAGCTGGTGGCACACATCATCATCCTGATCACCTCCCTGGTGGGCAACATGCTGGTGCTGTCCGTGATCCGGGGCTCTCAGCAGCGGAGAAGGCGCAAGACACCCTACGAGCTGTTCATCGCCAATCTGGCCATCGCCGATCTGACCTACATCATCGTGTATTTTCTGGCCATGTATACAGACGGCACCAAGCACGCCTTCTTTTGCATCTTCATGTCCCCACTGGTGACCGTGACATCCACCGTGTCTATGCTGACACTGACCGCCATGGCCGCCTTTAGATGCAAGGCCATCGTGAACCCCTTCAAGGCCAAGTTTTCCAATAAGACAGTGTACCTGACCATCGTGTCTCTGTGGGTCATCGCCTTCGTGTGCGTGATCCCCCTGTATATCGTGCTGAAGGTGGTGGATGGCCAGTGTCTGGAGCTGTGGCCTAGCCAGTCCCTGAACAAGGCCTACACCCTGGCCCTGTTTGTGATCGAGTATGTGATCCTGATGTTCGTGATCATCTTTTCCTACACAAGGATCGTGTTCTATCTGCGGAGAAACAAGATCCCTAGGACCTGCCTGAATGAGAGCGGACGCGTGTCCCAGAAGAGGAGGAAGGACGATCAGGAGGTGTCTAAGAGCCTGGTGGTCATCGTGATCCTGTACACAATCCTGACCCTGCCTCACCACCTGGGCTGGATCTTCTCTGAGATCTTTGGCCTGAAGGATGTGGCCAAAGTGATCTTCCAGTTTTCTGGCACACTGCTGCTGGCCCACAGCTGCTGTAACCCATTCGTGTACGGATCTTTCGCCCGGCGGTTCCGGAGGGGCTATCTGAGGTGCCTGACCCGCATCCTGTGCTGTGGCAAGCGGAGCAAGGAGGGCAAGCGGAGATGTAGATACCTGACCACATCTAGCGAGTCCTCTGACAGGCAGACAAACATGAGCGGCCACAATATGTCCGCCAAGGAGCTGCTGAGCCGGAATACCACACTGAGAACCACAATGATGGAGTCTGACACCGATAGCGACCGCAAGCACCACTATGAGAAGCA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990"/>
          <table:table-cell table:style-name="ce18" table:number-columns-repeated="11"/>
        </table:table-row>
        <table:table-row table:style-name="ro1">
          <table:table-cell table:style-name="ce9" office:value-type="string" calcext:value-type="string">
            <text:p>Nv_GPR246</text:p>
          </table:table-cell>
          <table:table-cell table:style-name="ce9" office:value-type="string" calcext:value-type="string">
            <text:p>Mix 2,3,4,5,6,7</text:p>
          </table:table-cell>
          <table:table-cell table:style-name="ce9" office:value-type="string" calcext:value-type="string">
            <text:p>EDO423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NITTNNSDTNYAQCDNTASIAVPFKVSILSLVLVVGPLTNILIIILVLRYQRLKKNINYLIANMAVSDLMALLLGVPQWLEMELSGSISWKITGLLGSITCKVFYFVFYTVPVVSLLTLLIISLERYRAVTRSSCAAPPSRRQIAITILISWLIPLLMFSSSLHFFDVVSYNGVQICRMTHVSLLTSLQYAIIQTVLTVLLFVAMLAINVMILKKLRMSRFAANLPEIQRKKRERRIIRAVCMVLFSLLLYSICLLPANILELVIAAYWYYNKVPISAAFCINWNALLFAIYFLFYVNFTASPFIYVFFLEDFNSSAKKLLCCGTKSWKAEQETLTDQPQIPTTHEELKTLVKHCN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TAACATAACGACCAACAACAGTGATACGAACTATGCCCAGTGCGACAACACAGCAAGCATAGCAGTGCCTTTCAAAGTCTCTATTCTTTCATTAGTCCTCGTGGTTGGCCCGCTCACCAATATCCTGATTATAATCCTAGTTCTTCGGTACCAGCGGCTGAAAAAGAACATTAACTACTTGATCGCCAACATGGCCGTCTCTGATCTAATGGCTCTTCTCCTTGGGGTTCCCCAGTGGCTGGAGATGGAGCTGTCCGGCTCCATATCGTGGAAGATAACTGGCTTATTAGGCTCCATAACCTGTAAAGTGTTCTACTTCGTGTTTTACACCGTGCCGGTTGTATCGCTGCTTACCCTCTTAATCATTTCGTTGGAGAGGTATCGGGCGGTGACTAGGTCTAGCTGCGCCGCTCCACCATCGCGCCGTCAGATAGCCATCACGATTCTGATCTCCTGGCTCATTCCTTTGCTGATGTTTAGCTCGTCGCTCCACTTTTTCGACGTGGTTTCCTATAACGGTGTGCAGATTTGTCGCATGACACATGTTTCTCTACTCACTTCACTGCAGTATGCTATTATCCAAACGGTCCTCACTGTCCTTCTTTTCGTCGCTATGCTAGCCATCAACGTCATGATCCTGAAGAAGCTTCGCATGTCTCGATTCGCTGCGAACCTTCCTGAAATTCAGAGAAAGAAAAGAGAAAGGCGTATTATCCGTGCCGTCTGTATGGTCCTGTTTTCTCTGCTGCTCTACTCCATCTGCCTTCTTCCTGCGAATATCTTGGAGCTGGTGATAGCTGCGTATTGGTACTACAACAAAGTTCCCATCTCAGCCGCTTTTTGTATCAACTGGAACGCCCTCCTTTTTGCTATCTATTTTCTCTTCTATGTTAATTTTACAGCTAGCCCGTTTATTTATGTTTTTTTCTTAGAGGATTTCAATTCTAGTGCGAAAAAGTTGCTGTGTTGTGGGACCAAATCGTGGAAGGCTGAACAAGAGACTTTGACGGATCAACCGCAAATACCTACCACCCACGAAGAACTGAAAACGCTGGTAAAGCACTGTAACAA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CCAACATCACCACAAACAATTCTGACACCAACTACGCCCAGTGCGATAATACAGCCTCCATCGCCGTGCCTTTTAAGGTGTCCATCCTGTCTCTGGTGCTGGTGGTGGGCCCACTGACCAACATCCTGATCATCATCCTGGTGCTGAGGTACCAGCGCCTGAAGAAGAACATCAATTATCTGATCGCCAATATGGCCGTGTCCGACCTGATGGCACTGCTGCTGGGAGTGCCACAGTGGCTGGAGATGGAGCTGTCCGGCTCTATCAGCTGGAAGATCACCGGCCTGCTGGGCTCTATCACATGCAAGGTGTTCTACTTCGTGTTCTACACCGTGCCCGTGGTGAGCCTGCTGACACTGCTGATCATCTCCCTGGAGCGGTATAGAGCAGTGACCCGGAGCTCCTGTGCAGCACCACCTTCTCGGAGACAGATCGCAATCACAATCCTGATCAGCTGGCTGATCCCTCTGCTGATGTTCTCTAGCTCCCTGCACTTCTTTGATGTGGTGTCCTACAATGGCGTGCAGATCTGTAGAATGACCCACGTGAGCCTGCTGACATCCCTGCAGTATGCCATCATCCAGACCGTGCTGACAGTGCTGCTGTTTGTGGCCATGCTGGCCATCAACGTGATGATCCTGAAGAAGCTGCGGATGAGCAGATTCGCCGCCAATCTGCCAGAGATCCAGAGGAAGAAGCGCGAGAGGAGGATCATCAGGGCCGTGTGCATGGTGCTGTTTTCTCTGCTGCTGTACAGCATCTGTCTGCTGCCCGCCAACATCCTGGAGCTGGTCATCGCCGCCTATTGGTACTATAATAAGGTGCCTATCTCCGCCGCCTTTTGCATCAACTGGAATGCCCTGCTGTTCGCCATCTACTTTCTGTTCTATGTGAACTTTACCGCCTCTCCCTTCATCTACGTGTTCTTTCTGGAGGACTTCAATTCTAGCGCCAAGAAGCTGCTGTGCTGTGGCACAAAGAGCTGGAAGGCCGAGCAGGAGACCCTGACAGATCAGCCACAGATCCCCACCACACACGAGGAGCTGAAGACCCTGGTGAAGCACTGTAACAA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990"/>
          <table:table-cell table:style-name="ce18" table:number-columns-repeated="11"/>
        </table:table-row>
        <table:table-row table:style-name="ro1">
          <table:table-cell office:value-type="string" calcext:value-type="string">
            <text:p>Nv_GPR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21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TMSISKATLMFIISILTIIGNSLVVIVGWKNWSHTRSHMTHLLVFSLAIADLTETFIAFPIEFTIELLGEWIFSDFGCRFVEYCQALSFGVAVFIITFIAIDRYLSVVRPLTGRIRTRHGKWILVFCWSAPMLILFPYVFLFKVIKTTHHESNETIFMCQPVGSGYDWLDRLYWTVELYYTFLLPMIIMIFCYTSLVRKVLRMKKVGQAQPSVNSLHERVGTLSHMKRKSVRLALSFVTLFVVCWGPRFVMDCYRIAYGTRAVTRTSAIYEVALFMAYTNQMLNPVLYALIDTYFKQKLKNLFRRQITTFENSTETNNHTNNTAG</text:p>
          </table:table-cell>
          <table:table-cell office:value-type="string" calcext:value-type="string">
            <text:p>EDO45215</text:p>
          </table:table-cell>
          <table:table-cell office:value-type="string" calcext:value-type="string">
            <text:p>ATGACGACTATGTCGATAAGCAAAGCAACCTTGATGTTCATTATTAGTATTCTAACCATAATAGGGAATTCACTCGTCGTTATCGTAGGATGGAAAAACTGGAGTCACACCAGGAGTCACATGACTCATCTTCTTGTGTTCAGTCTGGCAATAGCAGATCTTACCGAGACATTCATCGCCTTTCCCATAGAGTTTACCATTGAGCTCTTAGGCGAGTGGATTTTCAGTGACTTTGGCTGCCGCTTCGTCGAGTATTGCCAAGCGCTCTCGTTTGGCGTAGCTGTATTCATCATCACATTTATTGCTATCGATAGATATCTATCGGTGGTGCGACCATTAACGGGCCGAATCAGAACCCGGCATGGCAAATGGATTCTGGTGTTCTGTTGGTCCGCGCCCATGCTTATACTATTCCCTTACGTGTTTCTGTTCAAGGTGATAAAAACTACGCACCACGAGTCAAATGAAACAATCTTCATGTGCCAACCGGTAGGAAGCGGTTATGACTGGCTTGACCGGCTTTACTGGACCGTCGAGCTGTACTATACATTTTTACTCCCTATGATTATCATGATATTCTGCTATACTTCCCTAGTGCGTAAAGTTCTGCGGATGAAAAAAGTAGGGCAAGCGCAGCCTTCGGTGAACTCTTTGCATGAGCGTGTGGGTACTCTAAGCCACATGAAGAGGAAATCAGTACGACTAGCGCTCTCATTTGTCACGCTTTTCGTAGTTTGCTGGGGCCCAAGGTTTGTTATGGATTGCTATCGAATCGCTTACGGTACAAGAGCTGTTACACGAACGTCGGCTATATACGAGGTAGCCCTGTTCATGGCTTACACTAACCAGATGTTGAATCCTGTTTTGTACGCGCTCATTGACACTTACTTTAAACAGAAGCTGAAGAATTTGTTCCGAAGGCAAATAACAACTTTTGAGAATTCGACTGAGACGAACAACCACACAAACAACACGGCGGGA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GACTATGTCGATAAGCAAAG</text:p>
          </table:table-cell>
          <table:table-cell office:value-type="float" office:value="60.09" calcext:value-type="float">
            <text:p>60.09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TCCCGCCGTGTTGTTTG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538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SFFGVNFTGSNVSEKNGESSEESQQDIALATIVPLAVILFCGIVSNATVIVLVLAKMVPKKTTNLFVLNMSAADLVTLVLNIPWALMVYLTRNTHWAGGVIGDATCRMVIWLYNSTDWVSLITLLIISIERFKAVSSIAQRSNRSLLVKVSLISLSWSLPGLLNVPMLLICGVEKGTNLCDCSFTKSTAAYYVATNGLYVCLVISIISINLVIIRKLVRTQVAMNLPEAQREKRLRSFRSAVRMVLCSLLLFVFCTSPIYTLNTLLRLVFIGEIPLTNKMTTMQVYDALNIVFYVNAAFGPVIYFIFLDDFRKALGEVLRDIVRCQKTRANEEVQSEQPLEPRQSTLRTHGSYTNKISAEENYEAAHSDSRL</text:p>
          </table:table-cell>
          <table:table-cell office:value-type="string" calcext:value-type="string">
            <text:p>EDO35382</text:p>
          </table:table-cell>
          <table:table-cell office:value-type="string" calcext:value-type="string">
            <text:p>ATGGCGAGCTTCTTTGGGGTTAACTTTACTGGCTCAAACGTCTCAGAAAAAAATGGAGAAAGCTCAGAAGAGAGCCAACAAGATATTGCCCTAGCTACCATCGTCCCTCTTGCGGTGATACTTTTTTGTGGTATTGTTTCAAACGCGACAGTGATCGTTCTTGTACTTGCCAAAATGGTTCCCAAGAAAACTACCAACTTGTTCGTGTTGAATATGTCAGCAGCTGACTTGGTGACTCTAGTTCTTAATATTCCTTGGGCGTTAATGGTTTACTTGACACGGAACACACACTGGGCTGGTGGCGTCATCGGCGATGCAACCTGCAGAATGGTAATTTGGTTGTACAATTCAACGGATTGGGTTTCCTTGATCACTCTCCTGATAATCTCGATTGAGCGATTCAAAGCCGTATCCTCCATAGCACAACGGTCAAACCGAAGTCTATTGGTGAAGGTCTCACTCATCTCCCTCTCGTGGTCCTTGCCTGGCTTGCTGAATGTCCCTATGCTGTTGATTTGCGGTGTCGAGAAAGGGACGAACCTTTGCGACTGTTCTTTTACTAAGTCCACGGCAGCATACTATGTGGCAACAAATGGCTTGTACGTCTGCCTGGTCATCTCCATTATTAGCATAAATCTTGTGATTATACGAAAACTGGTCCGTACTCAAGTGGCTATGAACCTTCCAGAAGCCCAGCGAGAAAAGAGACTCAGATCGTTTCGATCAGCTGTTCGTATGGTCCTATGTTCTTTGCTACTGTTTGTTTTCTGTACATCGCCAATTTACACGCTTAATACCCTTCTTCGCCTTGTCTTTATTGGTGAAATACCATTAACAAACAAAATGACAACGATGCAAGTTTACGATGCGTTGAATATTGTATTTTATGTAAATGCTGCATTTGGTCCTGTCATTTACTTTATTTTTCTGGATGATTTTCGTAAAGCTCTTGGGGAAGTACTCAGAGACATTGTGCGATGTCAAAAAACTCGTGCAAACGAGGAGGTGCAATCTGAACAGCCGCTGGAACCTAGACAATCAACACTACGGACTCATGGTAGTTACACCAACAAAATAAGCGCAGAAGAGAATTATGAAGCGGCCCATAGTGATTCAAGATT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AGCTTCTTTGGGG</text:p>
          </table:table-cell>
          <table:table-cell office:value-type="float" office:value="62.35" calcext:value-type="float">
            <text:p>62.3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AATCTTGAATCACTATGGGCC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209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LLRNLTAAIGNLTGPSTNIENTPLLILIGYSLLYLVTYIVAVLGNIMALLTCYKNYRITTSILLVYIASLAIADLLFTFLTTFDFVYFFTENWVGGNPLCKLQGFLVETSYSASILTLVAISYERLRSVAAKGLARSQRIERRTIICKLIWVVSAIICAPLLYGYSAVQHPYTGKTLCVNRVTWGDDGRQIYYAIHAVIIYCIPLVFMVWAHWKIFSFLKKHAHGKSVSAVESKQRKVTQMLAVVTLIFVSCWTPFILVRALRYFFVYEGLEIWKLTQLIIIINSAVNPILYCFYSGQFRSSFKDMVKCRWHLTIRRGSSRRSSRKTTSRSPNSFQLDSIEPEAENMVSISPSWKQGQVNNGKRYSVSDDICA</text:p>
          </table:table-cell>
          <table:table-cell office:value-type="string" calcext:value-type="string">
            <text:p>EDO42096</text:p>
          </table:table-cell>
          <table:table-cell office:value-type="string" calcext:value-type="string">
            <text:p>ATGGCACTCTTAAGGAATCTCACGGCCGCTATTGGCAACCTTACGGGCCCTAGCACAAACATCGAGAACACTCCTCTGTTGATACTGATAGGATACAGTTTACTGTACTTGGTGACTTATATCGTAGCTGTATTGGGTAATATAATGGCTCTACTAACATGCTACAAGAACTACCGCATCACTACCTCCATTTTACTTGTTTACATTGCAAGTTTAGCTATCGCAGATCTCTTATTTACATTCCTCACAACGTTTGATTTCGTTTATTTTTTCACCGAGAACTGGGTCGGAGGAAATCCTCTGTGCAAGCTGCAAGGATTCTTAGTAGAGACGTCGTACTCTGCGTCGATTTTAACCCTCGTCGCGATAAGCTATGAACGCTTGCGCAGTGTCGCCGCGAAGGGCTTGGCTCGGAGTCAGAGGATTGAGCGGAGGACGATCATCTGCAAGCTCATTTGGGTCGTGTCCGCCATCATCTGCGCCCCTCTATTGTACGGTTACTCTGCCGTTCAGCATCCATACACCGGGAAAACTCTGTGCGTAAACAGGGTGACATGGGGGGATGACGGGAGACAGATCTACTACGCCATCCACGCGGTCATAATCTACTGCATCCCGCTTGTATTCATGGTCTGGGCGCACTGGAAGATTTTTAGTTTCTTGAAGAAGCACGCGCACGGGAAGTCCGTTTCCGCTGTTGAGTCGAAACAGCGTAAAGTTACCCAAATGTTAGCGGTGGTGACTTTGATCTTTGTCTCGTGCTGGACTCCTTTTATCTTGGTGCGTGCACTGCGGTACTTCTTCGTGTACGAAGGACTGGAAATCTGGAAACTCACCCAATTGATAATAATCATCAACAGCGCAGTCAACCCCATATTGTACTGTTTCTACAGCGGTCAGTTCAGATCTTCTTTCAAGGATATGGTGAAATGCCGATGGCACCTGACGATTCGAAGGGGATCGTCGCGAAGGTCGAGTCGAAAGACGACGAGTCGCTCGCCAAATAGTTTCCAGTTGGACAGCATTGAACCTGAGGCTGAAAATATGGTATCAATCAGCCCTTCCTGGAAGCAAGGCCAGGTTAATAATGGTAAAAGGTATTCTGTCAGCGATGATATATGCGC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ACTCTTAAGGAATCTCACG</text:p>
          </table:table-cell>
          <table:table-cell office:value-type="float" office:value="61.86" calcext:value-type="float">
            <text:p>61.86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CTACGCGCATATATCATCGCTG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12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STRNISDPKETLDRLTLNSVTGVLFMIFYVTVFLLSLVGNSLVLLVCYKSLRGRRGFESVKGPFFNQYIANLAVSDLLFTILTLFDAMYTINGEWMTGIITCKTQGFLLETCYTASILTLIAISRERVTAIASLEMSSRVQRGKERRVNITIVWLLAIVICSPLLFAYTLYDDNNGFIKCRNMNWGDTGRRVYYSLTAVLLFLFPLFLMAWSHVKINRVLKSQVAPSEHMLKAIRTRQKKASRILLMVIMVFFLFWSPFIVMRTLRYFRWYNAIGPWKFVQLVVIASSATNPFVYCFYSVQFRRLFKTFVTCRCTGLTRNDTNTTTYQLALGSHIS</text:p>
          </table:table-cell>
          <table:table-cell office:value-type="string" calcext:value-type="string">
            <text:p>EDO44128</text:p>
          </table:table-cell>
          <table:table-cell office:value-type="string" calcext:value-type="string">
            <text:p>ATGAACTCTACAAGAAATATATCGGACCCAAAGGAAACTCTTGACAGATTGACGTTGAATTCTGTTACTGGGGTATTGTTTATGATTTTTTACGTTACAGTATTTCTGCTCTCGCTTGTTGGAAACTCTTTGGTGTTACTAGTTTGCTACAAAAGCCTTCGCGGTCGTCGAGGATTCGAATCAGTCAAGGGCCCATTCTTTAATCAGTACATCGCAAATCTTGCAGTATCCGATCTCCTATTCACAATACTCACGCTGTTTGATGCGATGTACACGATAAATGGTGAGTGGATGACGGGAATCATCACTTGTAAGACTCAGGGATTCCTTCTGGAGACCTGCTACACTGCATCGATCCTTACCCTTATTGCAATAAGTCGCGAGCGCGTCACTGCTATCGCCTCGCTGGAAATGAGCTCCCGTGTGCAGAGGGGAAAAGAACGCCGAGTAAACATCACCATAGTTTGGTTGCTAGCTATCGTGATTTGTTCGCCTTTGTTGTTCGCGTACACACTGTATGATGACAACAACGGGTTTATTAAATGTCGCAACATGAACTGGGGTGACACCGGGCGTCGTGTGTACTACAGTTTAACGGCAGTCCTTCTATTTCTTTTCCCGCTTTTTCTCATGGCGTGGTCGCACGTCAAGATCAATCGCGTACTCAAGTCCCAAGTTGCGCCTTCAGAACACATGCTCAAAGCCATCCGTACTCGTCAGAAAAAGGCTAGCAGAATCCTGTTGATGGTGATCATGGTGTTTTTTCTCTTCTGGTCACCGTTTATCGTGATGCGGACGCTGCGATATTTTCGTTGGTACAACGCCATAGGGCCGTGGAAGTTTGTCCAACTTGTTGTTATAGCGTCATCTGCTACAAACCCTTTTGTGTACTGCTTCTACAGCGTTCAGTTCCGCAGACTGTTTAAGACTTTTGTCACTTGTAGATGTACTGGCCTCACGAGGAATGATACAAACACAACAACTTATCAATTGGCTCTAGGTTCGCACATTTC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CCACCATGAACAGCACCCGCAATATCTCCGACCCTAAGGAGACACTGGATCGGCTGACCCTGAACTCCGTGACAGGCGTGCTGTTCATGATCTTTTACGTGACAGTGTTCCTGCTGTCTCTGGTGGGCAATAGCCTGGTGCTGCTGGTGTGCTATAAGTCTCTGCGCGGCCGGAGAGGCTTTGAGAGCGTGAAGGGCCCATTCTTTAACCAGTACATCGCCAATCTGGCCGTGTCTGACCTGCTGTTCACAATCCTGACCCTGTTTGATGCCATGTATACCATCAACGGCGAGTGGATGACAGGCATCATCACATGCAAGACCCAGGGCTTCCTGCTGGAGACATGTTACACCGCCAGCATCCTGACCCTGATCGCCATCTCCCGGGAGAGAGTGACAGCCATCGCCTCTCTGGAGATGAGCTCCAGGGTGCAGAGAGGCAAGGAGAGGAGGGTGAATATCACCATCGTGTGGCTGCTGGCCATCGTGATCTGCAGCCCCCTGCTGTTCGCCTACACACTGTATGACGATAACAATGGCTTTATCAAGTGTCGGAACATGAATTGGGGCGACACCGGCCGGAGAGTGTACTATAGCCTGACAGCCGTGCTGCTGTTCCTGTTTCCACTGTTCCTGATGGCCTGGTCCCACGTGAAGATCAACAGAGTGCTGAAGTCCCAGGTGGCCCCCTCTGAGCACATGCTGAAGGCCATCAGGACCCGCCAGAAGAAGGCCTCCAGGATCCTGCTGATGGTCATCATGGTGTTCTTTCTGTTCTGGTCTCCTTTTATCGTGATGAGGACCCTGCGCTACTTCCGGTGGTATAACGCCATCGGCCCCTGGAAGTTTGTGCAGCTGGTGGTCATCGCCTCTAGCGCCACAAATCCTTTCGTGTACTGTTTTTATAGCGTGCAGTTTAGGCGCCTGTTCAAGACATTTGTGACCTGCAGATGTACAGGCCTGACCAGGAACGATACCAATACCACAACCTATCAGCTGGCCCTGGGCTCCCACATCTCTTGA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45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FNISNITDEINSTVFSNNTSSPTGGPLSRELIKLIATIFFSIISALGVTGNLLVVIILIGWRDMRTPCNYLIANISAADLIVTLILSPLRVVEQYTRGWIFGEVLCYVFAPLQDALVSVSVYTFVVIALERYRAIINPFKPKLSKSKVLIIIGLIWVGCYAGTGLPLAFFVTYTRRMKTYVCYAAIPRDHFYLFALYLVIMFIALPLILQVVCYACVIHTLDKKDFIDRHGNEALAQRRVARQRRDKKRRLVKTLVVLMAVFHVCYVPRGVILLITEFAPFLTRSVAFAFADISTMLLYYVKHIMNPIILCGMSSDFRECFFALCCCRRRNGNTNIGSDSGIKTSRDRFSSDDTRF</text:p>
          </table:table-cell>
          <table:table-cell office:value-type="string" calcext:value-type="string">
            <text:p>EDO44453</text:p>
          </table:table-cell>
          <table:table-cell office:value-type="string" calcext:value-type="string">
            <text:p>ATGGCGTTCAATATTTCCAACATTACAGACGAGATAAATTCGACCGTTTTTTCTAACAATACATCTTCGCCGACCGGTGGCCCTTTGTCGAGAGAACTCATCAAGCTTATCGCCACCATATTCTTCAGCATCATTAGCGCGCTAGGAGTGACGGGAAATCTCTTAGTCGTCATCATTCTGATTGGCTGGCGGGACATGCGCACGCCTTGTAACTACCTGATCGCCAACATCAGCGCCGCTGACCTCATAGTCACTCTGATCCTGTCGCCGCTTAGAGTCGTGGAGCAGTACACTCGAGGCTGGATCTTCGGGGAGGTGCTGTGTTACGTGTTCGCGCCTCTGCAAGACGCCCTAGTCTCCGTGTCCGTGTACACTTTTGTGGTTATTGCGTTAGAGAGGTACCGCGCGATCATCAACCCGTTCAAGCCCAAGCTCAGCAAGTCCAAAGTTCTCATCATCATAGGTTTGATCTGGGTGGGTTGTTACGCCGGGACTGGTCTTCCTCTTGCCTTCTTCGTCACCTACACCCGTAGAATGAAGACCTATGTTTGCTACGCCGCCATTCCTAGAGATCACTTTTACCTTTTCGCGTTGTATCTTGTGATCATGTTCATCGCGCTGCCACTGATTCTCCAAGTCGTGTGTTACGCATGCGTCATCCACACGCTTGACAAGAAAGACTTCATCGATCGCCATGGCAACGAGGCCCTGGCTCAGCGTAGGGTGGCAAGGCAAAGACGGGACAAAAAGCGACGGTTGGTCAAGACCTTGGTCGTGCTGATGGCCGTGTTTCACGTCTGTTATGTCCCTCGTGGGGTTATCCTACTCATAACAGAATTCGCGCCATTTCTTACGAGATCTGTTGCTTTCGCCTTCGCCGACATTTCCACCATGTTACTCTATTACGTCAAACATATCATGAATCCCATAATCCTGTGCGGGATGAGCTCGGACTTCCGCGAGTGTTTTTTCGCCTTGTGCTGTTGTCGCCGTAGAAACGGAAATACGAACATTGGATCGGACTCTGGAATCAAGACTTCACGTGATAGATTTAGCTCTGACGATACTCGTTT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TTCAATATTTCCAACATT</text:p>
          </table:table-cell>
          <table:table-cell office:value-type="float" office:value="62.02" calcext:value-type="float">
            <text:p>62.02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AAACGAGTATCGTCAGAGCTAAATC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10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TEAFNTSFTGYNSTRNDSNTTLTANYGVGPIGSEDIKLIATIFFSVISALGVTGNLLVIITLIRWREMRTPCNYLIANISAADLIVTLMLSPLRVVEQYTRGWIFGEVLCYVFAPLQDALVSVSVFTFTAIALERYRAIIHPFKPKLNKSQVKVLIALIWVFCYSGTGLPLAFFVTYAKKGQGYLCFAAIPKDCFYIFALYLVIVFITLPLLLQMVCYGRVICALKAKDAIQKHDNSDSLVQREVSRQRLDKRRRLVKMLIVLMAVFHVCYVPRGVIMLITEFAPFLRHSIAFAFADISTMLLYYIKHIMNPIILCWMSADFRGCFAGVCCCGQRKEHARMGSERIRLTSAVKDKSADSEQSKL</text:p>
          </table:table-cell>
          <table:table-cell office:value-type="string" calcext:value-type="string">
            <text:p>EDO47100</text:p>
          </table:table-cell>
          <table:table-cell office:value-type="string" calcext:value-type="string">
            <text:p>ATGGCGACGGAGGCTTTCAATACGTCGTTTACAGGCTACAATTCCACAAGAAATGACAGTAATACCACGTTAACGGCGAATTACGGAGTTGGTCCCATTGGAAGCGAGGATATCAAGCTCATAGCTACCATATTCTTTAGTGTAATAAGCGCGCTAGGAGTGACGGGAAATCTTCTAGTCATCATTACACTGATTCGCTGGCGGGAAATGCGCACGCCTTGTAACTACCTGATCGCTAACATCAGCGCCGCTGACCTCATAGTCACTCTGATGCTGTCGCCGCTTAGAGTCGTGGAGCAGTACACTCGAGGCTGGATTTTCGGGGAGGTGCTGTGTTACGTGTTTGCGCCTCTGCAAGACGCTCTCGTCTCCGTGTCTGTGTTTACATTCACGGCAATCGCTCTTGAGAGATACCGCGCCATCATACACCCGTTCAAGCCAAAACTTAATAAATCTCAAGTAAAGGTTCTTATTGCGCTGATTTGGGTTTTTTGTTACTCGGGCACTGGTCTTCCTCTAGCTTTCTTCGTCACGTACGCCAAAAAGGGACAAGGTTACCTCTGCTTTGCCGCTATTCCAAAGGATTGCTTCTATATATTTGCACTGTATTTAGTGATCGTCTTTATTACCTTACCGCTACTGCTTCAGATGGTTTGCTATGGCCGCGTCATCTGTGCCTTAAAAGCAAAAGACGCCATTCAGAAACATGACAACAGCGACTCTCTGGTTCAACGAGAAGTTTCCAGGCAAAGACTGGACAAACGAAGGCGACTGGTCAAGATGCTTATTGTGCTAATGGCTGTATTCCACGTTTGTTACGTCCCACGTGGGGTCATCATGCTAATAACCGAATTCGCGCCATTTCTGAGGCATTCTATCGCGTTTGCATTCGCCGACATATCCACCATGTTGCTCTACTATATCAAGCACATCATGAATCCCATCATCCTCTGCTGGATGAGTGCAGACTTTCGCGGATGTTTCGCAGGAGTCTGCTGTTGTGGTCAGCGTAAGGAGCATGCGCGAATGGGATCAGAGCGGATAAGGCTGACGTCTGCGGTGAAGGATAAGTCGGCGGACTCAGAGCAAAGCAAAC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TACCGAGGCCTTCAACACCAGCTTTACAGGCTACAATTCCACCCGCAACGACAGCAATACCACACTGACAGCCAACTATGGCGTGGGCCCTATCGGCTCTGAGGACATCAAGCTGATCGCCACCATCTTCTTTAGCGTGATCTCTGCTCTGGGCGTGACCGGCAATCTGCTGGTCATCATCACACTGATCCGCTGGAGGGAGATGAGGACACCCTGTAACTACCTGATCGCTAATATCTCCGCCGCTGACCTGATCGTGACCCTGATGCTGAGCCCTCTGCGGGTGGTGGAGCAGTACACAAGAGGCTGGATCTTCGGCGAGGTGCTGTGCTACGTGTTCGCCCCACTGCAGGATGCTCTGGTGTCCGTGAGCGTGTTCACCTTTACAGCCATCGCTCTGGAGCGGTACAGAGCCATCATCCACCCCTTCAAGCCTAAGCTGAACAAGTCTCAGGTGAAGGTGCTGATCGCTCTGATCTGGGTGTTTTGTTATTCCGGAACCGGACTGCCACTGGCCTTCTTTGTGACATACGCTAAGAAGGGCCAGGGCTACCTGTGCTTCGCCGCTATCCCTAAGGACTGCTTCTACATCTTTGCCCTGTACCTGGTCATCGTGTTCATCACCCTGCCACTGCTGCTGCAGATGGTGTGCTACGGCAGAGTGATCTGCGCTCTGAAGGCCAAGGACGCTATCCAGAAGCACGACAACTCTGATTCCCTGGTGCAGAGAGAGGTGTCCCGCCAGAGGCTGGATAAGAGGCGGAGACTGGTGAAGATGCTGATCGTGCTGATGGCCGTGTTCCACGTGTGCTATGTGCCACGCGGCGTGATCATGCTGATCACCGAGTTCGCTCCCTTTCTGAGGCACAGCATCGCCTTCGCTTTTGCCGACATCTCTACAATGCTGCTGTACTATATCAAGCATATCATGAATCCAATCATCCTGTGCTGGATGTCCGCCGATTTCAGGGGCTGCTTTGCTGGCGTGTGCTGTTGCGGCCAGCGCAAGGAGCATGCCAGGATGGGCTCTGAGCGGATCAGACTGACATCCGCCGTGAAGGACAAGTCCGCTGATAGCGAGCAGTCTAA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22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VSGNVSGNCSRVVSTANCPGTPEITLEVFFLIVIFIGALVGNVLILLVVRRSRRNEWTTNYFVTSLAVSNLTSPFLCVFWVLVWITSGKWLLGNISCKTTFFFHFLNVGVSAGLLACISLDRFYVVVHPLSFKMTKAQTKELIVFVWVFMICATAPSLYFFKTKSISNNNELIYCITDFDTVEWKVFITLLVLIPFGCPLITTLALYCRITQAILFRNRQAMNLTNDFRRQANQVPKSKIKVLRMLVIQWLVFVASWLPLLITMAVQALKLVDFSESLYIATLVISFANSGLNALIYSLFNGDFRRGCKRVFCKPDSSQAYRLTSIPRKNRIAPTLESFSSEHIEGYEMRLPELKPFKHYSLNGTADKQIHQAWVTNCIVARDSV</text:p>
          </table:table-cell>
          <table:table-cell office:value-type="string" calcext:value-type="string">
            <text:p>EDO47227</text:p>
          </table:table-cell>
          <table:table-cell office:value-type="string" calcext:value-type="string">
            <text:p>ATGGCGGTTTCAGGAAACGTTAGTGGGAACTGTTCAAGGGTCGTTTCTACAGCGAATTGTCCTGGAACGCCAGAAATCACCTTGGAAGTCTTCTTTCTAATAGTAATATTCATTGGAGCGTTGGTGGGAAATGTTTTGATCTTGCTGGTGGTTCGAAGAAGTCGTCGTAACGAATGGACAACCAACTACTTCGTCACCAGTCTGGCAGTTTCCAATCTAACATCGCCGTTTCTTTGTGTATTTTGGGTCCTAGTTTGGATTACGAGCGGGAAGTGGCTTCTAGGAAATATATCTTGTAAGACCACATTCTTTTTCCACTTCCTGAATGTCGGGGTCTCAGCTGGCCTTCTAGCGTGTATCTCGTTGGACCGTTTCTATGTTGTAGTGCACCCTCTCAGCTTCAAAATGACCAAAGCACAGACGAAGGAACTCATTGTATTTGTGTGGGTTTTCATGATTTGCGCAACTGCTCCCTCGCTATATTTCTTCAAGACGAAATCGATCAGTAACAACAACGAACTCATCTACTGTATTACTGACTTTGATACGGTTGAGTGGAAAGTTTTTATAACCTTACTCGTTCTAATACCTTTCGGTTGCCCCTTGATTACAACGCTCGCACTATACTGCCGCATCACACAAGCTATTCTATTCCGGAACCGCCAAGCAATGAATCTAACAAACGATTTTCGCCGGCAAGCAAACCAAGTCCCGAAATCAAAAATTAAAGTATTGAGAATGCTGGTTATCCAATGGTTAGTTTTCGTCGCGTCTTGGCTACCGCTTCTAATTACAATGGCCGTTCAAGCATTGAAGTTAGTGGATTTCAGTGAGAGTTTGTATATTGCTACTCTGGTTATATCGTTCGCAAATTCAGGATTGAATGCATTGATATATTCGTTATTTAATGGAGATTTCCGGAGAGGCTGTAAACGGGTATTCTGTAAGCCCGACTCTTCGCAAGCATACCGTCTCACTTCTATCCCAAGGAAAAACAGGATCGCACCTACGCTTGAATCCTTTTCTAGTGAACATATTGAAGGTTATGAAATGAGACTACCCGAATTAAAGCCATTTAAACATTACAGCCTCAACGGAACTGCAGACAAGCAAATTCACCAGGCATGGGTTACAAACTGTATAGTTGCTCGAGATAGTGT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GTTTCAGGAAACGT</text:p>
          </table:table-cell>
          <table:table-cell office:value-type="float" office:value="61.79" calcext:value-type="float">
            <text:p>61.79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TACACTATCTCGAGCAACTATACAGTTTG</text:p>
          </table:table-cell>
          <table:table-cell office:value-type="float" office:value="62.64" calcext:value-type="float">
            <text:p>62.64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991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RNYSYGLDWKVNGNFSNETHVNSSFTQRSEFPRFLSLLLGYYGVVVLIVSLAGNMLALAACSKTYHRNPSVLLGCLASLTVADLLFVLLAAFDAGIHFAAHGDMACKVEGVLTETCYTALILVLVLISYERMQVVSSPILARVRRFRFRKWLPLLLWLISLIICSPLIFFFHTSQIGWCENTALGDIARQIYYGIQSLFLYTFSLLFMIWAHCRIFRALAKHSSFRKGTSTPLMIQSERKLTRMLVAVTATFCLCYSPYITVRTLKYFKLTGTSVLWRTLWRICELFVFTQAAINPFIFCFFSRQYRKACKEILRCECRTKKKGSPKTRGVSATSLELKVGDLRQEPTTTSRVSKNATRDIEF</text:p>
          </table:table-cell>
          <table:table-cell office:value-type="string" calcext:value-type="string">
            <text:p>EDO49915</text:p>
          </table:table-cell>
          <table:table-cell office:value-type="string" calcext:value-type="string">
            <text:p>ATGAGGAATTACTCATATGGCCTAGACTGGAAAGTGAACGGGAATTTTTCCAACGAAACCCATGTGAACTCTTCTTTCACGCAGCGCTCTGAATTCCCGCGCTTTTTATCGCTGCTGCTCGGCTATTATGGAGTCGTGGTTTTGATCGTGTCTTTGGCGGGAAACATGCTGGCTCTCGCGGCGTGCAGTAAGACTTATCATCGAAACCCGTCCGTTCTCCTCGGCTGTCTTGCTAGTCTAACTGTGGCTGATTTACTCTTCGTCCTCTTAGCCGCGTTTGATGCTGGTATCCACTTTGCTGCGCACGGTGACATGGCTTGCAAGGTCGAAGGCGTCCTGACAGAAACTTGCTATACAGCACTCATTCTTGTGCTTGTGCTTATAAGTTATGAGCGTATGCAAGTGGTTTCAAGCCCTATTCTTGCAAGGGTGAGAAGATTCCGATTCCGAAAGTGGCTTCCTCTTCTGCTCTGGCTAATTTCGCTTATTATCTGCTCTCCGTTAATCTTTTTCTTTCACACGTCTCAGATAGGATGGTGTGAAAATACAGCACTCGGGGACATTGCGCGGCAAATCTATTATGGTATTCAGTCCTTATTCCTGTACACGTTTTCCTTGTTGTTCATGATCTGGGCGCATTGCAGGATTTTCCGAGCTTTGGCCAAACACTCCTCATTTCGTAAAGGAACTTCCACGCCACTTATGATCCAAAGCGAGCGCAAACTTACACGAATGCTCGTAGCAGTCACAGCAACATTCTGCCTGTGTTACTCGCCCTATATTACAGTGAGAACTTTGAAATACTTCAAACTGACTGGGACCAGCGTACTTTGGAGAACATTGTGGCGTATTTGCGAGCTTTTCGTGTTCACACAGGCAGCAATAAATCCCTTTATTTTTTGTTTCTTCAGTCGACAATATCGAAAAGCTTGCAAAGAGATTCTACGCTGCGAGTGTCGCACAAAGAAGAAAGGATCTCCAAAGACTCGCGGTGTCTCGGCGACATCACTTGAGCTAAAGGTCGGCGATTTGCGACAAGAACCAACGACAACATCGCGCGTCTCAAAAAACGCAACACGAGATATCGAATT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GAATTACTCATATGGCCTAGACT</text:p>
          </table:table-cell>
          <table:table-cell office:value-type="float" office:value="62.17" calcext:value-type="float">
            <text:p>62.17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AATTCGATATCTCGTGTTGCG</text:p>
          </table:table-cell>
          <table:table-cell office:value-type="float" office:value="62.68" calcext:value-type="float">
            <text:p>62.68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117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MEQTIDISSFQRQNISNHSEELRPNCVLPASPYITEPQAVKVTRLGIEIGAALVGIIGNLLVTVLAPRGRKLRSADGLYVRSLAIADLGILTVNFSIAVIREQSPVHWPIGKEMCYFLYPFSEVFHGACVWSIAAIALDRYRGIIHRRHQSAQSAKVSIAAIWLGSFGIFVVPLFFIVRYVETECKEVCMFEWPAPLMHHIYIGMDAMLLYFVPLGLISYTYLIITAEIRTSSMLHKRMGQQQSARKKEEIRRVKQNSRTARLLTHLVIVFTITMLPLNAFRLVVLSWDGFANHQLFLVFFNIAVLGVVINSAADPIVYSIVSKDFISNLRCQCRSFKGFGSVMRKNRASASSRQTQL</text:p>
          </table:table-cell>
          <table:table-cell office:value-type="string" calcext:value-type="string">
            <text:p>EDO31171</text:p>
          </table:table-cell>
          <table:table-cell office:value-type="string" calcext:value-type="string">
            <text:p>ATGATGGAACAAACCATCGACATATCAAGTTTTCAGCGACAGAACATTTCGAACCACTCCGAGGAACTGCGACCAAACTGCGTCCTGCCCGCGTCCCCGTACATCACAGAGCCGCAAGCGGTCAAGGTAACGCGGCTAGGTATCGAAATCGGTGCGGCCTTGGTCGGAATTATCGGAAACCTGCTGGTGACAGTGCTTGCTCCACGTGGCCGCAAACTGCGCTCTGCTGACGGTCTCTACGTTCGCAGTCTTGCGATAGCTGACTTAGGAATCCTTACAGTAAACTTCTCGATCGCCGTGATCCGAGAGCAGTCGCCGGTTCACTGGCCTATCGGTAAAGAAATGTGCTATTTCCTTTACCCGTTCTCTGAGGTATTCCACGGTGCGTGTGTTTGGTCTATCGCAGCTATTGCCCTAGACAGGTACCGTGGTATAATTCACCGTAGACACCAGTCTGCGCAATCAGCTAAGGTCTCAATCGCCGCGATATGGCTTGGCTCCTTTGGGATATTTGTTGTGCCTTTGTTTTTCATTGTTCGGTACGTGGAGACAGAGTGCAAGGAGGTGTGTATGTTCGAGTGGCCCGCCCCTTTAATGCATCATATTTATATCGGTATGGACGCTATGCTACTCTACTTTGTGCCACTTGGCCTCATAAGCTATACGTATCTGATAATAACGGCAGAAATACGGACAAGCAGTATGCTGCACAAGAGAATGGGTCAACAACAGAGCGCGAGAAAAAAAGAGGAGATACGACGAGTCAAGCAAAACTCACGAACAGCCCGCTTACTGACTCATCTCGTCATTGTCTTCACTATCACTATGCTGCCACTGAATGCTTTCCGGCTTGTTGTCTTATCCTGGGATGGTTTCGCAAACCATCAACTTTTTCTCGTGTTTTTTAACATTGCAGTACTTGGGGTTGTAATCAACTCAGCCGCTGACCCCATAGTCTATTCTATTGTCAGTAAAGATTTCATCTCCAATTTGAGATGCCAGTGTCGATCGTTTAAGGGTTTCGGATCTGTAATGAGAAAAAACCGCGCGAGTGCTTCATCGCGTCAAACGCAGTT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TGGAACAAACCATCGACATAT</text:p>
          </table:table-cell>
          <table:table-cell office:value-type="float" office:value="61.67" calcext:value-type="float">
            <text:p>61.67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AACTGCGTTTGACGCGA</text:p>
          </table:table-cell>
          <table:table-cell office:value-type="float" office:value="62.71" calcext:value-type="float">
            <text:p>62.71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324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VLQTLDAKSSLNTTLSKKTRECGTRALVTPSAMNDSMSGSTVLPSTGYGLTEGAQIIDNSTNATGSIPPMHYYPMEVKIAMRTIQGLTAIIGTLGNLLVCVVILTRNTRSSIRLYLLSLAVADLGILLVIFPALVVRMEPIPWPFGVFGCTYVVGISEMFYPASIWTMTLIALSRYVNITATTQVAPLGHTERTFRNKRTHISLACLWVASFLSSSVPLFVMLEYDPVRKICITKWPKQNTFMYMQLYLLTLTLIYYFIPLAVICATYWGIRQRLNRSIRFHRTIHTVGSSQNAMQLHSIKAKKILTPLVLAFASLMLPITIARLLLIYSPNIYRYRYFQVMYDVFLFCILLNSAIDPLIYYIVNSDFRKGIQEIIYRCRGHEHAHEPATNTIVMSRQ</text:p>
          </table:table-cell>
          <table:table-cell office:value-type="string" calcext:value-type="string">
            <text:p>EDO33248</text:p>
          </table:table-cell>
          <table:table-cell office:value-type="string" calcext:value-type="string">
            <text:p>ATGGTGTTACAAACCCTTGATGCTAAGTCGAGTTTAAACACAACGCTTAGTAAAAAGACGAGAGAATGCGGCACTCGAGCATTGGTCACTCCTTCAGCCATGAATGACTCGATGTCGGGTTCTACTGTTCTACCTTCTACAGGCTACGGCCTTACAGAGGGCGCACAAATCATAGATAACTCGACGAATGCAACCGGCTCGATCCCACCCATGCATTACTATCCCATGGAAGTCAAAATCGCCATGCGTACAATCCAGGGCCTGACCGCTATCATCGGTACCTTAGGTAACCTGCTGGTATGTGTAGTGATCCTCACTCGGAATACCCGCTCCTCCATTCGGCTATATCTGCTAAGTCTGGCAGTAGCCGACCTTGGAATTCTTCTTGTGATCTTCCCCGCACTTGTAGTCCGAATGGAGCCCATACCCTGGCCATTTGGAGTGTTCGGATGTACTTATGTTGTGGGGATTTCGGAGATGTTCTACCCGGCGTCAATATGGACTATGACACTCATTGCGTTATCGCGCTATGTGAATATCACCGCAACGACGCAAGTGGCGCCGCTAGGTCATACCGAGCGCACGTTTCGTAACAAGCGCACGCACATCTCACTCGCGTGCTTGTGGGTCGCTTCATTCCTATCCTCCAGTGTCCCACTTTTCGTCATGTTGGAGTATGATCCTGTGCGCAAGATTTGCATTACAAAGTGGCCGAAACAAAATACGTTCATGTACATGCAACTTTACCTACTCACCTTAACTTTGATCTACTATTTCATCCCATTAGCTGTAATATGCGCTACGTATTGGGGCATACGACAAAGGCTTAACCGAAGCATTCGCTTCCACCGCACAATTCACACGGTGGGAAGCTCACAAAATGCTATGCAACTCCATAGCATCAAAGCCAAGAAGATATTAACTCCGCTGGTTCTGGCTTTTGCTAGTCTTATGTTGCCTATAACTATCGCTCGCCTTCTGCTGATTTACAGCCCGAACATTTATCGCTACCGGTACTTCCAAGTCATGTACGACGTCTTCCTCTTCTGCATTCTCCTCAACAGCGCTATCGACCCGCTCATTTATTACATCGTCAACTCGGACTTTCGCAAGGGGATCCAGGAGATCATTTACAGGTGCCGAGGACACGAGCACGCTCACGAGCCGGCTACGAACACCATCGTGATGAGTAGACAA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CCACCATGGTGCTGCAGACCCTGGACGCCAAGAGCTCCCTGAACACCACACTGAGCAAGAAGACCAGGGAGTGCGGAACACGCGCCCTGGTGACCCCCTCTGCCATGAATGACAGCATGTCCGGCTCTACAGTGCTGCCTAGCACCGGATATGGACTGACAGAGGGAGCACAGATCATCGATAACAGCACCAATGCCACAGGCTCCATCCCCCCTATGCACTACTATCCAATGGAGGTGAAGATCGCCATGAGGACCATCCAGGGCCTGACAGCCATCATCGGCACCCTGGGCAACCTGCTGGTGTGCGTGGTCATCCTGACCAGGAATACACGCTCTAGCATCCGGCTGTATCTGCTGTCTCTGGCAGTGGCAGACCTGGGAATCCTGCTGGTCATCTTCCCCGCCCTGGTGGTGAGAATGGAGCCAATCCCCTGGCCTTTCGGCGTGTTTGGCTGTACCTATGTGGTGGGCATCTCTGAGATGTTTTACCCTGCCAGCATCTGGACCATGACACTGATCGCCCTGTCCAGATACGTGAACATCACAGCAACCACACAGGTGGCACCACTGGGACACACCGAGCGGACATTCAGAAATAAGAGGACCCACATCTCCCTGGCCTGCCTGTGGGTGGCCTCTTTCCTGTCCTCTAGCGTGCCACTGTTTGTGATGCTGGAGTATGATCCCGTGAGAAAGATCTGTATCACAAAGTGGCCAAAGCAGAACACCTTCATGTATATGCAGCTGTACCTGCTGACCCTGACACTGATCTACTACTTCATCCCCCTGGCCGTGATCTGTGCCACCTACTGGGGCATCCGGCAGAGACTGAACCGCAGCATCCGGTTTCACAGAACCATCCACACAGTGGGCTCCTCTCAGAATGCCATGCAGCTGCACTCCATCAAGGCCAAGAAGATCCTGACACCTCTGGTGCTGGCCTTCGCCTCCCTGATGCTGCCAATCACCATCGCCCGGCTGCTGCTGATCTATTCTCCCAACATCTACAGGTATCGCTACTTTCAGGTCATGTACGACGTGTTCCTGTTCTGCATCCTGCTGAACAGCGCCATCGACCCTCTGATCTACTATATCGTGAATTCCGATTTCAGGAAGGGCATCCAGGAGATCATCTACCGGTGTAGAGGACACGAGCACGCACACGAGCCTGCAACCAATACAATCGTGATGTCCCGCCAGTGA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695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VTGLLNISLLVNYTNSSDYTPNAALSPELEPKVLEIFRLCLSALICSTGIVGNILVVIITTCNRKTRTAVNYYILNLAISDLGILAICFPFILVKTEDPLHWPLGGFVCKVIYPLSDIFYGVSIGSIVAIAIDRYKAIVRSMRAQKTLQAAKWVILFIWVFAFVGFVLPLYFVMDFLVDANGPGTVDCTPTWPMPEVTMRLYVFSLTFFWYVLPLAVIVWVYRKIAQKIRASRALHKTMRSQVGRKYSEIGKEKSKAARRKHDDSNAKALKILIPVVCVFSLTMFPFHLFRCTQMIVDMSSFEYMWAIYNVCTVCLLANSSANPIIYSMVSDEFRRRFRQLLCLQWNKFNDSLSRYQLELVTHDRRKRLFIVNARDLVDSSNLRQDHKPKTAMLSSQIAAQKNDIPMSEKAEGATVNLRALAKLRRRRPRRPGQSATEKEKPAPVLGPSDVYRENPCEVGDHSPPMQMDVGNFWDFASRAPWQGRLRVCDGVLMRKLIDTYENLAQNKIINKVVTTRNFSTADLRKQRNTLFAMSRGTNEAMVDGSKKPEVVVKATFTYYGGIPLRKHRKVSFAPAPNTVFTPRIRHSLPIIKYSTTDARRNSKVEALMKLNFQSASLFPRMDWDEGSTESHDEWFISPIPADFAARCLKAAQHHVIVKEQFTDNDTWRTVTSITFSRKETRFRTYLAFQSMGPLYTSEEFPMFTYALEKRARIPKSYALPDLR</text:p>
          </table:table-cell>
          <table:table-cell office:value-type="string" calcext:value-type="string">
            <text:p>EDO36957</text:p>
          </table:table-cell>
          <table:table-cell office:value-type="string" calcext:value-type="string">
            <text:p>ATGGCAGTCACAGGCCTTCTAAACATCTCTCTACTCGTAAATTACACAAACAGTTCCGATTATACCCCGAATGCTGCTTTGTCCCCCGAGCTGGAGCCGAAGGTACTAGAGATTTTCCGACTCTGCCTTAGCGCCCTGATCTGCTCGACAGGAATTGTGGGTAATATCCTTGTTGTCATAATCACAACGTGCAATCGTAAAACACGGACGGCAGTGAACTACTACATCCTGAATTTGGCGATCTCCGATCTTGGCATCCTTGCAATCTGTTTCCCGTTTATCTTAGTCAAAACGGAGGACCCCCTGCATTGGCCTCTCGGGGGCTTCGTGTGCAAAGTCATCTACCCGCTCTCTGACATCTTCTACGGCGTTTCTATTGGATCAATTGTTGCTATAGCGATAGACAGGTACAAGGCCATCGTTCGCAGCATGCGTGCCCAGAAGACCTTGCAAGCTGCCAAGTGGGTCATCTTATTTATTTGGGTTTTCGCGTTTGTGGGATTCGTATTACCATTGTACTTTGTGATGGACTTTCTTGTGGACGCGAATGGACCTGGGACAGTGGACTGCACGCCTACCTGGCCAATGCCAGAAGTCACCATGCGTCTGTACGTGTTCTCCTTAACCTTCTTCTGGTATGTTCTCCCGCTAGCTGTTATTGTCTGGGTGTATAGGAAGATCGCGCAGAAGATCCGGGCCAGCCGCGCACTGCACAAGACCATGCGCAGCCAGGTTGGGAGAAAATACAGCGAGATTGGAAAAGAAAAAAGCAAAGCCGCGCGTCGAAAGCACGACGATTCCAACGCCAAAGCCCTCAAGATACTAATCCCAGTTGTTTGCGTCTTCTCTCTCACTATGTTTCCTTTCCATTTGTTTCGCTGCACGCAGATGATCGTGGATATGTCCAGTTTTGAATACATGTGGGCCATATATAATGTATGCACCGTCTGTCTGCTCGCGAACAGCTCGGCAAACCCGATCATTTACTCGATGGTTTCCGACGAGTTTCGACGTCGATTCCGACAGCTACTTTGTTTACAGTGGAATAAATTTAACGACAGTTTGTCGCGGTACCAATTAGAACTAGTCACTCATGACAGGAGAAAACGGCTTTTTATTGTTAACGCACGCGACTTGGTAGACTCTTCAAATCTTCGGCAAGATCATAAACCCAAAACAGCAATGTTGTCTTCCCAAATTGCCGCTCAAAAAAATGACATCCCTATGAGTGAAAAAGCCGAGGGCGCGACAGTGAACCTACGCGCGCTGGCGAAACTCAGACGTCGTAGGCCTCGCCGACCTGGGCAAAGTGCGACAGAAAAAGAAAAGCCGGCACCAGTACTGGGGCCATCTGACGTTTACAGGGAAAATCCGTGTGAGGTTGGGGACCACAGCCCCCCCATGCAAATGGATGTGGGAAATTTCTGGGATTTTGCGTCACGAGCTCCGTGGCAAGGTCGTCTGCGAGTGTGTGACGGAGTTCTTATGAGAAAGCTAATCGACACTTATGAAAACCTGGCACAGAACAAGATTATCAACAAGGTCGTGACAACGCGGAACTTCAGTACAGCGGACTTACGCAAACAGAGAAACACCCTTTTCGCCATGTCACGTGGCACCAACGAAGCGATGGTTGATGGATCCAAGAAGCCAGAGGTAGTCGTCAAGGCAACGTTTACATACTACGGTGGAATACCTCTGAGGAAGCATCGGAAAGTTTCCTTTGCGCCTGCGCCAAACACGGTCTTCACTCCTCGCATTCGCCACTCGCTGCCAATCATCAAGTACAGCACGACTGACGCGCGACGGAACTCTAAGGTTGAGGCACTAATGAAACTCAACTTTCAATCCGCTTCCCTATTTCCGCGTATGGACTGGGACGAAGGCTCCACGGAGTCACATGACGAGTGGTTCATATCTCCTATCCCGGCAGACTTTGCGGCGCGCTGTCTGAAGGCCGCGCAACATCACGTGATTGTCAAGGAGCAGTTCACCGATAATGACACGTGGCGCACGGTGACCAGCATTACATTCAGTCGAAAGGAAACCAGATTCAGGACGTACCTTGCTTTTCAGTCCATGGGTCCTCTGTACACATCCGAGGAGTTTCCTATGTTTACGTACGCTCTTGAAAAACGTGCTCGTATCCCGAAATCCTATGCGCTCCCAGACTTACG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CCACCATGGCCGTGACCGGCCTGCTGAATATCTCTCTGCTGGTGAACTACACCAATAGCTCCGACTATACACCAAACGCCGCCCTGAGCCCAGAGCTGGAGCCTAAGGTGCTGGAGATCTTCAGACTGTGCCTGTCCGCCCTGATCTGTTCTACAGGCATCGTGGGCAATATCCTGGTGGTCATCATCACCACATGCAACCGCAAGACCCGGACAGCCGTGAATTACTATATCCTGAACCTGGCCATCAGCGACCTGGGCATCCTGGCCATCTGCTTCCCCTTCATCCTGGTGAAGACCGAGGATCCACTGCACTGGCCACTGGGAGGATTCGTGTGCAAAGTGATCTACCCCCTGTCCGACATCTTTTATGGCGTGTCTATCGGCAGCATCGTGGCCATCGCCATCGATAGGTATAAGGCCATCGTGAGATCTATGAGGGCCCAGAAGACCCTGCAGGCCGCCAAGTGGGTCATCCTGTTCATCTGGGTGTTCGCCTTTGTGGGCTTTGTGCTGCCTCTGTACTTCGTGATGGACTTTCTGGTGGATGCCAATGGCCCCGGCACAGTGGACTGTACCCCTACATGGCCAATGCCCGAGGTGACCATGAGACTGTACGTGTTCAGCCTGACATTCTTTTGGTATGTGCTGCCACTGGCCGTGATCGTGTGGGTGTATAGGAAGATCGCACAGAAGATCAGGGCATCCCGGGCCCTGCACAAGACCATGAGAAGCCAAGTGGGCAGGAAGTACTCCGAGATCGGCAAGGAGAAGTCTAAGGCCGCCCGGAGAAAGCACGACGATAGCAATGCCAAGGCCCTGAAGATCCTGATCCCAGTGGTGTGCGTGTTCTCCCTGACCATGTTCCCCTTTCACCTGTTTCGCTGTACACAGATGATCGTGGACATGTCTAGCTTTGAGTACATGTGGGCCATCTATAACGTGTGCACCGTGTGCCTGCTGGCCAACTCCTCTGCCAATCCCATCATCTATTCCATGGTGTCTGATGAGTTCAGGCGCCGGTTTCGCCAGCTGCTGTGCCTGCAGTGGAACAAGTTCAATGACTCCCTGTCTCGGTACCAGCTGGAGCTGGTGACCCACGATAGAAGGAAGCGCCTGTTTATCGTGAATGCCCGGGACCTGGTGGATAGCTCCAACCTGCGGCAGGACCACAAGCCCAAGACAGCCATGCTGTCTAGCCAGATCGCCGCCCAGAAGAATGACATCCCTATGAGCGAGAAGGCAGAGGGAGCAACCGTGAACCTGAGAGCCCTGGCAAAGCTGCGCCGGAGAAGGCCTCGCCGGCCAGGACAGAGCGCCACAGAGAAGGAGAAGCCTGCACCAGTGCTGGGACCTTCCGACGTGTATAGGGAGAATCCATGCGAAGTGGGCGATCACTCTCCCCCTATGCAGATGGACGTGGGCAACTTCTGGGATTTTGCCAGCAGAGCACCATGGCAGGGCCGCCTGCGGGTGTGCGACGGCGTGCTGATGAGGAAGCTGATCGATACCTACGAGAACCTGGCCCAGAATAAGATCATCAACAAGGTGGTGACCACACGCAATTTCTCCACAGCCGACCTGAGAAAGCAGAGGAATACCCTGTTTGCCATGTCCCGGGGCACAAACGAGGCCATGGTGGATGGCTCTAAGAAGCCTGAGGTGGTGGTGAAGGCCACCTTCACATACTATGGCGGCATCCCACTGCGCAAGCACAGGAAGGTGTCTTTCGCCCCAGCACCTAACACCGTGTTTACACCAAGAATCAGGCACAGCCTGCCCATCATCAAGTACTCCACCACAGACGCCAGAAGGAATTCCAAGGTGGAGGCCCTGATGAAGCTGAACTTCCAGAGCGCCTCCCTGTTTCCTCGCATGGACTGGGATGAGGGCAGCACCGAGTCCCACGACGAGTGGTTCATCAGCCCAATCCCCGCCGATTTTGCAGCAAGGTGTCTGAAGGCAGCACAGCACCACGTGATCGTGAAGGAGCAGTTCACCGACAACGATACATGGAGAACCGTGACATCTATCACCTTTAGCAGGAAGGAGACCCGCTTCCGGACATACCTGGCCTTTCAGTCTATGGGCCCCCTGTATACCAGCGAGGAGTTCCCTATGTTTACATACGCCCTGGAGAAGAGAGCCAGGATCCCTAAGTCCTACGCCCTGCCAGATCTGAGATGA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49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TSSLSNTTFDENGTLNHNSSSGSINGTFTGFPTLFQEPYALRIIRLLFQTLLFLGGVIGNFLVCLVTSKKRRQTSTGNLLILHLAISDLGILLVCFPFVVIRTEYPYAWPFGRLICKTVYPLADIFYGVEIGCITAIAFHRYRMLVHCGKKQLNVDSAKKLVFVIWLIAFVFIVGPLFFVMDLEETAWRKDCLTKWPNEVSKKLYSVTSMVLFYVIPLAVILMTYLKIRASLKKNNRRHNRYRCSTNRDENRHKEVLARVVQNRRAIQILTPVVLIFAFSMFPFTLFRLFFVFDLFPDGAEKFIRVIFNVCTVLLMANSSVNPIIYNVVNSEFRREFSALLRCDGETCCSNSSDILVTVNRSSANSNGGSHNNNKSTSHCNNAISADVQVPLNRPERDELSAEASSSRLTRTERLKNVLRKKKARVDRENRVEEIELETRPAVIINVMHETGGF</text:p>
          </table:table-cell>
          <table:table-cell office:value-type="string" calcext:value-type="string">
            <text:p>EDO41494</text:p>
          </table:table-cell>
          <table:table-cell office:value-type="string" calcext:value-type="string">
            <text:p>ATGGCTAACACTAGCAGTTTATCGAACACAACTTTCGATGAAAACGGGACTTTAAACCACAATTCGAGTAGCGGCAGCATCAATGGCACATTTACTGGTTTCCCCACGCTTTTCCAAGAGCCTTACGCTCTACGCATTATTCGCCTTTTATTTCAAACACTCCTGTTTTTAGGCGGCGTAATTGGGAACTTTCTCGTCTGTTTAGTGACTTCCAAGAAGCGCCGACAAACTTCCACCGGGAATCTCCTCATTCTCCATCTCGCGATTTCAGATCTCGGAATTCTGCTGGTTTGTTTTCCATTCGTTGTCATCCGCACAGAGTACCCGTACGCCTGGCCGTTTGGTCGCCTCATCTGCAAGACTGTGTATCCACTGGCGGACATTTTCTATGGAGTGGAGATCGGGTGCATCACTGCTATTGCGTTTCATCGTTACCGAATGTTGGTGCATTGCGGCAAAAAACAACTGAACGTAGACTCTGCTAAGAAACTAGTGTTTGTTATCTGGTTGATAGCGTTCGTTTTCATTGTTGGACCTTTGTTTTTCGTAATGGACTTGGAGGAGACCGCATGGAGGAAAGATTGCCTCACAAAGTGGCCGAATGAAGTTTCCAAGAAACTCTACAGTGTTACTTCAATGGTGTTGTTCTACGTGATTCCTCTAGCGGTGATCCTCATGACTTACCTTAAGATTCGAGCCAGCCTGAAAAAGAACAACAGAAGACATAACCGCTATAGGTGCTCGACAAATCGCGACGAGAACAGACACAAGGAGGTTCTGGCCAGAGTCGTACAAAACCGGAGAGCAATTCAGATCTTAACTCCAGTTGTACTCATATTTGCGTTTTCTATGTTCCCGTTTACGCTCTTTCGTTTGTTTTTTGTTTTTGATTTGTTCCCTGATGGAGCTGAAAAGTTTATACGTGTTATCTTCAACGTGTGCACCGTCCTTCTGATGGCAAACAGCTCTGTCAACCCAATTATCTATAACGTAGTCAATTCGGAATTCCGACGCGAGTTTTCAGCTTTGCTTAGATGTGATGGTGAGACTTGTTGCTCGAATTCTAGCGATATCTTGGTCACTGTTAATCGATCGTCCGCGAACAGCAACGGCGGATCACACAACAACAACAAGTCCACTTCTCACTGTAACAACGCGATCTCGGCGGACGTCCAAGTTCCTCTCAACCGGCCGGAGCGTGACGAGTTAAGTGCAGAAGCAAGCTCTTCGCGATTAACACGTACGGAAAGACTTAAAAATGTGCTTAGAAAGAAAAAGGCTCGAGTTGATCGTGAGAACAGGGTAGAAGAAATCGAACTTGAAACTCGTCCAGCTGTTATTATTAATGTTATGCACGAAACGGGAGGTTTT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AACACTAGCAGTTTATCGAA</text:p>
          </table:table-cell>
          <table:table-cell office:value-type="float" office:value="61.43" calcext:value-type="float">
            <text:p>61.43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TTAAAAACCTCCCGTTTCGTGC</text:p>
          </table:table-cell>
          <table:table-cell office:value-type="float" office:value="63.33" calcext:value-type="float">
            <text:p>63.33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255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GSEDGGIVSSSLNGTSLAYTVSANEEGMPDYATAEITLPLYTIFMLVLYTVIFIIGFFGNCIVIYGVMQQGANKTTSSFFIANLALSDLAVLVLSLPVGLLQELASWPFGEMACKIFFPLGDVFLMVSIMTLTIISLDRLRAVVTPKKRFTKGQAKVAIIVIWLLSYLICGLPMSFLLKLITLETGVKICYPYWPNTLHRRVHMMAISLLVTIPLFIIAYSYSMIVSTLWKVRIIHKNVIGLNKESFARLKQKRKLVKMLIVIIIAFTVCSMPYLIYGLYLEFAQKERDKQVEISLVVLISLLYTNSAVNPLILCAMSKDYRKGLRPCKC</text:p>
          </table:table-cell>
          <table:table-cell office:value-type="string" calcext:value-type="string">
            <text:p>EDO42552</text:p>
          </table:table-cell>
          <table:table-cell office:value-type="string" calcext:value-type="string">
            <text:p>ATGGAGGGCAGCGAGGATGGTGGAATTGTTAGCTCGTCCTTGAATGGGACGAGTCTAGCGTACACAGTGTCGGCGAATGAGGAGGGGATGCCGGACTATGCCACGGCAGAGATTACTCTACCGCTGTACACGATCTTCATGCTCGTACTCTATACCGTCATATTCATCATCGGCTTTTTCGGCAACTGCATCGTGATCTACGGAGTAATGCAGCAAGGAGCTAACAAGACAACCAGCAGTTTCTTCATAGCGAATCTAGCATTAAGTGATCTTGCCGTACTGGTGCTAAGTTTGCCTGTTGGGTTATTACAGGAATTAGCTTCCTGGCCGTTTGGTGAAATGGCCTGTAAAATATTCTTTCCGCTGGGGGACGTTTTTCTCATGGTTTCTATTATGACTCTGACAATCATAAGTCTTGATCGACTTCGCGCTGTTGTTACACCAAAAAAACGCTTTACAAAAGGCCAGGCCAAAGTGGCGATTATAGTCATTTGGCTTCTATCCTATCTCATCTGTGGCCTTCCAATGTCTTTCTTACTAAAGCTTATTACGTTAGAAACAGGCGTGAAGATTTGCTACCCGTACTGGCCTAACACACTGCATCGGAGAGTGCACATGATGGCAATAAGTCTACTCGTGACTATTCCGCTGTTCATTATCGCGTACTCGTACAGCATGATTGTTTCCACGCTCTGGAAGGTACGCATCATACATAAGAACGTTATAGGGCTGAACAAGGAATCGTTCGCTCGCCTCAAGCAGAAGCGAAAACTGGTTAAGATGTTGATCGTCATTATCATCGCGTTCACTGTCTGCTCGATGCCGTATCTGATCTACGGGCTGTACCTAGAGTTCGCGCAGAAAGAGAGAGATAAACAAGTAGAGATCAGTCTAGTTGTTCTCATTTCTCTATTGTACACCAACAGTGCCGTCAACCCTTTGATTCTGTGCGCAATGAGCAAGGACTATCGAAAGGGTTTGAGGCCGTGTAAATG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GGGCTCTGAGGACGGCGGCATCGTGTCCAGCTCTCTGAACGGCACCAGCCTGGCCTATACAGTGTCTGCTAATGAGGAGGGCATGCCAGATTACGCCACCGCTGAGATCACACTGCCCCTGTATACCATCTTCATGCTGGTGCTGTACACAGTGATCTTTATCATCGGCTTCTTTGGCAACTGCATCGTGATCTATGGCGTGATGCAGCAGGGCGCCAACAAGACCACATCCAGCTTCTTTATCGCCAATCTGGCTCTGTCCGACCTGGCTGTGCTGGTGCTGAGCCTGCCTGTGGGACTGCTGCAGGAGCTGGCTTCCTGGCCATTCGGCGAGATGGCTTGTAAGATCTTCTTTCCCCTGGGCGACGTGTTTCTGATGGTGTCTATCATGACCCTGACAATCATCTCCCTGGATAGACTGCGCGCTGTGGTGACCCCCAAGAAGCGGTTCACAAAGGGCCAGGCCAAGGTGGCTATCATCGTGATCTGGCTGCTGAGCTACCTGATCTGCGGCCTGCCTATGTCTTTTCTGCTGAAGCTGATCACCCTGGAGACAGGCGTGAAGATCTGTTACCCCTATTGGCCTAATACCCTGCACAGGCGGGTGCATATGATGGCCATCTCCCTGCTGGTGACAATCCCACTGTTCATCATCGCTTACTCTTATTCCATGATCGTGAGCACCCTGTGGAAGGTGAGGATCATCCACAAGAACGTGATCGGCCTGAATAAGGAGTCTTTTGCCAGACTGAAGCAGAAGCGCAAGCTGGTGAAGATGCTGATCGTGATCATCATCGCTTTCACCGTGTGCTCCATGCCCTACCTGATCTATGGCCTGTACCTGGAGTTTGCCCAGAAGGAGAGGGACAAGCAGGTGGAGATCTCCCTGGTGGTGCTGATCAGCCTGCTGTATACAAACTCTGCCGTGAATCCTCTGATCCTGTGCGCTATGAGCAAGGATTACAGGAAGGGCCTGCGGCCATGCAAGTG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04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NTTTNSSNYTNSSSPLLPHKLYTSFYQEPLALVVARLALEVGIALAGLGGNILVIVVIASKRLRSRSSMNSYIMNLAIADLGVLTIIFPIAVMKERIPLNFPLGKFVCLYLIPCVDTFYGASIWLITSIAFQRYMNIVRASVNMHQKTSSHVGFHLAAVWIASFFVVSLPLFFIMAYSDSGQHNFCIPDWRNVKPFEPIYIITLVVFTYVLPLVIISWTYIGIWREIGSSTRWHESRRTSGTTASDSETQRMRENSRAKRILTPIVLTFATCMLPVNIFRLLTYFWRPVLSTFHFWTFYNAMVFITILNSAANPLIYSIVSQDFRRAFMGLIFKRCNVDKNSVYTQMSRVNGSFRGSNTKKDVSFSPQTWPEAKTLKESVI</text:p>
          </table:table-cell>
          <table:table-cell office:value-type="string" calcext:value-type="string">
            <text:p>EDO43048</text:p>
          </table:table-cell>
          <table:table-cell office:value-type="string" calcext:value-type="string">
            <text:p>ATGACAAACACGACCACGAACTCGTCGAACTATACCAATTCCTCGTCGCCATTGCTACCTCATAAATTGTATACTTCGTTCTACCAAGAGCCTTTGGCCCTCGTGGTGGCGCGACTAGCTCTAGAAGTGGGCATAGCGTTGGCTGGTTTGGGAGGAAATATTCTGGTTATTGTAGTCATTGCTTCAAAGCGACTGAGATCCCGTTCCTCTATGAATAGCTACATCATGAACTTAGCAATCGCTGATCTGGGCGTCTTGACTATAATTTTCCCCATCGCCGTCATGAAGGAGCGGATACCTCTTAATTTCCCGTTAGGTAAATTCGTCTGTCTGTACCTGATTCCCTGTGTGGATACGTTTTACGGGGCGTCCATTTGGCTTATAACCTCCATAGCATTTCAGCGATACATGAACATTGTTCGCGCTTCCGTGAACATGCACCAGAAGACATCAAGTCACGTGGGATTTCATCTCGCTGCCGTGTGGATTGCGTCGTTTTTCGTTGTCTCTTTGCCTCTCTTCTTCATCATGGCTTATTCAGACTCTGGGCAACACAACTTCTGCATACCAGACTGGCGGAACGTCAAGCCATTTGAGCCCATCTATATCATCACGCTAGTAGTCTTCACATACGTACTCCCACTTGTCATCATCTCGTGGACATACATCGGGATTTGGCGGGAAATCGGCAGCAGTACGCGATGGCATGAGAGTAGGCGCACAAGCGGGACCACTGCTAGCGACTCAGAGACACAGCGTATGAGAGAGAACTCGCGCGCAAAGCGCATTCTGACACCGATAGTACTAACATTCGCAACTTGTATGCTCCCAGTTAACATCTTTCGACTTCTCACGTACTTCTGGCGACCTGTGCTTTCGACTTTTCACTTCTGGACGTTCTACAACGCTATGGTGTTTATCACCATTTTGAACTCAGCTGCGAATCCGCTTATTTATTCTATCGTTAGTCAGGATTTCAGGCGTGCGTTTATGGGGCTTATATTTAAGCGATGCAACGTGGATAAGAACTCCGTTTACACACAGATGTCGAGAGTTAACGGTAGCTTCCGAGGAAGTAATACTAAGAAAGACGTGAGCTTCTCACCGCAAACCTGGCCTGAAGCAAAAACGCTGAAAGAGAGTGTTATT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AAACACGACCACGAACTC</text:p>
          </table:table-cell>
          <table:table-cell office:value-type="float" office:value="61.41" calcext:value-type="float">
            <text:p>61.4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AATAACACTCTCTTTCAGCGTTTTT</text:p>
          </table:table-cell>
          <table:table-cell office:value-type="float" office:value="61.72" calcext:value-type="float">
            <text:p>61.72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46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QPWNAEVSVNKLFPLDSEGNISCDINAQYIYESDGVKFSRISTESLLALLGIIGNLFVCLLQAEHLRINRRVIGLIRSLALADLGILLVCFPFAVAKEQEAINEWTFGAAGCKVFYPFCEAFYAVSIWSVVAISIERYRIFKRSNKIWAPSRENWQNWRIVTTIWIIAFFVYSLPLFFSSTLQTLCGKKMCYLEWSATGSMNSLAAKLHSFTLLFTLYFVPVCIIAWTYFRASRRKELFANRHKRARRRIRTQFNSLSSALLEEEEAVREQLDSISRIHLPVVGIFAITMVPVTLLRFIFSFFPNTLTLEKYLVLFNISIVFIILHAAAKPCVYFLLSHSFRSAYAHVWKRLRAYARCRIKKEERLVSSHDFGVEIVSLTSTTTTLSRYKETTL</text:p>
          </table:table-cell>
          <table:table-cell office:value-type="string" calcext:value-type="string">
            <text:p>EDO43468</text:p>
          </table:table-cell>
          <table:table-cell office:value-type="string" calcext:value-type="string">
            <text:p>ATGCAGCCGTGGAATGCTGAGGTTTCTGTCAACAAACTATTTCCGCTGGATTCTGAGGGAAATATTTCCTGTGATATAAATGCACAATACATCTATGAATCCGATGGGGTCAAATTCAGTCGAATCTCAACCGAATCTCTTCTTGCACTCCTTGGCATCATTGGGAATCTCTTTGTATGTCTACTACAAGCTGAACACCTCAGAATAAACCGACGAGTCATTGGCCTGATCAGAAGTCTCGCTTTAGCAGACTTAGGCATTCTTCTGGTGTGTTTTCCTTTTGCTGTCGCAAAGGAGCAAGAAGCGATCAATGAATGGACATTCGGAGCTGCGGGATGCAAAGTTTTTTATCCATTTTGTGAAGCTTTTTATGCAGTCTCGATTTGGTCTGTTGTGGCTATCTCGATTGAAAGGTACCGAATTTTCAAAAGGAGCAATAAAATTTGGGCTCCAAGCCGTGAGAACTGGCAAAATTGGCGGATTGTGACCACTATATGGATTATTGCATTTTTCGTATATTCCCTACCGCTATTTTTCTCGAGCACATTACAAACTCTTTGCGGGAAGAAAATGTGCTACCTTGAATGGTCGGCTACAGGAAGCATGAACAGTCTAGCTGCTAAGCTGCATTCCTTTACACTTCTTTTCACTCTTTATTTTGTACCTGTGTGCATTATAGCTTGGACCTACTTTCGAGCCTCGAGGCGCAAAGAACTCTTCGCGAACAGACACAAACGCGCGCGAAGGCGCATACGAACACAGTTCAACTCGCTTAGCTCTGCTTTGCTTGAGGAGGAAGAAGCTGTAAGAGAACAGCTCGATTCGATCAGTCGCATTCACCTTCCTGTTGTCGGTATTTTTGCAATCACTATGGTCCCAGTAACATTACTTCGATTTATCTTTTCATTTTTTCCAAACACACTGACTCTCGAGAAATACCTTGTTCTTTTCAATATTTCCATTGTTTTTATTATCCTCCACGCAGCAGCCAAGCCCTGCGTTTATTTTTTATTGAGTCACAGTTTTCGCTCGGCATACGCGCATGTATGGAAGAGACTTCGCGCGTACGCGAGGTGTAGGATTAAAAAAGAAGAACGCCTTGTTTCTTCGCATGACTTTGGTGTTGAGATTGTGTCTCTTACAAGCACCACAACAACTCTTAGTCGATACAAAGAAACAACGTTA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AGCCATGGAACGCTGAGGTGTCTGTGAATAAGCTGTTTCCCCTGGACAGCGAGGGCAACATCTCTTGCGACATCAATGCCCAGTACATCTATGAGTCCGACGGCGTGAAGTTTAGCAGAATCTCTACCGAGTCCCTGCTGGCTCTGCTGGGCATCATCGGCAACCTGTTCGTGTGCCTGCTGCAGGCTGAGCACCTGCGCATCAATAGGAGAGTGATCGGCCTGATCAGGTCTCTGGCTCTGGCCGATCTGGGCATCCTGCTGGTGTGCTTCCCTTTTGCTGTGGCCAAGGAGCAGGAGGCTATCAACGAGTGGACATTTGGCGCCGCTGGCTGCAAGGTGTTCTACCCATTTTGTGAGGCTTTCTATGCCGTGAGCATCTGGTCTGTGGTGGCTATCAGCATCGAGAGGTACAGGATCTTCAAGAGGTCCAATAAGATCTGGGCCCCCAGCCGCGAGAACTGGCAGAATTGGAGGATCGTGACCACAATCTGGATCATCGCCTTCTTCGTGTACTCTCTGCCTCTGTTCTTTTCCAGCACCCTGCAGACACTGTGCGGCAAGAAGATGTGCTATCTGGAGTGGTCTGCCACCGGCTCCATGAACAGCCTGGCCGCTAAGCTGCACTCCTTCACCCTGCTGTTTACACTGTACTTCGTGCCCGTGTGCATCATCGCTTGGACCTATTTTCGGGCCTCCAGACGCAAGGAGCTGTTCGCTAACCGGCATAAGAGAGCCAGGCGGAGAATCAGAACACAGTTTAATAGCCTGTCTTCCGCTCTGCTGGAGGAGGAGGAGGCCGTGCGGGAGCAGCTGGACTCCATCAGCAGAATCCATCTGCCCGTGGTGGGCATCTTCGCCATCACCATGGTGCCTGTGACACTGCTGCGGTTCATCTTTAGCTTCTTTCCAAACACCCTGACACTGGAGAAGTACCTGGTGCTGTTTAATATCTCTATCGTGTTCATCATCCTGCACGCCGCTGCCAAGCCCTGCGTGTATTTTCTGCTGTCTCACTCCTTCCGCTCCGCTTACGCCCACGTGTGGAAGCGGCTGAGAGCTTATGCCCGCTGTAGGATCAAGAAGGAGGAGAGGCTGGTGAGCTCTCATGATTTTGGCGTGGAGATCGTGTCTCTGACCTCCACCACAACCACACTGAGCCGGTATAAGGAGACCACA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47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ETVLFQNGTNSTLGASPMTRYYKESLGLKVFKLTLQITVGLIGVIGNLLVCVVIASRSNMKTKMNILLCSLAVADTGVLLINFPLAAIQEQLPLQYPFGRWFCLYLGPATEIFFGASIWSITIIAIERNRNIVRRSKSECKGLPCKGVIWKIILLWFASLLIVSVPLYPIMVYQEFPQVTICYPEWPDYREGNIYMKAYTIGLAIFWYLLPLVIITYTYIQISQQLQKSTAFHKNMHGASAKSKLIIKEEKQRLKQNKKAQMILTPLVVVFAISMLPLNVFRLVQAFYPSFVFYKFYLILLSVCAVFVIANSAMEPVVYYIASREFCQGIRNLLRRKKAERRKQKEESTSPKNYQQPILMLHTPR</text:p>
          </table:table-cell>
          <table:table-cell office:value-type="string" calcext:value-type="string">
            <text:p>EDO43472</text:p>
          </table:table-cell>
          <table:table-cell office:value-type="string" calcext:value-type="string">
            <text:p>ATGAATGAAACAGTATTGTTCCAGAACGGTACAAACTCAACTTTGGGAGCTTCACCAATGACAAGGTACTACAAAGAGTCACTTGGACTGAAAGTCTTCAAGCTTACACTGCAAATCACAGTCGGCCTAATAGGTGTCATAGGGAACCTCCTGGTTTGTGTTGTGATAGCAAGCCGCTCCAATATGAAAACCAAGATGAATATCCTTCTGTGCAGCCTCGCCGTAGCTGACACTGGTGTTTTGCTTATTAATTTCCCACTCGCTGCTATCCAGGAGCAATTGCCATTACAGTACCCGTTCGGTAGGTGGTTTTGCCTTTACTTGGGCCCTGCAACCGAGATCTTTTTCGGTGCATCAATATGGTCAATCACCATCATAGCGATTGAGAGAAATCGTAATATCGTAAGGCGCAGCAAGTCTGAATGTAAGGGGCTTCCATGCAAGGGAGTTATATGGAAGATTATCTTGCTGTGGTTTGCGTCGTTATTAATTGTGTCTGTTCCGCTCTATCCGATTATGGTTTATCAAGAGTTTCCACAAGTCACTATTTGCTACCCTGAATGGCCAGATTACCGTGAAGGGAACATTTACATGAAAGCCTATACGATAGGTTTAGCGATCTTCTGGTATCTTCTACCACTGGTCATCATTACCTACACTTACATCCAAATTTCACAGCAGCTGCAAAAGAGCACAGCGTTCCACAAAAACATGCATGGCGCCTCCGCAAAAAGTAAACTCATTATCAAGGAAGAGAAACAGCGGCTGAAACAAAACAAGAAAGCTCAGATGATCCTCACTCCTTTAGTAGTTGTCTTCGCCATTTCCATGCTACCTCTTAATGTTTTCCGGCTTGTACAGGCCTTTTACCCTAGTTTTGTATTCTATAAGTTTTACTTGATCCTTCTCAGCGTTTGTGCCGTTTTTGTGATTGCCAACTCGGCTATGGAACCTGTGGTGTATTATATAGCTAGTAGAGAATTTTGCCAGGGTATAAGAAATTTGCTAAGGAGGAAGAAAGCAGAAAGAAGAAAGCAGAAAGAAGAAAGCACGAGCCCCAAAAATTACCAACAACCCATTCTTATGCTACACACCCCGAGA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GAAACAGTATTGTTCCAGAAC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CTCGGGGTGTGTAGCATA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04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DSILTLMDNFTFGKDDSLFVLANISDVAPGAEGSGFMRIFTVVGLALLSLSGVVGNTLVCIVLQKIRKKSSMDCLILVLALADLGILIVEVPIILIRIQLDEIWPLGEATCKLVYPIQDVFFGISIWVIVTIALERYQKIVHIAKGFVRRLRRELYLIVVAIIALNFLVFSLPLFFLVDFKKVSGSWYCVVQWPEWAELPGHMNIAYQAHTILIVIAGYLSPLGIILATYASISRHLKKSNFFLRRCVPTCPEQAPIPGQSLRLKQNARAKRLLTPVVVAFAVTMLPLNVLRLAVIYVKIPNSAFRVIFPVACALVAVNSVVNPFIYTFTNKNFKLAVKRLFCGGVSKNMQWTGIFSSRRQRQYEITPAPASSV</text:p>
          </table:table-cell>
          <table:table-cell office:value-type="string" calcext:value-type="string">
            <text:p>EDO44047</text:p>
          </table:table-cell>
          <table:table-cell office:value-type="string" calcext:value-type="string">
            <text:p>ATGTACGATTCTATTCTTACTCTCATGGATAACTTCACGTTTGGAAAAGACGATTCTCTTTTCGTTCTTGCAAACATCAGTGATGTTGCTCCTGGTGCAGAAGGCAGTGGCTTTATGCGCATCTTTACCGTGGTAGGGCTTGCCTTGTTGTCTTTGTCTGGGGTAGTTGGCAATACCTTAGTTTGTATCGTACTTCAAAAAATTCGCAAGAAGTCCTCGATGGACTGCTTGATCCTGGTTCTTGCACTGGCGGACCTCGGGATTCTCATAGTCGAAGTTCCAATCATCCTTATTCGAATACAACTGGATGAGATATGGCCTCTGGGAGAAGCAACGTGTAAGCTGGTCTACCCAATACAAGATGTTTTTTTCGGTATCTCGATCTGGGTGATAGTCACGATTGCGTTGGAAAGATACCAAAAGATAGTACACATCGCTAAGGGGTTTGTCCGCCGTCTTCGCAGAGAACTCTATCTCATCGTCGTTGCCATTATTGCCTTAAACTTTCTTGTGTTCTCGCTACCTCTCTTCTTTCTGGTGGATTTTAAAAAGGTCTCAGGGTCCTGGTATTGCGTAGTCCAGTGGCCCGAATGGGCGGAGTTGCCAGGACACATGAACATTGCCTATCAGGCGCATACTATCCTAATTGTCATAGCAGGTTACCTGTCTCCACTGGGCATAATACTGGCAACGTACGCCTCGATCTCCCGTCATCTTAAAAAAAGCAATTTCTTTCTTCGCCGATGTGTCCCTACTTGCCCCGAACAAGCCCCTATACCTGGCCAGTCATTGAGGTTAAAGCAAAATGCCCGGGCCAAACGTTTATTAACACCGGTTGTTGTTGCTTTTGCTGTAACAATGTTGCCCCTAAACGTGCTGCGGCTTGCGGTCATTTACGTTAAAATTCCCAACTCGGCTTTCAGGGTGATTTTCCCTGTTGCTTGCGCACTGGTGGCAGTGAACTCGGTTGTTAACCCCTTTATCTATACTTTTACCAACAAAAACTTTAAATTAGCGGTGAAAAGGTTGTTTTGTGGGGGTGTCAGCAAAAACATGCAGTGGACAGGGATTTTCTCTTCAAGGCGGCAGAGACAATATGAAATAACGCCTGCACCAGCCAGTTCTGTG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ACGATTCTATTCTTACTCTCATGGATA</text:p>
          </table:table-cell>
          <table:table-cell office:value-type="float" office:value="61.87" calcext:value-type="float">
            <text:p>61.87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CACAGAACTGGCTGGTGC</text:p>
          </table:table-cell>
          <table:table-cell office:value-type="float" office:value="61.57" calcext:value-type="float">
            <text:p>61.57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655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ATNTTGGSVDITLRAMRLALYPTVLLLGIVGNILVCSVILHQRSRNGRPTTRYFVLNLAISDLLVLIMFIPFDLAYLEYEVWTFGLAMCKIINTISYAFVTISGTTLAAISMDRHRAIVYPMRQPFSARAVTLIIVFMWVYAVLTLVPFAGSLRIFPDGQCLNDPAWWGSTQAFQLTYLFCGFFPGAVIPVCCISVSYLSIAHHLYCEHRRQLHEGIIGSRTASQRMRQNLKTTRVLTALVAVYAVCVLPHYIILALVFFDRANTEKLAFIVVSHEFTRLLMTANSCLNPIMYSVVSKEFRQRLKALFASRKKAVSVNPVLHSPAVIRMELLSPALLMKQTRLRTSSFL</text:p>
          </table:table-cell>
          <table:table-cell office:value-type="string" calcext:value-type="string">
            <text:p>EDO36558</text:p>
          </table:table-cell>
          <table:table-cell office:value-type="string" calcext:value-type="string">
            <text:p>ATGAATGCTACGAATACTACGGGCGGGTCAGTGGATATCACGCTTCGTGCCATGCGCCTGGCGCTCTACCCGACTGTTCTGCTACTGGGTATTGTCGGTAATATCTTGGTGTGTAGCGTTATTTTGCACCAGCGCTCGCGGAATGGCCGGCCGACCACGCGTTACTTCGTGCTAAACCTGGCGATCTCCGACCTCCTCGTGCTCATCATGTTTATCCCGTTCGACCTGGCGTACTTGGAGTACGAGGTGTGGACGTTTGGCTTGGCCATGTGTAAGATCATCAACACCATCAGCTACGCGTTCGTGACGATCTCTGGGACGACACTAGCGGCGATCAGCATGGACCGGCATAGAGCTATCGTGTACCCCATGAGACAGCCGTTCAGTGCAAGGGCTGTCACGCTTATCATCGTGTTCATGTGGGTGTACGCTGTTCTGACGCTTGTCCCGTTCGCGGGCTCGCTGCGCATCTTCCCTGACGGCCAATGTCTGAATGACCCTGCGTGGTGGGGAAGTACCCAGGCCTTCCAGCTCACCTACTTGTTCTGCGGGTTTTTCCCTGGCGCAGTCATCCCGGTCTGTTGCATCAGCGTCTCGTACCTCTCCATCGCGCACCACCTTTACTGCGAACACCGACGGCAACTCCACGAGGGAATCATCGGCTCGCGCACCGCGTCCCAGAGAATGCGTCAAAATCTGAAAACTACCCGCGTTTTGACCGCACTGGTCGCGGTCTACGCAGTCTGCGTCCTACCGCACTACATTATTCTAGCATTGGTGTTCTTCGACCGCGCGAATACGGAGAAGCTCGCGTTCATAGTCGTGTCTCATGAGTTTACGCGTCTGTTGATGACCGCAAATAGTTGCTTGAACCCTATAATGTACAGCGTGGTGAGTAAAGAGTTCAGGCAGAGACTCAAAGCGCTTTTCGCCTCGCGAAAGAAAGCTGTCAGTGTCAACCCTGTTCTCCACTCGCCAGCCGTTATCAGAATGGAGCTGTTATCACCCGCGTTGCTAATGAAACAAACGCGGCTTAGGACTAGCAGCTTTCT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GCTACGAATACTACGGGC</text:p>
          </table:table-cell>
          <table:table-cell office:value-type="float" office:value="61.98" calcext:value-type="float">
            <text:p>61.9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AGAAAGCTGCTAGTCCTAAGC</text:p>
          </table:table-cell>
          <table:table-cell office:value-type="float" office:value="61.34" calcext:value-type="float">
            <text:p>61.34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21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STGATPEIDFLTHSQIALNVIYSILVIIGTIFNSLVLSVVCTTRRQRTANDVFLISLATADLSYIYIVVAFFFYNTYFVGPKHLIVCKTVLPLISVPYTAGIFTIVSMAIQRCHVILNPWRPKAKPRVIIVWVIGIWVAAIAIIFVPLSLLAYSGKAYCDIGWTSVLMFKAYLLTLSAIQYFIPVLIIAFAYIRMGLYLCKPRIPRDSVISRGNRCLHPREESKSESIQIAKSLGAIVVLFIVMFLPQQVSLYEYLFGTNTKWVLYYQRFREWLKSLCVCFRQGFPSRRTSPVMSSTEWTYNLRDTWWTQNLRDTGSPTICMIRDETVTTPL</text:p>
          </table:table-cell>
          <table:table-cell office:value-type="string" calcext:value-type="string">
            <text:p>EDO37218</text:p>
          </table:table-cell>
          <table:table-cell office:value-type="string" calcext:value-type="string">
            <text:p>ATGAATAATTCAACTGGTGCGACACCCGAAATAGACTTCCTAACTCACTCGCAGATCGCCCTCAACGTCATCTACTCGATCCTAGTCATTATCGGCACGATCTTTAACAGTCTAGTTCTCTCTGTTGTCTGCACTACCAGGCGACAGCGGACTGCTAACGATGTCTTCCTAATATCCCTGGCTACTGCAGACCTTTCCTACATTTATATAGTCGTCGCCTTCTTCTTCTACAACACTTATTTTGTGGGTCCAAAGCATCTCATTGTCTGCAAGACGGTACTACCGCTAATATCCGTGCCGTACACAGCTGGGATATTTACAATCGTTTCTATGGCAATACAACGCTGCCACGTGATCTTGAACCCCTGGAGGCCGAAGGCCAAACCACGTGTGATTATTGTCTGGGTAATTGGAATATGGGTCGCGGCAATTGCGATAATTTTCGTGCCGCTCTCTTTGCTGGCCTACTCGGGAAAAGCCTACTGCGACATTGGTTGGACTTCAGTGCTCATGTTCAAGGCTTACCTGCTGACACTATCTGCAATCCAGTATTTTATCCCGGTGCTGATAATAGCCTTCGCGTATATACGGATGGGACTCTACCTCTGCAAGCCAAGAATACCGAGGGATAGTGTCATATCAAGAGGAAATCGCTGTCTACATCCTCGTGAGGAGTCCAAATCGGAGAGTATACAAATTGCCAAATCTCTCGGAGCGATTGTCGTATTGTTCATCGTTATGTTTCTACCGCAGCAAGTGTCACTCTATGAGTATTTGTTTGGCACAAACACAAAATGGGTACTATACTATCAGAGGTTCCGTGAGTGGCTCAAGTCGTTATGTGTGTGTTTTCGTCAAGGTTTTCCCAGTCGTCGCACCTCGCCAGTTATGTCTTCCACAGAATGGACTTATAACCTTAGAGACACTTGGTGGACACAAAACCTAAGAGACACAGGGAGCCCAACGATATGCATGATACGTGACGAAACAGTTACAACACCATT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ATTCAACTGGTGCGACA</text:p>
          </table:table-cell>
          <table:table-cell office:value-type="float" office:value="61.46" calcext:value-type="float">
            <text:p>61.4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AATGGTGTTGTAACTGTTTCGTC</text:p>
          </table:table-cell>
          <table:table-cell office:value-type="float" office:value="61.66" calcext:value-type="float">
            <text:p>61.66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28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STDANIIVTNEQTFRSALYIIFLVWGTTGGSIVISALYAKRSRKSDNDIFLINLTCSDVLTIWFYVGVQFYIMSSRTKGIFFCRYIWPFMSVPLSVSIFTTSSMAVVRSRSVVYAWKQSLSRKSAVCWVLVLWITAIVVIIPAATVSKSALVYCKLHWSNPRHRKVYTGFLFAVQYAIPLIIVTCAYVAIGINLRKYERNVVRRNVRKENFEIIKALAIVVILFGILMLPLQVGWMLWEFGSPTWRRALLHVMNYADVICILHSCLNPCIYGILPKQFRLQYRKWSAELFRSRSLRQSMRRENTAGHDCAQILQDKGREENGLYQGLNGPQETMATALNIDNNACETAT</text:p>
          </table:table-cell>
          <table:table-cell office:value-type="string" calcext:value-type="string">
            <text:p>EDO38285</text:p>
          </table:table-cell>
          <table:table-cell office:value-type="string" calcext:value-type="string">
            <text:p>ATGAACAACTCAACAGATGCCAACATCATTGTCACCAACGAGCAGACGTTTCGTTCGGCGCTTTATATCATCTTTCTCGTCTGGGGGACGACTGGAGGCTCCATTGTAATAAGCGCTTTGTACGCCAAGCGATCTCGTAAAAGCGACAATGACATCTTCCTGATAAACCTCACTTGCTCCGACGTCTTGACGATCTGGTTCTACGTCGGGGTGCAGTTTTATATCATGTCGAGTAGAACAAAAGGAATCTTCTTTTGTCGGTACATCTGGCCTTTTATGAGTGTCCCTCTAAGTGTATCTATCTTTACGACTTCGTCGATGGCTGTCGTACGAAGTCGAAGCGTCGTCTACGCCTGGAAGCAAAGTCTAAGTCGAAAGTCGGCAGTCTGCTGGGTCTTAGTTCTCTGGATTACAGCGATTGTTGTGATCATCCCAGCGGCTACGGTCTCAAAATCGGCCCTCGTGTACTGCAAACTACATTGGTCTAACCCACGGCATAGGAAAGTCTACACCGGGTTCCTATTCGCCGTCCAGTATGCCATTCCGTTAATTATCGTCACCTGTGCTTATGTCGCTATTGGTATCAACTTAAGAAAATACGAAAGGAACGTCGTGCGAAGGAACGTACGGAAAGAGAACTTTGAGATCATCAAGGCTCTAGCAATTGTCGTAATACTATTTGGCATTCTTATGCTTCCGTTACAAGTAGGTTGGATGCTGTGGGAGTTTGGTTCACCAACATGGAGGCGTGCCTTACTTCATGTTATGAACTACGCTGACGTAATATGCATTCTTCACAGTTGTCTAAACCCATGCATCTATGGGATACTGCCAAAGCAATTCCGGCTACAGTATCGTAAGTGGTCAGCGGAATTATTCAGAAGCAGGAGCTTGCGTCAGAGCATGCGCCGTGAAAATACCGCTGGACACGATTGTGCTCAAATATTACAAGACAAAGGAAGGGAAGAGAACGGACTCTACCAAGGCTTGAACGGCCCACAGGAAACCATGGCAACGGCTTTGAATATTGATAACAATGCTTGTGAGACTGCGAC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CTCAACAGATGCCAAC</text:p>
          </table:table-cell>
          <table:table-cell office:value-type="float" office:value="60.86" calcext:value-type="float">
            <text:p>60.86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TCAAGTCGCAGTCTCACAAGCA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78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AYNSSSVFEDNRPPMSPIQIMRLVLYAVIFVCGLIGNVLVIVVVKCRGKKRTFHDYFLLNLAIADLLFILCLPADIYIEVAVFPFTEFYCKILYPLTTFAFSLSIFTLSSMAVGRCYVMKNTSKPPLKGRAAMLWILLLWIASFACVLPLTIVARSSSRSCREDWPDPIYRKAFTASLLLLQYIGPLVIIALAYVNIGILLAKNKVPQTNSNSSKSHSLLHRIRHRNLQITRTLAVIVVLFALLMLPHEIAWMLLDFGPDPNSKLADTLIKFSPILTYLHSCSNPLVYGLMTTQFRNDVRKYVYCCRRYQGSYESETEHKASSGKLLKHKKRRKKCDKGRLGEHVIADAISTSHAVGYGGKVNVIVYLAPSDKRVKLNNNGPLKQNGSLQVYNESHQGICSETSCAEKPKIVIKVSENGDEAGNNKGKTFKDEENSGTSIGSSKLSKEDQTVDTSSIKLEFDESR</text:p>
          </table:table-cell>
          <table:table-cell office:value-type="string" calcext:value-type="string">
            <text:p>EDO38784</text:p>
          </table:table-cell>
          <table:table-cell office:value-type="string" calcext:value-type="string">
            <text:p>ATGGCAGCCTATAACAGCAGTAGCGTATTTGAAGACAATCGGCCTCCGATGAGCCCAATCCAAATCATGCGGCTTGTCCTGTACGCTGTGATTTTTGTTTGTGGGTTAATAGGAAACGTCCTGGTCATAGTAGTGGTGAAGTGTCGAGGCAAAAAGCGAACTTTCCACGACTATTTCCTCCTGAATCTCGCTATCGCGGATCTCCTTTTCATATTGTGTCTCCCGGCGGATATCTATATTGAAGTTGCCGTATTTCCTTTCACGGAATTCTATTGTAAGATATTGTATCCCCTGACAACGTTTGCCTTCTCCCTGAGTATCTTCACCCTGTCTTCCATGGCTGTAGGTCGCTGTTATGTCATGAAAAATACATCCAAGCCCCCTCTGAAAGGTCGTGCCGCCATGCTATGGATACTATTACTCTGGATCGCGTCATTTGCCTGTGTATTACCGCTGACCATCGTAGCGCGGTCGTCGTCAAGGTCTTGCAGGGAAGACTGGCCCGACCCTATATACCGCAAGGCTTTCACTGCGTCATTACTGCTGCTACAGTACATTGGTCCACTTGTTATCATCGCTTTAGCGTATGTGAACATAGGGATACTACTGGCGAAAAACAAAGTGCCGCAAACTAATTCGAACTCAAGTAAGTCTCACTCCCTACTCCATCGAATCCGACACAGGAATCTCCAAATCACTCGCACGCTTGCAGTCATCGTTGTGCTTTTTGCTTTACTGATGTTGCCGCACGAGATCGCGTGGATGTTACTGGACTTTGGACCGGACCCTAACAGCAAACTGGCGGACACTTTAATCAAATTTTCCCCTATTCTCACGTACCTCCACAGCTGTTCAAACCCCTTGGTATATGGCCTGATGACGACACAGTTCCGAAATGACGTCAGGAAGTATGTGTACTGCTGTCGCAGATACCAAGGCTCGTACGAGAGTGAAACCGAGCACAAAGCAAGCAGCGGTAAACTGTTAAAGCACAAGAAGCGGCGAAAGAAATGTGATAAGGGGAGACTGGGTGAACATGTAATCGCAGATGCTATTTCAACCTCGCACGCAGTGGGATATGGCGGGAAAGTCAATGTCATCGTGTATCTCGCTCCGAGCGACAAACGAGTGAAACTAAACAATAACGGACCTTTAAAGCAGAATGGCAGTCTGCAAGTCTACAATGAGAGCCATCAGGGAATTTGCTCGGAGACAAGTTGCGCTGAGAAGCCTAAGATTGTTATCAAAGTCAGTGAAAATGGGGACGAGGCTGGAAACAACAAAGGAAAAACTTTCAAAGATGAAGAGAATTCCGGGACATCTATAGGTAGTAGTAAGCTGTCAAAAGAGGACCAGACGGTTGACACCTCTAGCATCAAGCTAGAATTTGACGAGTCCCG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GCTTACAATTCCAGCTCCGTGTTCGAGGATAACCGGCCCCCTATGAGCCCTATCCAGATCATGAGACTGGTGCTGTATGCCGTGATCTTCGTGTGCGGCCTGATCGGCAACGTGCTGGTCATCGTGGTGGTGAAGTGTCGGGGCAAGAAGAGAACCTTCCATGACTACTTTCTGCTGAACCTGGCCATCGCTGATCTGCTGTTCATCCTGTGCCTGCCAGCCGACATCTATATCGAGGTGGCCGTGTTCCCCTTTACAGAGTTCTACTGTAAGATCCTGTATCCTCTGACCACATTCGCCTTTAGCCTGTCTATCTTTACCCTGTCCAGCATGGCTGTGGGCCGCTGCTACGTGATGAAGAATACATCTAAGCCACCCCTGAAGGGCAGGGCCGCTATGCTGTGGATTCTGCTGCTGTGGATCGCCAGCTTCGCTTGCGTGCTGCCACTGACCATCGTGGCCCGGTCTTCCAGCCGCTCTTGTAGGGAGGACTGGCCTGATCCAATCTATAGAAAGGCCTTTACAGCTTCCCTGCTGCTGCTGCAGTACATCGGCCCCCTGGTCATCATCGCCCTGGCTTATGTGAATATCGGCATCCTGCTGGCTAAGAACAAGGTGCCTCAGACCAATTCCAACTCTTCCAAGTCCCACAGCCTGCTGCATAGGATCAGGCACAGAAATCTGCAGATCACCAGGACACTGGCCGTGATCGTGGTGCTGTTCGCTCTGCTGATGCTGCCCCATGAGATCGCCTGGATGCTGCTGGACTTCGGCCCCGATCCTAACTCTAAGCTGGCTGATACCCTGATCAAGTTTTCCCCAATCCTGACATACCTGCACTCTTGCTCCAATCCCCTGGTGTATGGCCTGATGACCACACAGTTTCGCAACGACGTGAGGAAGTACGTGTATTGCTGTAGGCGGTACCAGGGCTCCTATGAGAGCGAGACCGAGCATAAGGCCAGCTCTGGCAAGCTGCTGAAGCACAAGAAGAGACGCAAGAAGTGTGATAAGGGCCGCCTGGGAGAGCATGTGATCGCTGACGCTATCAGCACATCTCACGCCGTGGGCTACGGCGGCAAGGTGAACGTGATCGTGTATCTGGCTCCTTCCGATAAGAGGGTGAAGCTGAACAACAACGGCCCACTGAAGCAGAATGGCTCCCTGCAGGTGTACAACGAGAGCCACCAGGGCATCTGCTCTGAGACCTCCTGTGCCGAGAAGCCAAAGATCGTGATCAAGGTGAGCGAGAATGGCGATGAGGCTGGCAATAACAAGGGCAAGACCTTCAAGGACGAGGAGAACAGCGGCACATCTATCGGCTCCAGCAAGCTGAGCAAGGAGGACCAGACCGTGGATACATCTTCCATCAAGCTGGAGTTTGACGAGTCTCG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010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SNEEGKIFKIVFYIFLFIFGTIGNLLVMVVIKSRKKRSVNDFFIFNLAISDLTFVLVSLPFYTYELFLRFDKFGFYCKVVWPMMSVTLCVSIFTLTFMSVERCRAIVFPLKPRIKRTSVLIGLSTVWVASLVCILPLSIVTSAEGELCMERWPSEGHRKAYTIALFAIQYAIPLLIIAMAYITIAIKLVRTEVPDRTSVNNRGQIVKRQSRKENFHIIRTVAVIVSLFLVCMLPNQIAWLLYDFEGEEQAKLFWSFAEALIFLHSCVNPVIYGSLTRQFREGYIR</text:p>
          </table:table-cell>
          <table:table-cell office:value-type="string" calcext:value-type="string">
            <text:p>EDO40106</text:p>
          </table:table-cell>
          <table:table-cell office:value-type="string" calcext:value-type="string">
            <text:p>ATGGAATCGAACGAGGAGGGAAAAATCTTCAAAATTGTCTTCTACATTTTTTTGTTCATCTTCGGTACGATTGGGAACCTCTTAGTCATGGTAGTCATCAAGTCAAGAAAAAAGCGAAGTGTCAATGATTTCTTCATTTTCAATTTAGCAATTTCGGACTTGACGTTTGTTTTGGTCTCTCTACCGTTTTACACGTACGAGCTTTTTCTACGGTTCGACAAGTTTGGGTTCTACTGCAAGGTGGTGTGGCCCATGATGTCGGTCACACTCTGCGTCAGTATCTTTACTTTGACTTTCATGTCCGTGGAGCGCTGCCGAGCAATCGTTTTCCCCTTAAAGCCTCGCATCAAGAGAACCTCCGTGCTCATCGGCTTATCAACGGTCTGGGTCGCTTCCCTTGTGTGTATTCTACCACTCAGCATCGTCACAAGTGCTGAAGGTGAGCTATGCATGGAGAGATGGCCGTCTGAAGGACACCGAAAGGCATATACGATCGCACTGTTCGCCATTCAATATGCGATACCTCTACTTATCATCGCAATGGCCTACATCACCATCGCTATTAAACTCGTTCGGACTGAAGTCCCGGACAGAACTTCTGTGAATAATAGAGGGCAGATTGTTAAGCGCCAGAGTAGAAAGGAGAATTTCCATATCATCCGTACGGTAGCTGTCATAGTGAGCCTGTTCTTGGTGTGCATGTTACCTAATCAGATCGCGTGGCTGTTGTATGATTTTGAGGGGGAGGAACAGGCGAAGTTATTCTGGAGTTTCGCTGAGGCTCTTATTTTCTTGCACTCATGCGTTAATCCTGTCATCTATGGCAGCTTGACGAGGCAATTCCGCGAAGGATACATAAG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TCGAACGAGGAGGG</text:p>
          </table:table-cell>
          <table:table-cell office:value-type="float" office:value="61.16" calcext:value-type="float">
            <text:p>61.1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CTTATGTATCCTTCGCGGA</text:p>
          </table:table-cell>
          <table:table-cell office:value-type="float" office:value="61.03" calcext:value-type="float">
            <text:p>61.03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7</text:p>
          </table:table-cell>
          <table:table-cell table:style-name="Default" office:value-type="string" calcext:value-type="string">
            <text:p>.</text:p>
          </table:table-cell>
          <table:table-cell office:value-type="string" calcext:value-type="string">
            <text:p>EDO4165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TTPNSSAVLNEPHSSSVGVLVSVFLLYGLIAGVGICGNVLVLKSILRQHKLRVSEYLILNLTATDMGACIVSIPLDLIERATKRFLFGEFLCNIIYPLQTILMSVSVMTLLGMSMERYRLIVTPFRQHFGPRTVLGVVVFVWVLSIAIVLPYMLVLRLRGDYCVEEWPADWYRKTFTLGVFVLLYFVPLVIMSVSYVKIISCLNEDSRSQINECMLDCADRSRAKREMAAARIRRNVHIVTVFMAAGIAFAACMLPTHICWLWHDFGSGSTNRYFTNIVTFTNVLMYSNSAIDPFIFGSIKLRRLCLDVICGRVCFVNVEEQPIVILRTRLFSIGQLVSIGQLRPYGGFSEEEEVITERVTCL</text:p>
          </table:table-cell>
          <table:table-cell office:value-type="string" calcext:value-type="string">
            <text:p>EDO41656</text:p>
          </table:table-cell>
          <table:table-cell office:value-type="string" calcext:value-type="string">
            <text:p>ATGAATACCACGCCAAATTCTTCAGCGGTTTTGAATGAGCCTCACTCGTCAAGCGTCGGTGTTTTGGTGTCCGTTTTTCTGTTATATGGTTTGATCGCTGGGGTTGGGATATGCGGTAACGTGCTAGTATTGAAGTCTATCCTACGCCAACACAAACTGAGAGTCAGTGAGTATTTGATTCTCAACCTGACGGCCACAGACATGGGTGCGTGTATAGTCAGCATTCCACTGGACCTCATCGAGCGCGCTACAAAGAGGTTCCTATTTGGAGAGTTCCTTTGCAATATCATCTATCCACTACAGACTATCTTGATGTCCGTGTCGGTAATGACTTTATTGGGGATGAGTATGGAGAGATATCGGTTAATTGTCACACCGTTTAGACAACACTTTGGTCCCCGTACAGTACTTGGTGTAGTAGTCTTTGTTTGGGTTTTGTCCATCGCTATAGTACTCCCATATATGTTGGTTCTTCGCCTAAGGGGGGACTACTGCGTGGAGGAATGGCCTGCTGACTGGTATCGCAAAACCTTCACTCTTGGCGTCTTCGTGTTGCTTTATTTTGTTCCGTTAGTGATCATGAGTGTATCTTACGTGAAAATCATAAGTTGTCTTAATGAAGATTCTAGATCTCAAATTAACGAGTGTATGCTTGATTGTGCGGACCGTTCGCGCGCAAAGCGTGAAATGGCGGCCGCAAGGATCCGGCGGAATGTTCACATCGTGACGGTTTTCATGGCAGCAGGAATAGCATTTGCTGCTTGTATGCTTCCGACTCACATTTGCTGGCTATGGCACGACTTTGGCTCTGGGTCAACAAACCGGTACTTCACTAATATTGTAACTTTTACAAACGTTTTAATGTACAGTAATAGCGCGATAGATCCATTTATTTTCGGTTCAATCAAACTAAGGCGGCTATGCTTGGATGTCATATGCGGCCGAGTGTGCTTTGTGAACGTTGAAGAACAGCCGATAGTAATTCTACGCACACGGCTATTTAGTATTGGCCAGTTGGTCAGTATTGGTCAATTGAGGCCTTACGGAGGATTCTCCGAGGAGGAAGAAGTCATCACCGAGAGAGTCACATGTCT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CCACGCCAAATTCTTC</text:p>
          </table:table-cell>
          <table:table-cell office:value-type="float" office:value="60.28" calcext:value-type="float">
            <text:p>60.2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AGACATGTGACTCTCTCGGTG</text:p>
          </table:table-cell>
          <table:table-cell office:value-type="float" office:value="60.13" calcext:value-type="float">
            <text:p>60.13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63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TSTVLIPRIVRSNLLSQETELAIYYLTLFIGVTGNFLVFLSIAMRGLRLVRPNDIFILNLAASDLLMLVVFIPFSIHIRVAVFNPSVFICKCMAPVITVALGGAVFTLTVMALHRWQMIVNPFQRDITNRTACILVSGIWVLSLALAVPKILFATPWEYKRICIIRWPSKDYVSAYTVALFVIRFVIPFTLIVFSYVRMGISLSRTHAPRFRKDSRGNILNLTNRRENFEVIRTLTVIVVLFFVCMFPYRVSLLLQMFGHSKNVIVSQVYRASALATVFHSCVNPLIYCAVLSRFRDDFFRIGKFIFCMGGCRRKANRPLAGEGMKILQSAESDGSGDTLQQTTSI</text:p>
          </table:table-cell>
          <table:table-cell office:value-type="string" calcext:value-type="string">
            <text:p>EDO45630</text:p>
          </table:table-cell>
          <table:table-cell office:value-type="string" calcext:value-type="string">
            <text:p>ATGAACAATACCAGCACAGTGTTAATACCACGAATAGTAAGGTCCAACCTTCTTAGTCAAGAAACAGAGCTGGCCATCTACTACCTTACTCTCTTCATCGGAGTCACAGGAAACTTCCTGGTCTTTCTATCGATTGCAATGAGAGGACTACGCCTTGTGAGACCGAATGACATCTTCATTTTGAATCTCGCCGCCTCGGATCTCCTCATGCTAGTCGTATTCATACCATTTAGTATCCACATACGAGTAGCAGTATTCAACCCCAGTGTATTTATATGCAAGTGCATGGCTCCAGTAATTACAGTCGCTCTCGGTGGAGCTGTCTTTACACTGACTGTGATGGCCCTTCATCGCTGGCAGATGATTGTCAATCCATTCCAACGAGATATTACCAACCGGACGGCGTGCATCCTGGTCAGCGGAATCTGGGTGCTGAGTCTAGCCCTGGCGGTACCCAAGATCCTTTTCGCCACGCCTTGGGAATATAAACGTATCTGCATAATCCGATGGCCATCTAAAGATTACGTGAGCGCGTACACGGTTGCGTTATTCGTGATTCGATTCGTGATTCCATTCACGCTTATCGTGTTCTCGTATGTTCGGATGGGAATTTCTCTCTCACGAACACATGCGCCACGCTTCCGAAAAGACTCAAGAGGGAACATTCTGAATCTCACAAACCGCCGCGAGAATTTCGAAGTGATTAGGACACTCACCGTGATTGTCGTGTTGTTTTTTGTGTGCATGTTTCCTTATCGCGTATCACTACTTCTTCAGATGTTTGGCCATAGCAAGAATGTTATCGTTTCTCAAGTATACCGTGCGTCTGCCCTTGCCACTGTTTTTCATTCTTGTGTGAATCCGTTGATTTACTGCGCCGTGTTGTCGAGATTTCGAGATGACTTTTTTAGAATCGGCAAATTCATCTTTTGTATGGGTGGATGCAGGAGAAAGGCGAATCGGCCCCTTGCAGGGGAGGGGATGAAGATATTGCAGAGCGCAGAGAGTGATGGCAGTGGTGACACCCTACAACAAACGACTAGTATT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TACCAGCACAGTGTTAATAC</text:p>
          </table:table-cell>
          <table:table-cell office:value-type="float" office:value="60.73" calcext:value-type="float">
            <text:p>60.73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AATACTAGTCGTTTGTTGTAGGGTG</text:p>
          </table:table-cell>
          <table:table-cell office:value-type="float" office:value="60.53" calcext:value-type="float">
            <text:p>60.53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88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STVSKLTEPVTQATQEMTGKVQLAFLVFTLVVTTIGDSLVMTVVLRKRERNINDRFILNLAIADELFVAFSLPGAVVKAFGLALYSQFFCSFVRPQVTMYFNLGLFTITSMALYRTKVMLCNNPHQAKLRATHANIWIGLLWLLAFITALPAIIVATVTRTGQCSGNWKSKAHKDAYIIFLLIAKCLLPLVLITVSYSRIGIFLSKNRIPVDETSSTSRGGVGYRNRVENIKVAKTVAAIVLMFALCTAPFQTAWIMLQFGDRETRIRAVFAFRVAVIFQNLHTCFNPFIYAISRRYFRQEYIKYLSRYRDCFN</text:p>
          </table:table-cell>
          <table:table-cell office:value-type="string" calcext:value-type="string">
            <text:p>EDO45882</text:p>
          </table:table-cell>
          <table:table-cell office:value-type="string" calcext:value-type="string">
            <text:p>ATGAACAATTCAACAGTCAGCAAGTTAACTGAGCCCGTAACTCAAGCAACTCAGGAAATGACTGGCAAAGTTCAGCTCGCCTTTTTAGTGTTCACACTTGTCGTGACAACCATCGGTGACAGCCTCGTTATGACGGTCGTTCTGCGAAAGCGAGAGCGGAACATCAACGATCGCTTCATACTCAACCTTGCTATAGCGGACGAATTGTTTGTCGCGTTCAGTTTACCGGGGGCAGTGGTCAAGGCGTTTGGCCTCGCTCTGTACTCGCAATTTTTTTGCTCGTTCGTCAGGCCACAGGTGACGATGTACTTCAATCTCGGTCTCTTCACCATCACATCGATGGCACTTTACCGCACTAAGGTCATGCTATGCAATAACCCGCACCAGGCCAAACTACGCGCCACACACGCCAATATCTGGATAGGATTGCTATGGTTACTAGCCTTCATTACGGCATTACCCGCCATCATCGTTGCTACGGTAACCAGAACAGGCCAATGCTCAGGGAATTGGAAGTCTAAAGCACACAAAGACGCGTACATTATTTTTCTTCTGATCGCCAAGTGTTTGCTACCTCTAGTGCTTATCACGGTGTCATACTCGCGAATCGGGATATTTCTTTCTAAAAACCGCATCCCAGTGGACGAGACAAGTAGCACAAGTCGGGGTGGGGTTGGGTATAGAAATCGTGTGGAGAATATCAAAGTCGCGAAGACAGTCGCGGCGATTGTGCTGATGTTTGCACTCTGTACAGCGCCCTTCCAAACGGCTTGGATCATGCTGCAGTTTGGAGACAGGGAAACCAGGATTCGCGCGGTTTTCGCCTTCCGTGTGGCTGTGATATTCCAAAATCTCCATACTTGTTTTAACCCTTTTATTTACGCCATCTCGAGGAGGTACTTTCGGCAGGAATACATCAAATACCTCTCAAGGTACCGTGATTGTTTCAA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TTCAACAGTCAGCAAGTT</text:p>
          </table:table-cell>
          <table:table-cell office:value-type="float" office:value="61.58" calcext:value-type="float">
            <text:p>61.5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TTGAAACAATCACGGTACCTT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80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STVGETLMEDPPAIRYTRLFLYPLIFAVGVAGNSLVCALILKNGKSSSANGYFILNLAISDLMALLLYLPFDLVYLENSYIWPFGTFLCKFINCLSKVSVTVSGSTLVAISYDRYRAIVHSLRGRLSQRQAMVIMACIWVYSALLQLPYAFALKLMGRECIIDFQFWGGSELYQINYVLGVFTPEFVIPAIAITLAYTRIVCHLKKTHKKNSQHGLYQKSTMAARTRQNKKTTKVLTGLVTIYSICILPHMICVLMVIFNKSYLGSFAMRLAYEFTRLLTITNSCLNPLLYGAISKSFRTDLRNFLRGRRGSRASMKFLRSSVHMGNKQANKFTEAGIPLENSFQ</text:p>
          </table:table-cell>
          <table:table-cell office:value-type="string" calcext:value-type="string">
            <text:p>EDO48802</text:p>
          </table:table-cell>
          <table:table-cell office:value-type="string" calcext:value-type="string">
            <text:p>ATGAATAATTCTACAGTAGGAGAAACCCTTATGGAGGACCCCCCAGCCATCCGCTACACCCGCCTGTTTCTCTACCCCCTTATCTTCGCCGTGGGCGTGGCTGGCAACTCCCTCGTCTGCGCTCTCATCCTGAAGAACGGCAAGTCGTCGTCCGCCAACGGCTACTTCATCCTAAATCTGGCCATCTCCGACCTGATGGCACTCCTCCTTTATTTGCCATTTGACCTGGTCTACCTTGAAAACAGCTACATCTGGCCGTTTGGAACTTTCCTGTGCAAGTTCATCAATTGCCTGAGTAAAGTGTCGGTGACGGTATCTGGGTCTACTTTGGTAGCGATAAGCTATGATCGTTACAGAGCTATTGTGCACTCCCTTCGAGGAAGATTGAGCCAGAGACAGGCTATGGTCATCATGGCCTGCATCTGGGTCTATTCCGCCTTGCTGCAGCTTCCATACGCCTTTGCGCTCAAGCTTATGGGCAGAGAGTGCATAATTGACTTTCAGTTCTGGGGCGGTTCCGAGTTGTATCAGATCAACTACGTTCTTGGCGTATTCACTCCAGAATTTGTGATCCCTGCTATAGCTATCACGCTAGCGTACACGCGAATAGTCTGCCACTTGAAGAAAACACACAAAAAGAATTCCCAGCATGGATTGTACCAAAAGTCAACGATGGCGGCGCGCACCAGGCAAAATAAGAAAACCACGAAGGTCTTAACGGGACTTGTAACCATCTACAGCATCTGCATTCTGCCGCACATGATATGTGTTCTTATGGTGATCTTTAACAAGTCCTATTTGGGCTCTTTCGCGATGAGACTTGCGTACGAGTTCACTCGGCTTCTCACCATCACGAACTCTTGCTTGAATCCTCTGTTGTATGGAGCAATCAGCAAGTCATTCAGGACAGACCTCAGGAACTTTTTGCGGGGGAGGAGGGGGTCACGGGCGTCCATGAAATTCCTCCGTTCAAGTGTCCACATGGGCAACAAGCAAGCGAACAAGTTCACAGAGGCAGGGATTCCTCTAGAAAATTCATTCCA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AATTCTACCGTGGGCGAGACACTGATGGAGGACCCCCCTGCCATCAGGTACACCCGGCTGTTCCTGTATCCACTGATCTTTGCTGTGGGAGTGGCTGGCAACTCCCTGGTGTGCGCCCTGATCCTGAAGAATGGCAAGTCCAGCTCTGCTAACGGCTACTTTATCCTGAATCTGGCCATCAGCGACCTGATGGCTCTGCTGCTGTATCTGCCTTTCGATCTGGTGTACCTGGAGAACTCTTATATCTGGCCATTCGGCACATTTCTGTGCAAGTTTATCAATTGTCTGTCCAAGGTGAGCGTGACCGTGTCTGGCTCCACACTGGTGGCCATCTCCTACGACAGGTACAGGGCTATCGTGCACTCCCTGAGGGGCCGGCTGAGCCAGAGGCAGGCCATGGTCATCATGGCTTGCATCTGGGTGTACTCCGCCCTGCTGCAGCTGCCCTATGCCTTCGCTCTGAAGCTGATGGGCAGAGAGTGTATCATCGATTTCCAGTTTTGGGGCGGCAGCGAGCTGTACCAGATCAACTATGTGCTGGGCGTGTTCACCCCAGAGTTTGTGATCCCCGCCATCGCTATCACCCTGGCTTACACACGCATCGTGTGCCACCTGAAGAAGACACATAAGAAGAACTCTCAGCACGGCCTGTATCAGAAGTCCACCATGGCCGCTAGAACACGCCAGAATAAGAAGACCACAAAGGTGCTGACCGGCCTGGTGACAATCTACAGCATCTGCATCCTGCCCCATATGATCTGCGTGCTGATGGTCATCTTCAACAAGAGCTACCTGGGCTCTTTTGCCATGCGGCTGGCTTATGAGTTCACCAGACTGCTGACCATCACAAACTCTTGTCTGAATCCTCTGCTGTACGGCGCCATCAGCAAGTCTTTCAGAACAGATCTGCGCAACTTTCTGAGGGGCAGGCGGGGCTCTAGGGCTTCCATGAAGTTTCTGAGGTCCAGCGTGCATATGGGCAACAAGCAGGCCAATAAGTTTACCGAGGCTGGCATCCCCCTGGAGAACTCCTTCC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2583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SHSSSKNGNHSRNATDLRTGTEDVKRIALILFYAVTLFLGVFGNWCIIAIVIKVKRMRTMANVFILNMAVSDLVVSVIDVPRKLQIAITMSYAYEVPSFDVVKVLCKILPFTRELSYSVSSLSAVMIGIDRYYAVICPMEQKPRVLSPKVTIPAIWLISALAYSTNLYTYKATKKEGAFYCSYRWHPLPEKETEELFLLITFVLFVALPLVALVFVYALIAVKMMNRSIPGATGAAVNSHRVRGNNKIIRLSIAITTAFFICWVPYYVLLLTLTFNIRLGDESIEISALILVLADVFEALTYTSIVTNPMICLAFSTNFRQALKELMLCQARNLQANNTNRTRIQQSMTMAYSFETISMSVESVNKDVHPRRRGVYIVTP</text:p>
          </table:table-cell>
          <table:table-cell office:value-type="string" calcext:value-type="string">
            <text:p>EDO25835</text:p>
          </table:table-cell>
          <table:table-cell office:value-type="string" calcext:value-type="string">
            <text:p>ATGGATTCACACAGTAGCAGCAAAAACGGTAATCACTCGCGAAACGCTACAGACCTTCGAACAGGAACAGAAGATGTCAAAAGGATCGCCTTGATTTTGTTCTACGCGGTAACACTCTTCCTTGGCGTATTCGGCAACTGGTGTATCATCGCTATCGTTATAAAAGTCAAGCGCATGCGGACAATGGCAAATGTCTTCATACTAAACATGGCAGTTTCAGATCTTGTGGTGTCTGTGATAGATGTGCCGAGAAAGCTGCAGATTGCCATAACCATGTCCTACGCTTACGAGGTGCCAAGTTTCGATGTGGTCAAGGTCTTGTGTAAAATACTGCCCTTTACTCGAGAGCTGAGCTATTCGGTATCTTCCCTCAGTGCTGTTATGATCGGTATCGATCGCTACTATGCCGTCATCTGTCCCATGGAGCAAAAGCCGCGAGTTCTATCCCCAAAAGTGACAATTCCTGCTATTTGGCTCATTTCTGCGTTGGCCTACTCCACAAACCTTTACACCTACAAAGCGACGAAAAAAGAAGGCGCTTTCTATTGCAGTTACAGATGGCATCCGTTGCCTGAAAAGGAAACAGAAGAGTTGTTCCTCTTGATTACATTTGTACTCTTCGTAGCTCTTCCCTTGGTGGCTCTTGTCTTTGTCTACGCTCTCATTGCCGTCAAAATGATGAATCGAAGCATCCCTGGAGCGACCGGAGCAGCAGTGAATTCCCACCGCGTCCGCGGGAATAACAAAATCATTCGCCTCTCCATCGCCATCACAACCGCTTTCTTCATATGCTGGGTGCCTTATTATGTCCTCTTACTCACACTTACCTTTAACATCCGCCTTGGAGACGAGTCAATTGAGATCTCTGCCTTGATACTTGTACTGGCGGACGTCTTCGAGGCCCTGACGTACACCAGCATCGTCACCAACCCAATGATTTGCTTGGCATTCAGCACCAACTTTAGGCAGGCGCTTAAAGAGCTCATGTTGTGCCAAGCACGCAACCTACAAGCAAACAACACGAACCGAACACGCATACAACAGAGCATGACCATGGCATACTCGTTCGAGACCATTTCTATGAGCGTCGAGTCTGTGAACAAGGACGTCCATCCACGGAGGCGTGGTGTGTACATCGTTACTCC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TCACACAGTAGCAGCAAAA</text:p>
          </table:table-cell>
          <table:table-cell office:value-type="float" office:value="63.08" calcext:value-type="float">
            <text:p>63.0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GGAGTAACGATGTACACACCACG</text:p>
          </table:table-cell>
          <table:table-cell office:value-type="float" office:value="63.65" calcext:value-type="float">
            <text:p>63.65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025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VNSSNSSALASTYPQDSVAELVTKALACTAVTLAAIIGNLLTIIAVNRNLRMRTVTNFLICNLALAELLFTVVAIPPFYFEIFAWYDWLQAASHCASDAAEILIKDLAHFTWSISGAVAAPVLYSYRLNKAEGIISCQEDWTPVFETDVASKGDTIVLFVFIYCLPFVAMATMPAIIGWRLWVHKAPGEMSSVNTRVLLKTKQKAVKMLLAVLIAFIICWLPVQVVSFLSYYTSKRIPSAVWFTCLFVMRAHAALTPFIYDYFSANFRAAFKSALVFCCLWSNTLRQWRDGRVQTSS</text:p>
          </table:table-cell>
          <table:table-cell office:value-type="string" calcext:value-type="string">
            <text:p>EDO30258</text:p>
          </table:table-cell>
          <table:table-cell office:value-type="string" calcext:value-type="string">
            <text:p>ATGGAAGTCAACTCAAGCAATAGTTCGGCCTTGGCAAGCACTTACCCACAGGACTCAGTTGCTGAGCTCGTTACCAAGGCCCTCGCCTGCACGGCAGTCACACTTGCAGCCATCATCGGCAACCTGCTGACGATCATAGCGGTTAACCGCAATCTTCGCATGCGCACTGTCACCAACTTCCTGATCTGTAATCTTGCCTTGGCAGAGCTTCTCTTTACGGTTGTAGCGATTCCGCCCTTTTATTTTGAAATCTTCGCTTGGTACGACTGGCTCCAAGCTGCTAGCCATTGTGCTTCCGATGCTGCGGAGATCCTCATCAAAGACCTTGCGCATTTCACTTGGTCAATATCAGGTGCGGTTGCGGCACCAGTCCTCTACTCTTATCGACTCAATAAGGCCGAGGGCATCATTAGCTGCCAGGAGGACTGGACCCCAGTGTTTGAGACAGATGTAGCAAGCAAAGGGGATACTATCGTTCTTTTCGTATTCATTTATTGTTTACCTTTTGTTGCTATGGCTACGATGCCCGCGATTATTGGGTGGCGGCTGTGGGTGCATAAAGCTCCAGGGGAAATGAGTAGCGTGAATACAAGAGTGCTCCTCAAGACTAAGCAGAAGGCCGTCAAGATGTTATTAGCGGTGCTGATCGCTTTTATTATCTGCTGGCTTCCGGTTCAAGTCGTCAGCTTTCTCAGTTACTACACAAGCAAAAGAATACCGTCAGCGGTCTGGTTTACGTGCTTGTTTGTTATGCGCGCGCATGCCGCTCTCACTCCGTTTATATACGACTACTTCAGCGCCAACTTCAGGGCGGCCTTCAAGTCTGCTCTGGTTTTCTGTTGCCTCTGGTCAAATACATTACGCCAGTGGAGGGATGGTAGAGTGCAGACAAGCTC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GTCAACTCAAGCAATAGTTC</text:p>
          </table:table-cell>
          <table:table-cell office:value-type="float" office:value="60.63" calcext:value-type="float">
            <text:p>60.63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TGAGCTTGTCTGCACTCTACCA</text:p>
          </table:table-cell>
          <table:table-cell office:value-type="float" office:value="61.24" calcext:value-type="float">
            <text:p>61.24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053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VVRGTFAVHIVIIVAIATVTIVIAWFLSALVTSPSLYTMRVIKMDGVPYCHEIWSPPLHPTVSPLVFTIVSFVALYALPLTIIIALYSTIVYKMWFRKIPGNSHSSIRELEQRVKRNVVKMLITVVGVFTVFWLPLHLNLLLRGATDVFSRCGAPDALSFTAYVLSHATGAVNFAIYVFFSEEYSQGFKEVLALCWMRERVVFTRGSRTEMTLLSRKGWRGTFRDARGNRVMSSPRVSSPRTGRGGLGTRSFIMEYSSNV</text:p>
          </table:table-cell>
          <table:table-cell office:value-type="string" calcext:value-type="string">
            <text:p>EDO30536</text:p>
          </table:table-cell>
          <table:table-cell office:value-type="string" calcext:value-type="string">
            <text:p>ATGGTTGTCAGGGGAACTTTCGCCGTTCATATCGTGATAATTGTTGCAATAGCTACAGTTACTATAGTAATCGCCTGGTTTCTAAGCGCGCTTGTGACGTCACCATCTCTGTACACAATGAGGGTGATTAAAATGGACGGTGTTCCCTATTGCCACGAGATCTGGTCCCCACCCCTCCACCCCACAGTATCCCCCCTCGTGTTCACTATCGTCTCCTTCGTAGCATTATACGCATTACCGCTGACCATCATCATCGCGCTGTACTCGACCATTGTCTACAAAATGTGGTTCAGAAAAATTCCAGGAAATTCGCACTCGTCGATACGAGAACTCGAGCAGCGAGTTAAGAGGAATGTCGTAAAAATGCTAATTACTGTTGTCGGGGTCTTCACGGTGTTCTGGCTGCCTCTGCATCTGAATCTGCTGCTACGCGGAGCCACCGACGTGTTCTCCCGCTGTGGGGCCCCAGACGCCCTCTCATTCACGGCGTATGTACTATCGCACGCGACAGGCGCCGTAAACTTCGCCATCTACGTTTTCTTTAGCGAGGAATACAGTCAAGGATTCAAGGAAGTTCTCGCGTTATGTTGGATGAGGGAGAGGGTGGTATTCACGAGAGGTTCCCGGACGGAGATGACTCTACTTAGTAGAAAAGGCTGGAGAGGGACTTTCAGGGATGCGAGGGGGAATAGAGTCATGAGCTCGCCAAGGGTTAGTTCGCCAAGGACGGGAAGAGGCGGGTTAGGGACTCGTAGTTTTATCATGGAATATTCTTCGAACGT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TGGTGCGCGGCACCTTCGCCGTGCACATCGTGATCATCGTGGCCATCGCTACCGTGACAATCGTGATCGCCTGGTTTCTGTCTGCTCTGGTGACCTCTCCCTCCCTGTACACAATGAGAGTGATCAAGATGGACGGCGTGCCTTATTGCCACGAGATCTGGTCTCCCCCTCTGCATCCAACCGTGTCCCCCCTGGTGTTCACAATCGTGAGCTTTGTGGCCCTGTACGCTCTGCCTCTGACCATCATCATCGCCCTGTACAGCACAATCGTGTATAAGATGTGGTTCCGCAAGATCCCAGGCAACTCTCATTCCAGCATCAGGGAGCTGGAGCAGAGAGTGAAGCGCAATGTGGTGAAGATGCTGATCACCGTGGTGGGCGTGTTCACAGTGTTTTGGCTGCCACTGCACCTGAACCTGCTGCTGCGGGGCGCTACCGACGTGTTCTCCAGATGCGGAGCTCCAGATGCTCTGTCCTTTACCGCCTATGTGCTGAGCCATGCCACAGGCGCTGTGAATTTCGCTATCTACGTGTTCTTTAGCGAGGAGTATTCTCAGGGCTTTAAGGAGGTGCTGGCCCTGTGCTGGATGAGGGAGCGGGTGGTGTTCACCAGGGGCTCTCGGACCGAGATGACACTGCTGTCCAGGAAGGGATGGAGGGGCACCTTCAGGGATGCTCGCGGCAACAGAGTGATGTCTTCCCCTCGGGTGAGCTCTCCAAGGACCGGAAGAGGAGGACTGGGCACAAGGTCCTTCATCATGGAGTACTCCAGCAACG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206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SYNTSQENNSSSASHLPWFLWYRTPQTLRVALVITYIATVSFSLLGDIALVAVICKYKHMRTKGNYLVLNMAVSDIAAMLVLTRGIYVRHTQTWTWDVQGRFGDALSKISAFIRDVSVSVSIHSMVFLALNRFFAVVYPTRPAPRLLAPRVVIPLTCITAFATFGVYFRVYRTITLYGNKYCLGILEPPFDPITAGRDFYLVFMTSLFIIPLPLMGTVYIAVARKLKRQAIPGEALPENEKRRRKRNKNVVLMAVTVTASFMICWIPQHTLVILHNFFWDETLSHLTFEELKEAMDIVVAIAYACFAVNPFICFMFSESLRKAITRLL</text:p>
          </table:table-cell>
          <table:table-cell office:value-type="string" calcext:value-type="string">
            <text:p>EDO32060</text:p>
          </table:table-cell>
          <table:table-cell office:value-type="string" calcext:value-type="string">
            <text:p>ATGGCAAGTTATAATACGTCACAGGAAAACAATTCGTCATCAGCGAGTCATCTTCCATGGTTTCTGTGGTACAGAACTCCACAGACTCTCCGAGTTGCTTTGGTCATCACGTACATCGCCACCGTGTCCTTCTCTTTGCTCGGCGACATCGCACTTGTCGCAGTCATCTGCAAGTACAAACACATGCGAACCAAGGGGAACTACCTCGTGTTAAACATGGCAGTGTCAGATATAGCCGCCATGCTTGTGCTCACTCGCGGGATCTACGTCCGTCATACCCAGACATGGACCTGGGATGTCCAGGGCCGGTTTGGAGATGCTCTGTCTAAGATTTCCGCCTTCATACGCGATGTATCCGTTTCCGTGTCGATACATAGTATGGTCTTTCTGGCTTTGAACAGGTTCTTCGCTGTTGTGTACCCGACAAGGCCTGCGCCAAGACTTCTCGCTCCTCGCGTGGTAATTCCACTAACATGTATCACCGCCTTTGCGACATTTGGAGTGTATTTCAGAGTGTACAGGACTATAACCCTCTATGGCAATAAATATTGTTTAGGCATTTTGGAACCGCCTTTCGACCCCATCACTGCAGGGCGTGACTTCTATCTGGTGTTCATGACATCGCTTTTCATCATTCCACTCCCGCTTATGGGCACAGTCTACATCGCAGTCGCGCGCAAATTAAAACGCCAAGCAATACCTGGTGAAGCTTTGCCGGAAAACGAAAAACGCCGGCGAAAACGCAACAAAAACGTCGTGCTGATGGCGGTCACAGTCACTGCGTCCTTCATGATTTGTTGGATACCACAGCACACGTTAGTTATTCTGCACAACTTCTTCTGGGATGAGACCTTGAGTCATCTGACATTTGAGGAGTTGAAAGAAGCTATGGATATCGTGGTAGCGATAGCGTACGCATGTTTTGCAGTCAATCCCTTCATTTGCTTCATGTTCAGCGAAAGCCTTCGTAAAGCCATCACACGCTTGC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TTCCTACAACACCAGCCAGGAGAACAATTCCAGCTCTGCCTCCCACCTGCCTTGGTTCCTGTGGTACCGGACACCACAGACCCTGAGAGTGGCCCTGGTCATCACATATATCGCCACCGTGTCCTTTAGCCTGCTGGGCGACATCGCTCTGGTGGCCGTGATCTGCAAGTACAAGCACATGAGGACAAAGGGCAACTATCTGGTGCTGAATATGGCTGTGAGCGACATCGCCGCTATGCTGGTGCTGACCCGGGGCATCTACGTGAGACATACCCAGACATGGACCTGGGACGTGCAGGGCCGCTTCGGCGATGCTCTGAGCAAGATCTCTGCCTTTATCAGGGACGTGTCCGTGTCCGTGTCCATCCATTCTATGGTGTTCCTGGCTCTGAACCGGTTCTTTGCCGTGGTGTATCCAACAAGGCCAGCTCCAAGACTGCTGGCTCCAAGAGTGGTCATCCCTCTGACATGCATCACCGCCTTCGCTACCTTTGGCGTGTACTTTCGCGTGTATAGGACAATCACCCTGTACGGCAATAAGTATTGTCTGGGCATCCTGGAGCCACCTTTCGACCCAATCACAGCTGGACGCGATTTCTACCTGGTGTTTATGACCAGCCTGTTTATCATCCCTCTGCCACTGATGGGCACAGTGTATATCGCCGTGGCTCGCAAGCTGAAGAGGCAGGCTATCCCAGGAGAGGCCCTGCCAGAGAATGAGAAGAGGCGGAGAAAGAGGAACAAGAATGTGGTGCTGATGGCTGTGACAGTGACCGCCTCTTTCATGATCTGTTGGATTCCCCAGCACACCCTGGTCATCCTGCATAACTTCTTTTGGGACGAGACACTGTCCCACCTGACCTTTGAGGAGCTGAAGGAGGCTATGGACATCGTGGTGGCCATCGCTTATGCCTGCTTCGCCGTGAATCCTTTTATCTGTTTCATGTTTTCTGAGTCCCTGCGCAAGGCCATCACCAGGCT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489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KLLLVVVLACLFWITDIECLESTPSNTKSLDQNQLNLHKVYFELANEREFSPGTKVALMTLTVTTFTASLVCNSLIIHTIRVVPGMRSTTNLFILNMALGDIITSILSSSHAIRTTLFGEQWISGTLGEVTCRLDYYGLSVGTLLSVSSLLVMTVDRLFAVRSPLRYKSSTRWPKFAILFVWLFSLALPVDLTWNSFTTVTFSPAVTNTTDSGRLYCFFEKSTEGQIWALAVLVLGYGLPLVLMLSFYGCIAWILWRRKVPGEAEQAQRNAHRTAKKVTWMVVAIMSVFEICWTPFFVMCFINVKFPVLLLATPGELMPVSYSIVQLNGPLNMAIYAFFNENFRNGFKQTLKCFRRVAVQDAKSVNQLTLGIL</text:p>
          </table:table-cell>
          <table:table-cell office:value-type="string" calcext:value-type="string">
            <text:p>EDO34897</text:p>
          </table:table-cell>
          <table:table-cell office:value-type="string" calcext:value-type="string">
            <text:p>ATGAAGTTGCTTTTAGTGGTCGTGCTTGCTTGCCTCTTTTGGATCACAGACATCGAATGTTTAGAAAGTACACCCTCCAATACGAAGTCGCTCGATCAAAATCAACTCAATCTTCATAAAGTCTATTTTGAGTTGGCCAATGAGAGAGAATTTAGCCCGGGGACCAAGGTGGCACTGATGACCCTGACCGTGACAACATTCACAGCCTCGCTTGTGTGCAACTCCCTCATCATTCACACAATACGTGTAGTACCGGGCATGCGCAGTACCACTAACCTCTTCATCCTCAATATGGCGCTGGGGGACATCATCACTTCTATTTTGTCATCAAGTCACGCAATAAGAACTACGTTATTTGGAGAGCAATGGATCTCGGGAACTCTTGGCGAAGTCACGTGTAGACTGGACTACTATGGCCTTTCTGTTGGAACGCTCCTATCTGTGTCCAGTCTCTTGGTGATGACAGTGGACCGACTCTTCGCGGTGCGGAGTCCTTTAAGGTATAAGTCGAGCACGAGGTGGCCGAAATTCGCTATCCTCTTCGTGTGGCTGTTTTCATTAGCACTCCCGGTGGATCTAACTTGGAACAGTTTCACGACAGTAACCTTCTCGCCTGCTGTCACTAACACAACGGATTCTGGGCGTTTATACTGCTTTTTCGAGAAGTCGACAGAGGGGCAAATCTGGGCGCTAGCTGTGTTGGTATTAGGGTATGGTCTGCCATTGGTTCTGATGCTGAGTTTCTACGGATGCATCGCGTGGATTCTATGGAGGAGAAAAGTCCCAGGCGAGGCAGAACAGGCGCAACGTAATGCCCACAGAACCGCAAAGAAGGTGACATGGATGGTGGTCGCTATTATGTCTGTGTTCGAGATTTGCTGGACGCCGTTTTTTGTCATGTGTTTTATCAATGTAAAATTTCCAGTGCTGTTACTTGCAACTCCTGGGGAACTGATGCCTGTTAGCTACAGCATTGTACAGCTCAACGGGCCTCTGAACATGGCGATTTATGCTTTCTTCAACGAAAACTTCAGAAACGGTTTCAAGCAGACATTGAAATGTTTCCGTCGAGTTGCAGTTCAAGATGCGAAGTCTGTCAATCAATTGACACTCGGTATCCTT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GCTGCTGCTGGTGGTGGTGCTGGCCTGCCTGTTTTGGATCACCGACATCGAGTGTCTGGAGTCCACCCCTAGCAACACAAAGTCCCTGGATCAGAACCAGCTGAATCTGCACAAGGTGTACTTTGAGCTGGCTAATGAGCGGGAGTTCAGCCCAGGCACCAAGGTGGCCCTGATGACCCTGACAGTGACCACATTCACCGCTTCTCTGGTGTGCAACTCCCTGATCATCCACACAATCAGGGTGGTGCCAGGAATGCGGAGCACCACAAACCTGTTTATCCTGAATATGGCCCTGGGCGACATCATCACCTCTATCCTGTCCAGCTCTCATGCTATCAGGACCACACTGTTCGGAGAGCAGTGGATCTCCGGCACCCTGGGAGAGGTGACATGTAGGCTGGACTACTATGGACTGAGCGTGGGCACCCTGCTGTCCGTGTCCTCCCTGCTGGTCATGACAGTGGATAGACTGTTTGCCGTGAGGTCTCCACTGCGGTACAAGTCTTCCACCCGCTGGCCCAAGTTCGCCATCCTGTTCGTGTGGCTGTTCTCCCTGGCTCTGCCCGTGGACCTGACATGGAACTCCTTTACCACAGTGACCTTCAGCCCTGCTGTGACAAATACCACAGATTCTGGCAGACTGTATTGCTTCTTTGAGAAGTCCACCGAGGGACAGATCTGGGCTCTGGCTGTGCTGGTGCTGGGATACGGACTGCCACTGGTGCTGATGCTGAGCTTTTATGGCTGTATCGCCTGGATTCTGTGGAGGAGGAAGGTGCCAGGAGAGGCTGAGCAGGCTCAGAGAAACGCCCATCGCACCGCTAAGAAGGTGACATGGATGGTGGTGGCCATCATGTCCGTGTTCGAGATCTGCTGGACCCCTTTCTTTGTGATGTGCTTTATCAATGTGAAGTTCCCAGTGCTGCTGCTGGCTACACCCGGCGAGCTGATGCCTGTGAGCTACTCTATCGTGCAGCTGAACGGCCCTCTGAATATGGCCATCTATGCTTTCTTTAACGAGAATTTTCGCAACGGCTTCAAGCAGACCCTGAAGTGCTTCAGACGCGTGGCCGTGCAGGATGCTAAGTCCGTGAATCAGCTGACACTGGGCATC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637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DKGFNATSQNATHGLYFPADIQIGLTIFASLIFVVALVGNSIVVYIVCSCNHMRNTTNILIANMAVADLWITFDIPYVIKWFYITDTWFGGGFGDFLCKFCHSAQAGSVACSVFTLVCISLDRSFAIIFPMKVILTRKIVKFMILGIWAATIAFTTPIFLITKVHLKNGVYVCNELWEESGQSERHYIAVYTITTYIIPLALILIMYIFTGLKLWSRKPPGQRSLQAHKKIQSSTRRATIMLITVVVVFAVCWFPFQIRELLSVFYEDNINNMIPFRVMLFLPWFGFANSAINPILYVLFSENYRREFRRTFTTTGARRRSSTSISRGATLRTRMSLTGIPLQKLRNDSLAPNNSPCDGGDANCFRDSNSSNKMACVVGSVESDSPDAFEPENNLIGSNEN</text:p>
          </table:table-cell>
          <table:table-cell office:value-type="string" calcext:value-type="string">
            <text:p>EDO36377</text:p>
          </table:table-cell>
          <table:table-cell office:value-type="string" calcext:value-type="string">
            <text:p>ATGGCTGACAAAGGTTTCAACGCGACCTCTCAGAACGCCACCCATGGACTATACTTTCCCGCCGACATCCAAATCGGCCTTACCATCTTTGCGTCACTGATCTTCGTGGTGGCGCTTGTCGGGAACTCTATCGTGGTATACATAGTATGCTCGTGCAACCACATGCGCAACACAACCAACATCCTCATCGCCAACATGGCCGTGGCTGATCTGTGGATTACCTTCGATATCCCGTATGTCATCAAGTGGTTCTATATCACAGACACGTGGTTTGGAGGCGGGTTTGGGGATTTCCTGTGTAAGTTCTGTCACTCGGCCCAGGCTGGATCAGTCGCGTGCTCCGTCTTCACACTCGTTTGCATTAGTCTGGATCGCAGCTTCGCCATTATATTCCCGATGAAGGTGATCTTGACCCGTAAGATCGTCAAGTTTATGATTCTTGGTATCTGGGCGGCCACCATTGCCTTCACCACGCCCATATTCCTCATCACTAAGGTCCACCTGAAGAACGGCGTCTACGTCTGCAACGAATTATGGGAAGAATCGGGCCAATCAGAGAGGCACTATATCGCTGTCTACACCATTACTACCTACATAATCCCTTTAGCTTTAATCCTCATCATGTACATTTTCACCGGCCTAAAGCTCTGGTCCCGCAAGCCTCCTGGTCAGCGGAGTCTCCAAGCTCACAAAAAGATCCAATCTTCGACTCGACGTGCTACCATTATGCTAATCACGGTGGTGGTGGTGTTCGCAGTCTGCTGGTTCCCATTCCAAATCCGTGAGCTGCTTTCCGTCTTTTACGAAGATAACATCAACAACATGATTCCTTTCAGAGTGATGCTCTTCCTACCCTGGTTCGGCTTTGCTAACTCTGCCATCAATCCTATACTCTATGTGCTGTTTTCCGAGAACTACCGCCGCGAGTTTCGTAGAACCTTCACAACGACAGGAGCGCGCAGGCGCAGTAGTACGTCCATCAGTCGAGGCGCCACGCTACGTACCCGGATGTCACTTACGGGTATTCCCCTGCAGAAGCTGAGGAACGATAGCCTTGCGCCCAATAATAGCCCTTGTGACGGGGGGGACGCGAACTGCTTCCGGGACAGTAATTCATCTAACAAGATGGCGTGTGTAGTAGGGTCTGTTGAGTCTGATTCCCCGGACGCTTTTGAGCCGGAAAACAATCTTATTGGTTCGAATGAGAA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GACAAAGGTTTCAACG</text:p>
          </table:table-cell>
          <table:table-cell office:value-type="float" office:value="61.74" calcext:value-type="float">
            <text:p>61.7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TTCTCATTCGAACCAATAAGATT</text:p>
          </table:table-cell>
          <table:table-cell office:value-type="float" office:value="62.28" calcext:value-type="float">
            <text:p>62.28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08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TTNSSYPVGMSCSGSEVGRAMKILFFVIITVGGIVGNALTICIVYRDKKLRNTVNALIVNMAISDLLIPLGLVKQIVNVAQGSFEWHVPGTGGVALCKLFSFMVDLSMPVSILSMVFITLDRFCAIVFPLRMNSGPKITAIFIFTSWAIPVAFFAPYLYGFKMNDRGYGLECYLQWDQGYVRHLRSHTIFTMFICVIYIIIPFIILVFCYTTILCVLRRQDQGVMARSQPRRERRIRYQKTKKVVLMALAIVVVFGLCYGPYICLLIMWTFVYHWRYKTTCGFEKFYFAAQFLANTNPALNPIIYFIFIERFGAGLRSMLRMKKAGCTSASSGRERGGSGNAGSAGTSTTRAATKIVSLRMSPLLASNS</text:p>
          </table:table-cell>
          <table:table-cell office:value-type="string" calcext:value-type="string">
            <text:p>EDO37082</text:p>
          </table:table-cell>
          <table:table-cell office:value-type="string" calcext:value-type="string">
            <text:p>ATGAATAACACGACTAACTCGAGCTACCCTGTAGGAATGAGTTGCTCGGGTTCCGAGGTCGGCCGTGCGATGAAGATCCTGTTCTTTGTTATCATCACGGTAGGGGGAATCGTCGGTAACGCGCTCACAATCTGCATCGTGTACAGAGACAAGAAACTCCGCAACACCGTGAACGCGCTCATCGTGAATATGGCCATTAGCGACCTGCTCATCCCTCTTGGGCTAGTCAAGCAAATCGTGAACGTCGCTCAGGGCTCATTCGAGTGGCACGTTCCTGGCACGGGGGGCGTGGCCCTCTGTAAACTGTTCTCCTTCATGGTGGACCTCTCCATGCCGGTGTCGATCCTCAGCATGGTGTTCATCACGTTGGACCGATTCTGTGCTATTGTGTTTCCGCTCAGGATGAACTCGGGTCCAAAGATCACCGCGATTTTTATCTTCACGAGTTGGGCTATCCCTGTCGCCTTCTTCGCGCCGTATTTGTACGGATTTAAAATGAATGATAGGGGCTACGGGCTGGAGTGTTACCTCCAGTGGGACCAGGGCTATGTCAGGCATCTGCGCTCGCACACCATCTTCACTATGTTCATCTGCGTGATCTACATCATTATCCCTTTTATCATACTGGTGTTCTGCTACACAACCATTTTATGCGTACTTCGGCGGCAGGACCAGGGAGTCATGGCGCGCTCCCAGCCCCGCAGAGAACGCCGCATTCGATACCAGAAGACCAAGAAGGTGGTTCTAATGGCCTTGGCGATCGTGGTGGTGTTCGGGCTCTGTTACGGCCCGTACATATGTCTCTTGATCATGTGGACATTCGTTTATCACTGGCGTTACAAGACAACGTGCGGATTCGAAAAATTCTACTTCGCAGCCCAGTTCCTCGCCAACACAAACCCCGCTCTGAATCCTATCATTTACTTTATCTTCATCGAGAGGTTCGGGGCGGGGCTTAGAAGTATGCTGAGGATGAAGAAGGCGGGGTGCACCTCTGCCTCTTCTGGCAGGGAAAGGGGAGGGTCCGGCAATGCTGGGTCGGCGGGTACGAGCACCACGAGGGCAGCCACTAAGATAGTGTCACTGAGGATGAGCCCTCTTCTCGCGTCAAATTC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ACACGACTAACTCGAGCTAC</text:p>
          </table:table-cell>
          <table:table-cell office:value-type="float" office:value="60.33" calcext:value-type="float">
            <text:p>60.33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GAATTTGACGCGAGAAGAGG</text:p>
          </table:table-cell>
          <table:table-cell office:value-type="float" office:value="61.99" calcext:value-type="float">
            <text:p>61.99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35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IEQIQTWLGSSETNFLCDPLVTMSAPPTNSTNATECFLSLVKDLPSIVAIKILAYCIVWVVSLVGNTLVILVVLRNDNMHTTINYFIVNMACSDLAVPLFAIPIRVTEKLRGTGEWLVGGEAGNALCKISYFLTDVSPVVSVLSLIIITVDRFAAVVFPMRATLFSSTVRGTLIALTWIIGMAVFAPYFYTFRVQGKDCISSWEPAFEQLPTQIAFVSVICVMFIIVPFITLTVLYTVMSAQLWKTSNRVASMQTSDIARNQRRKNIRVFYMSLTIVVIFGLCYGPYNCFMLALNFYWRWDTEECSTMVPRVFYIAQFLTFCNSAANPFVYFVFVTRYRQGLKKLCSRPCPSLPAATRHTFETNSFSRREDLVASSVAEFDPIHVTAYCSKQASSSRDQGDCFVENCQSEKMARESASKKATSSL</text:p>
          </table:table-cell>
          <table:table-cell office:value-type="string" calcext:value-type="string">
            <text:p>EDO37351</text:p>
          </table:table-cell>
          <table:table-cell office:value-type="string" calcext:value-type="string">
            <text:p>ATGTATATCGAGCAAATTCAGACTTGGCTTGGCTCAAGTGAGACCAATTTCCTGTGTGATCCATTAGTGACGATGTCTGCGCCACCGACAAACTCAACGAACGCAACGGAGTGTTTTCTATCCTTGGTGAAGGACCTTCCATCTATAGTTGCCATCAAGATCTTGGCCTATTGTATAGTCTGGGTTGTTTCACTGGTTGGCAACACTCTGGTTATTCTCGTCGTGTTGCGAAATGACAACATGCACACCACCATCAATTACTTCATCGTCAACATGGCGTGTTCTGACCTCGCGGTGCCGCTCTTCGCTATTCCCATACGAGTCACCGAGAAACTCAGAGGCACTGGGGAGTGGTTAGTTGGGGGTGAAGCCGGCAATGCCTTGTGTAAAATATCCTACTTCCTTACAGATGTCTCCCCGGTGGTCTCTGTGCTCAGTTTGATCATTATCACAGTTGACCGTTTTGCCGCGGTCGTTTTCCCGATGCGCGCCACTTTGTTTAGTTCTACGGTCAGAGGAACACTTATTGCGCTCACCTGGATTATTGGGATGGCTGTGTTCGCTCCTTACTTTTACACGTTCCGAGTCCAAGGGAAGGACTGCATTAGCAGCTGGGAACCAGCCTTTGAGCAGCTGCCGACGCAAATCGCCTTCGTGTCTGTGATCTGCGTCATGTTCATCATTGTGCCGTTCATCACCCTAACAGTGCTTTACACCGTAATGTCTGCACAGCTATGGAAAACATCAAATCGAGTCGCGTCCATGCAAACAAGCGATATCGCCCGAAACCAACGCCGGAAAAACATTCGCGTTTTCTATATGTCCCTTACGATAGTAGTGATCTTTGGCCTGTGTTACGGACCATATAACTGCTTTATGCTAGCGCTGAATTTCTACTGGCGCTGGGATACCGAGGAGTGTAGCACTATGGTACCTAGAGTGTTCTACATCGCGCAATTCCTAACGTTCTGTAACTCTGCAGCAAACCCATTCGTGTATTTCGTATTTGTCACCCGTTATCGACAGGGACTAAAAAAGCTGTGCTCACGTCCCTGCCCATCTCTTCCGGCCGCAACCCGACATACCTTCGAAACAAATTCGTTCTCTCGTCGGGAAGACCTCGTAGCGAGTTCGGTTGCAGAGTTTGACCCGATACATGTGACAGCTTACTGTAGTAAGCAAGCAAGTTCATCCCGAGATCAGGGAGATTGCTTTGTTGAGAATTGTCAGTCAGAGAAGATGGCGAGAGAAAGTGCTTCTAAAAAGGCTACGAGCAGCT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TACATCGAGCAGATCCAGACCTGGCTGGGCTCCAGCGAGACAAACTTCCTGTGCGACCCCCTGGTGACAATGTCTGCCCCCCCTACCAACTCCACAAATGCTACCGAGTGTTTTCTGAGCCTGGTGAAGGATCTGCCTTCTATCGTGGCTATCAAGATCCTGGCCTACTGCATCGTGTGGGTGGTGTCTCTGGTGGGCAATACCCTGGTCATCCTGGTGGTGCTGAGGAACGACAATATGCACACCACAATCAACTATTTCATCGTGAATATGGCTTGCTCCGATCTGGCCGTGCCTCTGTTTGCTATCCCAATCAGAGTGACCGAGAAGCTGAGGGGAACAGGAGAGTGGCTGGTGGGAGGAGAGGCTGGAAACGCTCTGTGCAAGATCTCCTATTTCCTGACCGACGTGAGCCCTGTGGTGTCTGTGCTGTCCCTGATCATCATCACAGTGGATAGATTCGCCGCTGTGGTGTTTCCAATGCGCGCCACCCTGTTCTCTTCCACCGTGAGGGGCACACTGATCGCTCTGACATGGATCATCGGCATGGCCGTGTTTGCTCCTTACTTCTATACCTTTCGCGTGCAGGGCAAGGACTGCATCAGCTCTTGGGAGCCAGCCTTCGAGCAGCTGCCTACCCAGATCGCTTTTGTGAGCGTGATCTGCGTGATGTTCATCATCGTGCCCTTCATCACCCTGACAGTGCTGTACACCGTGATGTCTGCCCAGCTGTGGAAGACATCCAATAGGGTGGCCAGCATGCAGACCTCTGACATCGCTAGGAACCAGAGGCGGAAGAATATCCGGGTGTTCTATATGTCTCTGACCATCGTGGTCATCTTTGGCCTGTGCTACGGCCCCTATAACTGTTTCATGCTGGCCCTGAACTTCTACTGGCGCTGGGATACCGAGGAGTGCAGCACAATGGTGCCAAGGGTGTTCTATATCGCTCAGTTCCTGACATTTTGTAACTCTGCCGCTAATCCCTTCGTGTACTTCGTGTTTGTGACCAGGTATCGGCAGGGCCTGAAGAAGCTGTGCTCCAGGCCATGTCCCAGCCTGCCAGCTGCTACAAGACACACCTTCGAGACAAACAGCTTTTCTAGAAGGGAGGACCTGGTGGCTTCCAGCGTGGCTGAGTTCGATCCCATCCATGTGACAGCCTACTGTTCCAAGCAGGCTTCTTCCAGCCGGGACCAGGGCGATTGCTTTGTGGAGAATTGTCAGAGCGAGAAGATGGCCAGAGAGTCCGCTAGCAAGAAGGCCACCTCTTCC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50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PAYSVIFVLALTGNTVIIYIVKTKPYMKSTTNYLIANMSVADLMMTFFAMPYSIAYLYVQSRWFGGFIGHVLCKLVQFFVGLSIAASVITLMVISLDRFFAIVYPFRRASVIRRISVTNTAIWLSSAILLSPYLYMYQLHKLSNGSYHCIVSFGRLVDTIAIMRIYNTVTVVLLYLLPLTVIAIFYIVICRKLWLRKIPGNPSQLNRRTADRYKRRTVKMLIIVVIVFAACWFPAHLMHYYVYYRYEEFARFPPYVPLVAFWITHAHSAINPFLYILLNRNFMHAFKDIFIKVFRGRQERTREPRCRTSWTNLSIIASCDNIGDVPSGRRNSWKFLPFPRETIDVGNCRDLNRVYLASFPEIIVQS</text:p>
          </table:table-cell>
          <table:table-cell office:value-type="string" calcext:value-type="string">
            <text:p>EDO38504</text:p>
          </table:table-cell>
          <table:table-cell office:value-type="string" calcext:value-type="string">
            <text:p>ATGATCCCGGCCTACTCTGTTATCTTCGTGCTCGCGCTCACCGGAAACACTGTCATCATTTACATCGTGAAAACCAAGCCTTACATGAAGTCTACCACAAACTACCTGATAGCGAACATGTCCGTGGCGGATCTAATGATGACCTTCTTCGCCATGCCGTACTCCATCGCCTACTTGTACGTACAGAGCCGATGGTTTGGCGGGTTCATTGGTCATGTACTTTGCAAACTGGTGCAGTTTTTCGTTGGTTTATCAATAGCTGCATCTGTTATAACCCTTATGGTGATTTCTCTGGATAGGTTTTTCGCGATTGTGTACCCTTTCAGACGCGCAAGTGTTATCAGAAGGATTTCCGTAACGAACACAGCAATCTGGCTTAGTTCAGCCATCCTTCTCTCGCCGTATTTGTACATGTACCAGTTGCACAAGCTTAGTAATGGCTCCTATCATTGTATCGTCTCATTCGGTCGTTTGGTGGATACCATTGCTATCATGCGTATTTACAACACAGTGACAGTTGTTCTACTCTATCTTCTTCCGCTGACTGTCATAGCTATATTCTATATAGTCATCTGCAGAAAACTTTGGCTAAGAAAGATTCCCGGCAACCCGTCCCAGTTAAATCGACGCACCGCTGACCGCTATAAGCGGCGCACAGTCAAAATGCTAATTATAGTAGTGATAGTGTTCGCGGCGTGCTGGTTCCCAGCTCACTTAATGCACTATTATGTGTACTACAGATACGAGGAATTTGCGCGATTCCCACCATACGTACCCCTCGTTGCTTTCTGGATAACACACGCTCACTCGGCCATCAACCCGTTTCTTTATATCCTCTTGAATAGGAACTTTATGCACGCATTTAAGGATATCTTTATCAAAGTGTTCCGGGGACGTCAAGAGAGGACCAGAGAACCCAGGTGTAGGACGTCATGGACGAACTTGTCAATCATTGCATCATGTGACAATATTGGTGACGTACCGAGTGGAAGGCGGAATTCTTGGAAGTTTTTGCCGTTTCCCCGCGAGACAATCGACGTTGGCAATTGTAGGGACCTTAATCGTGTGTACTTGGCTTCTTTCCCAGAGATTATCGTGCAATC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TCCCTGCCTACAGCGTGATCTTCGTGCTGGCTCTGACCGGCAACACAGTGATCATCTATATCGTGAAGACCAAGCCATACATGAAGAGCACCACAAACTATCTGATCGCCAATATGTCTGTGGCTGACCTGATGATGACATTCTTTGCCATGCCTTATTCCATCGCTTACCTGTATGTGCAGAGCAGGTGGTTCGGCGGCTTTATCGGCCACGTGCTGTGCAAGCTGGTGCAGTTCTTTGTGGGCCTGAGCATCGCCGCTTCTGTGATCACCCTGATGGTCATCTCCCTGGATCGGTTCTTTGCCATCGTGTACCCCTTTAGGCGGGCTAGCGTGATCAGACGCATCTCTGTGACCAATACAGCCATCTGGCTGTCCTCCGCCATCCTGCTGTCCCCTTACCTGTATATGTACCAGCTGCACAAGCTGTCTAACGGCTCCTATCATTGCATCGTGAGCTTCGGCAGACTGGTGGACACCATCGCCATCATGCGCATCTACAATACCGTGACAGTGGTGCTGCTGTATCTGCTGCCACTGACAGTGATCGCTATCTTTTACATCGTGATCTGTAGAAAGCTGTGGCTGCGCAAGATCCCTGGCAACCCATCCCAGCTGAATAGGCGGACCGCCGATCGGTATAAGAGACGCACAGTGAAGATGCTGATCATCGTGGTCATCGTGTTCGCCGCTTGCTGGTTTCCCGCTCACCTGATGCATTACTACGTGTACTATAGATACGAGGAGTTCGCCCGGTTTCCCCCTTATGTGCCCCTGGTGGCTTTCTGGATCACCCACGCCCATTCTGCTATCAACCCTTTTCTGTACATCCTGCTGAACAGAAATTTCATGCATGCCTTTAAGGACATCTTCATCAAGGTGTTTAGAGGCCGCCAGGAGAGGACACGGGAGCCAAGATGCCGCACCTCCTGGACAAACCTGTCCATCATCGCTAGCTGTGACAATATCGGCGATGTGCCCTCTGGCAGGAGGAACTCCTGGAAGTTCCTGCCATTTCCCCGCGAGACCATCGACGTGGGCAACTGCAGGGATCTGAATCGGGTGTACCTGGCCTCTTTCCCAGAGATCATCGTGCAGT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49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NTTFYGNVSLASPVPWFIWYKTPEDHRLGLLSAYIGIVTLSLLGDIALIAVICKYRHLRTKGNYFVLNMAASDIAALLVLTRSVYILHSESNAWDIQGWPGDILCKLAAFTRDITISVSIQSMVFLALNRYVAVVYPARPPPVILRPQVAIPFIWVAGFATFGVYFRVYRIEVMYGEIYCFNRWEPPFDPSTGQRNFYIMFMITQFFIPLPLMTVIYIAIALNLKRQVIPGEQLPENERRQRKRNKNAVLMAAAIVGSFAVCWAPQHTFELLQWRGALSDLKFEEYVYIHNTVVVMTYASFVINPLICFMFTEGLRKALKQMLTCGCFLNSTWIEPSKTMETSLNLRTRQRHDETVNEDG</text:p>
          </table:table-cell>
          <table:table-cell office:value-type="string" calcext:value-type="string">
            <text:p>EDO39498</text:p>
          </table:table-cell>
          <table:table-cell office:value-type="string" calcext:value-type="string">
            <text:p>ATGGCTAACAACACGACATTTTACGGGAACGTTTCTCTTGCCAGTCCCGTCCCTTGGTTTATTTGGTATAAGACGCCAGAAGATCATCGCCTTGGGCTTCTTTCCGCGTACATCGGCATCGTGACGCTCTCATTGCTCGGTGACATTGCGCTAATTGCAGTCATCTGCAAGTACCGGCACCTGCGAACCAAAGGGAACTACTTTGTACTGAACATGGCAGCGTCAGACATAGCCGCACTTCTTGTGCTTACTCGCTCTGTCTATATATTGCATAGTGAGTCAAACGCCTGGGACATCCAGGGTTGGCCAGGGGATATTCTGTGTAAATTAGCTGCCTTTACGCGCGATATTACGATCAGTGTATCCATACAAAGTATGGTTTTCTTGGCATTGAACAGATACGTTGCCGTGGTCTATCCAGCAAGACCACCCCCGGTGATTCTGAGACCACAAGTAGCTATTCCCTTTATATGGGTTGCCGGGTTCGCCACGTTTGGAGTGTACTTTCGGGTCTACAGAATCGAGGTAATGTATGGCGAGATTTACTGCTTCAACCGATGGGAGCCGCCATTTGACCCTTCAACCGGACAGCGTAACTTCTATATAATGTTCATGATAACACAGTTCTTCATCCCGCTCCCGCTAATGACCGTCATCTACATCGCAATCGCCCTGAATCTCAAGCGGCAAGTGATACCAGGCGAGCAATTACCTGAAAACGAAAGACGCCAGCGAAAGCGCAACAAAAACGCTGTGCTGATGGCTGCCGCAATTGTCGGTTCTTTCGCAGTGTGTTGGGCTCCTCAGCACACATTTGAACTCCTACAATGGAGAGGAGCGTTGAGTGATTTGAAGTTTGAAGAGTACGTTTATATACACAATACCGTGGTAGTGATGACCTATGCTAGCTTCGTCATTAATCCATTAATCTGTTTCATGTTTACTGAGGGCCTTCGTAAGGCGTTGAAGCAAATGTTGACGTGTGGCTGTTTCCTAAACTCGACATGGATCGAACCCTCAAAGACGATGGAAACCAGCTTGAATTTACGAACTAGACAGCGCCACGATGAAACCGTGAACGAAGACGGC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AACAACACGACATTTTACG</text:p>
          </table:table-cell>
          <table:table-cell office:value-type="float" office:value="62.73" calcext:value-type="float">
            <text:p>62.73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GCCGTCTTCGTTCACG</text:p>
          </table:table-cell>
          <table:table-cell office:value-type="float" office:value="60.11" calcext:value-type="float">
            <text:p>60.11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87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STNASVITLANGCPPSLPTTLSRTLKSLAYIVIMLTSIFGNLLIVTIIYKIKRMRIPFNFFILNMAVADLLITVIFMPRMLTRILYGFDWQIPGMIGLVLCKLLPFLHEVFICVVVASMICIALERVFSLRFPTRRIITQRLSYFMILGSWLLALALRSPMLYALRLQEENGVAICFLLFETEALQRAYPAIVLAVFYVSPLTIIIVLYSVFLASFKRQVSPGRGARNCFAPGSTTRARACSIKALRATDFRRELERHRSRSILRVLLSVVVGFACCWVVYFVNPVLYHSYPVQACKLSFLQYLLAHVNSALTPCLYFAFNENFQSGLKLVISQSIRGRGSIRKTMVVTEADGSQRNNKLSVVDDSEFASDHKHPKRHRQYIDSDVYTNGFCPQPS</text:p>
          </table:table-cell>
          <table:table-cell office:value-type="string" calcext:value-type="string">
            <text:p>EDO39874</text:p>
          </table:table-cell>
          <table:table-cell office:value-type="string" calcext:value-type="string">
            <text:p>ATGAACAGTACGAATGCATCCGTGATAACGCTAGCGAACGGGTGTCCCCCGTCACTGCCAACCACCTTATCCAGGACGCTCAAATCCTTGGCTTACATCGTTATCATGTTGACCTCCATCTTCGGCAACCTGCTTATAGTAACCATCATCTATAAAATCAAAAGAATGCGAATCCCATTCAACTTCTTTATCCTGAATATGGCCGTCGCAGATCTCCTTATCACCGTCATCTTTATGCCTAGGATGCTCACGCGCATTCTGTATGGCTTCGACTGGCAAATCCCAGGCATGATCGGGTTGGTCCTCTGTAAGCTTCTGCCGTTCCTACACGAGGTCTTCATCTGTGTCGTGGTTGCGAGCATGATTTGTATAGCGCTCGAAAGAGTGTTCTCCTTGCGGTTCCCAACTCGACGGATCATCACCCAACGTCTCTCGTACTTTATGATTCTCGGCTCTTGGTTGCTTGCCTTAGCGCTGAGGTCACCTATGCTTTACGCGCTGCGACTCCAGGAAGAAAACGGCGTCGCTATCTGCTTCTTGTTATTCGAGACTGAGGCTTTGCAGCGTGCCTACCCCGCCATCGTATTGGCAGTGTTTTACGTGTCACCCCTAACTATCATCATCGTCCTTTACTCGGTGTTCCTCGCGAGCTTCAAGCGCCAAGTGTCCCCCGGCCGTGGAGCAAGGAACTGCTTCGCACCTGGATCTACAACCCGCGCTAGGGCCTGCTCCATAAAAGCCTTACGCGCTACGGATTTTCGACGTGAACTAGAGAGACACAGAAGTCGCAGCATTTTGCGCGTGCTTTTGTCCGTAGTCGTGGGGTTCGCATGTTGCTGGGTGGTGTACTTCGTGAACCCGGTCCTGTATCATTCCTACCCGGTCCAGGCCTGCAAGTTATCCTTCCTTCAGTACCTATTGGCTCATGTCAACAGCGCATTGACACCTTGCTTGTATTTTGCATTCAATGAGAATTTTCAGAGTGGGCTTAAGCTGGTAATCTCGCAGTCAATTCGTGGGCGCGGAAGTATTAGAAAAACAATGGTGGTGACTGAAGCCGATGGCAGCCAGAGAAATAATAAGTTAAGCGTTGTCGACGACAGTGAATTTGCATCTGATCATAAACATCCAAAAAGACATAGACAGTACATAGACAGTGATGTGTATACGAACGGGTTTTGCCCCCAACCGTC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GTACGAATGCATCCGT</text:p>
          </table:table-cell>
          <table:table-cell office:value-type="float" office:value="61.22" calcext:value-type="float">
            <text:p>61.22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TCAAGACGGTTGGGGGCA</text:p>
          </table:table-cell>
          <table:table-cell office:value-type="float" office:value="62.46" calcext:value-type="float">
            <text:p>62.46</text:p>
          </table:table-cell>
          <table:table-cell office:value-type="string" calcext:value-type="string">
            <text:p>Not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14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TTNTTSLNESTVLRSSSSMSAVSVGSAAQVAAYVVVFAVSVTGNALVIAIIARNYHGIRRVVMNVSILHMAISDLIATTIGITAMVARIVLNNRWLIVGTPGLIICKMHAFLIEVSLAVTALNIYMIAFERFLAVFYPTNKNLLSLRRARIVSILLWVLSTALYSPKLYVTTVLHYHGNAYCLAPRAALSAIDPWKHIEGAFFILIFVITLVLYLAIMTRIKLRKVPGQAVSEAGQRVRNRTNKRVLHQGLAVITVHYLCWLPFLSTYLTCLFSDRRLSVCKHSFYTGFMIFFLGYCNGALNPLLYTAFNEKFRKGFKSILRRSVNSGMNPSSSQPDNSLTNSEIGGIPRMNRQMYRIVEGTPKRTRQHLGNVSDVIGKSPICTRRRSLSNGELKEIKSTNKIVFIVAGSCFALLNMGLLGKAACKNGKRRVDEDIKPKPEKLQVQMEIEKKELNLADFTSRSLFHRGLWTLQRDL</text:p>
          </table:table-cell>
          <table:table-cell office:value-type="string" calcext:value-type="string">
            <text:p>EDO41142</text:p>
          </table:table-cell>
          <table:table-cell office:value-type="string" calcext:value-type="string">
            <text:p>ATGGAGACAACGAATACTACCTCTCTCAACGAGTCCACCGTGTTGCGAAGCTCGTCGAGCATGAGCGCCGTGAGTGTAGGTTCCGCAGCCCAGGTTGCGGCTTATGTTGTCGTCTTCGCTGTATCGGTGACCGGTAACGCACTTGTAATAGCGATCATCGCAAGGAATTACCACGGTATTCGCCGCGTCGTGATGAACGTTAGTATCTTACATATGGCGATCTCCGACTTGATCGCTACCACCATCGGGATCACAGCCATGGTGGCACGAATTGTACTGAACAACCGCTGGCTGATCGTGGGAACACCTGGCCTTATCATTTGCAAGATGCATGCTTTTTTGATCGAGGTATCACTTGCGGTGACAGCACTCAACATATACATGATTGCGTTTGAACGTTTCTTAGCCGTATTCTACCCTACAAATAAGAACCTGCTTAGTCTACGCCGAGCTCGCATCGTCTCCATTCTTCTATGGGTTCTTAGCACGGCATTGTACTCGCCAAAGCTTTACGTCACAACCGTCCTCCATTACCATGGTAACGCGTACTGCCTGGCTCCGCGTGCGGCGCTTTCTGCTATAGATCCGTGGAAACATATCGAAGGCGCCTTTTTCATCTTGATTTTTGTAATTACATTGGTACTCTACCTTGCAATTATGACAAGAATTAAGTTACGAAAAGTACCCGGACAGGCTGTATCCGAGGCGGGCCAGCGTGTTCGAAACCGGACCAATAAACGGGTTCTCCACCAGGGTTTAGCCGTTATAACCGTTCATTATCTATGCTGGCTGCCGTTTTTGAGCACCTACTTGACGTGTCTGTTTTCTGATCGAAGGCTTTCGGTCTGTAAACATTCGTTTTATACTGGGTTTATGATATTTTTTCTCGGGTACTGTAATGGCGCATTAAATCCGCTTCTATATACGGCCTTCAACGAAAAGTTTCGCAAAGGTTTCAAATCAATTTTACGACGTTCGGTAAATTCAGGAATGAATCCTTCTTCCTCTCAGCCAGATAACAGCCTTACAAACAGTGAAATTGGCGGAATTCCGAGGATGAATCGGCAAATGTACCGAATTGTGGAAGGAACACCGAAGCGCACCCGACAGCATCTCGGCAATGTATCGGATGTTATCGGAAAGAGCCCGATTTGTACCCGACGACGGTCCCTATCAAATGGAGAACTGAAGGAAATAAAATCTACCAACAAGATTGTCTTCATCGTAGCGGGCTCTTGTTTCGCGTTGTTAAACATGGGGTTACTGGGTAAGGCCGCTTGTAAAAATGGAAAGAGAAGAGTGGACGAAGACATCAAACCAAAACCCGAGAAGCTGCAAGTACAGATGGAGATAGAAAAGAAAGAGCTAAATCTTGCAGATTTTACAAGTCGAAGTTTGTTTCATCGAGGCTTATGGACATTACAGCGAGATC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GACCACAAACACCACAAGCCTGAATGAGTCTACCGTGCTGAGGTCCAGCTCTTCCATGTCTGCCGTGTCCGTGGGCAGCGCCGCTCAGGTGGCTGCTTATGTGGTGGTGTTTGCCGTGAGCGTGACAGGCAACGCTCTGGTCATCGCCATCATCGCTCGGAATTACCACGGCATCAGGCGGGTGGTCATGAACGTGTCCATCCTGCATATGGCCATCAGCGACCTGATCGCTACCACAATCGGCATCACCGCCATGGTGGCTAGGATCGTGCTGAACAATCGGTGGCTGATCGTGGGCACACCAGGCCTGATCATCTGCAAGATGCATGCTTTTCTGATCGAGGTGTCTCTGGCCGTGACCGCTCTGAATATCTATATGATCGCCTTCGAGAGATTTCTGGCCGTGTTCTACCCAACAAACAAGAATCTGCTGTCTCTGAGACGCGCCCGCATCGTGTCCATCCTGCTGTGGGTGCTGTCTACCGCTCTGTACTCCCCCAAGCTGTATGTGACCACAGTGCTGCACTACCATGGCAACGCCTATTGTCTGGCTCCTAGGGCCGCTCTGTCCGCCATCGACCCATGGAAGCACATCGAGGGCGCTTTCTTTATCCTGATCTTCGTGATCACCCTGGTGCTGTATCTGGCCATCATGACAAGGATCAAGCTGAGGAAGGTGCCTGGACAGGCCGTGTCCGAGGCTGGACAGCGGGTGAGAAACCGCACCAATAAGAGGGTGCTGCACCAGGGCCTGGCTGTGATCACAGTGCATTACCTGTGCTGGCTGCCATTTCTGAGCACCTATCTGACATGCCTGTTCAGCGATAGGCGGCTGTCCGTGTGCAAGCATTCCTTCTACACCGGCTTTATGATCTTCTTTCTGGGCTATTGTAACGGCGCCCTGAATCCCCTGCTGTACACAGCTTTCAATGAGAAGTTTAGAAAGGGCTTCAAGTCTATCCTGAGACGCTCTGTGAACTCCGGCATGAATCCAAGCTCTTCCCAGCCCGACAACTCCCTGACCAATAGCGAGATCGGCGGCATCCCCAGAATGAATCGCCAGATGTACCGCATCGTGGAGGGCACCCCTAAGAGGACACGGCAGCACCTGGGCAACGTGAGCGATGTGATCGGCAAGTCTCCTATCTGCACCAGGCGGAGAAGCCTGTCTAATGGCGAGCTGAAGGAGATCAAGAGCACAAACAAGATCGTGTTTATCGTGGCCGGCTCTTGCTTCGCTCTGCTGAATATGGGCCTGCTGGGCAAGGCCGCTTGTAAGAACGGCAAGCGCAGGGTGGACGAGGACATCAAGCCCAAGCCTGAGAAGCTGCAGGTGCAGATGGAGATCGAGAAGAAGGAGCTGAACCTGGCCGACTTTACCTCCAGAAGCCTGTTCCACAGGGGACTGTGGACACTGCAGAGGGAT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16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TGNSSSNVTQGSCGHTESAAITAIKVTCYVTLMILSLIGNCLVLSIICRNRQMHTTTNYFIANMACSDLIIPIFVAPTNIIDILSGTNRIWLVKGTTGLVLCKVMYFLLDVSTAVSIQSLVAMAIDRYYAVSHPLKANQSARARALVIPLTWVIAAAVHAPHLYTFRLYEINSQLFCYSSWEPAFENVSTTKRYQMSLFTLLYVLPLLLITALYARTLHLLRNRIIPGDVLPEQRMREDATTRGILKMTVTVVAAFALSWLPVHVLILLLFYDWDWLIPCHMRGAWFAAFFLGYAYSVLNPCVYFLFNKNYRAGFKALWESLCCRWPQRTVSMDVAAADHSLAVIKDTELSTIVPAGDGLKFSDLAKVEQHV</text:p>
          </table:table-cell>
          <table:table-cell office:value-type="string" calcext:value-type="string">
            <text:p>EDO41161</text:p>
          </table:table-cell>
          <table:table-cell office:value-type="string" calcext:value-type="string">
            <text:p>ATGGAGACTGGAAATAGCTCGTCCAACGTAACACAGGGTTCCTGTGGCCACACCGAGTCCGCTGCCATCACAGCTATAAAAGTCACGTGTTACGTGACGCTCATGATCTTGTCTCTGATTGGCAACTGCTTGGTGTTGTCAATCATCTGCCGCAACCGACAAATGCACACCACGACAAACTACTTCATAGCCAACATGGCGTGCTCCGATCTCATAATCCCGATCTTCGTCGCCCCTACGAACATAATCGATATTCTCTCGGGTACCAATCGGATTTGGCTCGTGAAGGGTACGACTGGACTCGTGCTCTGCAAGGTCATGTACTTCCTTTTAGACGTCTCCACAGCCGTGTCTATACAGAGCCTAGTCGCCATGGCGATAGACCGCTACTATGCCGTCTCGCATCCGCTGAAAGCGAACCAGAGTGCGCGGGCTCGCGCGCTCGTGATACCGCTAACCTGGGTAATCGCGGCCGCTGTTCACGCCCCTCATCTCTACACATTCCGCCTCTACGAGATAAACAGCCAGTTGTTTTGCTACAGCTCCTGGGAGCCGGCATTTGAGAACGTGTCCACGACAAAGAGATACCAGATGAGCTTGTTCACCTTGCTGTACGTCCTTCCCCTACTCCTCATCACGGCCCTGTACGCGCGCACGCTACATCTACTGCGCAACCGCATCATCCCCGGCGACGTCCTACCAGAACAGCGCATGCGCGAAGACGCCACCACAAGAGGGATCCTCAAAATGACTGTCACCGTCGTGGCAGCCTTTGCGTTGTCATGGTTACCAGTCCACGTGTTAATCCTTTTGTTATTCTACGACTGGGATTGGTTGATTCCTTGTCACATGAGGGGCGCATGGTTCGCTGCGTTCTTCCTTGGTTACGCGTACAGTGTGCTAAATCCTTGCGTTTATTTCCTGTTTAACAAGAACTATCGGGCGGGTTTCAAGGCCTTGTGGGAGAGCCTGTGTTGTCGATGGCCGCAGAGGACTGTGAGTATGGATGTGGCGGCCGCTGACCACTCACTTGCAGTGATCAAGGACACCGAGTTGTCCACGATTGTCCCCGCAGGGGACGGTTTGAAATTTTCCGATTTGGCAAAAGTGGAACAACATGTA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ACTGGAAATAGCTCGTCC</text:p>
          </table:table-cell>
          <table:table-cell office:value-type="float" office:value="62.99" calcext:value-type="float">
            <text:p>62.99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ACATGTTGTTCCACTTTTGCC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20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TALETPGNHTLVNLSNSFYGNNSLENSCPNLEENFAVRVGVITLYVFMFLTSILGNCLILVTVYRTQRMRTAVNLFIANMAISDIIQPVFGVPRVVVEDVSLSVSIFSIVGITTERFYAVMQPLKISFLKSHVQMLLPLTWVIAVIMHGVYFDVFRIRRDHVTQMIVCYQHWASPHSALVYYSVFLAGLFLWALLAIAIMYSIIIVKLRRSRGSGHAWVVRKSREVQERKILQVALVITVVFFACFMPQVILVIVAPLDVWPHCSIEVLRFVTKVMEHSYTAFNPLICLIFSQNYREGFIRVFLSSCGFCTYPLEDDTGSPPGVGKAVKRSSDGGHVALTPLTLRESLRLGMTAPSMSSPALMRAEGVVMNK</text:p>
          </table:table-cell>
          <table:table-cell office:value-type="string" calcext:value-type="string">
            <text:p>EDO41200</text:p>
          </table:table-cell>
          <table:table-cell office:value-type="string" calcext:value-type="string">
            <text:p>ATGTCTACAGCACTGGAAACACCTGGCAACCACACATTGGTCAACCTTAGTAACAGTTTCTATGGAAACAACTCTTTGGAAAATTCGTGTCCGAATCTTGAAGAGAACTTCGCTGTCCGAGTCGGTGTCATCACGTTGTACGTTTTCATGTTCCTCACTTCCATATTAGGAAACTGTCTCATCCTCGTGACCGTGTACCGGACACAGCGCATGCGCACTGCTGTTAACCTGTTTATTGCCAACATGGCGATTAGTGATATCATACAGCCGGTTTTTGGGGTTCCGAGGGTGGTGGTCGAGGACGTCTCCCTCAGCGTATCAATCTTCAGCATCGTTGGCATAACAACGGAGCGCTTTTACGCCGTTATGCAGCCTCTCAAAATCTCCTTCCTCAAATCGCACGTGCAAATGCTTTTACCGCTGACCTGGGTGATCGCGGTCATCATGCATGGTGTCTATTTCGATGTGTTTCGGATACGCAGAGACCACGTTACTCAAATGATCGTATGTTATCAGCACTGGGCGTCGCCGCACAGTGCGCTGGTTTATTACTCAGTTTTCCTGGCAGGTTTATTTCTCTGGGCCTTGCTGGCAATCGCCATCATGTACTCCATCATTATCGTCAAGCTGAGACGCAGCCGAGGGTCTGGTCACGCGTGGGTGGTGCGCAAGTCACGTGAGGTCCAGGAGCGTAAGATCCTACAGGTCGCCCTAGTCATAACTGTCGTCTTCTTTGCTTGTTTTATGCCGCAGGTGATCTTAGTGATAGTAGCACCGTTAGATGTGTGGCCTCACTGTAGCATTGAGGTGCTCCGCTTTGTCACCAAGGTCATGGAGCACTCGTACACCGCTTTCAACCCCTTGATTTGTCTCATCTTCAGCCAGAACTACAGAGAAGGTTTCATCCGGGTATTTTTGTCTAGCTGTGGCTTCTGCACTTACCCCTTAGAAGATGACACAGGGTCCCCACCAGGGGTGGGTAAGGCTGTCAAAAGAAGCTCTGATGGTGGTCACGTGGCCTTGACCCCCCTAACATTACGAGAGAGCCTGAGGCTAGGCATGACAGCGCCTTCCATGTCATCGCCGGCATTGATGCGAGCTGAAGGGGTAGTCATGAACAA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TACAGCACTGGAAACACCTG</text:p>
          </table:table-cell>
          <table:table-cell office:value-type="float" office:value="62.46" calcext:value-type="float">
            <text:p>62.4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TTTGTTCATGACTACCCCTTCAG</text:p>
          </table:table-cell>
          <table:table-cell office:value-type="float" office:value="61.26" calcext:value-type="float">
            <text:p>61.26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52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SLMLQNNSNFSSNLTMSTLEACEVLFTDTSIVAKTMAYLLILVLSLTGNVFVILNVRCTKHTSTSTTSVLIMNMAVSDLLIVVLAISRELYEIVARTESWRVPGPPGLVLCKALFFLTDISPLVSVLSLCFIAIERFAVVMYPLTWIVASRRSYHRVAIVTSWIVPAIFLWYYFDVFKLVHTGTEAYCGVDWEPTFDPQVSLKVFGSLAVSLFYIVPFLLISSLYIGIIRQLRKPPFNTNNYSDAPQHRINISRLAVSVVLAFALCFTPFYVGIFMTITDARSTLTCRFQIFWLVARTMGMGVIEKLGADGISMGVIGKLKADGISMGVIGKLKADGISMGVIGKLKADGISMGVIKKLEADGISISVIEKLKADGISMGVIEKQKADGISMGVIEKLKADGISMGVTEKLKADGISMGVIEKLKADGISMGVTEKLKSDGISMGVIKEMKADGISMGVIKEMTVRYRVEFS</text:p>
          </table:table-cell>
          <table:table-cell office:value-type="string" calcext:value-type="string">
            <text:p>EDO41520</text:p>
          </table:table-cell>
          <table:table-cell office:value-type="string" calcext:value-type="string">
            <text:p>ATGGATAGCCTTATGCTTCAAAACAACTCGAACTTTTCTTCAAATTTAACGATGTCAACTCTAGAAGCGTGCGAAGTCCTCTTCACGGATACAAGCATTGTAGCAAAGACCATGGCTTATCTACTCATTCTCGTGTTGTCGTTAACTGGCAACGTATTCGTCATCTTGAATGTACGCTGCACAAAACATACATCAACCAGCACTACGTCAGTTCTTATCATGAACATGGCCGTGTCGGATCTTCTGATTGTGGTCCTTGCGATATCAAGGGAGTTGTACGAGATCGTTGCGCGCACCGAGTCATGGCGCGTTCCAGGACCCCCTGGACTAGTCCTATGCAAAGCACTATTCTTTTTGACGGACATCTCTCCCCTCGTATCCGTGCTCTCGCTGTGTTTTATCGCCATCGAGCGCTTCGCAGTTGTTATGTACCCGCTGACCTGGATCGTGGCTTCAAGGCGCTCATACCACAGGGTTGCCATCGTCACATCTTGGATCGTACCGGCGATATTTCTCTGGTACTACTTTGATGTGTTTAAACTCGTGCACACAGGCACAGAGGCGTACTGTGGCGTGGATTGGGAACCGACGTTTGACCCTCAGGTTTCACTCAAGGTGTTTGGCTCGCTTGCAGTCAGCCTCTTCTACATCGTACCCTTTCTGTTGATCTCATCGCTGTACATTGGCATCATCCGTCAGCTTAGAAAACCACCATTCAACACCAACAACTACTCAGACGCTCCCCAGCATCGCATAAACATCAGCAGGCTTGCAGTCAGCGTCGTGTTGGCCTTTGCGCTGTGCTTCACCCCCTTCTACGTCGGCATCTTCATGACTATCACTGATGCACGCTCAACCCTCACGTGCCGGTTCCAAATCTTCTGGCTCGTCGCTCGCACCATGGGTATGGGCGTTATCGAAAAGCTAGGGGCAGACGGTATTAGTATGGGCGTTATCGGAAAGCTAAAGGCGGACGGTATTAGTATGGGCGTTATCGGAAAGCTAAAGGCGGACGGCATTAGTATGGGCGTTATCGGAAAGCTAAAGGCGGACGGTATTAGTATGGGCGTTATCAAAAAGCTAGAGGCAGACGGTATTAGTATAAGCGTTATCGAAAAACTAAAGGCGGACGGTATTAGTATGGGGGTTATCGAAAAGCAAAAGGCAGACGGTATTAGTATGGGCGTTATTGAAAAGCTAAAGGCGGACGGTATTAGTATGGGCGTTACCGAAAAGCTAAAGGCAGACGGTATTAGTATGGGCGTTATTGAAAAGCTAAAGGCGGACGGTATTAGTATGGGCGTTACCGAAAAGCTAAAGTCAGACGGTATTAGTATGGGCGTTATCAAAGAGATGAAGGCAGATGGTATTAGTATGGGCGTTATCAAAGAGATGACGGTACGATATCGAGTAGAGTTCTCG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AGCCTTATGCTTCAAAACA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CGAGAACTCTACTCGATATCGTAC</text:p>
          </table:table-cell>
          <table:table-cell office:value-type="float" office:value="60.83" calcext:value-type="float">
            <text:p>60.83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65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VADLLDTIFGVPYNISYFYIGLRWFPGTLGEFTCKFLNFGTNISITASVFTLAAIAVDRYFAIAHCAKRPLSLRSVRYIIATIWVIACMVFSSDYYRFRVIDGPNGDVYCLQDANAWGKKAVQIDYIVKFVLNYAFPLFAMGILYSIMIRYLWQTRGPGYASDSIERRVHEQRKRSVKKLLAIVVEFAFCWFPIHVVHFLAAFNPKLLFCTSVYVPLTCIWLAHANSAINPCLYLYLTHKNRKANVKPSATF</text:p>
          </table:table-cell>
          <table:table-cell office:value-type="string" calcext:value-type="string">
            <text:p>EDO41654</text:p>
          </table:table-cell>
          <table:table-cell office:value-type="string" calcext:value-type="string">
            <text:p>ATGGCCGTGGCCGACTTGCTCGATACCATATTCGGTGTCCCATATAACATTTCGTACTTTTATATCGGGCTGCGGTGGTTTCCTGGCACGCTTGGGGAATTCACGTGCAAGTTTTTAAACTTTGGGACTAATATTAGTATTACGGCAAGTGTGTTTACCCTCGCGGCAATCGCCGTGGACAGGTACTTCGCCATTGCCCACTGTGCCAAGAGACCGCTCTCTCTGCGTAGCGTCCGCTACATCATCGCCACCATCTGGGTGATCGCGTGCATGGTCTTCTCAAGCGACTACTACAGATTCCGGGTCATTGACGGACCGAACGGCGACGTGTACTGCCTCCAAGACGCGAACGCTTGGGGCAAAAAAGCCGTCCAGATCGACTACATCGTCAAGTTTGTGCTTAACTACGCCTTTCCACTCTTTGCAATGGGAATATTGTACAGTATTATGATAAGGTACCTCTGGCAAACGCGTGGACCGGGCTATGCCAGTGATAGCATCGAACGAAGAGTCCACGAACAGAGAAAGCGATCTGTGAAGAAGCTTCTTGCTATCGTGGTCGAGTTTGCCTTCTGCTGGTTCCCTATTCATGTGGTGCACTTCTTAGCCGCGTTCAACCCGAAACTGTTGTTTTGTACCTCAGTATACGTCCCGCTGACCTGTATATGGCTGGCTCACGCAAATAGCGCCATCAATCCGTGTCTGTACTTGTATTTGACCCACAAGAACAGGAAAGCAAACGTCAAACCAAGTGCTACCTT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GTGGCTGACCTGCTGGATACAATCTTTGGCGTGCCATACAACATCTCCTACTTCTATATCGGACTGAGGTGGTTTCCAGGCACCCTGGGCGAGTTCACATGCAAGTTCCTGAACTTTGGCACCAATATCTCCATCACAGCCAGCGTGTTTACCCTGGCCGCTATCGCTGTGGACAGATACTTCGCCATCGCTCACTGCGCCAAGCGCCCACTGAGCCTGAGATCTGTGCGCTATATCATCGCCACAATCTGGGTCATCGCTTGTATGGTGTTTTCCAGCGATTACTATAGATTCCGCGTGATCGACGGACCAAACGGCGACGTGTACTGCCTGCAGGACGCCAATGCTTGGGGCAAGAAGGCCGTGCAGATCGATTACATCGTGAAGTTCGTGCTGAACTATGCCTTCCCCCTGTTTGCTATGGGCATCCTGTACAGCATCATGATCAGGTATCTGTGGCAGACCCGGGGCCCTGGCTATGCTTCTGACTCCATCGAGAGGCGGGTGCATGAGCAGAGGAAGCGGTCTGTGAAGAAGCTGCTGGCCATCGTGGTGGAGTTCGCTTTTTGTTGGTTTCCCATCCACGTGGTGCATTTCCTGGCCGCTTTTAATCCCAAGCTGCTGTTCTGCACATCCGTGTACGTGCCTCTGACCTGTATCTGGCTGGCCCACGCTAACTCCGCTATCAATCCTTGCCTGTACCTGTATCTGACACATAAGAACCGGAAGGCCAATGTGAAGCCATCCGCCACCTT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241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PPLNTTSISPLSTRPNASDSCFVHDTAETRTGRLWGYILIFLISVVCNSLVTHSALKDTIIRKTVNHLVANVCIANLLLTIVYMPRMMIMVTRGSEWLVGGTAGLALCKMVPVIHHVCILVSILSLMILSIDRYLSIVYPTGNVLERRLNYLIAFMWVVAIAARIPTLYALQIEEHSKGKFNCGVRLIKAFNSEDARDTYYTFLLVTCYALPLVTMVVFYIVVFCYLRRKETVDARCIDDPTREARFRAARNSILVMLVCASVTFVICWVTYFAAQIAYDNVPCGLRFWRFFLAHCNSAISPCLFLAFNRGYRELVGRAFIYTCCTLCEIAEDDENDDDHERGREREDKVPGPEMISIRKLDKHNL</text:p>
          </table:table-cell>
          <table:table-cell office:value-type="string" calcext:value-type="string">
            <text:p>EDO42415</text:p>
          </table:table-cell>
          <table:table-cell office:value-type="string" calcext:value-type="string">
            <text:p>ATGCCGCCATTGAACACAACCTCCATATCACCGCTGAGCACCAGGCCTAACGCGAGCGATAGCTGCTTCGTGCACGACACGGCTGAGACTCGCACGGGGAGACTATGGGGCTATATCCTCATCTTCCTTATCTCGGTTGTCTGTAACAGTCTAGTCACTCACTCTGCCCTCAAGGACACCATCATACGCAAGACTGTCAATCACCTCGTCGCCAATGTCTGCATCGCCAACCTCCTCCTTACTATAGTCTACATGCCCCGGATGATGATCATGGTGACCCGCGGGTCGGAATGGCTGGTTGGCGGGACTGCGGGACTGGCATTGTGTAAGATGGTGCCGGTCATCCACCACGTGTGTATACTGGTCTCTATACTCTCATTAATGATTCTGAGTATAGACCGTTATCTCAGCATAGTGTACCCCACGGGGAATGTCCTCGAGCGTAGGCTGAATTATCTTATCGCCTTCATGTGGGTGGTAGCAATTGCGGCTCGAATCCCTACACTGTACGCACTACAGATCGAAGAACACTCCAAGGGCAAGTTCAACTGCGGGGTTAGACTGATCAAGGCATTCAACAGCGAGGACGCGAGGGACACCTACTACACGTTCTTGCTCGTCACCTGCTATGCTCTACCGCTTGTTACCATGGTCGTGTTCTACATAGTTGTATTCTGTTATCTGCGCAGGAAGGAAACTGTTGATGCGCGCTGCATAGATGATCCCACGCGCGAGGCTAGATTCCGCGCGGCACGCAATTCCATCCTCGTGATGCTCGTGTGTGCATCCGTCACTTTCGTCATCTGCTGGGTCACGTACTTCGCGGCGCAGATCGCGTACGACAATGTTCCTTGCGGGCTTAGATTCTGGCGGTTTTTTCTCGCGCATTGTAATAGTGCTATCAGTCCGTGTCTGTTTCTGGCGTTTAATCGCGGCTATCGCGAGCTGGTCGGACGCGCGTTTATTTACACGTGCTGCACGCTTTGTGAAATCGCGGAAGACGACGAGAACGATGATGATCATGAGAGGGGGAGGGAAAGGGAAGACAAGGTACCTGGTCCTGAAATGATAAGCATAAGAAAGCTTGATAAACATAATT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CCCCTCTGAATACCACATCCATCAGCCCTCTGTCTACCCGGCCAAACGCCTCTGATTCCTGCTTCGTGCACGACACAGCTGAGACCCGGACAGGCAGACTGTGGGGCTACATCCTGATCTTTCTGATCTCTGTGGTGTGCAATTCCCTGGTGACCCACAGCGCCCTGAAGGATACCATCATCAGAAAGACAGTGAACCATCTGGTGGCCAACGTGTGCATCGCTAACCTGCTGCTGACCATCGTGTATATGCCTCGCATGATGATCATGGTGACCAGGGGCTCCGAGTGGCTGGTGGGAGGAACAGCTGGACTGGCTCTGTGCAAGATGGTGCCAGTGATCCACCACGTGTGCATCCTGGTGAGCATCCTGTCTCTGATGATCCTGTCTATCGACCGGTACCTGTCCATCGTGTATCCAACCGGCAATGTGCTGGAGAGGCGGCTGAACTACCTGATCGCCTTCATGTGGGTGGTGGCTATCGCCGCTAGAATCCCCACACTGTATGCTCTGCAGATCGAGGAGCACTCCAAGGGCAAGTTCAATTGCGGCGTGCGCCTGATCAAGGCCTTTAACAGCGAGGATGCTAGGGACACCTACTATACATTCCTGCTGGTGACCTGTTACGCCCTGCCCCTGGTGACAATGGTGGTGTTCTACATCGTGGTGTTTTGCTATCTGAGACGCAAGGAGACCGTGGATGCCCGGTGTATCGACGATCCTACAAGAGAGGCTAGGTTTCGGGCCGCTCGCAATAGCATCCTGGTCATGCTGGTGTGCGCTTCTGTGACCTTCGTGATCTGTTGGGTGACATACTTTGCCGCTCAGATCGCCTATGACAACGTGCCCTGTGGCCTGCGCTTCTGGAGGTTCTTTCTGGCCCATTGCAATTCCGCTATCAGCCCTTGTCTGTTCCTGGCCTTTAACAGGGGCTACAGAGAGCTGGTGGGAAGGGCTTTTATCTATACCTGCTGTACACTGTGCGAGATCGCCGAGGACGATGAGAATGACGATGACCACGAGAGAGGCCGCGAGAGGGAGGATAAGGTGCCAGGCCCCGAGATGATCAGCATCAGGAAGCTGGACAAGCATAAC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12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RSSENGRWNATVNYEVAYLESFFARVAKTLALCVVLVVSLVGNILIIVSVSKNTNGRMRTVSNLLIANTSVAYLLITTVNIPGKIAEINTVGFPIGGTLGDLVCALRNSVPFLTVSSSTQSFVILAIDRFVAVYFPLRRISHQSAYILIGITWLTTLIFGGVYAYGSFVHETDDIRLCMIHVSRTFGDLRGLVAYVWVEFTVFSIVPIVLAVSLYTATILKLWRRTTPGRYGLPTPTSYSEKANRSAVKMLTIVLVTFAVPRIPYWVFVIECRGTYEHFLGHSFCSSETFHYVDTFLGYSSCALVPYIYPFYSQNFRAGFKDILRSRCQGRIENGRVSPLRARKTSRRESKQITKL</text:p>
          </table:table-cell>
          <table:table-cell office:value-type="string" calcext:value-type="string">
            <text:p>EDO43128</text:p>
          </table:table-cell>
          <table:table-cell office:value-type="string" calcext:value-type="string">
            <text:p>ATGAATCGCAGCTCTGAAAACGGAAGATGGAACGCCACGGTGAATTATGAAGTAGCTTATTTAGAGTCGTTTTTTGCTCGTGTAGCCAAGACCCTCGCATTGTGTGTGGTACTGGTTGTTTCCTTGGTCGGGAATATACTGATCATCGTATCCGTCTCTAAAAATACTAACGGGCGAATGCGAACCGTCAGCAATCTTCTCATCGCTAACACTAGCGTCGCTTACCTACTGATAACCACAGTCAACATCCCGGGCAAAATTGCTGAAATTAACACTGTGGGCTTCCCTATTGGTGGAACTCTGGGGGACCTAGTGTGTGCCTTGAGAAATTCCGTACCATTTTTGACGGTATCATCATCAACGCAGAGCTTCGTGATCCTCGCTATCGATCGCTTCGTCGCTGTTTACTTCCCTCTTAGGCGAATCTCGCACCAGTCTGCGTACATTCTGATCGGCATTACATGGTTAACGACACTAATTTTTGGCGGTGTCTATGCATATGGTAGCTTTGTTCATGAAACGGACGACATACGCCTCTGTATGATACACGTGAGCAGGACGTTTGGTGATTTGCGCGGACTCGTTGCCTACGTCTGGGTTGAATTCACTGTATTCTCAATCGTTCCCATCGTGCTCGCAGTTTCTTTATACACGGCAACAATCTTAAAGTTATGGCGCCGTACCACGCCCGGACGATATGGACTCCCAACACCGACCTCCTATTCTGAGAAAGCGAACAGAAGCGCAGTTAAGATGCTGACTATCGTCCTTGTGACATTTGCTGTACCGCGCATCCCGTACTGGGTTTTCGTGATAGAATGCAGGGGCACGTACGAACATTTTCTTGGACACTCTTTTTGTTCGTCAGAGACGTTCCATTACGTGGATACATTTCTTGGATACTCCTCGTGCGCTCTTGTGCCGTATATATATCCTTTCTATAGTCAGAACTTCAGAGCAGGATTTAAGGACATTTTGCGCAGTCGATGCCAGGGGAGAATTGAAAACGGAAGAGTTTCTCCCTTACGCGCCCGCAAGACAAGCAGGCGCGAGAGCAAGCAAATAACAAAACT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TAGATCCAGCGAGAACGGCCGCTGGAATGCCACCGTGAACTACGAGGTGGCTTATCTGGAGTCCTTCTTTGCCAGGGTGGCTAAGACACTGGCCCTGTGCGTGGTGCTGGTGGTGAGCCTGGTGGGCAACATCCTGATCATCGTGTCCGTGAGCAAGAACACCAATGGCAGAATGCGCACAGTGTCTAATCTGCTGATCGCCAACACCTCCGTGGCTTACCTGCTGATCACCACAGTGAATATCCCCGGCAAGATCGCCGAGATCAACACCGTGGGCTTCCCTATCGGAGGCACACTGGGCGACCTGGTGTGCGCTCTGAGAAATTCCGTGCCTTTCCTGACCGTGTCTTCCAGCACACAGAGCTTTGTGATCCTGGCCATCGATCGCTTCGTGGCCGTGTACTTTCCACTGAGGCGGATCAGCCACCAGTCTGCCTATATCCTGATCGGCATCACCTGGCTGACCACACTGATCTTCGGCGGCGTGTACGCTTATGGCAGCTTTGTGCACGAGACCGACGACATCAGGCTGTGCATGATCCACGTGTCCAGGACATTTGGCGACCTGAGGGGACTGGTGGCTTACGTGTGGGTGGAGTTCACAGTGTTTAGCATCGTGCCAATCGTGCTGGCCGTGTCTCTGTATACCGCTACAATCCTGAAGCTGTGGAGAAGGACCACACCAGGCAGGTACGGACTGCCAACCCCTACATCTTATTCCGAGAAGGCCAACAGGTCCGCCGTGAAGATGCTGACCATCGTGCTGGTGACATTCGCTGTGCCAAGAATCCCCTACTGGGTGTTTGTGATCGAGTGCCGCGGCACCTATGAGCACTTCCTGGGCCATTCTTTTTGTTCTTCCGAGACCTTCCATTACGTGGACACATTTCTGGGCTATAGCTCTTGCGCCCTGGTGCCTTACATCTATCCATTCTACTCCCAGAATTTCCGGGCTGGCTTTAAGGACATCCTGAGGTCTCGGTGTCAGGGAAGGATCGAGAACGGACGGGTGTCCCCACTGAGAGCTCGCAAGACCTCCAGGCGGGAGAGCAAGCAGATCACAAA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76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NLTYNKSTPIEWVSTEITASERIAKIVVCFLIILTALVGNVLIIVVVCRNANMRKTINYFIVNMAVSDLAVSLFVLPRVISENITSYEFLPEWRVSGAAGEVLCKLVYFISDLSPAVSILSLVCITLDRFCAVVFPMKRTLITSRVRLVLIVFTWLFSAAFFSPSFYTMRLVGISGLDSVYCRMRWSKDRAQHVVIHRAYITATCILFVITPMVLITVMYTVIMVVVRMALLTRQSKQGSAAQRRRQDNNNRLLRLAVLTVISFTVCWGPYNIYLFLQSFAWKWKQSSNVHGARVLFEVVVFLTYTNSMINPCLYFVFIENYRHDDQETQDIFRLPSLSFEDVITYSKDKSGCSNTSKAMKFMAEPGYLHDLKVTYIGDSSIITSKCYRLMRKTYGKFKKSTLYSPATMYGFLTKETFNGLDPQPLFANIVPHENQLGNVPFVPCKFGNVPKGSVLSYQQKMSTEYIINDFTCTAFPNLPLDSAAQEFDNNYSGLPLTASKQAALESLSISMETSLKVQEQTITKYGKVATKYYVITTSTRHCGCQTPTRTLDDRIFAAGRSMINVNISY</text:p>
          </table:table-cell>
          <table:table-cell office:value-type="string" calcext:value-type="string">
            <text:p>EDO43766</text:p>
          </table:table-cell>
          <table:table-cell office:value-type="string" calcext:value-type="string">
            <text:p>ATGTTAAATCTTACCTACAACAAGTCCACTCCGATAGAATGGGTGTCGACAGAGATTACAGCGAGCGAGCGAATCGCCAAGATCGTGGTGTGCTTTCTTATTATCCTCACCGCGTTAGTCGGCAACGTCCTTATCATTGTCGTCGTGTGCCGTAACGCGAATATGCGTAAAACCATCAACTACTTCATCGTCAATATGGCCGTGTCCGACCTCGCTGTTTCCCTGTTCGTGTTGCCGAGGGTCATCTCAGAGAACATCACGAGTTACGAGTTCCTCCCTGAGTGGCGAGTGTCGGGCGCGGCGGGGGAGGTACTGTGTAAACTTGTCTACTTCATCTCGGATCTGTCGCCAGCCGTGTCTATCCTCAGCCTAGTCTGCATCACATTGGATCGCTTCTGCGCGGTCGTGTTCCCGATGAAGCGCACACTGATCACCTCGCGGGTCCGACTTGTGTTAATAGTCTTCACCTGGCTCTTCTCTGCAGCGTTTTTCTCGCCCTCGTTCTACACAATGCGGCTTGTCGGTATATCTGGGCTAGACTCTGTTTATTGCCGGATGCGGTGGAGTAAGGACCGCGCACAGCACGTGGTCATCCACCGCGCATACATCACCGCGACGTGCATCCTCTTCGTCATCACCCCCATGGTCCTAATCACCGTCATGTACACCGTCATCATGGTAGTGGTCAGGATGGCCTTGCTCACCCGTCAATCCAAGCAAGGGAGCGCGGCACAGCGCAGGCGGCAGGACAACAACAACCGGCTCTTGCGTCTCGCTGTGCTAACTGTCATCTCGTTCACAGTGTGCTGGGGGCCGTACAACATCTACCTTTTCTTGCAGAGTTTTGCGTGGAAATGGAAACAGAGCAGCAACGTTCACGGCGCGCGCGTTTTGTTTGAAGTAGTGGTGTTTCTTACTTACACCAACAGTATGATCAATCCTTGTCTGTACTTCGTGTTCATTGAGAACTACCGACACGATGACCAAGAGACACAAGACATTTTTCGTCTCCCAAGTCTTTCATTTGAAGATGTGATAACATACTCAAAAGACAAGTCCGGCTGTAGCAACACATCCAAGGCGATGAAGTTTATGGCCGAACCGGGCTATCTACATGATCTTAAAGTTACTTATATTGGAGATAGTTCAATTATTACAAGCAAGTGCTACCGCTTAATGAGAAAAACTTATGGCAAGTTCAAAAAAAGTACACTCTACTCACCCGCAACTATGTATGGGTTTTTGACAAAGGAAACTTTCAATGGTCTTGACCCACAGCCCCTATTTGCAAATATTGTTCCACATGAAAATCAACTAGGCAATGTTCCATTTGTTCCATGCAAGTTTGGTAATGTGCCGAAAGGATCTGTACTTTCTTACCAGCAAAAAATGTCAACGGAGTACATTATAAATGACTTTACTTGTACTGCTTTTCCAAATCTACCACTTGATAGTGCTGCGCAAGAATTCGACAATAACTATTCGGGACTTCCACTTACTGCTAGTAAGCAAGCTGCACTAGAGTCCTTGTCCATTTCAATGGAGACTTCTTTAAAAGTGCAAGAACAGACAATTACTAAGTATGGAAAAGTGGCAACCAAGTACTATGTTATCACAACGAGTACCCGACATTGCGGGTGTCAAACTCCAACAAGAACTCTGGACGATCGTATTTTTGCTGCAGGCAGAAGCATGATAAATGTAAATATTTCCTA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TGAATCTGACATACAACAAGAGCACCCCAATCGAGTGGGTGTCCACAGAGATCACCGCCAGCGAGAGAATCGCTAAGATCGTGGTGTGCTTCCTGATCATCCTGACAGCCCTGGTGGGCAATGTGCTGATCATCGTGGTGGTGTGCCGCAATGCTAACATGAGGAAGACCATCAATTACTTCATCGTGAACATGGCCGTGTCTGACCTGGCCGTGTCCCTGTTTGTGCTGCCCCGCGTGATCAGCGAGAACATCACATCTTACGAGTTCCTGCCTGAGTGGAGGGTGTCTGGAGCTGCTGGAGAGGTGCTGTGCAAGCTGGTGTACTTCATCTCTGACCTGTCCCCTGCCGTGAGCATCCTGTCTCTGGTGTGCATCACCCTGGATCGCTTCTGTGCTGTGGTGTTTCCAATGAAGAGGACACTGATCACCTCCCGCGTGAGGCTGGTGCTGATCGTGTTCACATGGCTGTTTAGCGCCGCTTTCTTTAGCCCTTCTTTCTACACCATGCGCCTGGTGGGCATCTCTGGCCTGGACTCCGTGTATTGCCGGATGAGATGGTCCAAGGATCGGGCCCAGCACGTGGTCATCCATAGAGCCTACATCACCGCTACATGTATCCTGTTTGTGATCACACCAATGGTGCTGATCACAGTGATGTATACCGTGATCATGGTGGTGGTGCGCATGGCCCTGCTGACCAGGCAGAGCAAGCAGGGCTCTGCCGCTCAGAGGCGGAGACAGGACAACAATAACCGCCTGCTGAGGCTGGCTGTGCTGACAGTGATCTCTTTCACCGTGTGCTGGGGCCCTTACAATATCTATCTGTTCCTGCAGTCCTTTGCCTGGAAGTGGAAGCAGTCCAGCAACGTGCACGGCGCTAGGGTGCTGTTCGAGGTGGTGGTGTTTCTGACCTACACAAATAGCATGATCAACCCCTGTCTGTACTTCGTGTTTATCGAGAATTATCGGCATGACGATCAGGAGACCCAGGACATCTTCAGGCTGCCTTCCCTGAGCTTTGAGGACGTGATCACATATTCTAAGGATAAGTCCGGCTGCAGCAACACCTCTAAGGCCATGAAGTTTATGGCTGAGCCAGGCTACCTGCACGACCTGAAGGTGACATATATCGGCGATTCTTCCATCATCACCTCCAAGTGTTACCGGCTGATGAGAAAGACCTATGGCAAGTTCAAGAAGTCCACACTGTACAGCCCCGCCACCATGTATGGCTTCCTGACAAAGGAGACCTTTAATGGCCTGGACCCCCAGCCTCTGTTTGCTAACATCGTGCCACATGAGAATCAGCTGGGCAACGTGCCATTCGTGCCCTGCAAGTTTGGCAACGTGCCCAAGGGCTCCGTGCTGAGCTACCAGCAGAAGATGAGCACCGAGTATATCATCAATGATTTCACCTGTACAGCCTTTCCTAACCTGCCACTGGACTCTGCCGCTCAGGAGTTCGATAATAACTACTCTGGCCTGCCCCTGACAGCTTCCAAGCAGGCCGCTCTGGAGTCTCTGTCCATCAGCATGGAGACCTCCCTGAAGGTGCAGGAGCAGACCATCACAAAGTATGGCAAGGTGGCCACAAAGTACTATGTGATCACCACAAGCACCCGGCACTGCGGCTGTCAGACCCCTACACGGACCCTGGACGATAGAATCTTTGCCGCTGGCAGAAGCATGATCAATGTGAACATCTCTTA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42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LNDTENLSNVSLNVPRSQCDNSRESLIIKSTALGLILVIALLGNSLVLALVRKSSQMNGAINLFVANMAISDLFVPLFVLPREMYQLTSGTISWQVRGTGGAILCKLVFFASDISPIVSVLMLCLIAIERFTAVVFPCAAALQNRRLHYVLITISWFIAVCFCAPYFYLFKLTRVGDDFYCFPDWGPAFDHVKTHQGYTTTACALFIVVPFFLLTTLYSLIVYKLKRPKVLKFLRGTSRQRRNMRTLKVIKMTMTVVIVFGICWGPFNIALLIVTFIWKWHLPTTCSFRRFWFTALFMAYSNAAINPWIYFAFIDSYRRALRETCKRLTAIATNSYSTSHSVRRNQRRVSPVACLCQNSSSADMRSTTVALITLKRMSPIHLDITDENVLESEAAT</text:p>
          </table:table-cell>
          <table:table-cell office:value-type="string" calcext:value-type="string">
            <text:p>EDO44425</text:p>
          </table:table-cell>
          <table:table-cell office:value-type="string" calcext:value-type="string">
            <text:p>ATGGATCTGAATGACACGGAGAATCTGAGCAACGTATCCTTGAACGTCCCACGCAGCCAATGTGACAATTCACGCGAAAGTTTAATCATCAAGTCTACAGCACTAGGGCTTATTCTGGTTATTGCCCTCTTAGGAAACAGCCTTGTGTTGGCACTAGTGCGCAAAAGCTCCCAAATGAACGGCGCTATCAATTTGTTCGTGGCTAATATGGCAATATCTGATCTATTTGTGCCGTTGTTCGTGTTACCACGAGAAATGTACCAGCTTACATCAGGCACCATCTCATGGCAGGTTCGGGGTACAGGTGGCGCCATACTGTGCAAGCTCGTATTCTTCGCGTCTGATATCTCCCCCATCGTATCAGTGTTGATGCTATGTCTCATAGCCATCGAGAGGTTCACCGCCGTCGTGTTTCCCTGCGCCGCGGCCCTCCAAAACCGCCGACTTCACTACGTACTCATAACAATATCCTGGTTTATAGCAGTGTGTTTTTGCGCGCCGTACTTTTACTTGTTTAAGCTGACGAGAGTGGGAGACGACTTTTACTGCTTCCCTGACTGGGGACCCGCGTTTGACCACGTCAAGACTCACCAGGGTTACACCACGACTGCTTGTGCCTTGTTTATCGTAGTCCCTTTCTTCCTACTCACCACACTCTACTCTCTGATTGTCTACAAGCTCAAGCGCCCCAAGGTGTTAAAGTTCCTCCGGGGTACTTCGCGCCAAAGGCGAAACATGCGCACACTCAAGGTTATCAAGATGACAATGACTGTAGTCATCGTGTTTGGGATTTGTTGGGGGCCATTTAACATTGCTTTGCTTATCGTCACCTTCATTTGGAAGTGGCATTTGCCGACTACCTGTAGCTTTCGTAGATTCTGGTTTACCGCTCTATTTATGGCATACTCAAACGCAGCTATAAATCCATGGATTTACTTCGCGTTTATTGATAGCTACAGACGCGCGCTGCGAGAGACATGTAAGCGGTTGACGGCAATAGCGACAAACAGCTATAGTACATCGCACAGCGTGAGGCGTAACCAGCGCCGAGTATCTCCTGTCGCGTGCTTGTGCCAGAACTCTTCAAGCGCAGACATGAGGAGCACGACGGTCGCTTTGATCACACTGAAGCGTATGTCACCAATTCACCTGGATATCACGGATGAAAATGTACTCGAATCAGAGGCAGCAA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CCTGAACGATACAGAGAACCTGTCCAATGTGAGCCTGAACGTGCCAAGGAGCCAGTGCGACAATTCTCGGGAGTCCCTGATCATCAAGTCTACCGCTCTGGGCCTGATCCTGGTCATCGCCCTGCTGGGCAACAGCCTGGTGCTGGCTCTGGTGAGGAAGTCCAGCCAGATGAACGGCGCCATCAATCTGTTCGTGGCTAATATGGCCATCTCTGACCTGTTCGTGCCACTGTTTGTGCTGCCCAGGGAGATGTACCAGCTGACATCCGGAACCATCAGCTGGCAGGTGCGGGGAACAGGAGGAGCTATCCTGTGCAAGCTGGTGTTCTTTGCCAGCGACATCTCTCCAATCGTGTCTGTGCTGATGCTGTGCCTGATCGCTATCGAGAGGTTCACCGCTGTGGTGTTTCCATGTGCTGCTGCCCTGCAGAATAGGCGGCTGCACTATGTGCTGATCACAATCTCCTGGTTCATCGCCGTGTGCTTTTGTGCCCCCTACTTCTATCTGTTTAAGCTGACCCGGGTGGGCGACGATTTCTACTGCTTTCCCGACTGGGGCCCTGCTTTCGATCACGTGAAGACCCATCAGGGCTATACCACAACCGCTTGTGCCCTGTTTATCGTGGTGCCCTTCTTTCTGCTGACAACCCTGTACTCTCTGATCGTGTATAAGCTGAAGAGACCTAAGGTGCTGAAGTTCCTGAGGGGCACATCCCGGCAGAGACGCAACATGAGGACCCTGAAAGTGATCAAGATGACAATGACCGTGGTCATCGTGTTCGGCATCTGCTGGGGCCCTTTTAATATCGCCCTGCTGATCGTGACCTTCATCTGGAAGTGGCATCTGCCAACAACCTGTTCCTTCAGGCGGTTCTGGTTTACCGCTCTGTTTATGGCCTACAGCAACGCTGCCATCAATCCTTGGATCTACTTCGCTTTTATCGACTCCTATAGACGCGCCCTGAGAGAGACATGCAAGCGCCTGACAGCTATCGCCACCAACTCTTATTCCACCAGCCACTCTGTGAGGCGGAATCAGAGACGCGTGAGCCCTGTGGCTTGCCTGTGCCAGAACTCTTCCTCCGCCGATATGAGATCTACAACCGTGGCCCTGATCACCCTGAAGCGCATGTCCCCAATCCATCTGGACATCACAGATGAGAATGTGCTGGAGAGCGAGGCTGCCA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02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FTANETLENQTVSTLAIWSTSGGEFIASLLILGAFSLIGLAGNGLVVFVIYSARSRGQKSAVQLFLLHLAVSDLMVCLLCVPLTIFVNFSYSEHHSSSDDVTCKVARFIQFLAPTSSICILTAISIDRFYSLVKPLKRKSLLTRPFSLLLSAWVYAGVLFLPTFYFTKVEQLLTNKGKVWYCATIPNNVTSGVIYLLFLSVTAFVIPLVTMIVLYVRVGKTVWSRQRKISLSSNTYITRKSINAMEKSKRRVTRMLLIVVVIFLVCWAPFTIYTGFIERWVASFPNPADGPRLVLYGIGLFNSICNPFIYYFSSGEVRKASIKFICLETSVAQRSRAGSADIIAPSIRINKGFVPGGSTLVSFDGFGNECYDTQL</text:p>
          </table:table-cell>
          <table:table-cell office:value-type="string" calcext:value-type="string">
            <text:p>EDO45025</text:p>
          </table:table-cell>
          <table:table-cell office:value-type="string" calcext:value-type="string">
            <text:p>ATGGCTTTCACGGCGAACGAAACTCTGGAAAATCAAACTGTCTCTACCCTGGCTATATGGTCTACTTCCGGAGGAGAATTCATCGCTTCATTATTAATACTTGGGGCCTTCTCGCTGATTGGCTTGGCTGGGAACGGTCTTGTCGTGTTTGTCATCTACAGTGCAAGAAGCAGGGGACAGAAGTCCGCTGTCCAGTTGTTCTTACTCCATCTCGCGGTCTCAGATCTTATGGTGTGCCTGTTGTGTGTTCCGCTGACCATATTTGTGAATTTCTCTTATTCCGAGCACCATTCTAGCAGTGATGATGTCACGTGCAAAGTGGCGAGGTTTATCCAGTTCCTCGCCCCTACAAGCTCCATCTGCATTCTTACCGCTATCAGCATCGATCGCTTCTACTCGCTCGTCAAACCGCTCAAGAGAAAATCCTTACTAACAAGACCCTTTTCCCTTCTACTCTCGGCGTGGGTTTACGCGGGAGTACTCTTTCTTCCAACATTCTACTTTACCAAAGTGGAGCAACTCCTCACGAACAAAGGAAAGGTCTGGTACTGCGCCACTATTCCAAACAACGTCACATCCGGAGTCATATACTTGTTGTTTCTGAGCGTGACCGCATTCGTGATACCGCTGGTCACAATGATAGTGTTGTATGTGCGAGTTGGGAAGACTGTGTGGAGTCGGCAGAGGAAGATCTCTCTGTCATCCAACACGTATATTACTAGGAAAAGCATCAACGCTATGGAGAAATCTAAGCGCAGAGTCACTCGTATGCTGCTCATCGTGGTTGTCATATTTTTGGTGTGTTGGGCGCCTTTTACCATCTACACAGGGTTCATAGAAAGATGGGTAGCCTCGTTTCCGAACCCCGCGGATGGACCAAGGCTTGTCTTGTACGGAATTGGGTTGTTCAACTCAATTTGTAACCCGTTTATCTATTACTTCAGTAGCGGAGAAGTGCGAAAGGCGTCGATAAAGTTCATCTGTCTTGAGACTTCGGTAGCTCAAAGGAGTAGAGCGGGGTCAGCGGATATTATAGCACCGAGCATTCGTATCAATAAAGGTTTTGTGCCTGGTGGATCGACCCTGGTGTCGTTTGATGGATTTGGAAACGAGTGTTATGACACACAACT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TTCACGGCGAACG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AGTTGTGTGTCATAACACTCGTTTC</text:p>
          </table:table-cell>
          <table:table-cell office:value-type="float" office:value="63.04" calcext:value-type="float">
            <text:p>63.04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14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KIRLAFFLVVFFCFMSVRSGSPSSLEVISSDGNNTNTITQGQSENDTGSSRPGGTSWDVGITVGFVTTFMISVSGNALVVHVVRVTPSMHTSINFYIANMACSDLISTIICVPFSLQSYFSLYKWIPGTIGEVLCKTIICTFYTSFACSTFCLVAIATDRYLAITRPLFRYPNSIVRTVICIIWAVSLALALPISLAYNRKFGFKQDGYCYDSDRDTIYLIGVTVMGIFCYVIPLSIAIALYSIIGWRLRMRAKDAVGANAMNHRRRSRKMSMKASKMMAMVIVVFGLCWAPFFVYHIAKGWYQGRLITIFKWWYRHLSFLLASTNAAINPCLYMTLNQNFRRGFELALNCRPEEPPVAMDNANMGVALNVIETQENI</text:p>
          </table:table-cell>
          <table:table-cell office:value-type="string" calcext:value-type="string">
            <text:p>EDO45140</text:p>
          </table:table-cell>
          <table:table-cell office:value-type="string" calcext:value-type="string">
            <text:p>ATGAAAATTAGGCTGGCCTTCTTTCTCGTAGTTTTTTTCTGTTTCATGTCCGTAAGGTCTGGCTCGCCATCCTCATTAGAGGTTATATCTTCTGATGGAAATAACACGAACACAATAACGCAAGGGCAATCTGAAAACGACACAGGAAGCAGTCGTCCCGGTGGCACTTCTTGGGATGTTGGCATCACTGTTGGCTTTGTCACGACTTTCATGATATCGGTCAGCGGTAATGCGCTTGTCGTCCACGTGGTTCGCGTCACGCCCTCCATGCATACGTCAATCAACTTCTACATTGCCAACATGGCGTGCTCGGATCTGATCTCTACGATAATTTGCGTGCCCTTTTCGCTACAGAGCTACTTCAGCTTGTACAAATGGATCCCGGGGACGATAGGCGAGGTTCTTTGCAAGACAATTATTTGTACGTTCTACACATCCTTCGCCTGCTCCACCTTCTGTCTGGTTGCCATAGCGACGGACCGTTACTTAGCAATCACCAGGCCGTTGTTTCGCTACCCCAACAGCATAGTCAGGACAGTTATTTGTATCATCTGGGCAGTTAGTCTGGCACTGGCATTGCCCATCTCCTTGGCGTACAATCGTAAATTTGGCTTCAAGCAGGACGGCTATTGCTATGACTCTGATAGAGACACAATATACCTCATCGGTGTCACGGTCATGGGCATATTCTGCTATGTAATACCGCTGAGCATAGCCATAGCACTGTACAGCATCATAGGATGGAGACTGCGCATGCGCGCTAAAGACGCTGTCGGCGCCAACGCGATGAATCACCGCCGCAGATCCCGCAAGATGTCGATGAAAGCATCTAAAATGATGGCAATGGTCATTGTAGTGTTTGGCTTGTGTTGGGCGCCATTTTTCGTATACCATATCGCCAAGGGCTGGTACCAGGGACGATTGATTACTATTTTCAAATGGTGGTACCGTCATCTTTCATTTCTCCTTGCATCGACAAATGCCGCCATCAATCCATGCCTTTACATGACTCTTAATCAGAACTTCAGGCGTGGATTCGAGTTGGCTCTCAACTGCCGACCTGAAGAGCCTCCTGTTGCCATGGATAATGCCAACATGGGCGTGGCTCTTAATGTGATTGAAACACAGGAGAATAT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AATTAGGCTGGCCTTCTT</text:p>
          </table:table-cell>
          <table:table-cell office:value-type="float" office:value="60.95" calcext:value-type="float">
            <text:p>60.9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ATATTCTCCTGTGTTTCAATCAC</text:p>
          </table:table-cell>
          <table:table-cell office:value-type="float" office:value="61.22" calcext:value-type="float">
            <text:p>61.22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18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ASSVNSSDGGGSPCQVHPDSNAVTALKTFAYCFIIIFSLVGNTLVILVVWKVRRMGNNTNRFIVNMCISDLMVTLCVLPPTIHSIYYDSWLMSGPVGEALCKLIPFIQDVSAAVSIFSMTAISLDRFYAIVLPMRTHFMTKRGCHISIGVIWLFASAIHFPYLLILRLREFNNESHCYMNWANLAASLDNKQSQRIYYPVQFVLLYLLPLLVISVLYSGVIWELSRNRQLIDQEQRRIRDKENREVAVMLIVVVLFFAASWAPLNAVAFLIFFTWNWQPPCYIRTFKFVADFLVHSNCAQNSFIYFMFNMRFRRGLKQVVSTYCDPASARPQLDNTQESYSFRKNNEIQSKKTNSIHLQKLTDGFVKLWDQQKMLLREIALDDTLTAVCFLNLKGDIIIGLKQQLFFISHEKACPVKKKREEALLFGQDHGADEGNEEFETGEKCARCIPTTLVEGGIHLCISPSLKVKNNMGE</text:p>
          </table:table-cell>
          <table:table-cell office:value-type="string" calcext:value-type="string">
            <text:p>EDO45181</text:p>
          </table:table-cell>
          <table:table-cell office:value-type="string" calcext:value-type="string">
            <text:p>ATGAATGCGAGCAGCGTTAACTCGAGCGACGGAGGTGGTTCGCCGTGCCAAGTGCATCCAGACTCTAACGCTGTGACGGCGCTCAAGACATTCGCGTACTGCTTCATCATCATTTTCTCGCTCGTAGGAAACACGCTCGTCATACTAGTCGTGTGGAAGGTACGGCGGATGGGGAATAACACTAACAGGTTCATTGTGAACATGTGTATCTCCGATCTCATGGTCACCCTGTGCGTTCTACCCCCTACCATACACAGCATCTACTATGATAGCTGGTTGATGTCTGGGCCGGTCGGCGAAGCGCTCTGTAAGCTCATCCCGTTCATCCAGGACGTGTCCGCTGCTGTGTCGATCTTCAGCATGACCGCTATCTCGCTGGACCGCTTCTATGCTATCGTGCTTCCCATGCGCACGCATTTTATGACCAAGCGCGGATGCCATATTTCCATAGGTGTTATCTGGCTTTTCGCGTCCGCCATTCACTTCCCCTACCTCCTGATTCTGCGCTTGAGGGAGTTTAACAATGAAAGCCACTGCTACATGAATTGGGCCAACCTTGCTGCGTCTTTAGACAACAAGCAAAGCCAGCGGATCTACTACCCCGTGCAGTTCGTTCTGCTCTACTTGCTTCCCCTACTTGTAATCAGCGTGTTGTATTCTGGCGTGATTTGGGAGTTGTCGAGGAATCGCCAGTTGATTGACCAAGAGCAGCGACGGATTCGCGACAAGGAGAATAGGGAAGTCGCTGTTATGCTCATAGTCGTCGTGCTGTTTTTCGCCGCAAGCTGGGCACCGCTCAATGCCGTGGCGTTCTTGATTTTCTTCACCTGGAACTGGCAGCCGCCCTGTTATATCCGCACTTTTAAATTTGTGGCTGACTTCTTAGTGCACTCAAATTGCGCGCAGAATTCCTTTATCTATTTCATGTTTAACATGCGGTTTCGGCGTGGACTTAAGCAGGTCGTATCTACCTACTGCGATCCAGCAAGCGCTCGACCCCAGTTGGACAATACACAGGAAAGCTACTCATTTAGGAAGAACAACGAGATTCAAAGCAAGAAAACCAACTCGATTCATTTGCAGAAACTCACGGATGGGTTTGTTAAGCTCTGGGACCAGCAGAAGATGCTATTGCGAGAGATCGCCCTCGATGACACCCTTACTGCTGTGTGCTTCCTCAACCTCAAAGGTGACATCATCATTGGGCTCAAGCAACAACTGTTTTTCATTTCCCATGAGAAAGCGTGCCCCGTTAAGAAGAAAAGAGAAGAAGCGCTATTGTTCGGTCAGGATCACGGAGCGGACGAAGGCAATGAAGAGTTTGAAACAGGTGAGAAATGCGCGCGGTGTATACCTACTACGTTGGTAGAGGGTGGGATACATTTATGTATCTCTCCTTCTCTAAAAGTGAAAAACAACATGGGAGA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GCCTCCAGCGTGAACTCCTCCGACGGAGGAGGCAGCCCTTGCCAGGTGCACCCAGATTCTAACGCCGTGACCGCTCTGAAGACATTCGCTTACTGTTTTATCATCATCTTCTCTCTGGTGGGCAATACCCTGGTCATCCTGGTGGTGTGGAAGGTGAGGCGGATGGGCAACAATACAAACAGGTTTATCGTGAATATGTGCATCAGCGACCTGATGGTGACCCTGTGCGTGCTGCCCCCTACAATCCATTCTATCTACTATGATAGCTGGCTGATGTCTGGACCAGTGGGAGAGGCCCTGTGCAAGCTGATCCCCTTTATCCAGGACGTGTCTGCCGCCGTGTCCATCTTTTCCATGACCGCCATCTCCCTGGATCGGTTCTATGCTATCGTGCTGCCAATGAGGACCCACTTCATGACAAAGCGGGGCTGCCATATCTCCATCGGCGTGATCTGGCTGTTTGCCTCCGCCATCCACTTCCCCTACCTGCTGATCCTGAGACTGCGCGAGTTTAACAATGAGTCCCATTGTTATATGAACTGGGCCAATCTGGCCGCTAGCCTGGACAACAAGCAGTCTCAGAGAATCTACTATCCTGTGCAGTTCGTGCTGCTGTACCTGCTGCCACTGCTGGTCATCTCCGTGCTGTATAGCGGCGTGATCTGGGAGCTGTCCAGGAACCGGCAGCTGATCGACCAGGAGCAGAGACGCATCAGAGATAAGGAGAATCGCGAGGTGGCCGTGATGCTGATCGTGGTGGTGCTGTTCTTTGCCGCTAGCTGGGCTCCTCTGAACGCCGTGGCTTTTCTGATCTTCTTTACCTGGAATTGGCAGCCACCCTGCTACATCAGGACATTCAAGTTTGTGGCCGATTTCCTGGTGCACTCCAACTGTGCTCAGAATAGCTTTATCTATTTCATGTTCAACATGCGGTTCAGGCGGGGCCTGAAGCAGGTGGTGTCTACCTACTGCGACCCAGCTTCCGCTAGACCTCAGCTGGATAACACACAGGAGAGCTATTCTTTTCGCAAGAACAATGAGATCCAGTCTAAGAAGACCAATTCCATCCATCTGCAGAAGCTGACAGACGGCTTCGTGAAGCTGTGGGATCAGCAGAAGATGCTGCTGCGCGAGATCGCCCTGGACGATACCCTGACAGCCGTGTGCTTCCTGAACCTGAAGGGCGACATCATCATCGGCCTGAAGCAGCAGCTGTTCTTTATCTCCCACGAGAAGGCCTGTCCAGTGAAGAAGAAGAGGGAGGAGGCCCTGCTGTTTGGCCAGGACCATGGCGCTGATGAGGGCAATGAGGAGTTCGAGACCGGCGAGAAGTGCGCTCGCTGTATCCCCACCACACTGGTGGAGGGCGGCATCCACCTGTGCATCTCCCCTAGCCTGAAGGTGAAGAACAATATGGGCG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70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LTNTTHGNTSELVFDYFNVETDSETAIAFKVLSYAVIMVVSIVGNSFVILAFRRNVTGQMRSVYNLMVVSIAVGDLLLAVCSIPERITRIVTYDSWLVPGDLDNVDKIMFPRTAVCSGTALCKLVNFVEKISITGSLLHLCVLAYDRFLVVYYPTRAMVSLRSSKIASAIIWTITCIYWSPILYYGAVKMEEGHLACGVRSHTPYWKEWYLAYVVLILIALVAIFVFYLLVACKIWLRRVPGNQTRNINRLMERTKRRMARMVSVIVCAYYICFVPYWIGWISCSYIRPQPKAFCNPVYHFINIMVSYVNCAVNPVVCMVFNHQYRQEACHVLKDPFGLRTNKMRLVVKRRKSSTTVDGPLMLNSRRLRQSRRGTQLLVISDT</text:p>
          </table:table-cell>
          <table:table-cell office:value-type="string" calcext:value-type="string">
            <text:p>EDO45707</text:p>
          </table:table-cell>
          <table:table-cell office:value-type="string" calcext:value-type="string">
            <text:p>ATGAATTTAACAAATACGACTCATGGCAACACAAGTGAGTTGGTGTTCGACTACTTTAACGTGGAGACGGACAGCGAGACCGCGATTGCTTTCAAAGTCCTTTCCTACGCTGTTATCATGGTGGTGTCAATCGTGGGCAATAGCTTTGTGATCCTGGCGTTCAGGAGGAATGTGACGGGTCAAATGCGCTCTGTGTATAACCTCATGGTAGTGAGCATAGCGGTCGGCGACCTGCTGCTTGCAGTGTGTAGCATCCCCGAGAGAATCACTCGCATCGTGACCTATGACAGTTGGCTCGTACCAGGAGACTTGGATAATGTTGATAAAATCATGTTTCCGCGTACTGCAGTTTGCTCGGGTACGGCTCTCTGCAAGCTTGTGAACTTCGTGGAGAAGATCTCCATTACTGGCTCTCTACTGCACCTGTGCGTTCTCGCGTACGACCGCTTTCTCGTAGTGTACTACCCGACACGCGCCATGGTCTCCCTGCGCTCCTCAAAGATTGCCAGTGCCATTATATGGACTATTACTTGCATATACTGGTCACCAATACTCTACTACGGCGCGGTAAAAATGGAGGAGGGTCACTTGGCGTGCGGTGTTCGTAGCCACACGCCTTATTGGAAGGAATGGTATTTAGCCTATGTAGTACTTATTCTCATAGCGTTGGTTGCTATATTCGTGTTTTATTTACTGGTAGCGTGCAAGATCTGGCTGCGTAGGGTTCCTGGGAATCAAACGAGGAATATCAACCGCCTGATGGAGCGAACTAAGCGTCGTATGGCGCGTATGGTCTCTGTGATTGTCTGCGCGTATTACATATGCTTCGTGCCTTATTGGATAGGCTGGATCTCTTGTTCCTACATAAGACCTCAGCCGAAAGCGTTCTGTAACCCCGTGTATCACTTCATCAATATCATGGTGTCGTACGTGAACTGTGCGGTCAACCCTGTGGTGTGCATGGTCTTTAATCATCAGTATCGTCAAGAGGCGTGTCACGTGCTAAAGGACCCATTTGGTCTGCGCACCAACAAGATGCGATTGGTGGTCAAGCGAAGGAAGAGCTCCACTACTGTGGATGGACCGCTGATGTTAAACAGCAGGCGCTTGAGGCAGTCGCGACGTGGCACGCAGCTATTGGTTATATCAGACAC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CTGACCAATACCACACACGGCAACACATCCGAGCTGGTGTTCGACTACTTTAATGTGGAGACCGATAGCGAGACAGCCATCGCTTTCAAGGTGCTGTCTTATGCCGTGATCATGGTGGTGTCTATCGTGGGCAACTCCTTCGTGATCCTGGCTTTTAGGCGGAATGTGACCGGCCAGATGCGCTCCGTGTACAACCTGATGGTGGTGAGCATCGCTGTGGGCGACCTGCTGCTGGCCGTGTGCTCCATCCCCGAGAGGATCACCCGGATCGTGACATATGACAGCTGGCTGGTGCCAGGCGACCTGGATAATGTGGATAAGATCATGTTCCCAAGGACCGCCGTGTGCAGCGGAACCGCCCTGTGCAAGCTGGTGAACTTTGTGGAGAAGATCTCCATCACCGGCAGCCTGCTGCACCTGTGCGTGCTGGCCTACGATAGGTTTCTGGTGGTGTACTATCCTACACGCGCTATGGTGTCTCTGAGGTCCAGCAAGATCGCCTCCGCTATCATCTGGACCATCACATGCATCTATTGGTCTCCCATCCTGTACTATGGCGCCGTGAAGATGGAGGAGGGACACCTGGCTTGTGGCGTGCGGTCCCATACCCCTTACTGGAAGGAGTGGTACCTGGCCTATGTGGTGCTGATCCTGATCGCCCTGGTGGCTATCTTCGTGTTTTATCTGCTGGTGGCTTGCAAGATCTGGCTGAGACGCGTGCCTGGCAATCAGACCAGAAACATCAATCGCCTGATGGAGAGGACAAAGAGGCGGATGGCCCGGATGGTGAGCGTGATCGTGTGCGCTTACTATATCTGTTTCGTGCCATACTGGATCGGCTGGATCAGCTGCTCTTATATCAGACCCCAGCCTAAGGCCTTCTGTAACCCCGTGTACCACTTTATCAATATCATGGTGTCTTATGTGAACTGCGCCGTGAATCCAGTGGTGTGCATGGTGTTCAATCACCAGTACCGGCAGGAGGCTTGTCATGTGCTGAAGGACCCATTTGGCCTGCGGACAAACAAGATGAGACTGGTGGTGAAGAGACGCAAGTCTTCCACCACAGTGGATGGCCCCCTGATGCTGAACAGCAGGCGGCTGAGACAGTCTAGACGCGGCACCCAGCTGCTGGTCATCTCCGACACA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76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SEDNLSLENTTADRDNVTSGVAEDVIMESTMALTAKVSAYVIILALCLVGNTFLIVAVKRNVTGRMRTVSNLLIASIAASDILLSVWSIPERITRILTMDSWLVVNTLGAVLCKLVNFTEKLSITVSVFHLGVLSVERFLAVYTPHRTVLTLKATKWIIVAIWVSSLAYWAPILYHANITAENAKVECAVRSNVQSWRGWYLAFIVLLCIVMILIPILYTALTVKLFTVPGMKKASQRQKTERMKRQVAIMIGVIIVTFYACFLPYWIGWVSCSYLPYPSPGVCNRTYKFVSILFSYANTAANPIICLLFIGIFAYP</text:p>
          </table:table-cell>
          <table:table-cell office:value-type="string" calcext:value-type="string">
            <text:p>EDO45765</text:p>
          </table:table-cell>
          <table:table-cell office:value-type="string" calcext:value-type="string">
            <text:p>ATGTCAAGCGAGGACAATCTAAGCTTAGAAAACACAACAGCCGATCGAGACAATGTCACGAGTGGAGTAGCCGAAGATGTCATCATGGAATCGACCATGGCTCTCACTGCCAAGGTCTCGGCATACGTGATCATACTAGCACTTTGTTTAGTGGGAAATACGTTTTTGATCGTTGCAGTCAAACGGAACGTTACAGGTCGAATGAGGACAGTAAGCAATCTTTTGATCGCTTCTATCGCAGCTTCGGATATTCTTCTTTCAGTCTGGAGCATCCCGGAAAGAATCACAAGAATCCTAACAATGGATTCTTGGCTCGTCGTAAACACTCTCGGAGCGGTACTTTGTAAACTTGTGAACTTCACTGAGAAACTAAGCATCACTGTGTCCGTGTTTCATCTGGGGGTGCTTTCGGTAGAGCGTTTTCTAGCAGTGTACACTCCACACAGGACTGTTTTGACATTGAAGGCGACTAAATGGATTATTGTAGCGATTTGGGTCTCAAGTTTAGCGTATTGGGCACCTATTTTATACCATGCAAATATCACCGCGGAGAATGCCAAAGTCGAATGCGCTGTGCGTAGTAATGTTCAAAGCTGGAGGGGATGGTATTTGGCCTTTATTGTACTTCTTTGCATTGTTATGATCTTAATCCCTATTCTTTATACCGCCTTGACAGTTAAATTATTCACTGTGCCAGGAATGAAGAAGGCCTCACAAAGACAGAAAACCGAGAGAATGAAACGCCAAGTTGCCATCATGATTGGAGTAATCATTGTAACGTTCTACGCCTGTTTTCTCCCGTACTGGATCGGCTGGGTCTCGTGTTCCTACTTACCCTACCCCTCTCCGGGAGTTTGCAACCGGACCTACAAATTCGTCTCCATTCTGTTCTCGTACGCGAATACCGCAGCCAACCCAATCATTTGTTTGCTGTTTATTGGGATTTTCGCTTATCC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TCCAGCGAGGACAACCTGTCCCTGGAGAATACCACAGCCGACAGAGATAATGTGACCAGCGGCGTGGCTGAGGATGTGATCATGGAGAGCACCATGGCCCTGACAGCTAAGGTGTCTGCCTACGTGATCATCCTGGCCCTGTGCCTGGTGGGCAACACATTCCTGATCGTGGCCGTGAAGCGCAATGTGACCGGCAGGATGCGGACAGTGTCTAACCTGCTGATCGCTTCTATCGCCGCTTCCGACATCCTGCTGTCCGTGTGGAGCATCCCCGAGAGAATCACCCGCATCCTGACAATGGATTCCTGGCTGGTGGTGAATACCCTGGGCGCCGTGCTGTGCAAGCTGGTGAACTTTACCGAGAAGCTGAGCATCACCGTGTCCGTGTTCCACCTGGGCGTGCTGTCCGTGGAGAGGTTTCTGGCCGTGTACACCCCTCATCGGACCGTGCTGACACTGAAGGCCACAAAGTGGATCATCGTGGCTATCTGGGTGTCTTCCCTGGCCTACTGGGCTCCAATCCTGTATCACGCCAACATCACCGCCGAGAATGCTAAGGTGGAGTGTGCTGTGAGATCCAATGTGCAGAGCTGGAGGGGATGGTACCTGGCCTTCATCGTGCTGCTGTGCATCGTGATGATCCTGATCCCAATCCTGTATACCGCCCTGACAGTGAAGCTGTTTACCGTGCCCGGCATGAAGAAGGCTAGCCAGAGGCAGAAGACAGAGAGGATGAAGCGGCAGGTGGCCATCATGATCGGCGTGATCATCGTGACCTTCTACGCTTGCTTTCTGCCCTATTGGATCGGCTGGGTGAGCTGTTCTTACCTGCCCTATCCTTCTCCAGGCGTGTGCAACCGGACCTACAAGTTCGTGTCTATCCTGTTTTCCTATGCCAACACAGCCGCTAATCCCATCATCTGTCTGCTGTTCATCGGCATCTTTGCTTACCC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76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TTFLNASSFVDNSTRSSQESLSSRGGKVFAYVFILAIALAGNFFIILAMKREHRRLRALTYLLITSIAVSDLLMAAWSIPERITRIIVNDRWLVSGITGLLLCKAVNYIEKVSITVSALHILALAFHRFIIIYCSKKPHRRSQARKAGFISIALMWLFSIVYWSPILYYGGLLEDGPNIFCKTRSFYPNWKVIYLVFLTLLLVILVLVLILYGAIALRLCRSRPQEERQDEGCNLQREGNLQRPDGCDSREGCLQPMDGCLQPRTAYLQHQDEYDQRREGYLHPRDGGDQPREGLNPEDPYAHVSSSTRRRTATMVAVMVTAYYGCYLTYWSGWILCSFRRVFCDDAFTFISIFLSYASVAVNPLICLIFSRSSGLFQLKRVLHSCLLDVANEKYLMERQTTVKSCLPYNLAD</text:p>
          </table:table-cell>
          <table:table-cell office:value-type="string" calcext:value-type="string">
            <text:p>EDO45768</text:p>
          </table:table-cell>
          <table:table-cell office:value-type="string" calcext:value-type="string">
            <text:p>ATGAATACGACTTTTTTAAACGCGTCAAGTTTTGTGGATAACTCAACGCGTTCCTCACAGGAGTCGCTGTCCTCGCGTGGAGGCAAAGTCTTCGCTTACGTTTTTATTCTTGCAATCGCTCTGGCGGGAAATTTTTTTATTATCCTCGCGATGAAGCGGGAGCACCGGCGGCTGCGCGCGCTCACGTACCTGCTCATCACAAGCATCGCGGTCTCAGATCTCCTGATGGCGGCGTGGAGTATCCCAGAACGCATCACGCGTATTATTGTGAATGACCGCTGGCTGGTGTCCGGTATCACGGGCTTGCTGTTGTGCAAGGCGGTGAATTACATCGAGAAAGTATCGATAACCGTTTCGGCACTGCATATACTTGCGCTAGCATTTCACCGGTTTATTATAATATACTGTAGCAAAAAGCCACATCGTCGATCCCAAGCAAGAAAAGCAGGGTTTATCTCGATCGCTCTTATGTGGCTGTTCTCTATCGTCTACTGGTCGCCCATCTTGTACTATGGAGGGCTCTTAGAAGACGGCCCAAATATCTTCTGCAAGACACGCTCGTTCTACCCCAACTGGAAAGTCATCTATCTTGTTTTTCTAACGCTACTCTTAGTGATCTTAGTCCTTGTCCTGATTCTTTACGGGGCAATAGCCCTGCGACTTTGTAGAAGCAGACCACAGGAAGAACGACAGGATGAGGGGTGCAATCTCCAGAGGGAGGGAAACCTACAGCGACCGGACGGGTGCGATTCTCGGGAGGGTTGTCTTCAGCCTATGGATGGATGTCTTCAGCCACGGACGGCTTACCTCCAGCATCAGGATGAGTACGATCAACGGCGGGAGGGTTACCTCCACCCACGGGACGGGGGCGATCAGCCTCGGGAGGGGCTCAACCCGGAGGACCCCTATGCGCACGTGTCCTCAAGCACCCGTCGCCGCACTGCGACCATGGTGGCGGTGATGGTGACCGCGTACTACGGCTGCTACTTGACCTACTGGAGTGGCTGGATCCTGTGTTCGTTCAGGAGAGTGTTCTGTGACGATGCGTTCACCTTCATCTCCATCTTCTTGTCGTACGCCAGTGTCGCCGTCAATCCGCTCATCTGTCTTATATTCAGTCGAAGCAGCGGTTTATTCCAGCTAAAAAGAGTACTTCATAGTTGTCTGCTTGATGTCGCAAACGAGAAATACCTGATGGAACGGCAAACTACCGTTAAATCGTGCCTACCGTATAATCTAGCTGA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ACCACATTCCTGAATGCCTCCAGCTTTGTGGACAACTCCACCCGGTCTTCCCAGGAGAGCCTGAGCTCTAGAGGCGGCAAGGTGTTCGCTTACGTGTTCATCCTGGCCATCGCTCTGGCCGGCAATTTCTTTATCATCCTGGCTATGAAGAGGGAGCACAGGCGGCTGAGGGCCCTGACCTACCTGCTGATCACAAGCATCGCCGTGTCCGACCTGCTGATGGCCGCTTGGTCCATCCCAGAGCGGATCACCAGAATCATCGTGAACGATCGCTGGCTGGTGAGCGGCATCACAGGCCTGCTGCTGTGCAAGGCCGTGAATTATATCGAGAAGGTGTCCATCACCGTGTCCGCCCTGCACATCCTGGCTCTGGCCTTCCATCGGTTTATCATCATCTACTGTTCTAAGAAGCCTCATAGACGCTCCCAGGCTAGAAAGGCCGGCTTCATCAGCATCGCCCTGATGTGGCTGTTTTCTATCGTGTATTGGTCCCCAATCCTGTACTATGGAGGACTGCTGGAGGACGGACCAAACATCTTCTGCAAGACCAGATCTTTTTACCCTAATTGGAAAGTGATCTACCTGGTGTTCCTGACCCTGCTGCTGGTCATCCTGGTGCTGGTGCTGATCCTGTACGGAGCTATCGCCCTGAGGCTGTGCCGCTCTAGGCCACAGGAGGAGAGACAGGACGAGGGCTGTAACCTGCAGCGGGAGGGCAATCTGCAGAGACCAGACGGATGCGATTCCAGGGAGGGCTGTCTGCAGCCAATGGATGGATGCCTGCAGCCAAGGACCGCTTACCTGCAGCACCAGGACGAGTATGATCAGAGGAGGGAGGGCTACCTGCATCCTAGGGACGGAGGCGATCAGCCAAGGGAGGGCCTGAACCCAGAGGACCCCTATGCCCACGTGTCCAGCTCTACCAGACGCAGGACCGCTACAATGGTGGCCGTGATGGTGACCGCTTACTATGGCTGTTACCTGACATATTGGAGCGGCTGGATTCTGTGCTCTTTCCGGAGAGTGTTTTGTGACGATGCCTTCACCTTCATCTCCATCTTTCTGTCTTACGCTTCCGTGGCCGTGAATCCCCTGATCTGCCTGATCTTCAGCCGCTCCAGCGGCCTGTTTCAGCTGAAGAGGGTGCTGCATTCTTGTCTGCTGGACGTGGCCAACGAGAAGTATCTGATGGAGCGGCAGACCACAGTGAAGTCCTGTCTGCCTTACAATCTGGCTGA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92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SSLDQKNSSVSGTAMNGSLGVHGGTTTEDVFKLVACALVGVLSLVGNILVVVVVFKALRLKTATFYLLVNMSVSDLLFTCISMPPFMVNITGRGLLVGGSAGLAACKIVNSSAFGLMASSVLTMTAIAFDRYIAIIKPMNHIMTGKLLKAIVLGIWIVSIAIMIPLIIVLTVDNYKDDFYCDENWKEIASNSVFASKVYTVMLFIIIYIIPFTTMTVLYSIIGQKLWFKKAVRNVNREQQRLVVCQRRRIVCMLVVVLVAFVCCWLPLQIVTFMAYFSDTHIPRPLYFTGEFLVRANGALNPLVYFTFSKTFKREVLSLKPFSYCFKRKQFTVTMMIGNSPGMRSLRFIDDDGRDKGVESKNGVTLSRNVPVMGK</text:p>
          </table:table-cell>
          <table:table-cell office:value-type="string" calcext:value-type="string">
            <text:p>EDO46922</text:p>
          </table:table-cell>
          <table:table-cell office:value-type="string" calcext:value-type="string">
            <text:p>ATGAATTCGTCATTGGACCAAAAAAATAGCTCAGTATCAGGAACTGCAATGAATGGATCTCTTGGAGTGCATGGCGGCACAACAACGGAAGACGTGTTCAAACTTGTGGCTTGCGCGCTAGTCGGGGTCCTCTCACTTGTGGGTAACATTCTCGTCGTCGTCGTGGTATTCAAGGCTCTTCGTCTGAAGACTGCCACGTTCTACCTGCTGGTGAACATGTCTGTGAGCGACCTGCTCTTCACCTGTATCTCCATGCCGCCCTTCATGGTCAACATCACGGGGCGCGGGCTACTGGTGGGTGGTAGCGCCGGGCTCGCCGCCTGTAAGATCGTCAACTCTTCAGCGTTTGGATTGATGGCAAGCTCCGTGCTCACGATGACCGCCATCGCGTTCGACCGCTACATCGCCATCATCAAACCGATGAATCATATAATGACTGGAAAACTACTAAAAGCCATCGTTTTAGGCATCTGGATCGTTAGTATTGCAATTATGATTCCTTTGATTATCGTCCTTACAGTCGACAACTATAAGGATGATTTTTACTGCGACGAGAACTGGAAAGAAATTGCAAGTAACTCAGTGTTTGCTTCTAAAGTATACACCGTCATGTTATTTATCATCATCTACATCATACCATTCACAACGATGACGGTGCTGTATTCCATCATTGGACAAAAACTGTGGTTCAAGAAAGCTGTCCGAAACGTTAACAGGGAGCAACAGCGCCTTGTGGTGTGTCAGCGACGGCGCATAGTGTGCATGCTCGTTGTCGTGCTTGTCGCTTTCGTCTGCTGTTGGTTGCCGCTGCAAATCGTCACTTTCATGGCTTATTTCTCCGACACACACATCCCTAGGCCTTTATACTTCACAGGGGAATTCCTAGTGCGGGCAAACGGCGCACTAAACCCCCTTGTGTATTTTACCTTCAGCAAGACCTTTAAAAGGGAAGTTTTGTCACTAAAACCCTTCAGTTATTGCTTCAAGCGCAAACAATTTACTGTGACTATGATGATTGGTAATTCTCCTGGCATGCGCAGTTTGAGATTTATCGATGACGATGGTAGGGATAAGGGGGTTGAAAGTAAAAATGGCGTCACTTTATCCAGGAATGTACCAGTTATGGGAAA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TCCAGCCTGGATCAGAAGAACTCCTCCGTGAGCGGAACCGCTATGAACGGCTCTCTGGGAGTGCACGGAGGAACCACAACCGAGGACGTGTTCAAGCTGGTGGCTTGCGCTCTGGTGGGCGTGCTGTCTCTGGTGGGCAATATCCTGGTGGTGGTGGTGGTGTTCAAGGCCCTGAGACTGAAGACAGCTACCTTTTACCTGCTGGTGAACATGTCCGTGTCCGATCTGCTGTTCACATGCATCTCTATGCCCCCTTTTATGGTGAATATCACCGGAAGGGGACTGCTGGTGGGAGGCTCCGCCGGCCTGGCCGCTTGTAAGATCGTGAACAGCTCTGCCTTCGGCCTGATGGCTTCCAGCGTGCTGACAATGACCGCCATCGCTTTTGACCGGTATATCGCTATCATCAAGCCCATGAATCATATCATGACAGGCAAGCTGCTGAAGGCCATCGTGCTGGGCATCTGGATCGTGTCCATCGCTATCATGATCCCTCTGATCATCGTGCTGACCGTGGATAACTACAAGGACGATTTCTATTGCGACGAGAACTGGAAGGAGATCGCCTCCAACTCCGTGTTCGCTAGCAAGGTGTACACAGTGATGCTGTTCATCATCATCTATATCATCCCTTTTACAACCATGACCGTGCTGTACTCTATCATCGGCCAGAAGCTGTGGTTCAAGAAGGCTGTGCGGAACGTGAATAGAGAGCAGCAGCGCCTGGTGGTGTGCCAGAGGCGGAGAATCGTGTGCATGCTGGTGGTGGTGCTGGTGGCCTTCGTGTGCTGTTGGCTGCCACTGCAGATCGTGACATTCATGGCTTACTTTTCCGATACCCACATCCCAAGGCCCCTGTATTTCACAGGCGAGTTTCTGGTGCGGGCCAACGGCGCTCTGAATCCTCTGGTGTACTTCACCTTCTCCAAGACCTTTAAGAGAGAGGTGCTGTCCCTGAAGCCATTCAGCTATTGTTTTAAGCGCAAGCAGTTCACAGTGACCATGATGATCGGCAATTCTCCAGGCATGCGCTCCCTGAGGTTTATCGACGATGACGGCAGGGACAAGGGCGTGGAGTCCAAGAACGGCGTGACCCTGAGCCGGAATGTGCCCGTGATGGGCA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02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DVGTSQQVNASSNSTFHGDQARSALPLLYTAYIIIMVVSMVTNSLMVYIVYWRMRSRSPTSSQFASMAIADLITTAFSMPIWSYFICIEEWVEGLLGNLLCSLAASTSIMTSLASLQTLMAVSVERFIGICFPLRRAVVTARNNRRVTRMIWAVSVAMAAPAAFLYTVHNSHGRLRCVNNLSTRNPELRKVYYTVIFALMFGLPVLVMSILYILIAKKLWSSRIPGQQSDASRRAARRRKQSILRMLVILVLAFVGCWLPVHIEWFMEVYQSTARREEQAIVLAHAYSALNPVLFFLFNGRFRDEFIKILRLHCCFKPTSFVREHPNTTGSVFDGTEALRSYKLSLTPSNPPSGVRLLKITSTHESRAT</text:p>
          </table:table-cell>
          <table:table-cell office:value-type="string" calcext:value-type="string">
            <text:p>EDO47025</text:p>
          </table:table-cell>
          <table:table-cell office:value-type="string" calcext:value-type="string">
            <text:p>ATGTTGGATGTGGGAACTTCACAACAAGTGAACGCGAGCAGCAACTCGACCTTCCATGGCGATCAGGCGCGCAGTGCATTACCGCTTTTGTACACGGCTTACATCATCATTATGGTCGTCTCCATGGTTACCAACTCCTTAATGGTGTACATTGTGTACTGGCGCATGCGCAGTAGATCACCCACCAGTTCTCAGTTTGCAAGCATGGCTATCGCGGATTTGATAACAACGGCATTCTCGATGCCAATATGGTCTTACTTTATTTGCATAGAGGAATGGGTCGAGGGTTTGCTTGGCAACCTGTTATGTAGCCTGGCCGCTAGCACATCTATCATGACGTCATTAGCCTCGTTACAGACCCTCATGGCCGTGTCTGTTGAGCGTTTCATTGGAATTTGTTTTCCGCTGAGACGCGCTGTCGTGACAGCTCGCAACAATCGCCGCGTTACTCGAATGATCTGGGCAGTATCCGTAGCCATGGCTGCTCCAGCGGCTTTTTTGTACACAGTGCACAATAGTCATGGGCGTTTGCGTTGCGTTAACAACCTCAGTACACGAAACCCCGAGCTACGTAAAGTCTACTACACCGTTATATTCGCTCTAATGTTTGGGCTTCCTGTGTTGGTCATGTCTATTCTTTATATTCTTATTGCAAAGAAATTATGGTCTAGCCGTATTCCGGGGCAGCAGTCAGACGCGAGTCGGCGCGCGGCGCGTCGCAGGAAGCAGAGTATTCTACGCATGCTCGTGATCCTGGTCCTCGCTTTCGTGGGTTGTTGGCTCCCGGTCCACATAGAGTGGTTCATGGAAGTTTACCAATCAACAGCGCGGAGAGAAGAGCAGGCGATAGTCCTCGCGCATGCGTACAGCGCTCTTAATCCCGTCCTTTTCTTTCTATTCAACGGGCGCTTTAGAGACGAGTTTATCAAAATCCTCAGATTACATTGCTGTTTTAAACCAACGTCTTTTGTACGGGAACATCCAAACACTACCGGAAGTGTTTTTGATGGAACTGAGGCGCTAAGATCATACAAACTATCGCTTACACCTTCAAACCCCCCGTCCGGTGTTAGGCTTTTGAAGATTACCTCCACACACGAGTCAAGGGCTA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TGGACGTGGGCACCTCCCAGCAGGTGAACGCCTCCAGCAATAGCACATTTCACGGCGATCAGGCCAGGTCTGCTCTGCCACTGCTGTACACCGCTTATATCATCATCATGGTGGTGTCTATGGTGACAAACTCCCTGATGGTGTACATCGTGTATTGGCGCATGAGGTCCCGGAGCCCCACCTCTTCCCAGTTCGCCAGCATGGCCATCGCTGACCTGATCACCACAGCTTTTAGCATGCCTATCTGGTCTTACTTCATCTGCATCGAGGAGTGGGTGGAGGGCCTGCTGGGCAATCTGCTGTGCTCCCTGGCCGCTTCTACCTCCATCATGACAAGCCTGGCCTCTCTGCAGACCCTGATGGCTGTGAGCGTGGAGAGGTTCATCGGCATCTGCTTCCCACTGAGGAGGGCTGTGGTGACCGCTAGGAACAATAGACGCGTGACACGGATGATCTGGGCCGTGTCTGTGGCTATGGCTGCTCCAGCCGCTTTTCTGTACACAGTGCACAACTCCCATGGCAGACTGCGCTGCGTGAACAATCTGAGCACCAGAAATCCTGAGCTGCGCAAGGTGTACTATACAGTGATCTTCGCCCTGATGTTTGGCCTGCCCGTGCTGGTCATGTCTATCCTGTATATCCTGATCGCCAAGAAGCTGTGGAGCTCTAGAATCCCCGGACAGCAGTCCGATGCTAGCAGGCGGGCCGCTAGACGCAGGAAGCAGTCCATCCTGCGCATGCTGGTCATCCTGGTGCTGGCCTTTGTGGGCTGCTGGCTGCCTGTGCACATCGAGTGGTTCATGGAGGTGTACCAGAGCACCGCTAGGAGAGAGGAGCAGGCTATCGTGCTGGCCCATGCTTATTCTGCTCTGAACCCAGTGCTGTTCTTTCTGTTCAATGGCAGGTTTCGGGACGAGTTCATCAAGATCCTGAGGCTGCACTGCTGTTTTAAGCCAACATCTTTCGTGCGGGAGCATCCCAACACCACAGGCTCCGTGTTCGATGGCACCGAGGCCCTGAGGTCTTATAAGCTGTCCCTGACACCTAGCAATCCCCCTTCTGGCGTGAGACTGCTGAAGATCACCTCCACACATGAGAGCCGCGCTA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06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ASNTTNISLNQTGCATTDTVAETIIKTVAQCALLLASLVGNALVILVIYRVKSMRTTVNYFLMNMAVSDLIIPAVVLPRDILETSSGSVAWRLNGGLGVATCKFVYFLSDITPSVSVLSLVFMTCDRFCAVAFPFKASLIPSAVRRSLIAITWLVSMAFFAPYFYSFELVPGENGDVFCRLTWGDRIHIIFITVICLTFIVIPFALLASIYTAILVILYRNRGTGEEMERERKRREKVNKTVMKLALAIVLLFALCWGPYNGVIFTIAFVWQNKIPRTCSFSTIWFIARYLAYSTSALNPLVLFALNENYRNGLKRVLGIRRSAGNDETTSRYLRRKDKRKPSDLRMVTSASLLKSCDASKTATDSL</text:p>
          </table:table-cell>
          <table:table-cell office:value-type="string" calcext:value-type="string">
            <text:p>EDO47067</text:p>
          </table:table-cell>
          <table:table-cell office:value-type="string" calcext:value-type="string">
            <text:p>ATGGAAGCAAGCAATACCACTAATATTTCACTGAATCAAACGGGTTGTGCTACGACCGACACAGTCGCCGAGACGATTATTAAAACTGTCGCACAATGTGCTCTCTTGTTGGCGTCGCTGGTTGGAAATGCCCTGGTGATCTTGGTGATTTACAGGGTGAAGAGCATGCGGACCACGGTCAACTATTTCCTTATGAACATGGCTGTATCTGACCTTATCATTCCTGCCGTTGTGCTGCCTCGAGACATCCTCGAGACAAGCTCAGGGTCGGTGGCATGGCGCCTTAACGGAGGCTTAGGGGTCGCCACATGCAAGTTCGTGTACTTTTTATCTGATATCACTCCTTCGGTCTCTGTGCTCAGTCTAGTATTCATGACTTGCGATCGTTTCTGTGCCGTCGCTTTCCCGTTCAAAGCAAGCCTGATCCCCTCCGCGGTTCGTCGCTCCCTCATAGCCATCACCTGGCTTGTGTCCATGGCGTTTTTCGCGCCTTATTTTTACTCGTTTGAACTTGTACCCGGTGAAAATGGCGATGTGTTCTGCAGATTAACCTGGGGAGATAGGATCCACATCATTTTTATAACTGTCATTTGCTTGACTTTTATTGTGATCCCCTTTGCACTGCTAGCCAGTATTTACACCGCAATCCTAGTCATCCTTTACCGGAACCGCGGCACTGGCGAAGAGATGGAGCGCGAGAGAAAACGGCGGGAAAAGGTCAACAAAACAGTGATGAAACTCGCGCTTGCGATTGTACTGCTGTTTGCTTTGTGCTGGGGGCCTTACAATGGTGTGATTTTCACCATTGCTTTTGTTTGGCAAAATAAAATCCCTAGAACATGCAGTTTTTCGACCATATGGTTTATAGCAAGGTACTTGGCGTATAGCACATCGGCTCTTAACCCTCTTGTGCTATTTGCGCTCAACGAGAACTACAGAAACGGGCTGAAGCGAGTGCTTGGGATTCGCCGGAGTGCAGGTAATGATGAGACGACTTCGCGGTATCTAAGGCGAAAAGATAAGCGTAAACCGTCAGACTTACGAATGGTCACAAGCGCATCACTCCTGAAAAGCTGCGATGCGTCTAAAACGGCGACGGATAGTCT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GCAAGCAATACCACTAATATT</text:p>
          </table:table-cell>
          <table:table-cell office:value-type="float" office:value="61.82" calcext:value-type="float">
            <text:p>61.82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AGACTATCCGTCGCCGT</text:p>
          </table:table-cell>
          <table:table-cell office:value-type="float" office:value="62.14" calcext:value-type="float">
            <text:p>62.14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65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TAYALSFVVGLLGNGLGLFIIFKRSSKGNASTNVLIGNMALADLLVTLFAMPHSVGFLYYQNKWIGGIIGEIGCKLAQFPFVVSIAASILTLLAISVERFWAIYYPLRARKLRKPKVLSSVIWLLAISVFCPYLFSYTVKRTASGQYYCVVEWGDIEETYRTQRLYYLMIFVFLYALPLLVITLLYTLIGVKLWYRKQPGQENARSRRTAIVAKRRILRLLIVLVLVFTVCWLPAHLMHYYMYYDLKAWFNIPVAVKLLSFWICHSNSAINPGIYILLSENFRREFLKTTLGLVCSKAPSLPRTSSSKSRKTGRKATLSSRLFGSRRGGRTVTFV</text:p>
          </table:table-cell>
          <table:table-cell office:value-type="string" calcext:value-type="string">
            <text:p>EDO47650</text:p>
          </table:table-cell>
          <table:table-cell office:value-type="string" calcext:value-type="string">
            <text:p>ATGACGACAGCCTATGCGCTGTCATTCGTGGTAGGTCTCCTTGGCAACGGACTGGGTCTCTTCATTATCTTCAAACGGTCCAGCAAGGGAAACGCGAGCACGAACGTACTCATAGGTAACATGGCCCTGGCAGACCTTTTAGTTACACTCTTCGCCATGCCTCACTCAGTCGGCTTTCTGTACTACCAGAACAAATGGATCGGCGGAATCATTGGCGAGATCGGGTGCAAACTTGCGCAGTTCCCCTTCGTCGTGTCCATCGCTGCGTCTATTCTTACACTCCTTGCTATCTCAGTCGAGCGCTTCTGGGCGATCTACTACCCTTTGAGGGCTCGCAAACTAAGAAAGCCCAAAGTGTTATCGTCCGTAATCTGGCTGCTCGCCATAAGCGTGTTCTGCCCGTATCTGTTCTCATACACGGTGAAGCGGACGGCAAGCGGGCAGTACTACTGCGTGGTAGAGTGGGGCGACATAGAGGAGACGTACCGCACCCAGCGACTCTACTACCTGATGATCTTCGTCTTCTTGTACGCCCTCCCTCTACTGGTCATCACGCTCCTGTACACGCTGATAGGCGTGAAGCTCTGGTACCGCAAGCAGCCAGGGCAGGAGAACGCACGGTCTCGCCGCACCGCTATCGTGGCAAAGAGAAGGATCCTGCGCCTGCTGATCGTCCTCGTACTGGTGTTCACTGTTTGCTGGCTACCTGCACATCTCATGCATTACTACATGTACTACGACCTTAAGGCGTGGTTCAACATCCCAGTCGCCGTCAAGCTCTTGTCGTTCTGGATTTGCCACTCCAACAGCGCGATAAATCCAGGGATTTATATTCTCCTCAGCGAGAATTTCCGGCGCGAGTTTTTAAAGACGACTCTGGGGCTTGTGTGTTCGAAGGCGCCGAGTCTTCCGAGGACTTCGTCCTCGAAGTCGAGAAAAACCGGACGAAAAGCGACGCTAAGCTCCAGACTGTTTGGCAGCAGACGGGGCGGGAGGACAGTGACATTTGTA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GACAGCCTATGCGCT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CTATACAAATGTCACTGTCCTCCCG</text:p>
          </table:table-cell>
          <table:table-cell office:value-type="float" office:value="62.08" calcext:value-type="float">
            <text:p>62.08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719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GSLKLEDNSNFSSNPTMATLEACEVLFTDTSTIAKTIAYLLMFLFSLTGNVFVILNVRCTKNYSTSTTSVLIMNMAVSDLLIVVLAMPRELFEIVARTESWRVPGVPGLVLCKTLFFLTDISPLVSVLSLCFIAIERFAVVMYPLTWIVASRRSYHRVAIATSWIVPAIFLWYYFEVFKLVHTGTEAYCGVVWEPTFDPQISLKVFGSLAVSLFYIVPFLLISSLYIGIIRQLRKPPFNTSNYSDAHQHRINISKLAVSVVLAFALCFTPFYVGIFMIITDVRSTLTCRFQIFWLVARTMGYTNTAFNPWIYFLFVSSTAQNRQRTMELIERGRRFISTYSVLTRNPAARRNNRVGVAEERGVDSTV</text:p>
          </table:table-cell>
          <table:table-cell office:value-type="string" calcext:value-type="string">
            <text:p>EDO48719</text:p>
          </table:table-cell>
          <table:table-cell office:value-type="string" calcext:value-type="string">
            <text:p>ATGGGGAGCCTTAAGCTTGAAGACAACTCTAATTTTTCTTCGAACCCAACGATGGCAACTCTAGAAGCATGCGAAGTCCTCTTCACGGATACGAGTACTATAGCAAAGACCATAGCTTATTTGCTAATGTTCTTATTTTCATTAACTGGGAACGTATTCGTTATCTTGAATGTACGCTGCACAAAAAATTACTCTACAAGCACTACGTCAGTTCTTATCATGAACATGGCCGTGTCGGATCTTCTGATTGTGGTCCTTGCGATGCCAAGAGAGTTGTTCGAGATCGTTGCGCGCACCGAGTCATGGCGCGTTCCCGGAGTCCCTGGACTAGTCCTCTGCAAAACTCTGTTCTTTTTGACGGACATCTCCCCCCTCGTATCCGTGCTCTCGCTGTGTTTTATCGCCATCGAGCGCTTCGCAGTTGTTATGTACCCGCTGACCTGGATCGTGGCTTCAAGGCGCTCATACCACAGGGTGGCCATCGCCACATCTTGGATCGTACCGGCGATATTTCTCTGGTACTACTTTGAAGTGTTTAAACTCGTGCACACAGGCACAGAGGCGTACTGTGGCGTGGTATGGGAACCGACGTTTGACCCTCAGATTTCACTCAAGGTGTTTGGCTCGCTTGCGGTCAGCCTCTTCTACATCGTACCCTTTCTGTTGATCTCATCGCTGTACATTGGCATTATCCGTCAGCTTAGAAAACCACCATTCAACACCAGCAACTACTCAGACGCCCACCAGCATCGCATAAACATCAGCAAGCTTGCTGTCAGCGTCGTGTTGGCTTTTGCGCTGTGCTTCACCCCCTTCTACGTCGGCATCTTCATGATTATCACTGACGTACGCTCAACCCTCACGTGCAGGTTTCAAATCTTCTGGCTCGTCGCGCGCACCATGGGGTACACTAATACTGCCTTCAATCCGTGGATCTACTTCCTTTTCGTTAGCAGCACCGCGCAAAACCGTCAGCGCACCATGGAACTGATAGAAAGAGGAAGGCGCTTCATATCTACCTACTCGGTATTGACGCGAAATCCCGCAGCCAGACGGAATAACCGAGTAGGCGTGGCTGAAGAGAGAGGGGTAGACAGCACGGT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GGAGCCTTAAGCTTGAAG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CTACACCGTGCTGTCTACCCCTC</text:p>
          </table:table-cell>
          <table:table-cell office:value-type="float" office:value="62.71" calcext:value-type="float">
            <text:p>62.71</text:p>
          </table:table-cell>
          <table:table-cell office:value-type="string" calcext:value-type="string">
            <text:p>Not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978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FNSSNASINGHDCPQRRETQGEIAAKFVAYSVVLVVTLMGNVLVIWVVHRSPGMRQKTINMFIVNLSIADLLMALFTIPRLLSEIVSEQGMWLVTGLLGEALCKLTVFIQEVATAVSIQCVVILAYDRFRAVVYPLHSATMSTASRVIIIPVTWLIACILHSPDFYTYHLEVYQNRTYCIYQWSEDQQLHFQITRNYYLALFCILALLPAALLVVLYSAICYTLVRHGQLAKIRTSIANMAPTAYQKRKEQEHNVMRMAGAIVIGFALCYGPFNTFVFFRIFVWDFWSPCGIEAINFIAPFLLFSNSALNPILYFAFSENFRHGICRVFSRKPTGATSSSRYCIEDGKDIFIKHDGRQESASSFEWQRMEIKQG</text:p>
          </table:table-cell>
          <table:table-cell office:value-type="string" calcext:value-type="string">
            <text:p>EDO49784</text:p>
          </table:table-cell>
          <table:table-cell office:value-type="string" calcext:value-type="string">
            <text:p>ATGGATTTCAACTCCTCAAACGCGAGCATTAACGGCCATGATTGTCCTCAGAGGAGAGAAACTCAAGGAGAGATTGCCGCGAAGTTTGTCGCGTACAGCGTTGTACTTGTGGTCACGCTGATGGGAAATGTACTGGTTATTTGGGTTGTTCATCGCAGTCCAGGGATGCGGCAAAAGACCATTAACATGTTTATAGTGAACCTGTCGATTGCTGATCTCCTGATGGCTCTCTTCACCATCCCTAGGCTACTAAGCGAGATCGTCAGCGAGCAGGGCATGTGGCTAGTCACTGGCTTACTAGGTGAAGCGCTCTGTAAACTCACCGTCTTCATACAAGAGGTCGCGACCGCTGTGTCTATCCAGTGTGTTGTGATTCTTGCTTATGATCGCTTCAGAGCTGTGGTCTACCCGCTACATAGCGCTACAATGTCCACTGCCTCACGCGTGATCATTATTCCTGTCACCTGGTTAATCGCGTGCATCCTTCACTCGCCCGATTTCTACACTTACCACCTAGAAGTGTACCAGAACCGAACTTACTGTATCTACCAGTGGAGTGAAGACCAACAGCTTCACTTCCAGATCACAAGGAATTACTACCTGGCGTTATTCTGCATCCTGGCACTGCTCCCAGCTGCGCTATTGGTCGTGTTGTACTCTGCCATTTGCTACACCTTAGTGAGGCACGGACAACTGGCTAAGATACGTACGTCTATCGCTAATATGGCTCCTACCGCGTACCAGAAGCGTAAAGAGCAAGAGCACAATGTGATGAGAATGGCTGGCGCAATTGTGATAGGTTTCGCATTGTGCTATGGCCCGTTCAATACTTTTGTCTTCTTCAGGATTTTCGTGTGGGATTTTTGGAGCCCTTGTGGGATTGAGGCAATAAACTTTATAGCCCCGTTTTTGCTTTTTTCCAACAGCGCATTGAATCCAATTCTGTATTTCGCGTTCAGCGAGAACTTTCGTCACGGCATTTGTCGTGTTTTTTCAAGGAAGCCGACCGGGGCGACCTCTTCGAGTAGGTATTGTATCGAAGATGGCAAAGACATTTTCATCAAACATGATGGCCGTCAAGAGAGTGCCAGCAGTTTTGAGTGGCAACGAATGGAGATAAAACAAGG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CTTCAACTCCAGCAATGCTTCTATCAACGGCCACGATTGCCCACAGAGGAGGGAGACCCAGGGAGAGATCGCTGCTAAGTTTGTGGCCTACTCCGTGGTGCTGGTGGTGACACTGATGGGCAACGTGCTGGTCATCTGGGTGGTGCATAGATCCCCAGGCATGCGCCAGAAGACCATCAACATGTTCATCGTGAATCTGAGCATCGCTGACCTGCTGATGGCCCTGTTTACCATCCCCAGACTGCTGTCTGAGATCGTGTCCGAGCAGGGCATGTGGCTGGTGACAGGACTGCTGGGAGAGGCTCTGTGCAAGCTGACCGTGTTCATCCAGGAGGTGGCCACAGCTGTGAGCATCCAGTGCGTGGTCATCCTGGCTTACGATAGATTTCGCGCCGTGGTGTATCCCCTGCACTCTGCTACCATGTCCACAGCCAGCCGCGTGATCATCATCCCCGTGACATGGCTGATCGCCTGCATCCTGCACTCCCCTGACTTCTACACCTATCATCTGGAGGTGTATCAGAACAGAACATACTGTATCTATCAGTGGAGCGAGGATCAGCAGCTGCATTTCCAGATCACCCGCAATTACTATCTGGCTCTGTTTTGCATCCTGGCCCTGCTGCCTGCCGCTCTGCTGGTGGTGCTGTACTCTGCTATCTGTTATACACTGGTGAGGCACGGCCAGCTGGCCAAGATCCGGACCTCCATCGCCAACATGGCTCCTACAGCCTACCAGAAGAGAAAGGAGCAGGAGCATAATGTGATGCGCATGGCCGGCGCTATCGTGATCGGCTTCGCCCTGTGCTATGGCCCATTCAACACCTTCGTGTTCTTCAGAATCTTCGTGTGGGACTTTTGGAGCCCCTGTGGCATCGAGGCCATCAACTTCATCGCCCCTTTCCTGCTGTTTAGCAACTCTGCTCTGAATCCAATCCTGTACTTCGCCTTTAGCGAGAACTTCAGGCACGGCATCTGCAGGGTGTTTTCTCGGAAGCCCACCGGCGCTACATCTTCCAGCCGGTATTGTATCGAGGACGGCAAGGACATCTTCATCAAGCATGATGGCAGGCAGGAGTCTGCCTCTTCCTTTGAGTGGCAGCGGATGGAGATCAAGCAGGG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990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NSTEASDSNDGHLSTLDIFLAVGYIVIFVCSAVGNSLVMAVIWKNRRKKMRSVSSNFIFSMAAADLVMTVGNLPERVVRALSRDQWLVAGLLGIIICKVVNFVEKVSIIVSISNLTSIATDRFFNVFFPHKRIITIKRCHIIIVLIWTLASLYCSPIIYYANVITKESKLQCKTRTLFPAYADWFLLFLSVLIISLVTVIVLYTAICIRLLTRKVPGNRTNAENSPTARVNSKVLRMVTVIVIVFYVCFTPYWLSWIFCAYPYSPKLCTPQYTTLAVLFSYINIALNPIIYVSFSGSFREGVKSLFRKGGKVRPASNNAHTILAGIGMKNFAVPNNQMEASGAVESGLRDTGESEHNIMEQRRKYIDPELTPD</text:p>
          </table:table-cell>
          <table:table-cell office:value-type="string" calcext:value-type="string">
            <text:p>EDO49904</text:p>
          </table:table-cell>
          <table:table-cell office:value-type="string" calcext:value-type="string">
            <text:p>ATGGAGAATTCAACTGAAGCCAGCGATTCAAATGACGGTCACTTATCCACCTTGGATATATTTCTCGCCGTGGGATATATCGTCATATTCGTGTGCTCTGCGGTGGGAAACAGCCTCGTGATGGCTGTTATCTGGAAAAATAGACGCAAAAAGATGCGCTCTGTTAGCAGTAACTTTATTTTTAGTATGGCAGCCGCGGATCTAGTCATGACCGTTGGAAATCTACCAGAAAGGGTAGTCCGCGCGTTGTCCCGAGATCAGTGGCTAGTTGCGGGACTTCTTGGGATTATTATTTGTAAGGTTGTGAACTTTGTTGAAAAGGTATCCATCATTGTTTCGATATCAAACCTGACTTCAATCGCAACGGATCGCTTCTTCAATGTCTTTTTCCCTCATAAAAGAATCATAACAATCAAGCGATGTCATATAATCATCGTTTTGATCTGGACACTCGCGTCGCTGTATTGTTCCCCGATAATCTACTATGCGAATGTTATCACTAAGGAAAGTAAGCTTCAATGCAAGACAAGAACCCTGTTCCCTGCGTATGCAGACTGGTTCCTCCTTTTTCTTTCAGTTCTCATCATCTCATTAGTCACCGTAATAGTACTCTACACTGCTATTTGTATAAGACTTCTGACTCGGAAGGTCCCCGGAAACCGAACTAATGCCGAGAACTCGCCGACTGCACGAGTCAATAGTAAGGTCCTGCGGATGGTTACAGTGATAGTGATCGTTTTCTATGTGTGCTTCACTCCGTATTGGCTTAGTTGGATATTCTGCGCTTATCCGTATTCACCGAAGCTTTGTACACCGCAGTATACGACTCTAGCGGTATTGTTCTCTTATATCAACATCGCTCTCAATCCGATCATTTATGTATCATTCAGCGGCAGCTTTCGTGAGGGAGTCAAATCTCTATTCAGAAAAGGCGGAAAAGTTCGTCCCGCGTCCAACAACGCGCACACAATTTTGGCAGGAATCGGGATGAAAAACTTTGCAGTGCCAAACAATCAAATGGAAGCGAGTGGGGCTGTGGAAAGCGGGCTGCGAGACACTGGGGAGAGTGAGCATAACATAATGGAGCAAAGGAGAAAGTACATTGATCCTGAGTTAACCCCAGA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AATTCAACTGAAGCCAG</text:p>
          </table:table-cell>
          <table:table-cell office:value-type="float" office:value="60.28" calcext:value-type="float">
            <text:p>60.2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TCTGGGGTTAACTCAGGATC</text:p>
          </table:table-cell>
          <table:table-cell office:value-type="float" office:value="61.44" calcext:value-type="float">
            <text:p>61.44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018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GLLRTLRNLFYGVVLCTTLFVGIPGNVLVIAAVRRKRLLRSTTNYLLANVAAADLATIVFAIICGIPYLFTLDNFPDIFCKIFYIGNLPVTTTSASTLTLAILAIERYQAVIHPLQDSYKLREDTVKYAIVASWIISLGVTLPLYVFSVFENGECSHKYVNYKTYIIIAFSLVIFIPCLVMLFCYGCIVKELYFKNSVAPQNISAAEEAAMRQKLFKRSACVTVVFVSCFLPVAIIHTLRLYIGVKTDIRNIAFAIYFLDAAINPLIYSCQSSNFRQAFIEIIKDYCNKARKRVIKKNRDVTHGDTES</text:p>
          </table:table-cell>
          <table:table-cell office:value-type="string" calcext:value-type="string">
            <text:p>EDO30180</text:p>
          </table:table-cell>
          <table:table-cell office:value-type="string" calcext:value-type="string">
            <text:p>ATGGGTTTGTTAAGAACATTAAGAAACTTGTTTTACGGGGTAGTTTTATGTACAACACTTTTTGTGGGAATTCCGGGTAATGTCCTCGTGATAGCTGCCGTTCGCAGAAAACGCCTTCTAAGAAGCACTACAAATTACCTTCTTGCAAACGTCGCCGCGGCAGACCTGGCCACCATCGTCTTCGCCATCATATGTGGAATACCTTACTTGTTCACACTTGACAACTTCCCAGACATTTTTTGCAAAATTTTCTACATTGGTAATTTACCCGTGACTACAACGAGTGCATCCACGCTGACTCTTGCCATCTTAGCTATCGAGCGCTACCAAGCAGTTATTCACCCGTTGCAAGACAGTTATAAACTACGAGAAGACACCGTCAAGTATGCGATTGTTGCGAGCTGGATTATTTCTTTGGGGGTGACGCTTCCTTTGTACGTCTTCAGTGTTTTCGAAAATGGTGAATGTAGTCACAAATATGTAAACTACAAAACCTATATCATCATAGCTTTTTCTCTTGTTATATTCATTCCTTGCTTAGTTATGCTATTTTGCTATGGTTGTATAGTAAAAGAGCTCTACTTTAAAAACTCTGTGGCCCCACAGAACATTTCGGCGGCAGAAGAAGCTGCGATGCGACAAAAACTCTTCAAAAGATCAGCATGCGTTACTGTCGTGTTTGTCTCGTGTTTTTTGCCAGTGGCAATCATACATACACTGCGACTATACATTGGCGTGAAAACAGATATTCGTAATATCGCATTTGCAATATATTTTCTGGATGCCGCAATTAACCCTCTTATTTATTCCTGTCAGAGCTCGAACTTTCGGCAAGCGTTTATAGAGATAATCAAAGACTATTGCAATAAGGCTAGAAAAAGAGTTATCAAGAAAAATAGAGATGTGACGCACGGAGACACTGAGAG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GCCTGCTGAGGACCCTGCGGAACCTGTTTTATGGCGTGGTGCTGTGCACCACACTGTTCGTGGGCATCCCAGGCAACGTGCTGGTCATCGCCGCTGTGAGGCGGAAGAGACTGCTGCGCTCCACCACAAACTACCTGCTGGCTAATGTGGCTGCTGCTGACCTGGCTACAATCGTGTTTGCCATCATCTGCGGCATCCCCTATCTGTTCACCCTGGACAACTTCCCTGACATCTTCTGCAAGATCTTCTACATCGGCAATCTGCCTGTGACCACAACCTCTGCTTCCACACTGACCCTGGCTATCCTGGCCATCGAGAGGTATCAGGCCGTGATCCACCCACTGCAGGACTCTTATAAGCTGCGGGAGGATACAGTGAAGTACGCTATCGTGGCCAGCTGGATCATCTCTCTGGGCGTGACCCTGCCCCTGTACGTGTTCTCCGTGTTCGAGAACGGCGAGTGCTCCCATAAGTACGTGAACTACAAGACATACATCATCATCGCTTTTTCCCTGGTCATCTTCATCCCATGTCTGGTCATGCTGTTTTGCTATGGCTGTATCGTGAAGGAGCTGTACTTCAAGAACTCCGTGGCTCCACAGAATATCTCCGCCGCTGAGGAGGCTGCTATGAGGCAGAAGCTGTTCAAGAGGTCCGCCTGCGTGACCGTGGTGTTCGTGTCCTGTTTCCTGCCCGTGGCCATCATCCACACACTGAGACTGTATATCGGCGTGAAGACCGACATCCGCAACATCGCTTTTGCCATCTATTTCCTGGATGCTGCCATCAACCCTCTGATCTACTCCTGCCAGTCCAGCAACTTCAGGCAGGCTTTCATCGAGATCATCAAGGATTACTGTAACAAGGCCAGAAAGCGCGTGATCAAGAAGAATCGCGACGTGACACATGGCGATACCGAGAG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91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CDYEFIEERSQEDILNLTQLNCTNIETFESFETRWIDYVIVFLSALVVVVGVPGNVLVITVVRTNRVMRTTTNYLLVNLACSDLLSLAFGPCFFNLHIVHPKTKLTADYLCKFITGSATTVVAMTVSAITLTVIAVERFKALVLPFREKLKLTEARIPYVVIFVWIFGLGFSLSSYINIEFDSKRELCFDFSGKFHIIRTVMVSILPAVIIAFCYLGIVRGLYWTRTIYTERQGIQSDIISKRKLCKLLVTVTVVFFLCHLPRALFEIYLSVITKYTDAQKKRLDIAVEIGDFLLFTNAALNPLIYAFNSSNYRRSFSRLCRCGRNRITIEPRRVNIEQGVSERNVVRSFES</text:p>
          </table:table-cell>
          <table:table-cell office:value-type="string" calcext:value-type="string">
            <text:p>EDO39915</text:p>
          </table:table-cell>
          <table:table-cell office:value-type="string" calcext:value-type="string">
            <text:p>ATGTGCGATTACGAATTCATTGAAGAGAGGTCACAAGAAGACATCCTCAACTTGACACAGCTGAACTGCACAAATATCGAAACATTTGAGTCGTTTGAAACGCGATGGATCGATTATGTCATTGTTTTCTTATCCGCCCTCGTCGTGGTTGTTGGCGTTCCTGGTAACGTGCTTGTCATTACAGTGGTTCGCACCAATCGTGTCATGCGCACAACCACCAACTACCTCCTTGTCAATCTCGCGTGTTCTGATTTGCTGAGTCTTGCGTTCGGGCCATGCTTCTTTAACCTGCACATTGTTCACCCGAAGACAAAACTCACGGCGGACTACCTGTGTAAGTTCATCACAGGAAGTGCTACCACCGTTGTTGCAATGACAGTGTCTGCCATTACGCTGACGGTAATCGCGGTCGAGAGATTCAAGGCTTTGGTTTTACCGTTCCGAGAAAAGCTCAAGCTGACAGAGGCCAGAATCCCCTATGTGGTAATTTTTGTGTGGATTTTCGGCCTAGGATTTTCTCTGTCTTCCTACATCAATATAGAGTTTGACAGCAAGCGAGAACTTTGTTTTGACTTTTCAGGCAAGTTTCACATTATACGAACCGTCATGGTATCTATACTCCCTGCCGTTATTATTGCCTTTTGCTATTTGGGTATCGTGCGTGGTTTGTACTGGACTAGAACCATCTACACCGAACGCCAGGGGATTCAGTCTGATATCATAAGCAAGAGGAAGCTTTGCAAGTTACTAGTTACCGTAACTGTTGTCTTCTTCCTTTGTCATTTGCCACGCGCGCTCTTCGAAATATATCTGTCTGTGATAACTAAGTACACGGATGCGCAGAAAAAACGACTCGACATTGCCGTAGAAATCGGGGACTTTCTGCTGTTCACGAATGCGGCCCTTAACCCTCTTATTTATGCATTCAACAGCTCGAATTATAGACGAAGTTTTAGTAGATTGTGCCGCTGTGGACGCAACAGAATTACAATAGAGCCAAGGCGTGTCAATATTGAGCAGGGCGTTTCTGAACGAAATGTAGTGAGATCCTTTGAATC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GCGATTACGAATTCATTGAA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GATTCAAAGGATCTCACTACATTT</text:p>
          </table:table-cell>
          <table:table-cell office:value-type="float" office:value="61.46" calcext:value-type="float">
            <text:p>61.46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43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NNSTNSQELDFKPYSTGIVDVAFAVPFAVNMVFGVTGNVLVLLVVRRNRTMHTVTNFLLVNLALGDMLVLICNPRWHSFVVTPVHPHGALGNALCVFYTGNAIITIPCAATIFTLVVLAVERYNALVNALRRWRLTPETCPYVLIAIWVLALAISIPDFLNNYFSEKYNKCLYLLSLELATELSFEIIATVTTVGFLPLIFILFCYFHILKGLYVTNTICSEQSAIDDNLAKKKIAKMCLSVTAVFFLCYIPYGIYFVFIAASSREVLIANQYKFEVIKRALEFCFTLSSSLNPIIYAFQSSSYREGFRKVVKWKREISPLNVSAASDPKNRTNSRSGQNAG</text:p>
          </table:table-cell>
          <table:table-cell office:value-type="string" calcext:value-type="string">
            <text:p>EDO41438</text:p>
          </table:table-cell>
          <table:table-cell office:value-type="string" calcext:value-type="string">
            <text:p>ATGTCTAATAATAGCACTAACTCGCAAGAACTTGATTTCAAGCCTTACTCTACAGGCATAGTCGACGTTGCGTTCGCAGTTCCGTTTGCTGTGAACATGGTATTCGGGGTGACTGGCAACGTACTTGTGCTGTTAGTGGTTCGCCGGAATCGCACCATGCACACCGTAACAAACTTTCTCCTGGTTAACCTTGCGCTCGGAGATATGCTTGTTCTCATTTGTAATCCTCGATGGCACAGTTTTGTTGTCACCCCGGTTCATCCTCACGGGGCATTGGGAAATGCTCTTTGTGTGTTTTACACAGGGAACGCCATTATAACTATTCCATGCGCGGCGACCATTTTCACTCTGGTAGTTTTAGCGGTCGAGAGATACAACGCGCTTGTGAATGCTCTGCGCCGTTGGAGGCTAACTCCCGAGACTTGCCCGTACGTATTGATAGCCATTTGGGTCCTCGCCCTCGCCATCAGTATCCCAGACTTTTTGAACAACTACTTCAGCGAGAAGTACAACAAGTGCCTGTACCTACTGAGTCTAGAGCTTGCTACTGAACTGTCGTTTGAGATTATCGCAACCGTGACGACTGTAGGCTTTCTTCCTCTTATTTTTATTTTATTCTGCTATTTTCACATCCTTAAAGGGTTGTACGTAACGAATACGATTTGCTCCGAGCAAAGTGCCATTGATGACAATCTGGCCAAGAAAAAGATCGCGAAGATGTGTCTTTCTGTTACCGCAGTGTTTTTCCTTTGCTACATCCCATACGGGATATACTTTGTTTTTATTGCTGCGTCGAGTCGAGAGGTGCTGATAGCGAATCAATACAAGTTTGAAGTGATCAAAAGGGCCCTTGAGTTTTGTTTTACGTTGTCCTCCAGTCTGAACCCGATAATCTACGCCTTTCAGAGCTCAAGCTATCGTGAAGGTTTTCGGAAAGTCGTGAAGTGGAAAAGGGAAATTTCCCCATTAAACGTTAGCGCCGCTTCCGATCCTAAGAACCGCACTAACAGCAGATCAGGACAGAATGCTGGG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TAATAATAGCACTAACTCGCAAGA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CCCAGCATTCTGTCCTGAT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48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EDNGSRAFNLTRGSIAGTAATTASVLVVTAFLGFVSLGGVFGNGLVVCVIKRLRWHGKQSSVHTFLLHLALSDLMVCCVCIPLTITANFVALDSSNTLHSIVCKTMRFFQFLAPTVSISLLTVISIDRFLVIVKPLRKTFLRRSTWLIIFAWTYSIIQFLPTFYLARIDNISIDNSTVGYCTPIPNNTSEGLGYLMFLAFCAFVLPLTTMCVMYTSICRVVWRRHEQLHDNSTAISGETLFRRSKRRILKMLLIVVAAFMFCWLPFVAYAGFVEPYLETFPNPGDLIRLASYCLGLTNSLINPVIYFFSNVVLRKSCIDLLCCRKFNFPANLQYAWSPAISRRMITSRGSSLIPDISSLRHSLHRR</text:p>
          </table:table-cell>
          <table:table-cell office:value-type="string" calcext:value-type="string">
            <text:p>EDO41480</text:p>
          </table:table-cell>
          <table:table-cell office:value-type="string" calcext:value-type="string">
            <text:p>ATGGCTGAAGATAACGGTAGCCGCGCATTCAACTTGACGCGTGGGAGCATTGCCGGTACAGCGGCAACCACCGCATCCGTACTGGTCGTGACGGCGTTTTTAGGCTTTGTCTCGCTGGGTGGGGTCTTTGGTAACGGTCTCGTAGTTTGCGTGATAAAGCGCCTGCGATGGCACGGAAAACAGTCCAGCGTTCACACGTTCTTGCTGCACCTCGCCTTATCAGACTTAATGGTCTGCTGTGTGTGTATACCGCTGACCATCACCGCGAACTTTGTTGCTCTGGACTCGAGCAACACTTTGCACAGCATTGTGTGCAAGACAATGAGGTTCTTTCAGTTCCTAGCGCCAACTGTGTCCATCTCACTGCTGACAGTCATAAGCATCGATCGCTTCTTGGTCATTGTAAAGCCCCTAAGGAAGACATTTCTCCGTAGGTCCACATGGCTTATCATCTTCGCGTGGACGTACTCCATCATTCAATTCCTGCCAACATTCTACCTGGCTAGAATAGATAATATAAGCATTGACAACTCAACGGTCGGCTACTGTACCCCTATTCCAAACAACACGAGTGAAGGCCTGGGGTACCTCATGTTTCTGGCCTTTTGCGCGTTCGTTCTACCTCTGACGACGATGTGTGTGATGTACACAAGCATCTGCAGGGTGGTATGGCGTCGCCATGAACAGTTACACGACAACAGTACCGCTATCAGCGGAGAGACATTGTTTAGAAGATCAAAGAGAAGGATCTTGAAGATGTTATTGATCGTAGTCGCAGCCTTCATGTTTTGTTGGCTACCGTTCGTGGCTTACGCCGGGTTTGTCGAGCCGTACCTTGAGACATTTCCAAATCCAGGGGATTTGATCCGCTTAGCGAGTTACTGTCTGGGGCTCACAAACTCCCTCATCAATCCAGTCATTTACTTCTTCTCAAACGTCGTTCTTCGCAAGTCTTGCATAGATTTGCTCTGCTGTCGCAAGTTCAACTTCCCTGCGAACTTGCAGTACGCCTGGAGTCCAGCCATATCCAGAAGAATGATTACAAGTAGGGGGTCCTCTCTGATCCCGGATATCAGTTCCCTGAGACACAGTCTCCATAGAAG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GAAGATAACGGTAGCC</text:p>
          </table:table-cell>
          <table:table-cell office:value-type="float" office:value="60.34" calcext:value-type="float">
            <text:p>60.3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CTTCTATGGAGACTGTGTCTCAG</text:p>
          </table:table-cell>
          <table:table-cell office:value-type="float" office:value="60.3" calcext:value-type="float">
            <text:p>60.3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36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SNNTSVGYNSTSAGFTITDLSLLPAYCLAISVGLGGNGLVIGVVRKKRSLHTTTNYLLANLALADLLNLIWCIPGLVLTFVEHPRGTLGDLLCKFVTMHHIAGIMQIVSGLTLTILAVERYNALFHPMDTRLRLRRENLRYPIGIMWSFSVIYVIPLFVYEKYSAKENNCSLVWPNWQVTGMIYWGVLAVIVLLCSITMLYCYFNIIKGLYFTQTICSRGQAPNGDERAAKRKIVKLLLSVTLVFCVCFIPFIVVSVVFTDGSHSVAYKLSYFLVYCSSSVNPLIYAYYSSNYRNAFSEVLERYSQRIRNLENHVPRIHRHASSFELKVTENKGTDVRSSDPKLLSFKRI</text:p>
          </table:table-cell>
          <table:table-cell office:value-type="string" calcext:value-type="string">
            <text:p>EDO43365</text:p>
          </table:table-cell>
          <table:table-cell office:value-type="string" calcext:value-type="string">
            <text:p>ATGGCGTCAAACAATACATCTGTTGGCTACAATAGCACGAGTGCAGGCTTCACAATCACTGATTTATCTCTGCTTCCTGCGTACTGTCTGGCAATTTCAGTAGGCCTCGGAGGAAATGGGCTTGTGATAGGAGTCGTCAGGAAAAAACGTTCTCTTCACACCACCACTAACTACCTCCTCGCCAACCTAGCGCTCGCTGACTTACTCAATTTAATCTGGTGTATTCCGGGCCTAGTATTGACCTTTGTGGAACACCCTCGAGGAACGCTAGGAGACCTTTTGTGCAAGTTCGTCACGATGCATCATATTGCGGGAATTATGCAAATAGTGTCGGGTCTGACTCTTACGATCCTTGCTGTTGAACGCTACAACGCGTTATTTCATCCCATGGACACGCGACTTAGGCTGAGGCGCGAGAATTTGAGGTACCCCATAGGGATAATGTGGAGTTTTTCAGTAATCTACGTAATCCCGCTCTTTGTATACGAGAAGTACAGCGCCAAGGAGAACAACTGTTCCCTGGTCTGGCCAAATTGGCAAGTGACCGGGATGATCTACTGGGGCGTCCTAGCTGTCATTGTACTTCTCTGTTCCATCACAATGTTGTACTGTTATTTCAATATCATCAAGGGGTTATACTTCACCCAGACGATTTGCTCGCGCGGACAAGCGCCCAATGGGGATGAAAGAGCTGCAAAGCGTAAGATCGTCAAACTCCTCCTTAGTGTGACCCTCGTGTTTTGTGTTTGTTTTATTCCGTTTATCGTTGTGTCTGTGGTCTTCACGGACGGCTCGCACAGTGTCGCCTACAAGTTAAGTTACTTCTTGGTGTACTGTTCCTCTAGTGTTAATCCTCTCATTTATGCGTACTACAGCTCGAATTATAGAAATGCTTTCAGTGAGGTGCTGGAAAGGTATAGTCAGAGGATAAGGAACCTTGAGAATCACGTACCGAGAATCCATAGACACGCCTCGTCATTTGAACTGAAAGTGACGGAGAATAAGGGCACCGATGTTAGGTCCAGCGACCCAAAGCTGTTGTCGTTTAAACGTATT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TCCAACAATACAAGCGTGGGCTATAACTCCACCTCCGCCGGCTTTACAATCACCGACCTGTCCCTGCTGCCTGCCTACTGCCTGGCTATCAGCGTGGGACTGGGAGGAAATGGACTGGTCATCGGCGTGGTGAGAAAGAAGCGCAGCCTGCACACCACAACCAACTATCTGCTGGCCAATCTGGCCCTGGCTGACCTGCTGAACCTGATCTGGTGCATCCCCGGCCTGGTGCTGACATTTGTGGAGCATCCTAGAGGCACCCTGGGCGATCTGCTGTGCAAGTTCGTGACAATGCACCATATCGCTGGCATCATGCAGATCGTGTCTGGCCTGACACTGACCATCCTGGCCGTGGAGAGGTACAACGCTCTGTTCCACCCAATGGATACCAGACTGCGCCTGAGGCGGGAGAATCTGCGGTATCCAATCGGCATCATGTGGTCTTTCTCCGTGATCTACGTGATCCCCCTGTTCGTGTACGAGAAGTATTCTGCCAAGGAGAACAATTGCTCCCTGGTGTGGCCCAATTGGCAGGTGACAGGCATGATCTATTGGGGCGTGCTGGCTGTGATCGTGCTGCTGTGCAGCATCACCATGCTGTACTGTTATTTCAACATCATCAAGGGCCTGTACTTTACACAGACCATCTGTTCTAGGGGACAGGCTCCAAATGGCGACGAGAGAGCCGCTAAGCGCAAGATCGTGAAGCTGCTGCTGTCCGTGACCCTGGTGTTCTGCGTGTGCTTCATCCCTTTTATCGTGGTGTCTGTGGTGTTTACCGATGGCAGCCACTCTGTGGCTTACAAGCTGTCCTATTTCCTGGTGTACTGTTCCAGCTCTGTGAACCCACTGATCTATGCCTACTATTCCAGCAACTACAGGAATGCTTTTAGCGAGGTGCTGGAGCGGTACTCTCAGAGGATCAGGAACCTGGAGAATCATGTGCCTAGAATCCACCGGCATGCCTCTTCCTTTGAGCTGAAGGTGACAGAGAATAAGGGCACCGACGTGAGAAGCTCTGATCCAAAGCTGCTGTCCTTCAAGCGCAT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009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FLNNTTLNTSSGELEDMVLANSDGNQAFVTSLVALSIIVFMGIIGNSLVMAVVGRIPSMRTTTNYLLVNVAVADLVTLLLTALHVGLAKLAMAQRGLAQSVMFCKFIQANTISNVPILATGWTLTVIAIERYNALIQPMKNARRLTKHNVWYAIAVMWVVSIVMCLPLLIYLDVDDVTRQCTPGANMHKLNISLTVMVILMTLVPFIVIAICYFQIISGLYFKGTICTNTTNPELYHEELVAKRRLVKLLLMVTAFFFFTFVPYGVAMILRFSLDAKKNATELLALQELVSVLSFLIPLHSALNPVLYAFQSRNYREGFWIVTKKIFRRDSLERNNNCQRPVGTMV</text:p>
          </table:table-cell>
          <table:table-cell office:value-type="string" calcext:value-type="string">
            <text:p>EDO45009</text:p>
          </table:table-cell>
          <table:table-cell office:value-type="string" calcext:value-type="string">
            <text:p>ATGTTTCTAAACAACACTACGCTTAACACGAGCAGCGGTGAGCTTGAAGACATGGTTCTGGCAAACAGCGATGGGAACCAAGCTTTCGTCACATCTCTCGTGGCCTTGTCAATCATCGTATTCATGGGGATCATAGGGAACTCGCTCGTCATGGCTGTGGTGGGTCGCATTCCATCGATGAGAACAACTACTAACTACTTACTAGTCAACGTAGCTGTGGCTGATCTTGTGACCTTGCTCCTCACTGCCCTCCATGTGGGACTAGCGAAGCTAGCCATGGCGCAAAGGGGGCTAGCCCAGAGTGTCATGTTTTGCAAGTTTATTCAAGCCAATACAATATCCAACGTGCCTATTCTCGCGACGGGCTGGACGCTAACCGTAATCGCCATCGAGCGATACAATGCCCTCATTCAACCAATGAAGAACGCCCGCCGACTGACAAAGCACAATGTCTGGTACGCCATCGCCGTGATGTGGGTGGTCTCCATAGTAATGTGCCTCCCTCTGCTGATTTACCTTGACGTGGATGACGTCACAAGGCAGTGTACCCCTGGGGCCAACATGCACAAGCTCAATATAAGTCTGACAGTGATGGTGATCCTGATGACTCTGGTTCCATTCATCGTTATCGCCATTTGCTACTTCCAGATCATATCAGGGCTTTACTTCAAAGGGACAATTTGCACCAATACCACAAACCCCGAGCTGTACCATGAAGAACTCGTGGCGAAACGGAGGCTAGTCAAGTTATTACTGATGGTAACAGCGTTCTTTTTCTTCACTTTTGTACCATACGGGGTAGCCATGATACTTAGGTTCAGTCTTGATGCTAAGAAAAATGCAACAGAATTACTCGCGCTGCAAGAGCTCGTTAGCGTCCTATCGTTCTTGATCCCACTCCACTCAGCGCTCAACCCAGTCCTCTACGCTTTCCAGAGCCGGAACTACCGCGAAGGATTCTGGATTGTGACGAAGAAAATATTTCGTCGGGATAGTTTGGAAAGGAACAATAATTGCCAAAGGCCTGTAGGAACTATGGT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TCTAAACAACACTACGCTTAACAC</text:p>
          </table:table-cell>
          <table:table-cell office:value-type="float" office:value="61.79" calcext:value-type="float">
            <text:p>61.79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ACCATAGTTCCTACAGGCCTTT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34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ANNTTWNGSFPSRDLYGVGRGAPNVEFTLIMLSLIILVGLVGNSLVVAVVVCISHMRTTTNFLLLNVAASDIVTLLLTLLHVGVAAAAITSKKTPSGSLWCKLIQPNTLANVALLATGLTLMVLSVERYNALVKPMRLSRRLTRSNVHYVIAGIWLVSMVMALPMLVYLDKDPVTGQCSPGEKMQELYISLTVIVVFMTIAPFLVIAFSYFQIIYGLYFNNTICSTHAPGLQREDILAKRKLVKLLITVTVAFFVAFVPYGVTTILRFNLSAVHNAKQLANIRQLTKVMAYLIPIHSSINPFLYAFQSRNYKEGFKNVVSKLIKWRKETNNNYQSSFRSGRYSTQVSTSTTL</text:p>
          </table:table-cell>
          <table:table-cell office:value-type="string" calcext:value-type="string">
            <text:p>EDO46347</text:p>
          </table:table-cell>
          <table:table-cell office:value-type="string" calcext:value-type="string">
            <text:p>ATGTTGGCAAACAATACAACGTGGAACGGCAGCTTCCCTTCCCGAGATTTATATGGAGTAGGAAGAGGAGCGCCTAATGTCGAGTTCACACTTATCATGTTGTCTCTAATCATTCTTGTTGGGCTGGTCGGGAATTCTCTGGTCGTGGCCGTCGTAGTGTGCATATCGCACATGCGAACCACGACAAATTTCCTCCTGCTCAACGTAGCGGCGTCAGATATAGTGACTCTTCTGCTAACGCTTCTCCATGTAGGAGTAGCAGCCGCCGCCATTACATCCAAGAAAACGCCTTCAGGATCCCTGTGGTGCAAGCTTATTCAACCCAACACCCTTGCTAACGTAGCGTTACTCGCTACAGGTCTCACTCTTATGGTACTAAGCGTGGAGCGCTACAACGCCCTGGTGAAACCCATGCGACTGTCACGCAGATTGACAAGATCCAACGTTCATTACGTCATCGCTGGGATCTGGTTGGTTTCCATGGTGATGGCATTGCCCATGCTTGTGTACTTGGATAAAGATCCGGTAACCGGGCAATGCTCACCGGGAGAAAAAATGCAGGAGTTGTACATCTCGCTGACCGTGATTGTGGTCTTCATGACCATTGCTCCTTTCCTGGTCATCGCGTTTTCGTATTTCCAGATAATCTACGGGCTGTATTTCAACAATACCATCTGCAGCACCCATGCGCCTGGGTTACAAAGGGAGGACATCCTGGCGAAGAGAAAACTTGTCAAGCTGCTCATTACTGTCACGGTGGCGTTCTTCGTGGCGTTTGTACCGTACGGAGTCACGACAATACTCAGGTTCAATCTGAGCGCTGTACACAACGCCAAGCAGCTGGCGAACATCCGGCAACTCACCAAGGTCATGGCGTACCTCATTCCAATCCATTCTTCCATCAATCCATTCCTGTACGCGTTTCAGAGTAGAAATTATAAAGAAGGGTTCAAAAATGTCGTAAGCAAACTTATCAAATGGCGAAAGGAGACGAATAACAACTACCAAAGTAGCTTCCGGTCGGGGCGCTATTCCACACAAGTAAGCACATCGACTACGCTATAG</text:p>
          </table:table-cell>
          <table:table-cell table:style-name="ce9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GGCAAACAATACAACGTG</text:p>
          </table:table-cell>
          <table:table-cell office:value-type="float" office:value="60.35" calcext:value-type="float">
            <text:p>60.3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TAGCGTAGTCGATGTGCTTACTTG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Not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35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NITSPTQSYSTREVDLALLPVYIIVVLFGTLGNAVVIHVIRVTRAMHSTTNYLLVNLAIGDMLTLLWCIPYKVLVFYFDHPTGTAGDYICKFFTSYNVTVITLTVSIFTLTLLSVERYRVLLNPMHHKFRLDQENVWYAIAAIWISAIAFMVPLFVVTGYNELAKSCRVEWGNKKQEDLYSLCIMVFSIFVPLMVTVVCYVRIIKGLYFNNTIAAGPAGYTQESDLREKRKIVKMLLIVTSAFVLCFLPYATFRIVVASADPNDHKRYNHVQSLREIFKFLCYSSSSFNPVIYCFQSSNYRAACRKLFKKAFRIKETSEFDNSADLRTMPSQFSVEDYGASKDQGKEVK</text:p>
          </table:table-cell>
          <table:table-cell office:value-type="string" calcext:value-type="string">
            <text:p>EDO46358</text:p>
          </table:table-cell>
          <table:table-cell office:value-type="string" calcext:value-type="string">
            <text:p>ATGAGCAACATTACATCCCCTACCCAGTCCTACAGCACGAGAGAGGTGGATCTCGCCTTGCTCCCTGTCTATATCATAGTGGTCCTGTTTGGAACCTTGGGGAACGCCGTTGTTATTCACGTGATCCGAGTCACACGTGCTATGCACAGTACAACTAACTACTTGCTGGTGAACCTCGCCATTGGAGATATGCTGACGCTACTCTGGTGCATTCCGTATAAGGTGCTCGTCTTCTACTTTGACCACCCAACAGGCACTGCGGGCGACTACATCTGTAAATTCTTCACGTCTTATAACGTCACGGTAATCACACTCACGGTTTCCATCTTCACGCTCACGCTGTTATCAGTTGAACGCTACCGTGTGCTTCTCAACCCCATGCACCACAAGTTCCGACTTGACCAGGAAAATGTCTGGTATGCCATTGCCGCTATCTGGATATCCGCAATCGCTTTCATGGTACCGCTATTCGTAGTGACAGGCTATAACGAGTTGGCGAAGTCTTGCAGGGTCGAATGGGGAAACAAGAAGCAAGAAGATTTATACAGCTTGTGTATCATGGTCTTCAGTATCTTTGTCCCGCTTATGGTGACTGTGGTTTGTTATGTGAGAATTATCAAAGGCTTGTACTTTAATAATACCATCGCAGCAGGGCCGGCAGGCTACACCCAGGAGTCAGATCTCCGCGAAAAACGAAAAATCGTCAAGATGCTTTTGATCGTTACATCAGCATTCGTGCTGTGTTTTCTACCATACGCGACATTCCGAATCGTGGTCGCTTCAGCCGATCCAAACGATCACAAACGTTACAACCACGTTCAAAGCCTCAGGGAAATCTTCAAGTTTCTCTGTTACAGCTCCTCGAGTTTCAACCCAGTGATTTACTGCTTTCAGAGCTCGAATTATCGGGCAGCATGTCGAAAACTGTTCAAGAAGGCGTTCAGGATCAAAGAGACGTCGGAATTTGACAATTCTGCGGATTTACGAACAATGCCGAGTCAATTCTCAGTCGAAGACTATGGAGCGAGTAAGGACCAAGGAAAAGAAGTGAA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GCAACATCACCTCTCCTACACAGTCCTACAGCACCAGAGAGGTGGACCTGGCCCTGCTGCCAGTGTATATCATCGTGGTGCTGTTCGGCACCCTGGGCAATGCCGTGGTCATCCACGTGATCAGAGTGACACGCGCTATGCATTCCACCACAAACTACCTGCTGGTGAATCTGGCCATCGGCGATATGCTGACCCTGCTGTGGTGTATCCCCTACAAGGTGCTGGTGTTCTATTTTGACCACCCTACCGGCACAGCTGGCGATTACATCTGCAAGTTCTTTACCAGCTATAACGTGACAGTGATCACCCTGACAGTGAGCATCTTCACCCTGACACTGCTGTCTGTGGAGAGGTACCGGGTGCTGCTGAACCCAATGCACCATAAGTTTCGCCTGGACCAGGAGAACGTGTGGTATGCCATCGCCGCTATCTGGATCAGCGCCATCGCTTTCATGGTGCCCCTGTTTGTGGTGACCGGCTACAACGAGCTGGCTAAGTCTTGCAGGGTGGAGTGGGGCAATAAGAAGCAGGAGGATCTGTATTCTCTGTGCATCATGGTGTTCTCCATCTTTGTGCCCCTGATGGTGACAGTGGTGTGCTACGTGCGGATCATCAAGGGCCTGTATTTCAACAATACCATCGCTGCTGGACCTGCTGGATACACACAGGAGTCTGACCTGAGGGAGAAGCGGAAGATCGTGAAGATGCTGCTGATCGTGACCTCCGCCTTCGTGCTGTGCTTCCTGCCATATGCTACATTTCGGATCGTGGTGGCCTCCGCTGACCCCAACGATCACAAGAGGTACAATCATGTGCAGAGCCTGCGGGAGATCTTCAAGTTTCTGTGCTATTCCAGCTCTTCCTTCAACCCTGTGATCTACTGCTTTCAGAGCTCTAATTATAGAGCCGCTTGTCGCAAGCTGTTCAAGAAGGCCTTTAGAATCAAGGAGACCTCCGAGTTCGACAATTCCGCCGATCTGCGCACAATGCCATCTCAGTTTTCCGTGGAGGACTACGGCGCTTCTAAGGATCAGGGCAAGGAGGTGA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369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NYTAPNCTDSTPTTSYNFLLPILFAVVVATGVTGNTLVICVVRRRRSMHTTTNYLLLNVACCDIITLIWCPRLYDFLLENTHPAGRSGDWICKFFTHNAIMQISVLTSIFTLTIVSVERYHALVKPMQVGRRLTEDTVWYAVIASWTASFILTVPSFVAIKFDETRKACTGPFDFHTQENLSYMVIIFTVSGILPFLILFFCYFQIIRGLYFTRTICSETTGSRGSLKSKKAITKLLLSITTSFYVCYFSFGVALLYFKRKPKEEIAEKGEKYETFLKPFLFLLFFHSALNPILYVLQSSNFRQGFKQICCGKRNDVMQVTEASTAIPQKSQLQMRSKAVN</text:p>
          </table:table-cell>
          <table:table-cell office:value-type="string" calcext:value-type="string">
            <text:p>EDO46369</text:p>
          </table:table-cell>
          <table:table-cell office:value-type="string" calcext:value-type="string">
            <text:p>ATGGAAAACTACACGGCACCGAACTGCACCGATAGCACACCAACTACATCTTACAATTTCTTACTACCTATTCTCTTCGCAGTAGTGGTAGCCACTGGAGTAACAGGGAACACTTTGGTAATATGTGTCGTGAGAAGAAGAAGGTCGATGCACACGACGACAAACTATCTTCTACTGAACGTTGCGTGTTGCGACATTATCACATTAATCTGGTGTCCTAGATTGTACGACTTCTTACTGGAAAACACACATCCCGCGGGAAGAAGCGGGGATTGGATCTGCAAGTTTTTCACGCACAATGCCATAATGCAAATATCGGTTTTGACCTCTATCTTCACACTTACTATTGTATCTGTTGAACGATATCACGCTTTGGTAAAGCCCATGCAAGTCGGCAGAAGACTAACGGAGGATACCGTTTGGTATGCCGTTATTGCCTCATGGACTGCAAGTTTTATCCTAACAGTTCCTAGCTTCGTGGCTATTAAGTTTGACGAGACACGAAAAGCGTGTACAGGACCTTTTGATTTTCATACTCAGGAGAATTTGTCATACATGGTCATTATATTTACGGTTAGCGGTATTCTACCATTTCTTATATTATTCTTCTGTTACTTCCAAATCATCAGAGGACTTTACTTTACAAGAACTATTTGCTCAGAGACAACTGGCTCTAGAGGAAGCCTCAAATCAAAGAAAGCCATAACAAAACTACTTCTCAGTATTACCACTTCATTTTACGTGTGTTATTTCTCATTTGGAGTTGCCTTACTTTACTTTAAGAGAAAACCCAAGGAGGAAATTGCGGAAAAAGGGGAGAAATACGAAACATTTCTAAAACCATTTTTATTTCTTTTGTTTTTCCATTCAGCTCTAAACCCGATTTTGTACGTGCTGCAGAGCTCGAATTTTCGTCAGGGATTTAAACAGATTTGCTGTGGGAAGAGGAACGATGTGATGCAAGTGACCGAGGCATCTACGGCAATTCCACAAAAATCACAACTTCAGATGCGTTCTAAAGCAGTTA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GAACTACACCGCCCCCAATTGCACAGACTCTACCCCTACCACATCCTATAACTTCCTGCTGCCCATCCTGTTTGCTGTGGTGGTGGCTACAGGAGTGACCGGAAATACACTGGTCATCTGCGTGGTGAGGAGGAGGAGGTCCATGCACACCACAACCAACTACCTGCTGCTGAATGTGGCTTGCTGTGACATCATCACCCTGATCTGGTGCCCAAGACTGTATGATTTCCTGCTGGAGAACACACACCCAGCTGGCCGCTCTGGCGACTGGATCTGTAAGTTCTTTACCCATAATGCTATCATGCAGATCTCTGTGCTGACATCCATCTTTACACTGACCATCGTGTCCGTGGAGAGATACCACGCCCTGGTGAAGCCTATGCAAGTGGGCAGGCGGCTGACCGAGGATACAGTGTGGTATGCCGTGATCGCTAGCTGGACCGCTTCTTTCATCCTGACAGTGCCCTCCTTCGTGGCCATCAAGTTTGACGAGACCCGCAAGGCTTGCACAGGCCCTTTCGATTTTCATACCCAGGAGAACCTGTCCTACATGGTCATCATCTTCACAGTGAGCGGCATCCTGCCATTTCTGATCCTGTTCTTTTGCTACTTCCAGATCATCAGAGGCCTGTACTTCACCCGCACCATCTGTAGCGAGACAACCGGCTCTAGGGGCTCCCTGAAGAGCAAGAAGGCCATCACCAAGCTGCTGCTGTCCATCACCACCTCCTTCTACGTGTGCTATTTCTCTTTTGGCGTGGCCCTGCTGTACTTTAAGCGGAAGCCAAAGGAGGAGATCGCTGAGAAGGGCGAGAAGTATGAGACCTTTCTGAAGCCTTTCCTGTTTCTGCTGTTCTTTCATTCCGCCCTGAACCCAATCCTGTATGTGCTGCAGTCCAGCAATTTCAGGCAGGGCTTTAAGCAGATCTGCTGTGGCAAGCGGAACGATGTGATGCAGGTGACCGAGGCCAGCACAGCTATCCCCCAGAAGAGCCAGCTGCAGATGCGGTCTAAGGCTGTGAA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50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NLTVRVLIQNVSNDLDFGRFKIGTIDIVFAVLYFLIDIIGVTGNALVILVVKRNRSMHTTTNFLLVNLAFADIFTLLTCPRNGYWLAVTASHPVGLAGDYICKFFTGNALVGITASVSSLTLTVLAVERYRALLKPMERKYSVSMENVKFVMTAIWGISILVNIPDFLKNKYSEHYGKCVCPFSLELVQPEFTHVLCTVLFLGVAPSLILSFCYIQIVSGLFLTKKICSEVTGNLNEIEAKKRLARLLISVTFAFYVCYISYGVYFSYLLFQDREKIIQKYNLHYIILKTVEFTLVCSSCINPILYGFQSSNYREGFKKLCFCHARRQGHVDNQFQMSTVVP</text:p>
          </table:table-cell>
          <table:table-cell office:value-type="string" calcext:value-type="string">
            <text:p>EDO46500</text:p>
          </table:table-cell>
          <table:table-cell office:value-type="string" calcext:value-type="string">
            <text:p>ATGGAAAATTTAACTGTTCGAGTCCTGATTCAAAACGTCTCTAATGATCTTGATTTTGGTCGGTTTAAAATCGGAACAATTGATATCGTCTTTGCTGTTCTGTATTTTCTCATTGATATCATTGGAGTCACAGGGAATGCGCTCGTGATATTGGTTGTAAAACGGAACCGGTCTATGCATACAACAACAAACTTCCTTCTAGTTAATCTCGCCTTTGCTGATATTTTCACTCTCCTGACATGCCCAAGAAATGGTTACTGGCTTGCCGTCACAGCAAGCCACCCTGTTGGCCTCGCTGGGGATTACATCTGCAAGTTTTTCACCGGAAACGCTTTAGTTGGAATCACAGCTTCTGTGTCGTCCCTGACACTTACAGTTCTTGCCGTGGAACGATACAGGGCTCTGTTAAAACCAATGGAAAGAAAATATTCTGTGTCTATGGAGAATGTCAAGTTTGTTATGACGGCCATATGGGGGATCTCGATTCTTGTGAATATTCCAGACTTTTTAAAAAACAAATACAGCGAACACTATGGAAAATGCGTTTGCCCATTCTCGCTGGAACTAGTACAACCTGAATTCACTCATGTTTTATGTACTGTTTTATTCCTTGGAGTGGCTCCTTCTCTTATTCTATCGTTCTGTTATATTCAGATAGTTAGTGGTCTGTTCCTAACGAAGAAAATTTGTTCAGAAGTCACAGGAAATTTAAATGAAATTGAAGCAAAGAAGCGCCTGGCACGACTGTTGATAAGCGTGACGTTTGCTTTCTATGTGTGCTATATTTCATACGGGGTCTACTTTTCATATCTCTTATTTCAAGACCGGGAAAAAATTATTCAGAAATATAACTTGCACTATATTATACTTAAGACAGTAGAGTTTACATTAGTGTGTAGCTCTTGTATAAATCCGATTCTTTATGGGTTCCAGAGCTCGAACTATCGAGAAGGGTTTAAGAAACTATGTTTTTGTCACGCAAGGAGGCAAGGTCACGTGGATAATCAGTTTCAAATGTCTACAGTGGTTCC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TTTAACTGTTCGAGTCCT</text:p>
          </table:table-cell>
          <table:table-cell office:value-type="float" office:value="61.55" calcext:value-type="float">
            <text:p>61.55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TTATGGAACCACTGTAGACATTTGAAA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9829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ENFTNSTSESITNTSGSGVISAIIVVLSIIIIVGVIGNSMVIAVVGCIPSMKTTTNFLIVNVAVSDIITLLLTALHVGLSRIRGRVGANVFFCKVVDPNTLSNTALIATGLTLTVLSVERYNALVKPMAISRRLTKNNVGYVIVAIWVVSMVMALPMLVYLYIDPSTGMCTPGDEKENLYISLTFIVIFMTIVPFLVIAFSYFQIISGLYFKNTICNATAPGQQSEDLVAKRKLVKLLLTVTVIFFIAFVPYGVALILKFSLNAKHNAQQLKNLRELSKVSAYLMPLHSSINPFLYAFQSQNYRHGFKVVIRKIFYCRNAPENNDIQPSAAV</text:p>
          </table:table-cell>
          <table:table-cell office:value-type="string" calcext:value-type="string">
            <text:p>EDO49829</text:p>
          </table:table-cell>
          <table:table-cell office:value-type="string" calcext:value-type="string">
            <text:p>ATGACTGAGAATTTTACGAATTCCACATCTGAGTCCATCACGAACACAAGCGGTTCAGGCGTCATTTCAGCGATCATAGTGGTCCTCTCAATCATCATAATCGTAGGAGTGATTGGGAACTCCATGGTCATTGCCGTCGTTGGGTGTATACCAAGTATGAAAACCACGACAAACTTCTTAATTGTGAACGTCGCGGTCTCTGACATTATAACGCTTTTGCTGACCGCGTTGCATGTCGGTCTCTCAAGAATTCGCGGAAGGGTTGGTGCTAATGTGTTCTTCTGTAAAGTCGTGGACCCAAACACTCTGTCGAACACGGCGTTAATCGCAACTGGACTAACTCTTACTGTCCTTTCAGTTGAACGATACAACGCGCTCGTTAAACCAATGGCGATATCTCGACGACTCACTAAGAACAATGTAGGCTACGTCATAGTAGCAATATGGGTGGTTTCCATGGTGATGGCTCTACCGATGCTTGTGTATCTGTACATAGACCCTTCAACGGGGATGTGCACTCCAGGGGATGAAAAAGAAAACCTGTACATATCGCTAACATTTATTGTAATCTTCATGACAATTGTACCCTTCTTGGTGATCGCCTTTTCCTATTTTCAAATAATCTCCGGTCTTTACTTCAAGAATACTATTTGCAATGCGACCGCGCCTGGACAGCAGAGTGAAGACCTGGTCGCAAAGCGGAAGTTAGTCAAGTTGTTATTGACAGTGACTGTAATATTCTTCATCGCGTTCGTGCCCTACGGTGTGGCGCTCATTTTAAAGTTCAGTTTAAACGCTAAGCATAATGCTCAACAGCTGAAAAACTTGCGAGAGCTGTCTAAAGTCAGCGCGTATTTAATGCCTTTACACTCTTCTATAAACCCTTTTTTGTACGCATTTCAGAGCCAAAATTATAGACACGGATTTAAAGTTGTCATAAGAAAAATATTTTACTGCAGAAATGCTCCGGAGAACAACGATATTCAGCCATCTGCTGCTGT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CCGAGAACTTCACAAATTCTACCTCCGAGAGCATCACAAACACCTCTGGCTCCGGCGTGATCTCTGCCATCATCGTGGTGCTGTCCATCATCATCATCGTGGGCGTGATCGGCAATAGCATGGTCATCGCTGTGGTGGGCTGCATCCCATCTATGAAGACCACAACCAACTTTCTGATCGTGAATGTGGCCGTGTCTGACATCATCACACTGCTGCTGACCGCTCTGCACGTGGGACTGTCCAGAATCCGCGGAAGGGTGGGAGCTAACGTGTTCTTTTGTAAGGTGGTGGACCCCAACACACTGTCTAATACCGCCCTGATCGCTACAGGCCTGACACTGACCGTGCTGTCCGTGGAGAGGTACAATGCCCTGGTGAAGCCCATGGCTATCAGCAGGCGGCTGACCAAGAACAATGTGGGCTATGTGATCGTGGCCATCTGGGTGGTGAGCATGGTCATGGCTCTGCCTATGCTGGTGTACCTGTATATCGACCCCTCTACAGGCATGTGCACCCCTGGCGATGAGAAGGAGAACCTGTACATCTCCCTGACATTCATCGTGATCTTTATGACCATCGTGCCCTTCCTGGTCATCGCCTTCTCCTACTTTCAGATCATCAGCGGCCTGTACTTCAAGAACACAATCTGTAATGCTACCGCTCCTGGACAGCAGTCCGAGGACCTGGTGGCTAAGCGGAAGCTGGTGAAGCTGCTGCTGACAGTGACCGTGATCTTCTTTATCGCCTTCGTGCCCTACGGCGTGGCTCTGATCCTGAAGTTTAGCCTGAACGCCAAGCATAATGCTCAGCAGCTGAAGAACCTGCGCGAGCTGAGCAAGGTGTCTGCCTATCTGATGCCACTGCACTCCAGCATCAACCCCTTCCTGTACGCTTTTCAGAGCCAGAATTATAGGCATGGCTTCAAGGTGGTCATCCGGAAGATCTTTTATTGCAGAAATGCTCCTGAGAACAATGACATCCAGCCATCTGCCGCCG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2986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SLGSTLLRMAFSAVSLTGITGNILICLIVLLNKTMKTPMNYLLCNLAISDTLLLVLFSPLYIFQGTFQHPQGAEGRALCATVTGGTLAWTCGYASAYFLVAIAVERYFAVTKPCEPGRRITKKKLRWIVAGCWFGALSWNSVGFAVWGYDADSGFCKEDWPHKNSPKIYSSLSLLVVGALPVCTMFFLYSCVVHKLWFTGENPSGFAQFAALKMRKKVTSIVLAVSVVYTLCWIPELSIFVTSVFNPAVVKGNIAYPAVVAMVTVNSAINPIIYCFHSGKFRRHLVKLLRCGRAKSCDLRDLHEMHSGNTQDACVGVHRERRYECEKCEKKFTTLRGMSFDRPFEKKGYKYDNFGKCFGQPNNMGCNLLAHAEVNP</text:p>
          </table:table-cell>
          <table:table-cell office:value-type="string" calcext:value-type="string">
            <text:p>EDO29863</text:p>
          </table:table-cell>
          <table:table-cell office:value-type="string" calcext:value-type="string">
            <text:p>ATGTCTTCACTCGGTTCCACCTTACTACGCATGGCATTCTCAGCGGTCTCTTTGACGGGGATAACCGGTAACATATTGATCTGTCTCATTGTACTTCTCAACAAGACCATGAAAACCCCGATGAACTACCTATTGTGTAACCTGGCCATCTCAGACACTCTACTCCTAGTCCTCTTCTCGCCTCTCTACATATTCCAAGGCACATTTCAGCACCCACAAGGTGCCGAAGGGCGCGCGCTTTGCGCGACTGTAACCGGGGGTACACTTGCATGGACCTGTGGGTACGCCTCTGCGTATTTTCTTGTCGCGATCGCCGTAGAGCGCTATTTTGCCGTGACAAAGCCGTGCGAGCCTGGTCGCCGTATTACCAAAAAGAAACTCAGGTGGATTGTAGCGGGGTGCTGGTTTGGCGCTCTCTCTTGGAACAGTGTGGGATTCGCCGTGTGGGGGTATGACGCGGACTCTGGGTTCTGCAAAGAAGACTGGCCCCATAAGAACTCTCCTAAGATCTACAGCTCGCTTTCTCTTCTCGTTGTTGGGGCTCTTCCCGTTTGTACGATGTTCTTTCTCTACTCTTGTGTTGTCCACAAGCTCTGGTTCACAGGCGAAAATCCGTCAGGATTTGCACAATTTGCAGCGCTAAAAATGAGGAAAAAGGTGACAAGCATCGTCTTGGCGGTGAGCGTGGTTTACACACTATGCTGGATTCCAGAGCTTAGTATTTTTGTCACAAGCGTCTTCAACCCTGCCGTCGTCAAGGGCAACATTGCGTACCCTGCTGTTGTTGCCATGGTGACTGTCAATTCTGCAATCAACCCCATAATTTACTGCTTTCATAGTGGAAAGTTCCGCCGACATCTCGTGAAGCTACTCAGATGCGGACGTGCCAAGTCATGTGATTTAAGGGACTTGCATGAAATGCATTCTGGGAATACCCAAGATGCATGTGTGGGAGTACACCGTGAACGACGTTATGAGTGTGAAAAATGCGAGAAAAAGTTTACCACGCTGAGAGGCATGTCATTTGATCGTCCATTCGAAAAAAAAGGCTATAAGTACGATAACTTTGGCAAATGTTTTGGCCAGCCTAACAACATGGGGTGTAATTTGCTTGCGCATGCTGAAGTAAATCCTTAA</text:p>
          </table:table-cell>
          <table:table-cell table:style-name="ce9" office:value-type="string" calcext:value-type="string">
            <text:p>synthesized (codon-optimized), not tested?</text:p>
          </table:table-cell>
          <table:table-cell table:style-name="ce9" office:value-type="string" calcext:value-type="string">
            <text:p>GAATTCCGCCACCATGTCCAGCCTGGGCTCCACCCTGCTGAGAATGGCCTTCTCCGCCGTGTCCCTGACCGGCATCACAGGCAACATCCTGATCTGCCTGATCGTGCTGCTGAATAAGACCATGAAGACACCAATGAACTACCTGCTGTGCAATCTGGCTATCTCTGACACCCTGCTGCTGGTGCTGTTTTCCCCCCTGTATATCTTCCAGGGCACATTTCAGCACCCTCAGGGAGCTGAGGGACGCGCCCTGTGCGCTACCGTGACAGGAGGCACCCTGGCCTGGACATGTGGCTACGCCTCCGCCTATTTCCTGGTGGCCATCGCTGTGGAGAGGTATTTTGCTGTGACCAAGCCATGCGAGCCTGGCAGGCGGATCACCAAGAAGAAGCTGCGGTGGATCGTGGCTGGCTGTTGGTTCGGCGCCCTGTCCTGGAACAGCGTGGGCTTTGCCGTGTGGGGCTACGACGCCGATTCTGGCTTCTGCAAGGAGGATTGGCCACACAAGAACTCCCCCAAGATCTATTCTTCCCTGAGCCTGCTGGTGGTGGGCGCCCTGCCCGTGTGCACCATGTTCTTTCTGTACTCTTGCGTGGTGCATAAGCTGTGGTTTACAGGCGAGAACCCATCCGGCTTCGCTCAGTTTGCCGCTCTGAAGATGCGGAAGAAGGTGACCAGCATCGTGCTGGCCGTGTCTGTGGTGTATACACTGTGCTGGATTCCCGAGCTGTCTATCTTCGTGACCTCCGTGTTTAACCCTGCTGTGGTGAAGGGCAATATCGCCTACCCAGCTGTGGTGGCCATGGTGACAGTGAACAGCGCCATCAATCCTATCATCTATTGCTTCCACTCTGGCAAGTTTAGACGCCATCTGGTGAAGCTGCTGAGATGCGGCCGCGCTAAGTCCTGTGACCTGAGAGATCTGCACGAGATGCATAGCGGAAACACCCAGGACGCTTGCGTGGGAGTGCACAGGGAGAGGCGGTACGAGTGCGAGAAGTGTGAGAAGAAGTTCACCACACTGAGGGGCATGAGCTTCGACCGGCCCTTTGAGAAGAAGGGCTACAAGTATGATAATTTCGGCAAGTGCTTTGGCCAGCCAAACAATATGGGCTGTAACCTGCTGGCCCATGCTGAAGTGAATC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428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TSLEATALAVVFGVLVFVDLVGNSLVCYVILKNHHMRTPMNYLLANLAVADILVAVFLTPQYIFRRLFSHPAGVAGDFVCKFFTGGFLTWLGGAASAFTLVAISFERHYVVHHNRHITSRKLKAVIAASWVYALVVELPPVIAYQYNSIGDFCVEAWPSSTYPKVYTVITFLLDFGIPTALMTYFHARAVQTLRQQTKHVTNHNSQQFAALNAKKRVTIMVVIVTAIYSACWLPDVTSYLLAYYHPEFRYGSVLYHTAVVFVCVSSCVNPFVYSWQSGSFRRHLKKAIGWKQGSNQITTTTLQEVCNQSRSSAQGKSLGPANNESV</text:p>
          </table:table-cell>
          <table:table-cell office:value-type="string" calcext:value-type="string">
            <text:p>EDO34288</text:p>
          </table:table-cell>
          <table:table-cell office:value-type="string" calcext:value-type="string">
            <text:p>ATGTTGACAAGCTTGGAAGCAACTGCGCTGGCTGTGGTGTTTGGTGTGCTAGTGTTTGTCGATCTTGTTGGAAACTCGCTGGTCTGCTATGTGATTCTTAAAAACCATCACATGCGAACTCCCATGAACTATCTTCTTGCTAATCTAGCAGTTGCAGATATTCTGGTGGCAGTCTTTCTCACTCCTCAGTACATCTTTCGCCGGTTGTTTTCTCATCCTGCCGGAGTGGCTGGGGACTTCGTCTGCAAGTTTTTCACGGGAGGATTTCTCACTTGGCTCGGTGGAGCGGCTTCAGCTTTTACTTTGGTGGCAATAAGCTTTGAAAGGCACTACGTCGTCCATCACAACCGCCACATAACGTCTCGCAAGCTCAAAGCAGTCATCGCCGCCAGCTGGGTGTATGCCTTAGTGGTCGAGCTCCCGCCTGTGATAGCCTACCAATACAACAGCATCGGCGACTTCTGTGTAGAGGCCTGGCCCTCTTCTACCTACCCCAAGGTGTACACAGTCATCACTTTCCTTCTCGATTTCGGCATCCCAACAGCCCTGATGACGTACTTCCACGCACGCGCAGTACAGACCCTCCGACAGCAGACAAAACACGTGACTAACCACAACTCTCAACAGTTTGCTGCACTCAACGCCAAAAAGCGTGTCACTATCATGGTTGTCATAGTGACTGCAATTTACAGTGCGTGTTGGCTTCCGGATGTGACGTCATACCTTTTAGCGTACTACCATCCCGAGTTCCGGTATGGCTCGGTTTTGTACCACACCGCGGTGGTGTTTGTTTGCGTCAGCTCTTGTGTCAACCCGTTTGTGTACAGTTGGCAGAGTGGATCTTTCAGAAGGCATCTCAAGAAGGCGATTGGTTGGAAGCAGGGGAGTAATCAGATTACGACCACGACCCTACAAGAAGTTTGCAACCAAAGTCGATCATCTGCTCAAGGAAAATCCTTAGGTCCAGCCAATAACGAGTCCGT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GACAAGCTTGGAAGCAAC</text:p>
          </table:table-cell>
          <table:table-cell office:value-type="float" office:value="61.16" calcext:value-type="float">
            <text:p>61.1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ACGGACTCGTTATTGGCT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503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LYSDSPTAQILVLFVLSLFVVADLVGNILVCLVVHKNPRMRTPMNIILFNLAICDITVAMGMTSKYIITKFFQHPTGDCGRYLCTFITSGNLTWVGGLASVFCLVSLAYERYSAIVNPINIHKRTSKTSAKILCIIAWITSIMICIPEFFGHQYSKEREVCYQRWPADEWLPQAYSMFWLFIVGFIPSTLLVFYYSRIVRSLWFAEHPSQEAHAQMAALRYRKSVTKMLIGISVIYMIGWMPTLFVFVLVYWHTGYQVGQVIGAVTAILVVFNSAVNPYVYALQSKSFRKQLKRYLVCCCQCQYEVQPISSLAAVKSGRQLFPNMAYGAHSNAAVEVVELQNVRKRSEEGNLSKAA</text:p>
          </table:table-cell>
          <table:table-cell office:value-type="string" calcext:value-type="string">
            <text:p>EDO35030</text:p>
          </table:table-cell>
          <table:table-cell office:value-type="string" calcext:value-type="string">
            <text:p>ATGGCTCTGTATTCTGACTCTCCTACGGCGCAAATCCTCGTTCTCTTTGTCCTGTCCCTATTCGTCGTAGCAGACCTTGTTGGAAACATCCTCGTCTGTCTAGTTGTCCACAAAAACCCGCGCATGCGCACACCAATGAACATCATCCTCTTCAACCTCGCCATCTGTGACATCACTGTTGCCATGGGAATGACGTCAAAGTACATCATCACGAAATTCTTTCAACACCCTACAGGCGATTGCGGCAGATATCTGTGTACCTTCATAACATCCGGGAACCTCACCTGGGTAGGAGGCCTGGCCTCTGTGTTTTGCCTTGTGTCATTAGCATACGAGCGTTACTCTGCTATTGTGAACCCCATCAATATACACAAACGGACCTCTAAAACAAGCGCCAAAATCCTATGTATAATAGCTTGGATTACGTCTATCATGATTTGCATACCAGAGTTTTTTGGACACCAGTATAGCAAGGAAAGAGAAGTCTGCTACCAGCGGTGGCCCGCCGACGAGTGGTTACCTCAGGCGTACAGCATGTTCTGGCTGTTTATCGTTGGTTTTATCCCGTCTACTCTTCTAGTGTTTTATTATTCAAGAATCGTGCGTTCGCTCTGGTTTGCTGAGCATCCGTCACAGGAAGCGCATGCGCAGATGGCGGCTCTGCGGTACCGTAAGAGTGTAACAAAGATGCTGATTGGTATAAGTGTCATTTATATGATCGGCTGGATGCCAACGCTTTTTGTGTTTGTACTCGTCTACTGGCACACTGGATATCAGGTTGGGCAGGTAATAGGAGCAGTGACCGCGATACTTGTTGTGTTTAATTCAGCGGTCAACCCATACGTGTATGCGCTTCAGAGCAAAAGCTTCAGAAAACAATTGAAGCGCTACTTGGTCTGCTGCTGTCAATGTCAGTACGAGGTGCAGCCAATCTCGAGCCTCGCTGCAGTGAAATCTGGCCGACAACTGTTTCCTAATATGGCTTACGGAGCTCATTCAAATGCAGCTGTTGAAGTGGTCGAGCTACAAAATGTCAGAAAACGAAGCGAGGAAGGAAACTTGTCAAAGGCCGC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CTGTACTCTGACTCCCCCACAGCTCAGATCCTGGTGCTGTTCGTGCTGTCCCTGTTTGTGGTGGCCGATCTGGTGGGCAACATCCTGGTGTGCCTGGTGGTGCACAAGAATCCCAGGATGCGGACCCCTATGAACATCATCCTGTTCAATCTGGCCATCTGCGACATCACCGTGGCTATGGGCATGACAAGCAAGTACATCATCACCAAGTTCTTTCAGCATCCTACAGGCGATTGTGGCAGGTACCTGTGCACCTTCATCACAAGCGGAAACCTGACCTGGGTGGGAGGACTGGCTAGCGTGTTTTGTCTGGTGTCTCTGGCCTACGAGAGGTATTCTGCTATCGTGAACCCAATCAATATCCACAAGCGGACCTCCAAGACAAGCGCCAAGATCCTGTGCATCATCGCTTGGATCACATCCATCATGATCTGCATCCCCGAGTTCTTTGGCCATCAGTACAGCAAGGAGAGAGAGGTGTGCTATCAGAGGTGGCCAGCTGACGAGTGGCTGCCACAGGCTTACAGCATGTTCTGGCTGTTTATCGTGGGCTTCATCCCCTCTACACTGCTGGTGTTTTACTATTCTAGAATCGTGCGCTCCCTGTGGTTCGCTGAGCACCCTTCTCAGGAGGCCCATGCTCAGATGGCCGCTCTGAGATACCGCAAGTCTGTGACCAAGATGCTGATCGGCATCTCCGTGATCTATATGATCGGCTGGATGCCTACACTGTTCGTGTTTGTGCTGGTGTACTGGCACACCGGCTATCAGGTCGGACAGGTCATCGGAGCTGTGACCGCTATCCTGGTGGTGTTCAACTCCGCCGTGAATCCATACGTGTATGCTCTGCAGAGCAAGTCTTTTAGGAAGCAGCTGAAGCGGTACCTGGTGTGCTGTTGCCAGTGTCAGTATGAGGTGCAGCCTATCTCCAGCCTGGCTGCTGTGAAGTCTGGCCGCCAGCTGTTTCCAAACATGGCCTATGGCGCTCATTCCAATGCCGCTGTGGAGGTGGTGGAGCTGCAGAACGTGAGGAAGCGGTCCGAGGAGGGCAATCTGAGCAAGGCCGC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550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TSSNLTFRVIFSILITSDVIGNTLGVLTVMRSKTLRTTPTYLLLTNLCCANILVGVFFIPTAYVINDASTYPNSSIAAGFLCKFVTQSTLSWTGLQAAVFTLVVIAFERYFVVVHPRSEYGRFTRRKLNIVIAGSWLYAIVFVLPDFVTQTYDVTQGKCTNEWTITFKTFYATLWLLSCGVLPLIIMGVLFSKIHRKISQSWKTETAISQRALLTARRRLSHSALVVMVIYAVSWLPNLVMYLIDNISSTFSEQDVLYLTSHTLLILYSTVIPFVYLGLDEQFQASFKALFSRGNGVMPSAELEGRDDGVAKGVTMATSFVLTARADTEAPSSYDIPIWGADMDEKSDAENS</text:p>
          </table:table-cell>
          <table:table-cell office:value-type="string" calcext:value-type="string">
            <text:p>EDO35503</text:p>
          </table:table-cell>
          <table:table-cell office:value-type="string" calcext:value-type="string">
            <text:p>ATGGCAACCTCATCAAACTTGACATTCCGTGTCATCTTCTCCATCCTCATCACTTCTGACGTCATAGGGAATACCCTCGGGGTGCTGACGGTCATGCGCAGTAAGACCCTACGGACCACACCCACCTACCTCCTTCTCACCAACCTCTGCTGTGCCAACATACTAGTCGGGGTATTCTTCATACCCACTGCTTACGTCATCAATGACGCAAGCACCTACCCGAACTCCTCTATTGCTGCGGGATTCCTGTGTAAATTCGTGACGCAGTCCACGCTATCATGGACTGGGCTCCAGGCCGCTGTCTTCACTCTTGTGGTAATAGCGTTTGAGAGATACTTCGTGGTGGTTCATCCACGCAGCGAATACGGGAGGTTCACACGCCGCAAGCTGAACATAGTGATCGCGGGCTCGTGGCTCTATGCTATAGTTTTTGTACTTCCAGACTTTGTTACGCAAACGTATGACGTCACACAAGGTAAATGCACCAATGAATGGACGATTACGTTCAAGACATTTTACGCGACGCTCTGGCTCCTAAGCTGCGGTGTGTTGCCATTGATAATCATGGGAGTGCTGTTTAGCAAGATCCACAGGAAAATCTCACAAAGCTGGAAAACCGAGACCGCAATATCCCAGCGTGCACTTCTCACCGCCAGGAGACGCCTGAGTCACTCAGCACTGGTCGTCATGGTGATATATGCAGTGAGCTGGCTTCCCAACCTGGTAATGTACCTAATCGATAACATCAGTTCTACGTTTTCCGAGCAGGACGTGCTGTACCTGACAAGTCATACCTTGCTCATCCTCTACTCCACCGTCATCCCATTCGTGTACCTCGGCCTCGACGAGCAGTTCCAGGCCAGCTTTAAGGCTCTGTTCTCACGTGGGAATGGGGTCATGCCCAGTGCAGAGCTTGAAGGTCGTGACGATGGTGTTGCTAAGGGCGTTACTATGGCGACGTCTTTTGTATTGACGGCTAGAGCAGACACTGAAGCCCCGAGCTCTTATGACATCCCAATATGGGGCGCAGATATGGATGAGAAGTCGGACGCGGAGAATAGC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AACCTCATCAAACTTGAC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GCTATTCTCCGCGTCCG</text:p>
          </table:table-cell>
          <table:table-cell office:value-type="float" office:value="60.3" calcext:value-type="float">
            <text:p>60.3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51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IPGVLLPFTVTFCFLVLIDILGNILVCIVILTNHAFRTPMYYLLVNLAVADIVVAIFQAWRYILVYTFEHPTGQDGKIMCTFLTGGTLTWVGGLTSAYTLVDMYITCVYTLVDMYITCVYTLVGRHVHHFRLHPGLAVHSGLHLRAPYRPGRQNVHFFDGRNLVGDVDITSVYTLVDMYITSVYTLVDMYITSVYTLVDMYITSVYTLVVIAVERYTSVTRPSSCLRLNMRKLKFIVASLWVFATLFALPLLLTRLYSSTRNFCIESWPDTTIPKVYAFCWLFMAGLIPVGVMGGLYFRIVVKVWFTKSEEVESAQNARVLSRKRFTKILILVTAIYAVCWLPVLIVYTVAQYGPTYIGSTIHNAGIILLTLNSTVNPLLYTFNSKKFRMHLKKALLCDAPLCLRLRESRVTPATPNTQPQILFRGKYYAYDRRLINNFVINNRIKDIIASSVAEDKNDFKVIPEFLSVAK</text:p>
          </table:table-cell>
          <table:table-cell office:value-type="string" calcext:value-type="string">
            <text:p>EDO38518</text:p>
          </table:table-cell>
          <table:table-cell office:value-type="string" calcext:value-type="string">
            <text:p>ATGGCGATTCCTGGAGTCCTCCTCCCCTTCACCGTCACTTTCTGTTTTCTTGTGCTAATTGACATCCTTGGTAACATATTGGTCTGCATCGTGATACTGACCAATCACGCGTTCCGTACACCCATGTACTACCTACTTGTCAACCTCGCGGTGGCAGACATCGTGGTGGCGATCTTCCAGGCTTGGCGGTACATTCTGGTCTACACCTTCGAGCACCCTACCGGCCAGGACGGCAAAATCATGTGCACTTTTTTGACGGGAGGAACCTTGACCTGGGTGGGTGGGCTCACTTCCGCTTACACCCTGGTAGACATGTACATCACTTGCGTCTACACCCTGGTAGACATGTACATCACTTGCGTCTACACCCTGGTAGGTAGACATGTACATCACTTCCGTCTACACCCTGGCCTGGCGGTACATTCTGGTCTACACCTTCGAGCACCCTACCGGCCAGGACGGCAAAACGTGCACTTTTTTGACGGGAGGAACCTGGTAGGTGACGTGGACATCACTTCCGTCTACACCTTGGTAGACATGTACATCACTTCCGTCTACACCCTGGTAGACATGTACATCACTTCCGTCTACACCCTGGTAGACATGTACATCACTTCCGTCTACACCCTGGTGGTAATAGCTGTAGAAAGGTACACATCAGTGACCCGCCCCAGCTCGTGTCTGCGGCTCAACATGCGTAAACTCAAGTTCATTGTCGCCTCCTTGTGGGTATTTGCCACACTGTTTGCCCTTCCTCTGTTGCTAACGCGCCTCTACAGCTCCACTCGTAACTTCTGTATAGAGTCCTGGCCAGACACAACTATCCCAAAAGTCTACGCTTTTTGTTGGCTCTTCATGGCCGGCCTCATCCCGGTGGGGGTCATGGGAGGGCTGTACTTTCGCATCGTTGTTAAAGTCTGGTTTACGAAGTCTGAAGAGGTGGAATCAGCGCAAAATGCACGGGTGCTATCCCGCAAGCGTTTTACTAAAATTCTTATACTGGTGACAGCGATTTATGCGGTGTGTTGGTTGCCGGTCTTGATTGTGTACACTGTAGCGCAGTATGGCCCGACATATATAGGCTCTACCATACACAATGCTGGCATTATTCTCTTGACTCTGAACTCAACTGTTAACCCATTGCTGTATACGTTTAACAGCAAGAAATTCAGGATGCACTTGAAAAAGGCCTTGCTTTGCGACGCGCCGCTATGTCTGCGGCTTAGAGAGTCGCGCGTAACGCCAGCCACACCCAATACGCAGCCTCAGATTCTGTTTCGAGGGAAATACTATGCGTATGACAGAAGGCTGATCAATAATTTCGTTATTAATAATCGGATTAAGGACATTATAGCATCTAGTGTTGCTGAAGACAAAAATGACTTCAAGGTCATCCCTGAGTTTTTATCAGTTGCAAA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ATCCCTGGCGTGCTGCTGCCATTCACCGTGACATTCTGCTTTCTGGTGCTGATCGACATCCTGGGCAACATCCTGGTGTGCATCGTGATCCTGACAAATCACGCTTTTAGAACCCCAATGTACTATCTGCTGGTGAACCTGGCCGTGGCTGACATCGTGGTGGCCATCTTCCAGGCTTGGCGCTACATCCTGGTGTATACATTTGAGCATCCCACCGGCCAGGACGGCAAGATCATGTGCACCTTCCTGACAGGAGGCACCCTGACATGGGTGGGAGGACTGACATCCGCCTACACCCTGGTGGACATGTACATCACATGCGTGTATACCCTGGTGGATATGTATATTACATGCGTGTACACCCTGGTGGGCAGACACGTGCACCATTTTCGCCTGCATCCAGGACTGGCTGTGCACAGCGGCCTGCATCTGAGAGCTCCCTATAGACCTGGCCGCCAGAACGTGCACTTCTTTGATGGCCGCAATCTGGTGGGCGACGTGGACATCACATCCGTGTACACTCTGGTCGACATGTACATCACATCCGTGTATACTCTGGTCGATATGTACATCACAAGCGTGTATACTTTAGTCGACATGTATATTACATCCGTGTACACCCTGGTGGTCATCGCCGTGGAGAGGTACACCTCTGTGACACGGCCCTCCAGCTGCCTGAGGCTGAACATGCGGAAGCTGAAGTTCATCGTGGCTTCCCTGTGGGTGTTCGCCACCCTGTTTGCTCTGCCTCTGCTGCTGACAAGACTGTACTCTTCCACCCGCAATTTTTGCATCGAGTCCTGGCCCGACACCACAATCCCTAAGGTGTATGCCTTCTGTTGGCTGTTTATGGCTGGACTGATCCCTGTGGGCGTGATGGGAGGACTGTACTTCAGGATCGTGGTGAAAGTGTGGTTTACCAAGTCCGAGGAGGTGGAGAGCGCCCAGAATGCTCGGGTGCTGAGCAGAAAGAGGTTCACCAAGATCCTGATCCTGGTGACCGCCATCTACGCCGTGTGCTGGCTGCCAGTGCTGATCGTGTATACCGTGGCCCAGTACGGCCCCACATATATCGGCTCTACCATCCACAACGCTGGCATCATCCTGCTGACACTGAACTCCACCGTGAATCCTCTGCTGTATACCTTCAATAGCAAGAAGTTTAGGATGCATCTGAAGAAGGCCCTGCTGTGCGACGCTCCTCTGTGCCTGAGGCTGAGGGAGTCTAGGGTGACCCCAGCCACACCCAACACCCAGCCACAGATCCTGTTCCGGGGCAAGTACTATGCTTACGATAGGCGGCTGATCAACAATTTTGTGATCAACAATCGGATCAAGGACATCATCGCCAGCTCTGTGGCTGAGGACAAGAATGACTTCAAAGTGATCCCAGAGTTTCTGTCCGTGGCCA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54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PSWVRACALAVVLLQSRFIINVSTSVVACDVVVDSLILNLAISDITILVFLPLMYIIPQVRVIALLWIFGVLMNLPFFVIARFDAKLSFCSEAWPNSLAFKCFTLIWLGIVAIVPGICMAVLYSKILHTLWIRKAEQLVSDSETDLSGAQKEATKVVITVSFIHCICWIPPSAHYIKMVFAPEVRVLWDTLHLVAVLMIAFVAFVKPLVYIFQSKNLLRSKNTVNPYDEGRREETKWMHTWIPPGYKEEDAASPTPKQRVRASDNGGFMDNENANKARTRHDGINGEKPPEKIENLQQWGPGKKPQLPPIKTKGVQSQPQ</text:p>
          </table:table-cell>
          <table:table-cell office:value-type="string" calcext:value-type="string">
            <text:p>EDO41546</text:p>
          </table:table-cell>
          <table:table-cell office:value-type="string" calcext:value-type="string">
            <text:p>ATGGCGCCGAGTTGGGTGAGGGCTTGTGCCCTGGCAGTGGTACTCCTTCAGTCTCGCTTTATTATTAACGTGTCGACATCGGTGGTAGCATGTGATGTGGTGGTAGACTCGCTCATCCTTAACCTGGCTATATCGGACATCACCATCCTCGTGTTCCTGCCCCTGATGTATATCATCCCACAAGTGAGAGTCATTGCACTTTTGTGGATCTTCGGAGTGTTGATGAACCTCCCATTTTTCGTTATTGCACGATTCGATGCCAAGCTTTCCTTTTGTTCCGAGGCATGGCCGAACTCTTTGGCGTTTAAGTGTTTTACCTTGATATGGCTCGGCATTGTCGCTATTGTTCCCGGGATTTGTATGGCCGTGTTATACTCGAAAATTCTGCACACTTTATGGATCAGGAAAGCGGAGCAACTAGTGTCGGACTCGGAGACGGATCTATCTGGGGCGCAAAAGGAAGCAACCAAGGTAGTGATAACTGTCAGTTTTATCCATTGCATTTGTTGGATTCCGCCAAGCGCTCATTACATCAAGATGGTTTTCGCGCCCGAGGTAAGGGTCCTCTGGGATACTTTACACCTGGTAGCTGTTCTAATGATCGCCTTCGTCGCGTTCGTCAAGCCCCTCGTTTACATCTTCCAAAGCAAGAACTTACTGCGTTCTAAAAACACAGTGAACCCATATGACGAGGGAAGGAGGGAGGAGACGAAGTGGATGCACACATGGATCCCTCCTGGATACAAGGAAGAAGACGCGGCGAGTCCTACGCCAAAACAACGTGTTAGAGCCTCAGACAATGGTGGGTTCATGGATAACGAGAATGCGAATAAGGCCCGTACACGGCACGACGGAATAAATGGCGAAAAACCACCCGAGAAAATCGAAAACCTGCAGCAGTGGGGCCCAGGGAAGAAACCGCAGTTGCCACCCATAAAAACAAAAGGCGTCCAAAGCCAGCCACAA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CCGAGTTGGGT</text:p>
          </table:table-cell>
          <table:table-cell office:value-type="float" office:value="61.54" calcext:value-type="float">
            <text:p>61.5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TGTGGCTGGCTTTGGA</text:p>
          </table:table-cell>
          <table:table-cell office:value-type="float" office:value="62.08" calcext:value-type="float">
            <text:p>62.08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59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DVTPLPKKKQVVDLQKELRPISLTPVVSKVSEDLSVLNLHTSFSELLRSDILCGHGGAVGVGLVLDSAGTFPVLLDRSWSDRKSGALIKKEELVLFILFVVIAAFGLLGNLLVCLNITKNRPVRRPINWLFLNLAISDITILVFLAVMYIIVRVVSHPRGPTCDALCKFLTAGNIAWVGVVSSTCSLVCIALERFHMVFKPTRHKSLFRVVSAKRGIALSWVFGVLINIPLFVVERFDAKILFCSEAWPSSIASRYYTVTWLAVVIIIPGILMFFLYWRIIRFVAQ</text:p>
          </table:table-cell>
          <table:table-cell office:value-type="string" calcext:value-type="string">
            <text:p>EDO43594</text:p>
          </table:table-cell>
          <table:table-cell office:value-type="string" calcext:value-type="string">
            <text:p>ATGGCCGACGTAACTCCTCTACCCAAAAAGAAACAAGTAGTTGACCTCCAGAAAGAACTAAGGCCAATATCACTGACGCCTGTAGTTTCTAAAGTATCTGAGGATCTCAGCGTACTAAATTTGCATACTTCTTTCTCGGAACTTCTTAGAAGTGATATATTGTGCGGGCATGGTGGGGCAGTTGGTGTCGGCTTGGTGTTGGATTCTGCTGGTACTTTTCCAGTCTTGCTTGATCGATCATGGTCTGATAGGAAATCTGGTGCGCTAATAAAAAAAGAAGAGCTGGTACTATTCATACTCTTCGTCGTCATAGCAGCCTTCGGTCTCCTTGGTAACCTCCTCGTCTGTTTAAATATCACCAAGAACCGCCCCGTGCGCCGTCCAATAAACTGGCTGTTCCTTAACCTGGCTATATCGGACATTACCATCCTCGTTTTCCTAGCGGTGATGTATATCATCGTGCGTGTGGTGAGCCACCCTCGCGGTCCGACCTGTGACGCCTTGTGCAAGTTCCTGACGGCTGGTAATATCGCTTGGGTGGGCGTTGTCTCCTCCACGTGCTCCTTGGTGTGTATTGCGTTAGAAAGATTCCACATGGTCTTCAAACCGACGCGTCACAAATCTCTTTTTCGCGTTGTGAGCGCCAAGAGAGGCATTGCCTTGTCGTGGGTCTTTGGCGTTCTGATAAACATCCCGCTATTCGTGGTAGAGCGATTCGACGCCAAGATCTTGTTTTGCTCCGAAGCTTGGCCGAGCTCGATAGCGTCTAGGTATTACACTGTAACATGGCTCGCTGTAGTAATTATTATTCCTGGGATTCTTATGTTCTTCTTGTATTGGCGCATCATACGCTTCGTGGCTCA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GACGTGACCCCCCTGCCCAAGAAGAAGCAGGTGGTGGATCTGCAGAAGGAGCTGCGGCCCATCTCTCTGACCCCTGTGGTGTCTAAGGTGTCCGAGGACCTGTCCGTGCTGAACCTGCACACCTCCTTCTCCGAGCTGCTGAGATCCGACATCCTGTGCGGACATGGAGGAGCTGTGGGAGTGGGACTGGTGCTGGATTCCGCCGGCACATTTCCCGTGCTGCTGGACAGGTCCTGGAGCGATCGGAAGTCTGGCGCTCTGATCAAGAAGGAGGAGCTGGTGCTGTTCATCCTGTTTGTGGTCATCGCCGCTTTCGGCCTGCTGGGCAATCTGCTGGTGTGCCTGAACATCACCAAGAATCGCCCTGTGAGGCGGCCAATCAACTGGCTGTTCCTGAATCTGGCCATCTCCGACATCACAATCCTGGTGTTTCTGGCTGTGATGTACATCATCGTGAGAGTGGTGAGCCACCCAAGGGGACCAACCTGCGATGCTCTGTGCAAGTTTCTGACAGCCGGCAACATCGCTTGGGTGGGCGTGGTGTCCAGCACCTGCTCTCTGGTGTGCATCGCTCTGGAGCGGTTCCACATGGTGTTTAAGCCTACAAGGCATAAGAGCCTGTTCCGGGTGGTGTCTGCCAAGAGAGGCATCGCTCTGTCCTGGGTGTTTGGCGTGCTGATCAATATCCCACTGTTCGTGGTGGAGAGGTTCGATGCCAAGATCCTGTTCTGCTCCGAGGCCTGGCCCTCTTCCATCGCTAGCAGGTACTATACCGTGACATGGCTGGCCGTGGTCATCATCATCCCAGGCATCCTGATGTTCTTTCTGTATTGGAGAATCATCCGCTTTGTGGCTC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91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SDILADAALAALFAVLVAVDIIGNAFVCFVILKHRVGVTLIHTRTAMDYLLANLAASDILLGVFVIPRYIIPGSVNPMGFKGDLLCKFVTGGVFIWVGGAASVFSLILIAAERYSSVVYPHKPNLRISKARLPDVLLSCWIFAFILNSPLFIFMVYDEKSEFCVEEWPSYVLPRAYGILWLLYGGLVPIAAMACLYAQIIRSLWFKHPSLTINTRSNVPKVLATPKPVPKMRRTNVDELASSDITVGLAWGRQVSGTQEPKIRQTNVDELASGDVTVGLAWGRQVSGTQEPKIRQTNVDELASGDVTVGLAWGRQVSGTQEPKIRRTNVDELASDDVKVGLAWGRQVSGTQEPKIRRTNVDELASGDVKVGLAWGRQVSGTQEPKIRRTNVDELASGDVKVGLAWGRQVSGTQEPKIRRTNVDELASDDVKVGLAWGRQVSGTQEPKIRRTNVDELASGDVKVGLAWGRQVSGTQGNVSVDCFGRA</text:p>
          </table:table-cell>
          <table:table-cell office:value-type="string" calcext:value-type="string">
            <text:p>EDO47913</text:p>
          </table:table-cell>
          <table:table-cell office:value-type="string" calcext:value-type="string">
            <text:p>ATGACTAGTGACATCCTCGCTGATGCAGCCCTTGCCGCGCTATTTGCAGTCCTTGTAGCCGTCGACATTATCGGCAACGCATTCGTCTGTTTCGTGATTCTAAAACACCGGGTCGGGGTCACCCTAATACATACCCGAACCGCAATGGACTACCTTCTGGCGAATCTAGCTGCCTCCGATATTTTGCTTGGGGTATTTGTCATTCCCCGGTATATCATCCCCGGTTCCGTAAACCCAATGGGTTTCAAGGGAGATCTTCTGTGTAAGTTTGTCACTGGAGGCGTGTTTATTTGGGTAGGTGGTGCAGCTTCTGTGTTCTCTCTTATTCTTATCGCAGCTGAACGTTACTCCTCTGTGGTATATCCACACAAGCCAAACCTCCGCATTTCCAAAGCTCGTCTTCCGGACGTCTTATTATCATGCTGGATTTTCGCGTTTATTCTGAACTCCCCTCTATTTATCTTCATGGTCTATGACGAAAAGAGTGAGTTCTGTGTGGAAGAATGGCCGTCTTACGTGCTACCACGTGCGTATGGGATCTTGTGGCTGTTATACGGTGGCCTGGTGCCTATAGCTGCCATGGCTTGTCTTTACGCGCAAATCATACGTTCCCTGTGGTTCAAGCATCCGTCTCTTACAATCAATACTAGATCCAACGTTCCAAAAGTTCTGGCAACGCCGAAACCCGTACCGAAGATGCGACGAACAAATGTCGACGAACTGGCGAGCAGTGACATAACGGTCGGCTTAGCCTGGGGGCGACAAGTCTCTGGTACCCAGGAACCGAAGATTCGACAAACAAATGTCGACGAACTGGCGAGCGGTGACGTAACGGTCGGCTTAGCCTGGGGGCGACAAGTCTCTGGTACCCAGGAACCGAAGATTCGACAAACAAATGTCGACGAACTGGCGAGCGGTGACGTAACGGTCGGCTTAGCCTGGGGGCGACAAGTCTCTGGTACCCAGGAACCGAAGATTCGACGAACAAATGTCGACGAACTGGCGAGCGATGACGTAAAGGTCGGCTTAGCCTGGGGGCGACAAGTCTCTGGTACCCAGGAACCGAAGATTCGACGAACAAATGTCGACGAACTGGCGAGCGGTGACGTAAAGGTCGGCTTAGCCTGGGGGCGACAAGTCTCTGGTACCCAGGAACCGAAGATTCGACGAACAAATGTCGACGAACTGGCGAGCGGTGACGTAAAGGTCGGCTTAGCCTGGGGGCGACAAGTCTCTGGTACCCAGGAACCGAAGATTCGACGAACAAATGTCGACGAACTGGCGAGCGATGACGTAAAGGTCGGCTTAGCCTGGGGGCGACAAGTCTCTGGTACCCAGGAACCGAAGATTCGACGAACAAATGTCGACGAACTGGCGAGCGGTGACGTAAAGGTCGGCTTAGCCTGGGGGCGACAAGTCTCTGGTACCCAGGGTAATGTGAGCGTTGACTGCTTTGGAAGAGC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TAGTGACATCCTCGCTGATG</text:p>
          </table:table-cell>
          <table:table-cell office:value-type="float" office:value="62.44" calcext:value-type="float">
            <text:p>62.4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GCTCTTCCAAAGCAGTCAAC</text:p>
          </table:table-cell>
          <table:table-cell office:value-type="float" office:value="62.88" calcext:value-type="float">
            <text:p>62.88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98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TDATTSPLSLPTGTSFETTILTATCAILALINVTSNSLVIWIVYRHRQMTSSLNSYLLINLALADVMVAIFITPQYVFQQTFTHPGGRAGDWLCKMITGGNFIWVGSAASAFTLVAIAMERYYAFVHPCGHQLTKRRLTMIIAGSWIYAIVTNIPLFIVVGYENHGDEFNCPEKWSNQTIRKLYTVGVFVLFGVIPIVMMTILYLRVIKVLWEPNILPTQEEIVKKRRKATKMMLVVTVLYFVCRLPNVILYMLWPYKDLYGSFRVSYVISIILVGLNSTMNPFVYSLHSSRFKEEFRRWFASANTGERERLLVKDNKECNYGYERFDR</text:p>
          </table:table-cell>
          <table:table-cell office:value-type="string" calcext:value-type="string">
            <text:p>EDO47986</text:p>
          </table:table-cell>
          <table:table-cell office:value-type="string" calcext:value-type="string">
            <text:p>ATGGACACAGATGCAACCACTTCACCACTCTCGTTGCCGACCGGCACAAGTTTTGAGACGACTATACTTACAGCCACATGCGCTATCCTCGCCCTCATTAACGTGACCAGTAACTCTCTTGTCATCTGGATCGTTTATCGACACCGACAGATGACGTCATCGCTCAACAGCTACCTGCTGATCAACCTAGCCTTGGCTGACGTCATGGTAGCGATATTTATAACTCCTCAGTACGTGTTCCAGCAAACTTTCACTCACCCTGGGGGGAGGGCTGGGGACTGGCTTTGTAAGATGATCACTGGCGGAAATTTCATCTGGGTTGGCAGCGCGGCGTCAGCTTTCACTCTCGTTGCCATTGCAATGGAAAGGTACTACGCATTCGTGCATCCATGTGGTCACCAACTGACCAAGAGGCGGCTGACCATGATCATCGCAGGCTCATGGATATACGCCATTGTCACAAACATCCCACTCTTTATTGTAGTTGGCTACGAAAATCACGGCGACGAGTTCAACTGTCCTGAGAAATGGAGCAACCAAACAATACGCAAGCTCTACACGGTCGGCGTCTTCGTCCTTTTTGGTGTCATCCCTATTGTGATGATGACGATTCTTTATCTCAGAGTAATAAAGGTTTTGTGGGAGCCGAATATCTTACCAACACAAGAAGAAATCGTGAAAAAACGACGCAAGGCTACCAAGATGATGCTGGTGGTGACAGTGCTGTATTTCGTGTGCCGTTTACCGAATGTTATTCTTTACATGCTGTGGCCTTATAAAGACTTATACGGATCTTTTCGCGTCTCGTATGTTATTAGTATTATCCTAGTTGGGCTCAACTCTACCATGAACCCGTTCGTCTACAGTCTTCACAGTTCGAGATTCAAGGAGGAGTTCAGGCGGTGGTTTGCTAGTGCGAATACTGGGGAGAGAGAGAGACTTTTGGTCAAGGACAACAAAGAGTGTAACTATGGTTATGAGAGGTTTGATCGA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CACAGATGCAACCACTTC</text:p>
          </table:table-cell>
          <table:table-cell office:value-type="float" office:value="61.31" calcext:value-type="float">
            <text:p>61.3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TCGATCAAACCTCTCATAACCATAG</text:p>
          </table:table-cell>
          <table:table-cell office:value-type="float" office:value="61.76" calcext:value-type="float">
            <text:p>61.76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98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HTMTTPIPTLSSPTSDDPTEEETRAFNVLFSILALVNLTGNSLVARIILRHRQMTSSLNGYLLINLAVSDVMVALFMTPQYVFRFTFTHPGGRAGDWLCKMITGGNFIWVGGAASAFTLVAIAMERYHAIVNPCHHQLTRKRLALTIAGSWIYAILFNLPLFFVIGYEKHGDDFRCPEKWTNKPLAELYTVGAFFIFGAIPIGIMLIVYPMIIRVLWQPNILPTQRPIIEKRQKAVRMMLVVTVLYFVCWLPNLVLYMMSQFHSDVYGYFHIPYVISIILVGLNSTMNPFVYSLHSSRFKEEFRRWFASSNTGKRLLVKDNKECNYGYERFDRQ</text:p>
          </table:table-cell>
          <table:table-cell office:value-type="string" calcext:value-type="string">
            <text:p>EDO47987</text:p>
          </table:table-cell>
          <table:table-cell office:value-type="string" calcext:value-type="string">
            <text:p>ATGAGCCACACCATGACCACGCCCATTCCCACGTTGTCATCACCAACATCTGATGACCCTACGGAAGAGGAAACGCGTGCATTCAACGTACTGTTCTCCATCCTCGCCCTTGTTAACCTGACCGGAAACTCTCTGGTCGCCAGGATCATCCTCAGACATCGTCAGATGACGTCATCACTTAACGGCTATCTGCTTATCAACCTGGCCGTCTCTGACGTCATGGTCGCGTTATTCATGACTCCGCAGTACGTCTTCCGGTTTACCTTCACTCACCCTGGGGGGAGGGCTGGGGACTGGCTTTGTAAGATGATCACTGGCGGAAATTTTATCTGGGTTGGAGGAGCGGCATCAGCCTTCACACTCGTTGCCATAGCAATGGAAAGATATCACGCAATAGTAAACCCCTGTCACCACCAGCTCACCAGGAAACGGCTGGCGCTTACCATAGCGGGCTCGTGGATCTACGCGATTCTCTTCAACCTTCCCCTTTTTTTCGTCATTGGCTACGAAAAACATGGCGACGACTTCCGCTGTCCAGAAAAATGGACCAATAAACCATTAGCAGAACTCTACACCGTGGGCGCGTTTTTCATCTTCGGGGCTATTCCTATTGGGATAATGTTAATTGTCTACCCAATGATCATACGGGTGCTATGGCAACCGAATATTCTGCCAACGCAGCGTCCAATCATCGAGAAGCGTCAGAAAGCCGTGCGTATGATGCTTGTTGTCACCGTGCTGTACTTCGTCTGCTGGTTACCAAATTTGGTGCTGTATATGATGTCACAATTTCATTCGGATGTATACGGTTATTTCCATATCCCGTATGTTATTAGTATTATCCTAGTTGGGCTTAACTCTACCATGAACCCGTTCGTCTACAGTCTTCACAGTTCGAGATTCAAGGAGGAGTTCAGGCGGTGGTTTGCGAGTTCGAATACTGGGAAGAGGCTGTTGGTCAAGGACAACAAAGAGTGTAACTATGGTTACGAGAGGTTTGATCGACA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CCACACCATGACCACG</text:p>
          </table:table-cell>
          <table:table-cell office:value-type="float" office:value="63.54" calcext:value-type="float">
            <text:p>63.5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TGTCGATCAAACCTCTCGTAAC</text:p>
          </table:table-cell>
          <table:table-cell office:value-type="float" office:value="61.38" calcext:value-type="float">
            <text:p>61.38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03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SPGQIVLKVAFSVVILFGTLGNLLVCLVVMLNKSTRTSMNYLLVNLAISDMILLVFFSPSFVFRDAFTHPSGEAGDLLCVFITGETFAWVAGYASAAFLIAIAIERYYATTRPHSYGSSLIKRRLKVVVVGCWVWALVWNCSGFKTKFYNEKFDSCDMAWETEYSFRIYAAMSFFAVGIFPSLTMILLYSKVVYSIWFDQNVTQIVRNAERHRKQRKRATKLALSVSALYAVCWLPELTIFVLSAFAPEMVAGNIAYPASVAMVSLNSAANPLIYGLSSNRIGREMARLICFWKRSVGDKGASTEHELDRTGVNKRGGRNKVSTVDENIDL</text:p>
          </table:table-cell>
          <table:table-cell office:value-type="string" calcext:value-type="string">
            <text:p>EDO48038</text:p>
          </table:table-cell>
          <table:table-cell office:value-type="string" calcext:value-type="string">
            <text:p>ATGCTGTCTCCGGGCCAAATCGTGCTCAAAGTCGCGTTCTCTGTGGTCATCCTGTTCGGTACTCTCGGCAACCTTCTCGTCTGTTTGGTGGTCATGCTGAACAAGTCTACGCGGACTTCCATGAACTATCTCCTCGTGAACTTGGCCATATCCGATATGATATTACTCGTGTTTTTCAGTCCCTCCTTCGTGTTCCGGGATGCCTTTACGCATCCTTCAGGTGAAGCTGGAGATCTGTTGTGCGTCTTTATCACGGGCGAGACGTTTGCATGGGTGGCGGGTTATGCGTCGGCGGCTTTTCTCATTGCTATTGCGATTGAACGATACTACGCTACCACAAGGCCGCACAGCTACGGCTCGTCTCTCATCAAAAGGCGCCTGAAGGTCGTAGTGGTGGGATGTTGGGTCTGGGCACTAGTATGGAATTGCAGTGGATTCAAGACGAAATTCTACAACGAGAAGTTCGACTCTTGTGACATGGCATGGGAAACAGAATACTCCTTTAGAATCTACGCCGCGATGTCATTTTTCGCAGTTGGGATTTTTCCAAGTTTGACGATGATTCTGTTATATTCTAAAGTGGTTTATTCCATATGGTTTGATCAAAATGTAACCCAAATTGTCCGTAATGCAGAAAGACATAGAAAGCAGCGGAAACGAGCAACTAAATTGGCGCTGTCCGTTAGCGCCCTATATGCAGTTTGCTGGCTTCCGGAATTGACCATATTTGTCCTCTCTGCTTTCGCGCCTGAAATGGTCGCGGGAAACATCGCATACCCGGCCTCCGTTGCCATGGTTTCCTTGAACTCTGCTGCAAACCCATTAATATACGGTCTCAGCAGTAACCGGATTGGCCGCGAAATGGCACGACTCATTTGCTTCTGGAAAAGAAGTGTTGGCGATAAAGGGGCAAGTACCGAACACGAATTAGACAGGACAGGAGTCAATAAGAGGGGAGGACGGAACAAGGTGTCTACTGTTGATGAGAATATTGATCTA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TGTCTCCGGGCCAA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AGATCAATATTCTCATCAACAGTAGAC</text:p>
          </table:table-cell>
          <table:table-cell office:value-type="float" office:value="60.89" calcext:value-type="float">
            <text:p>60.89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26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TAEEVAIVVAFSIVTVIGVTGNILVCLVVLLNKPMRTPMNYLLVNLAISDLLLLIFFSPTFIFKGAYTHPGGLAGDVLCSLVTGESFAWMGGYASALFLVAIAIERFYAVTNPHSNLVSITNSNLKILVVVCWLFAIAWNAIGFIVKRYNEQLGFCTMEWPADYSFKVYSALCFVVLGVIPICTMCVLYSRVIHQLWFRREVEQVNNQEADRQRRKKATKMVIVVSFIYALSWIPELSIFLIVAYAPTSIRGDIAYPASVAMVTFNSAINPIIYSFHNERFRRHLLNLLRCRVSGGRVAPNNRTVGAGHNNTSAGLQSISMSDNANKSIAGNKLENQAY</text:p>
          </table:table-cell>
          <table:table-cell office:value-type="string" calcext:value-type="string">
            <text:p>EDO48261</text:p>
          </table:table-cell>
          <table:table-cell office:value-type="string" calcext:value-type="string">
            <text:p>ATGACAACCGCAGAGGAGGTAGCGATCGTCGTCGCCTTCTCCATAGTAACCGTGATTGGCGTGACAGGGAATATCCTCGTCTGCCTCGTGGTGCTACTAAACAAGCCGATGCGAACGCCCATGAACTATCTCCTTGTGAACCTCGCCATCAGCGATCTTCTTCTTCTCATCTTCTTCAGCCCAACCTTCATCTTCAAGGGGGCCTACACACACCCAGGGGGTTTGGCAGGGGATGTATTGTGCTCTCTGGTGACGGGGGAAAGCTTTGCGTGGATGGGAGGCTACGCGTCGGCGCTCTTCCTTGTCGCCATAGCAATAGAGAGGTTTTACGCCGTCACAAATCCCCACAGTAATCTTGTGAGCATCACGAACAGCAATCTTAAAATCCTGGTGGTTGTTTGCTGGCTGTTCGCCATCGCCTGGAACGCCATTGGCTTCATCGTCAAGCGCTACAACGAACAACTCGGTTTCTGCACCATGGAGTGGCCAGCGGACTACTCCTTCAAGGTGTACAGCGCGCTATGCTTTGTGGTCCTAGGGGTGATCCCTATTTGCACCATGTGTGTACTTTACTCGAGGGTTATCCACCAGTTGTGGTTCAGGCGCGAAGTGGAGCAGGTGAATAACCAGGAGGCGGACAGACAGCGCCGGAAAAAGGCTACCAAGATGGTGATTGTGGTCAGCTTTATCTACGCTCTCTCGTGGATTCCAGAGCTCAGTATCTTTCTCATCGTGGCGTATGCGCCCACAAGCATCCGCGGAGATATCGCCTATCCCGCTTCTGTCGCTATGGTGACGTTCAATTCGGCAATCAATCCAATAATATACAGCTTCCATAATGAACGTTTCAGACGACATCTTTTGAACCTGCTGCGATGTAGGGTGTCCGGCGGTCGGGTTGCCCCTAACAACCGAACTGTAGGTGCAGGTCATAATAACACGTCGGCTGGTCTGCAGAGCATCTCGATGTCTGACAATGCGAACAAGTCTATCGCTGGGAATAAGTTGGAAAATCAAGCATAC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AACCGCAGAGGAGGTAG</text:p>
          </table:table-cell>
          <table:table-cell office:value-type="float" office:value="60.85" calcext:value-type="float">
            <text:p>60.8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GTATGCTTGATTTTCCAACTTATTC</text:p>
          </table:table-cell>
          <table:table-cell office:value-type="float" office:value="60.01" calcext:value-type="float">
            <text:p>60.01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34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LSAEAETVFKVTFAALILLNVGGNSLVCLVVRRFQRMRTPMNYLLVNLAISDIVVGIFFLPRHLLLGVFTYPDDGLAADWLCKLITYANLAWLASFASVYTLVIIAWERYNAIMKPLSVSARFTTKKIKICVAFTWIIAFLVTLAEVIATEYNKETAFCDYNWKEAWNKADAAFWLFGVGVLPTVIMCSLYGRVIKSLWCSRQAVTPHDVSYRSLLKSRKRVTKAALTVTSILFACWMPNLIYYFMTTFTPKSSSTGSALTNVSPIWYRLSHVLILLNSSVNPLVYAVQDRRFRAGMKSYLCRCKRRAQENSMQQDDTIFRLSVINGR</text:p>
          </table:table-cell>
          <table:table-cell office:value-type="string" calcext:value-type="string">
            <text:p>EDO48343</text:p>
          </table:table-cell>
          <table:table-cell office:value-type="string" calcext:value-type="string">
            <text:p>ATGGCTTTATCGGCGGAGGCGGAAACAGTTTTCAAGGTTACATTTGCAGCCTTGATTCTCTTAAATGTGGGAGGCAATTCACTTGTCTGTTTGGTAGTCAGACGATTCCAGCGCATGCGCACTCCCATGAACTATCTTCTGGTGAACCTCGCAATAAGCGATATCGTCGTTGGAATCTTTTTCTTACCTCGTCATCTGCTACTTGGCGTTTTTACATACCCGGATGATGGCCTCGCCGCTGATTGGCTGTGCAAGCTTATTACGTATGCCAACCTAGCATGGCTTGCAAGTTTTGCTAGTGTGTACACGCTGGTAATCATTGCGTGGGAGCGCTACAACGCTATCATGAAGCCTCTATCAGTGTCAGCACGATTTACAACCAAGAAAATCAAAATCTGCGTCGCATTCACTTGGATAATTGCTTTTCTTGTAACTCTAGCTGAAGTCATCGCCACAGAATACAACAAAGAGACCGCATTTTGTGATTATAACTGGAAGGAAGCTTGGAATAAAGCGGACGCAGCGTTCTGGTTATTTGGTGTTGGAGTTCTTCCTACGGTCATCATGTGTTCGCTTTACGGACGCGTCATTAAGAGCTTATGGTGCAGTAGACAAGCCGTGACCCCCCACGACGTCTCGTACCGATCGCTTCTCAAGTCCAGGAAGCGAGTGACCAAAGCAGCCTTGACTGTCACTTCCATACTATTCGCCTGTTGGATGCCCAATCTTATCTATTATTTCATGACTACTTTTACTCCCAAGTCGAGTAGTACAGGGAGTGCGCTTACTAATGTCTCACCAATATGGTACCGCCTGTCACATGTGCTTATCCTGTTGAATTCGAGTGTGAATCCGCTTGTTTATGCAGTACAGGATAGGAGATTTAGGGCGGGTATGAAAAGTTACCTTTGTCGGTGCAAGCGGCGTGCACAGGAGAATTCCATGCAACAGGATGATACGATCTTCAGGCTGTCTGTAATAAACGGCCG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TTATCGGCGGAGG</text:p>
          </table:table-cell>
          <table:table-cell office:value-type="float" office:value="62.37" calcext:value-type="float">
            <text:p>62.37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TCGGCCGTTTATTACAGACAG</text:p>
          </table:table-cell>
          <table:table-cell office:value-type="float" office:value="60.87" calcext:value-type="float">
            <text:p>60.87</text:p>
          </table:table-cell>
          <table:table-cell office:value-type="string" calcext:value-type="string">
            <text:p>BamH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50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THPVIVCDHIETYPAIVWDHMQTHPATVCDHMQTHPAIVCDYLETHPAIVSDYMQTHPVIGCDHIETYPAIVCDHMQTHPATVCDHMQTHPAIVCDYYLETHPAIVSDYMQTHPAIVCDYMETHPTIVCDHMETHPTIVCDHMETHPTIVCDYMETHPATVCDYLETQPSYGKIILRSCAIIWKPSCDRVRSYGNSPGDRVSSSLCGSKEKGKKMSMGIASDGSFPAISSALSNNVIILKLKYSDDKCHARSLRTPMNFLLVNLAIADMMVAIFMSPRHIFLPAFTHPEGYTGDIVCKLLTGGNLMWVIILVCWLYAFVVDIPPFLVIFYNHDRRFCTEYWPNISLARAYTIMMFNLDFALPVVLMGALYSRVVYRLWFRQNNDTSHAQLAVARSRKKGAENFAHRAFKGAIGFLTDWNQPNYTRQSKIFSVSHMIIFTLVSRCPREKL</text:p>
          </table:table-cell>
          <table:table-cell office:value-type="string" calcext:value-type="string">
            <text:p>EDO48507</text:p>
          </table:table-cell>
          <table:table-cell office:value-type="string" calcext:value-type="string">
            <text:p>ATGGAAACTCATCCTGTGATCGTGTGCGATCATATAGAAACTTATCCTGCGATCGTTTGGGATCATATGCAAACTCACCCGGCGACCGTGTGCGATCATATGCAAACTCACCCTGCGATCGTATGCGATTATTTGGAAACTCACCCAGCGATCGTGAGCGATTATATGCAAACTCATCCTGTGATCGGGTGCGATCATATAGAAACTTATCCTGCGATCGTTTGCGATCATATGCAAACTCACCCGGCGACCGTGTGCGATCATATGCAAACTCACCCTGCGATCGTATGCGATTATTATTTGGAAACTCACCCAGCGATCGTGAGCGATTATATGCAAACTCACCCTGCAATCGTGTGCGATTATATGGAAACTCATCCGACGATCGTGTGCGATCATATGGAAACTCACCCGACGATCGTGTGCGATCATATGGAAACTCACCCGACGATCGTGTGTGATTATATGGAAACTCACCCGGCGACCGTATGCGATTATTTGGAAACTCAACCATCATATGGTAAAATCATCCTGCGATCGTGTGCGATCATATGGAAACCATCCTGCGATCGTGTGCGATCATATGGAAACTCACCCGGCGATCGGGTTAGTTCGTCGTTGTGTGGGTCAAAAGAAAAAGGAAAAAAAATGTCGATGGGGATAGCTTCGGATGGTAGCTTTCCCGCTATTTCGAGTGCCTTGTCAAATAACGTAATAATTTTAAAACTAAAGTACTCAGATGACAAATGTCACGCCAGGTCTCTTCGTACACCCATGAACTTCCTTCTCGTCAACCTCGCCATTGCGGACATGATGGTGGCGATATTCATGTCTCCGCGTCACATATTTCTACCCGCATTTACCCACCCTGAGGGCTATACAGGAGACATCGTCTGCAAGCTGTTGACGGGAGGGAACCTCATGTGGGTCATCATTCTGGTATGCTGGTTATATGCCTTCGTAGTCGACATTCCACCATTTCTCGTCATATTCTATAACCATGACCGCCGTTTCTGCACCGAGTACTGGCCAAATATCTCGCTGGCAAGAGCGTATACGATCATGATGTTCAACCTGGACTTCGCGCTGCCGGTAGTGCTAATGGGTGCTCTCTACTCCAGGGTTGTCTACCGCTTGTGGTTTCGACAGAATAATGACACATCGCATGCCCAGCTTGCGGTGGCACGCTCTAGAAAGAAGGGCGCTGAGAATTTCGCGCACCGCGCTTTTAAAGGCGCAATAGGCTTTCTCACTGACTGGAATCAGCCGAACTATACTCGACAGAGTAAAATATTCAGTGTCTCACACATGATTATTTTCACTCTTGTAAGTAGATGCCCACGTGAGAAAC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GACCCACCCCGTGATCGTGTGCGACCATATCGAGACATATCCAGCCATCGTGTGGGATCACATGCAGACCCATCCCGCTACAGTGTGCGACCACATGCAGACCCATCCTGCCATCGTGTGCGATTATCTGGAGACACATCCAGCTATCGTGTCTGACTACATGCAGACTCATCCCGTGATCGGCTGCGATCATATCGAGACATACCCTGCCATCGTGTGCGACCATATGCAGACCCATCCAGCTACAGTGTGCGATCATATGCAGACTCATCCCGCCATCGTGTGCGACTACTATCTGGAGACCCACCCTGCTATCGTGTCCGATTATATGCAGACACATCCAGCAATCGTGTGCGATTACATGGAGACCCACCCCACAATCGTGTGCGATCACATGGAGACCCATCCTACAATCGTGTGCGACCACATGGAGACCCATCCAACAATCGTGTGCGATTATATGGAGACCCACCCAGCCACAGTGTGCGATTACCTGGAGACCCAGCCTTCTTATGGCAAGATCATCCTGCGCTCCTGCGCCATCATCTGGAAGCCAAGCTGTGATAGAGTGCGCTCCTACGGCAACAGCCCAGGCGACAGGGTGTCCTCCTCCCTGTGCGGCTCTAAGGAGAAGGGCAAGAAGATGTCCATGGGCATCGCTAGCGATGGCTCTTTCCCTGCCATCTCCTCCGCCCTGTCCAACAATGTGATCATCCTGAAGCTGAAGTATAGCGACGATAAGTGCCATGCCAGATCTCTGCGCACCCCCATGAACTTCCTGCTGGTGAATCTGGCCATCGCTGATATGATGGTGGCTATCTTTATGAGCCCTAGACACATCTTCCTGCCAGCCTTTACCCATCCCGAGGGCTATACAGGCGACATCGTGTGCAAGCTGCTGACAGGCGGCAATCTGATGTGGGTCATCATCCTGGTGTGCTGGCTGTACGCTTTCGTGGTGGACATCCCCCCCTTCCTGGTCATCTTCTACAACCACGACAGGCGGTTTTGTACCGAGTATTGGCCTAATATCAGCCTGGCCAGGGCTTACACAATCATGATGTTCAACCTGGATTTTGCCCTGCCAGTGGTGCTGATGGGCGCTCTGTACTCTAGAGTGGTGTATCGCCTGTGGTTCAGGCAGAACAATGACACCTCCCATGCTCAGCTGGCTGTGGCTAGGAGCCGGAAGAAGGGAGCTGAGAATTTCGCCCACCGGGCTTTTAAGGGCGCCATCGGCTTTCTGACCGACTGGAACCAGCCAAATTACACAAGACAGTCTAAGATCTTCTCCGTGTCCCACATGATCATCTTTACCCTGGTGTCCAGGTGCCCAAGGGAGAA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087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TIVFLGSLIGNSVVVRVIQELNKMIKRPITYYLITNLALAELLGTSCMLFFRAYVELRSWPFGDVMCRILNAMLVMSYAVVPATLAAIAILRYRLIVSRPIPPSSEKRTFLLMAALWGVGMGICLPSFLTATVVQSPLDEETYWCIELFPGDTLEDFPSQKLKRFFLVRFMLNFACPGIIMVAAYGALACKLRLRVSTRMRCDKCKTNLRPLTTTSVIYLSLCDHERHLLVQVQEHRNSPTPPISMIVVTSPSSEALEHAGSSSKSTDTAPEQNSMERDLLRMIYAIIVIYLVCYLPYQIFFLLEYFKAVTPRWRYFDVTREYLYLITCFPSALHPLCYGTMCPFYAMAFSRLILCKKTR</text:p>
          </table:table-cell>
          <table:table-cell office:value-type="string" calcext:value-type="string">
            <text:p>EDO30870</text:p>
          </table:table-cell>
          <table:table-cell office:value-type="string" calcext:value-type="string">
            <text:p>ATGTATACCATCGTCTTCCTGGGATCTCTGATTGGAAACTCGGTGGTGGTACGTGTGATCCAGGAACTAAACAAGATGATAAAGAGGCCAATCACGTACTACCTCATCACGAACCTAGCACTCGCAGAGCTGCTGGGTACTTCGTGTATGCTTTTCTTCAGGGCTTATGTTGAGCTGCGTTCGTGGCCGTTCGGTGACGTCATGTGCCGGATCCTGAACGCTATGCTTGTGATGTCATACGCTGTCGTACCCGCCACTCTCGCCGCCATCGCAATCCTCCGCTACCGCCTTATAGTCTCCCGACCCATCCCCCCTTCGTCTGAGAAGCGCACTTTCTTATTAATGGCTGCCCTGTGGGGGGTGGGGATGGGGATATGTCTTCCGTCGTTCCTGACCGCGACTGTTGTTCAGAGCCCGCTGGATGAAGAGACATACTGGTGTATTGAGTTGTTCCCCGGCGATACGTTAGAAGATTTTCCCTCTCAGAAGCTGAAGAGGTTTTTCCTTGTCAGGTTTATGTTGAACTTCGCGTGTCCGGGGATCATCATGGTGGCAGCGTACGGAGCCCTCGCCTGCAAACTCCGCCTTCGCGTCTCAACACGCATGCGCTGTGACAAGTGCAAAACTAATCTTCGCCCATTAACGACCACGAGCGTCATCTACTTATCTCTCTGCGACCACGAGCGTCATCTACTTGTCCAAGTCCAAGAACACCGAAACTCACCGACTCCACCAATCTCTATGATAGTCGTGACATCGCCGTCTTCTGAGGCCCTAGAGCATGCTGGGAGTAGTTCAAAGTCCACTGATACAGCGCCTGAACAGAACTCAATGGAGAGAGATCTTCTGCGCATGATCTATGCTATCATTGTGATCTATCTCGTGTGTTATTTGCCATATCAGATTTTCTTTCTATTAGAATACTTCAAGGCTGTCACGCCAAGATGGCGTTACTTTGACGTCACGCGGGAGTATTTGTACCTGATCACGTGTTTCCCAAGTGCGCTTCACCCTTTGTGCTATGGCACCATGTGTCCTTTCTACGCCATGGCATTCTCACGGCTAATACTCTGCAAGAAAACCCGC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ATACCATCGTCTTCCTGGGA</text:p>
          </table:table-cell>
          <table:table-cell office:value-type="float" office:value="61.74" calcext:value-type="float">
            <text:p>61.7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GCGGGTTTTCTTGCAGA</text:p>
          </table:table-cell>
          <table:table-cell office:value-type="float" office:value="61.62" calcext:value-type="float">
            <text:p>61.62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141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HHTNESLFLLNSSSEHNHGVSQYAESVLLHTLRLFLVTLIILVSLVGNPLLLRAVWIQKGPKTITYYLVSNLALSEMVSTSCLPFLFAYMELKSWPFGEVACHIIAPLQQLAGLVVTGTLSALAFYRCSVVLWPLKIRRTRFKKLSALAVCCGLWTSSLFAVVPLFMYNKVIDTTNGVSWCLTMFPGDKLQDYPSKPYRVLILFHFMLNFVVSAVIMVVSYSIILLRLGFCPKMHLSTDKHRDVKLTVYTNPSSTETCTEAFDIDTSPNVKPNKIAQPQTKKHDDSYQRDDETESEIAEYEVDLLKMIYAIVIIFLVCYFPYQTFFLLENFAGLSWHNFYYFDILRAYVYVLTCVPNALHPICYGIMNCDDEINAKPIDKPIML</text:p>
          </table:table-cell>
          <table:table-cell office:value-type="string" calcext:value-type="string">
            <text:p>EDO31411</text:p>
          </table:table-cell>
          <table:table-cell office:value-type="string" calcext:value-type="string">
            <text:p>ATGCATCATACTAATGAGAGCTTGTTCTTGCTCAATTCAAGTTCAGAGCACAACCATGGTGTGTCACAGTACGCCGAGTCGGTCCTGCTGCACACGCTACGCTTATTTTTAGTCACCCTTATTATCCTCGTCTCGCTTGTCGGAAACCCTCTTTTGCTCAGAGCGGTGTGGATCCAAAAAGGACCAAAGACTATAACGTACTATCTCGTCAGTAACCTAGCGCTTAGCGAGATGGTCAGCACGAGCTGTTTGCCGTTCCTGTTTGCATACATGGAATTGAAGAGCTGGCCATTTGGAGAAGTCGCTTGTCATATCATAGCGCCGTTACAACAGCTCGCAGGGTTAGTTGTTACTGGAACGCTATCCGCCCTTGCCTTCTACAGATGCAGCGTCGTCTTGTGGCCACTCAAAATTCGAAGAACGCGCTTCAAGAAACTCTCTGCTTTGGCTGTCTGCTGTGGACTGTGGACTTCCTCGCTTTTTGCTGTTGTGCCTCTTTTCATGTATAACAAAGTGATTGATACAACCAATGGGGTGTCTTGGTGCTTAACGATGTTTCCCGGGGACAAACTTCAAGACTACCCGTCTAAGCCTTACCGTGTACTTATTCTATTCCACTTCATGCTCAATTTCGTAGTCTCGGCGGTAATCATGGTGGTATCATATAGCATTATCCTCCTCCGCCTGGGTTTCTGCCCCAAAATGCACCTTTCCACCGACAAACACCGGGATGTAAAGTTGACTGTGTACACTAACCCATCTAGCACAGAAACATGCACAGAAGCTTTTGACATCGACACGAGCCCTAATGTGAAACCTAACAAAATAGCTCAGCCGCAGACAAAAAAGCATGATGACTCTTATCAGAGAGATGACGAGACCGAAAGTGAGATCGCCGAATATGAAGTGGACCTTTTAAAGATGATTTACGCGATTGTCATCATATTTCTGGTATGCTACTTCCCTTATCAAACGTTTTTCTTACTGGAAAATTTTGCTGGTTTGTCGTGGCACAATTTCTATTATTTTGATATTCTAAGGGCGTATGTGTACGTTTTAACTTGCGTGCCCAATGCTCTCCATCCCATTTGTTACGGCATTATGAACTGCGATGATGAGATAAACGCAAAGCCGATTGATAAACCTATCATGT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ACCATACAAACGAGTCTCTGTTCCTGCTGAACTCCAGCTCTGAGCACAATCATGGCGTGTCTCAGTACGCCGAGTCCGTGCTGCTGCACACACTGAGACTGTTTCTGGTGACCCTGATCATCCTGGTGTCCCTGGTGGGAAACCCTCTGCTGCTGAGGGCCGTGTGGATTCAGAAGGGCCCAAAGACCATCACATACTATCTGGTGAGCAATCTGGCCCTGTCTGAGATGGTGAGCACCTCTTGCCTGCCCTTCCTGTTTGCTTACATGGAGCTGAAGAGCTGGCCATTCGGCGAGGTGGCCTGTCATATCATCGCTCCACTGCAGCAGCTGGCTGGACTGGTGGTGACCGGCACACTGTCCGCCCTGGCTTTCTATAGATGCAGCGTGGTGCTGTGGCCTCTGAAGATCAGGCGGACACGCTTTAAGAAGCTGTCTGCCCTGGCCGTGTGCTGTGGACTGTGGACCTCCAGCCTGTTCGCTGTGGTGCCACTGTTTATGTACAACAAAGTGATCGACACCACAAATGGCGTGAGCTGGTGTCTGACCATGTTTCCCGGCGACAAGCTGCAGGATTACCCCTCTAAGCCTTATCGGGTGCTGATCCTGTTCCACTTTATGCTGAACTTCGTGGTGTCCGCCGTGATCATGGTGGTGTCCTACAGCATCATCCTGCTGAGGCTGGGCTTTTGCCCCAAGATGCACCTGAGCACAGACAAGCATCGGGATGTGAAGCTGACAGTGTATACCAATCCTTCTTCCACCGAGACATGTACCGAGGCCTTCGACATCGATACCTCCCCAAACGTGAAGCCCAATAAGATCGCTCAGCCTCAGACAAAGAAGCATGACGATTCTTACCAGAGGGACGATGAGACCGAGTCCGAGATCGCCGAGTACGAGGTGGATCTGCTGAAGATGATCTATGCTATCGTGATCATCTTCCTGGTGTGCTACTTTCCATATCAGACATTCTTTCTGCTGGAGAACTTTGCCGGCCTGTCCTGGCACAATTTCTACTATTTTGACATCCTGAGGGCCTACGTGTATGTGCTGACCTGCGTGCCCAATGCTCTGCATCCTATCTGCTATGGCATCATGAACTGTGACGATGAGATCAATGCTAAGCCTATCGATAAGCCAATCAT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613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ALDPTSAYFTNNSTELQPNELTSVTQLREPFGLKVFRGMIFAFVVIASLLGNSVVIKTVFENSLRKPMTYYLVSNMAVAELIGTVLVPFSYSYQEIFHWPFGELLCHIIAPLQVLSVLVTTTSLAAIALHRYKVFTSPRRVRVSGKTITCTIISLWAIAFFITLPSFLYHSHVISPTQKGKYWCLELVPGDQLKDFPSPELRKYYMIRFFCNFVIPACVMMFSYGVVSLQLRFHRNRAVRDVEMETGSDRTRETSASTQPQQQGTVSMELHEVVRSPPHAQQPQHNASNSTREQATRERAQRKRQAISGLETDLLKMIYLIILIFLVCYFPYQIFFLLEYFGVMNYKNWQYFDITRIYVFLLTCFPSAIHPICYGTMSKFFARTFSRLVLCRWSYGDYP</text:p>
          </table:table-cell>
          <table:table-cell office:value-type="string" calcext:value-type="string">
            <text:p>EDO36138</text:p>
          </table:table-cell>
          <table:table-cell office:value-type="string" calcext:value-type="string">
            <text:p>ATGGAAGCGCTCGATCCGACTAGCGCTTACTTTACGAATAACTCCACCGAACTTCAGCCCAACGAGCTTACATCGGTGACGCAGCTTAGAGAACCTTTCGGCTTGAAAGTGTTTCGCGGAATGATTTTCGCATTTGTGGTCATCGCGTCTCTGCTTGGGAATTCAGTTGTTATCAAGACCGTCTTCGAGAATTCTCTCCGCAAACCTATGACGTACTACCTTGTGAGTAACATGGCTGTCGCTGAGCTAATTGGTACGGTTCTCGTCCCCTTTAGCTACTCCTACCAAGAGATCTTCCACTGGCCGTTTGGCGAACTCCTCTGTCATATAATTGCACCATTGCAAGTGTTATCTGTGCTGGTAACAACCACATCACTGGCCGCTATTGCTCTGCATCGGTACAAAGTGTTTACGTCTCCTCGGCGAGTCCGCGTGAGCGGTAAAACCATTACTTGTACCATCATCAGTCTTTGGGCAATCGCCTTCTTCATCACTCTCCCTTCCTTTCTCTACCACTCTCACGTTATTTCGCCGACTCAAAAGGGGAAATACTGGTGCTTGGAACTCGTCCCAGGGGACCAACTTAAAGACTTTCCCTCGCCTGAATTGCGCAAATATTACATGATTCGGTTCTTTTGTAATTTCGTGATCCCGGCATGTGTGATGATGTTTTCGTATGGCGTAGTAAGCCTACAATTGCGCTTTCATCGAAATCGCGCAGTGAGAGACGTGGAGATGGAAACCGGCAGCGACCGAACGCGCGAGACGAGCGCTTCTACCCAACCACAGCAACAAGGGACAGTAAGTATGGAGCTGCATGAAGTCGTGCGCTCGCCCCCACATGCCCAACAACCACAGCACAACGCAAGCAACAGTACGCGAGAACAAGCGACTCGCGAGCGCGCACAGCGCAAACGTCAGGCTATCTCGGGTCTAGAGACGGACTTACTAAAGATGATTTACTTAATCATTCTGATCTTCCTCGTCTGTTACTTCCCTTATCAAATATTCTTTCTGCTGGAGTATTTTGGCGTTATGAACTACAAGAATTGGCAATACTTCGACATCACTCGAATTTACGTGTTTCTCCTGACGTGTTTCCCGTCCGCCATTCACCCTATCTGCTATGGTACGATGTCCAAGTTTTTCGCGCGCACATTCTCTCGACTGGTGCTATGCAGATGGTCGTATGGTGACTACCCGTGA</text:p>
          </table:table-cell>
          <table:table-cell table:style-name="ce9" office:value-type="string" calcext:value-type="string">
            <text:p>synthesized (codon-optimized), not tested?</text:p>
          </table:table-cell>
          <table:table-cell table:style-name="ce9" office:value-type="string" calcext:value-type="string">
            <text:p>GAATTCCGCCACCATGGAGGCCCTGGACCCAACCTCCGCTTACTTCACCAACAATAGCACAGAGCTGCAGCCTAACGAGCTGACCAGCGTGACACAGCTGAGGGAGCCATTCGGCCTGAAGGTGTTTCGGGGCATGATCTTCGCCTTCGTGGTCATCGCTTCTCTGCTGGGCAACTCCGTGGTCATCAAGACCGTGTTCGAGAACTCCCTGAGGAAGCCCATGACATACTATCTGGTGTCCAATATGGCCGTGGCTGAGCTGATCGGCACCGTGCTGGTGCCTTTTTCCTACAGCTATCAGGAGATCTTCCACTGGCCCTTTGGCGAGCTGCTGTGCCATATCATCGCCCCTCTGCAGGTGCTGTCTGTGCTGGTGACCACAACCTCCCTGGCCGCTATCGCTCTGCACAGATACAAGGTGTTCACAAGCCCTAGGCGGGTGCGCGTGTCTGGCAAGACAATCACCTGCACAATCATCAGCCTGTGGGCCATCGCTTTCTTTATCACCCTGCCATCTTTCCTGTACCACTCCCATGTGATCAGCCCCACACAGAAGGGCAAGTATTGGTGTCTGGAGCTGGTGCCTGGCGACCAGCTGAAGGATTTTCCATCCCCCGAGCTGAGGAAGTACTATATGATCCGGTTCTTTTGCAACTTCGTGATCCCAGCCTGCGTGATGATGTTTAGCTATGGCGTGGTGTCTCTGCAGCTGAGATTTCACAGAAATAGGGCCGTGCGCGACGTGGAGATGGAGACCGGCAGCGATAGGACCCGGGAGACATCTGCTTCCACCCAGCCACAGCAGCAGGGCACAGTGTCCATGGAGCTGCATGAGGTGGTGAGGAGCCCACCTCACGCTCAGCAGCCACAGCATAACGCTAGCAATTCTACCAGGGAGCAGGCTACAAGAGAGAGGGCTCAGAGGAAGCGGCAGGCTATCTCTGGCCTGGAGACCGACCTGCTGAAGATGATCTACCTGATCATCCTGATCTTCCTGGTGTGCTACTTTCCCTATCAGATCTTCTTTCTGCTGGAGTATTTCGGCGTGATGAACTACAAGAATTGGCAGTATTTTGACATCACCAGAATCTACGTGTTCCTGCTGACATGCTTTCCTTCCGCCATCCATCCAATCTGTTATGGCACCATGTCCAAGTTCTTTGCTAGGACCTTCTCCCGCCTGGTGCTGTGCCGCTGGTCTTACGGCGATTATCC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69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FPLLACRVEIPIMFNSTFNFTSANATLISNATSHATFNATTVPGQPFYHKEPEALETFRKFVFGVVIFAALLGNTIVIQAIRTGPSRKPFTYYLVTSLSVAELISSFCLIFLFDYEERLTWVFGEFMCLTTLPIITITFTVVTHNLAAIALYRYRVVVTPHKRPPSRKVAFGCILATWVFPIIISIPNNIQHIHEEKDGDEVWCYEQDPLINYSLARFFLCFAIPMMIMVVAYGLSALQIRQHMNILQTKHRERLNSNIGSMNGENNRLSITATTTQGSINNLHRQIPQNQTKGSYNNLQLGAGQAHEIGEPVQYIAGDKPQIVIHSPQGVSVLVIHLPQEISRVESSMMESERDVIRMFYAIVLIFLLCYIPYQIFYLISYFEVL</text:p>
          </table:table-cell>
          <table:table-cell office:value-type="string" calcext:value-type="string">
            <text:p>EDO37698</text:p>
          </table:table-cell>
          <table:table-cell office:value-type="string" calcext:value-type="string">
            <text:p>ATGTTTCCCTTGTTGGCTTGTCGTGTGGAAATTCCGATAATGTTCAACAGCACGTTCAACTTCACATCTGCAAACGCCACGCTCATTAGCAATGCCACGAGCCATGCTACCTTCAATGCGACCACGGTACCTGGTCAACCGTTTTACCACAAAGAGCCCGAGGCGCTTGAAACGTTTCGCAAGTTTGTGTTCGGGGTTGTGATTTTCGCCGCGTTGCTTGGCAACACGATCGTGATCCAGGCAATCAGGACGGGTCCATCGAGAAAGCCATTCACCTACTACCTGGTGACAAGCCTGTCAGTGGCAGAGTTAATCAGCTCGTTTTGCCTCATCTTCTTGTTCGACTACGAGGAGCGTCTAACTTGGGTATTTGGCGAGTTCATGTGTCTCACCACCCTTCCCATTATAACCATCACGTTTACCGTGGTCACGCACAACCTCGCCGCCATTGCTCTGTACCGTTACCGAGTAGTTGTCACGCCACACAAGCGACCGCCTTCACGCAAGGTCGCGTTTGGATGTATCTTAGCAACCTGGGTGTTCCCAATTATCATTTCGATTCCTAATAACATACAACACATACACGAGGAGAAAGATGGCGATGAAGTATGGTGCTACGAACAGGACCCTCTGATAAACTATAGCTTGGCGCGCTTTTTCCTCTGTTTTGCGATACCCATGATGATTATGGTCGTTGCCTACGGGCTCTCTGCTCTACAGATTCGTCAGCACATGAACATCCTTCAGACGAAGCACCGCGAACGCCTAAATTCGAACATTGGTTCCATGAATGGTGAAAACAACCGGCTGTCAATCACCGCGACCACGACCCAAGGCTCCATCAATAACCTTCACAGACAGATTCCACAGAACCAGACAAAGGGCTCGTACAACAACCTACAGCTAGGCGCAGGGCAGGCGCACGAGATAGGTGAACCCGTGCAGTACATCGCAGGAGACAAGCCTCAGATAGTTATACATTCACCACAAGGGGTAAGCGTGTTAGTTATACACCTACCACAAGAGATTAGTAGAGTTGAAAGCAGCATGATGGAGTCGGAGCGTGACGTTATCAGGATGTTTTACGCTATCGTTCTTATATTTCTGCTGTGCTACATTCCATACCAGATCTTCTACCTAATTTCGTACTTTGAGGTAC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TTCCCTCTGCTGGCTTGCAGAGTGGAGATCCCAATCATGTTTAACTCCACCTTCAACTTCACCAGCGCCAACGCTACCCTGATCTCCAATGCCACCAGCCACGCTACATTCAACGCCACCACAGTGCCAGGCCAGCCCTTTTACCATAAGGAGCCAGAGGCCCTGGAGACATTCCGCAAGTTCGTGTTTGGCGTGGTCATCTTTGCCGCTCTGCTGGGCAATACCATCGTGATCCAGGCTATCAGGACAGGCCCTTCCCGGAAGCCATTCACCTACTATCTGGTGACAAGCCTGTCTGTGGCCGAGCTGATCTCCAGCTTTTGCCTGATCTTCCTGTTTGACTATGAGGAGAGGCTGACCTGGGTGTTCGGCGAGTTCATGTGCCTGACCACACTGCCTATCATCACAATCACCTTCACAGTGGTGACCCACAACCTGGCCGCTATCGCTCTGTACAGGTATCGGGTGGTGGTGACACCACATAAGAGGCCCCCTTCCCGGAAGGTGGCTTTCGGCTGTATCCTGGCCACCTGGGTGTTTCCCATCATCATCAGCATCCCTAACAATATCCAGCACATCCATGAGGAGAAGGACGGCGATGAAGTGTGGTGCTACGAGCAGGACCCCCTGATCAATTATTCTCTGGCTAGGTTCTTCCTGTGCTTTGCCATCCCTATGATGATCATGGTGGTGGCTTACGGACTGTCCGCCCTGCAGATCAGGCAGCACATGAACATCCTGCAGACCAAGCATAGAGAGCGCCTGAACTCTAATATCGGCTCCATGAATGGCGAGAACAATAGACTGTCTATCACCGCTACCACAACCCAGGGCTCCATCAACAATCTGCACCGCCAGATCCCACAGAACCAGACAAAGGGCAGCTACAACAATCTGCAGCTGGGAGCTGGACAGGCTCATGAGATCGGCGAGCCCGTGCAGTATATCGCCGGCGACAAGCCACAGATCGTGATCCACAGCCCACAGGGCGTGTCCGTGCTGGTCATCCATCTGCCCCAGGAGATCAGCAGAGTGGAGTCTTCCATGATGGAGTCTGAGAGAGATGTGATCCGCATGTTCTATGCCATCGTGCTGATCTTTCTGCTGTGCTACATCCCTTATCAGATCTTCTACCTGATCTCTTATTTTGAGGT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86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LQNQSLPSLDANLTSTEPASATTEYEESDEMRYLRFTLFGVISLASVVGNAIIIKSVISIPYKKPLTYTLTTNLAIAELVSTIFLLMLVIYEEIKTWPFGDFMCHLTSPIQILSGLVVTWSMALISIHRFVVITSPGSQYIKKQELLMVLLWLAATAITFPLFMYSKMVMSPFDPDTYWCFVLFPGDSLSSFPSYRTYHMVRFMLNYILPIVIMIAAYGALGFRLKYHIAFIRTVHSELTVPNSGTHSTGAVTVNGNTDIEASEPNNDNNNDVILAGTKDPSRQFHASFSQTSSDVVYENLLIDLESDLLRMIYAIILIFVVCYIPYQVFYFLEYFDVVSYQKWRYFTVCRRYIFLITCLPSALHPLCYGTMSKFYAKAFARIVLCKWRRRSARPRRKMLSAPNSAPKAPH</text:p>
          </table:table-cell>
          <table:table-cell office:value-type="string" calcext:value-type="string">
            <text:p>EDO39861</text:p>
          </table:table-cell>
          <table:table-cell office:value-type="string" calcext:value-type="string">
            <text:p>ATGCTGCTTCAAAACCAGAGTTTACCATCCCTTGACGCCAACCTAACAAGTACAGAACCTGCCAGCGCAACCACCGAATACGAGGAATCTGACGAGATGCGATATCTTCGGTTCACCTTGTTCGGTGTTATCAGCCTGGCTTCGGTGGTGGGGAACGCGATCATTATCAAATCCGTCATTTCCATCCCTTACAAAAAACCGCTGACCTACACCCTCACGACAAACCTTGCGATCGCTGAGCTCGTCAGCACCATCTTCTTACTGATGCTCGTCATCTACGAGGAGATCAAGACCTGGCCATTTGGAGACTTCATGTGCCACCTAACAAGCCCAATACAGATTCTATCCGGTTTGGTGGTCACGTGGTCTATGGCTCTGATCTCAATTCATCGCTTTGTGGTGATTACAAGCCCTGGGTCTCAATATATCAAAAAGCAGGAGTTGCTCATGGTATTGCTGTGGTTAGCGGCTACTGCGATCACGTTCCCGCTTTTCATGTATTCCAAGATGGTTATGTCTCCGTTTGACCCGGACACATACTGGTGCTTTGTGTTATTTCCTGGGGATTCGCTGTCCAGTTTCCCCTCGTACCGTACCTACCACATGGTTCGGTTCATGTTGAATTATATCCTTCCTATCGTCATCATGATCGCCGCGTACGGAGCCCTTGGCTTTCGACTCAAGTACCATATTGCATTTATTCGCACTGTTCACTCAGAGCTCACCGTGCCCAACTCCGGGACGCATTCAACCGGAGCTGTCACTGTGAACGGTAACACTGACATAGAAGCTTCTGAACCAAATAATGACAACAACAATGACGTCATTCTAGCTGGGACCAAAGACCCTAGTCGTCAATTCCATGCTTCGTTTTCGCAAACGTCGTCGGATGTCGTTTACGAGAACTTATTGATTGATCTCGAGTCGGATCTCCTTCGCATGATCTACGCTATTATACTGATTTTCGTCGTCTGCTATATACCCTACCAGGTGTTTTACTTTCTGGAGTACTTCGACGTGGTGTCGTATCAAAAATGGCGCTATTTCACGGTCTGCCGTCGGTACATATTCCTGATCACGTGTCTGCCGAGTGCGCTGCACCCACTTTGTTACGGGACGATGAGCAAGTTCTACGCGAAGGCTTTTGCGCGAATTGTCCTTTGTAAATGGAGAAGGCGGAGTGCCCGACCGCGGAGGAAAATGCTTTCAGCACCGAACTCGGCGCCTAAGGCACCCCA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TGCTGCAGAACCAGAGCCTGCCTTCCCTGGACGCCAACCTGACATCTACCGAGCCCGCTTCCGCAACAACAGAGTACGAGGAGAGCGACGAGATGCGGTACCTGAGATTCACCCTGTTTGGCGTGATCTCCCTGGCTAGCGTGGTGGGCAATGCCATCATCATCAAGTCTGTGATCTCCATCCCATACAAGAAGCCCCTGACCTATACACTGACCACAAACCTGGCCATCGCTGAGCTGGTGTCTACCATCTTCCTGCTGATGCTGGTCATCTACGAGGAGATCAAGACCTGGCCCTTCGGCGACTTCATGTGCCACCTGACATCCCCCATCCAGATCCTGAGCGGCCTGGTGGTGACCTGGTCTATGGCTCTGATCTCCATCCATCGCTTCGTGGTCATCACAAGCCCCGGCTCTCAGTATATCAAGAAGCAGGAGCTGCTGATGGTGCTGCTGTGGCTGGCCGCTACCGCCATCACATTCCCTCTGTTTATGTACAGCAAGATGGTCATGTCTCCCTTTGACCCTGATACCTATTGGTGCTTCGTGCTGTTTCCCGGCGACTCTCTGTCCAGCTTCCCTTCCTACCGCACATATCACATGGTGAGGTTTATGCTGAATTACATCCTGCCAATCGTGATCATGATCGCTGCTTACGGCGCTCTGGGCTTCCGGCTGAAGTATCACATCGCCTTTATCAGAACCGTGCATTCCGAGCTGACAGTGCCCAACTCCGGAACCCACAGCACAGGAGCTGTGACCGTGAATGGCAACACAGACATCGAGGCCTCCGAGCCTAACAATGACAACAATAACGATGTGATCCTGGCTGGCACCAAGGACCCAAGCCGCCAGTTCCATGCCAGCTTTTCTCAGACATCTTCCGATGTGGTGTACGAGAATCTGCTGATCGACCTGGAGTCTGATCTGCTGAGGATGATCTATGCTATCATCCTGATCTTCGTGGTGTGCTACATCCCCTATCAGGTGTTCTACTTTCTGGAGTATTTTGACGTGGTGTCCTACCAGAAGTGGCGGTATTTCACCGTGTGCAGGCGGTATATCTTTCTGATCACATGTCTGCCTAGCGCCCTGCATCCACTGTGCTACGGCACCATGTCTAAGTTCTATGCCAAGGCTTTTGCCAGAATCGTGCTGTGCAAGTGGAGACGCAGGAGCGCACGCCCCCGTAGGAAAATGCTGTCCGCTCCAAACTCCGCTCCAAAGGCACCACA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86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VNISTHDNTTQHFHPLTQHEEPTASFYFRISSFSFMILAAIFGNLVVIKTIVAIPARKPLTYYLVTNLAVAELIGAVFLPMLVAYEELSDWVFGPAICHLASPGQIMCGLTVTWSLAAISVHRYRMIGVYRLQTPTPRMVHLFIGLVWVGAFIVTFPSLVFSKVVNSPLDEGTKWCVVLFPGESLETFPSKNYRMYILFRFILNFILPILTMVTAYGAIGVNIHMALKRGRQSKEEVSVELCMEDTPSSDRPISIPKLYVTPPEDEPGNVTQQRRDHTLLSRKWYQPCQRRETNIEGNQLEELEHDLLRMIYVIVLVFIICYFPYQLFFILEYFNVLSFGLWEYFHITRKYIFLITCLPSALHPLCYGTMSKFYAKAFFRIVLCKWFSKRGAGD</text:p>
          </table:table-cell>
          <table:table-cell office:value-type="string" calcext:value-type="string">
            <text:p>EDO39864</text:p>
          </table:table-cell>
          <table:table-cell office:value-type="string" calcext:value-type="string">
            <text:p>ATGGTTAACATATCTACGCATGACAACACAACACAGCACTTTCATCCGCTGACCCAGCATGAGGAGCCCACGGCATCCTTCTATTTCCGCATCTCCTCGTTCTCGTTTATGATCCTGGCCGCCATATTTGGAAACTTAGTGGTAATCAAGACTATCGTTGCAATCCCGGCACGTAAGCCATTAACCTACTACCTGGTCACCAATCTGGCCGTGGCTGAACTGATCGGGGCTGTTTTCCTGCCAATGCTGGTTGCCTACGAGGAGTTAAGTGACTGGGTGTTTGGCCCAGCCATCTGTCACCTGGCCAGTCCCGGGCAAATCATGTGTGGTCTTACAGTTACCTGGTCGCTGGCTGCTATTTCAGTGCACAGATATCGCATGATTGGCGTTTACAGGCTGCAGACACCAACCCCGCGTATGGTACACTTGTTCATTGGTTTGGTCTGGGTTGGCGCTTTCATTGTAACATTTCCGTCTCTGGTTTTCTCTAAAGTCGTGAACTCGCCTCTAGATGAAGGAACGAAATGGTGTGTTGTTCTGTTTCCAGGGGAGAGTTTGGAGACGTTCCCATCAAAAAACTACAGAATGTACATCCTTTTCCGGTTTATCCTGAACTTCATCCTCCCTATCCTAACGATGGTGACGGCATACGGGGCGATAGGTGTCAACATACACATGGCTCTTAAACGAGGTCGTCAATCAAAGGAAGAGGTCTCGGTTGAACTGTGCATGGAGGATACGCCATCTTCGGATAGACCAATCTCCATCCCAAAACTTTATGTCACGCCACCCGAGGATGAACCTGGGAACGTCACACAACAAAGACGAGACCACACACTATTGTCACGCAAGTGGTACCAGCCCTGCCAGCGAAGAGAGACAAACATAGAAGGGAACCAGCTGGAGGAGCTTGAGCACGACCTTCTTCGTATGATCTACGTCATCGTCCTTGTCTTTATCATCTGCTACTTCCCATACCAGCTGTTTTTCATTTTGGAATACTTCAATGTCCTTTCCTTCGGGTTGTGGGAGTACTTCCATATTACAAGAAAGTATATATTTCTCATAACGTGTTTGCCAAGTGCGTTGCATCCACTATGTTATGGGACAATGAGCAAGTTCTACGCTAAGGCCTTCTTTCGGATTGTATTGTGCAAGTGGTTCTCAAAGCGTGGTGCTGGTGA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TTAACATATCTACGCATGACAAC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TCACCAGCACCACGCT</text:p>
          </table:table-cell>
          <table:table-cell office:value-type="float" office:value="61.94" calcext:value-type="float">
            <text:p>61.94</text:p>
          </table:table-cell>
          <table:table-cell office:value-type="string" calcext:value-type="string">
            <text:p>EcoR1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71</text:p>
          </table:table-cell>
          <table:table-cell/>
          <table:table-cell office:value-type="string" calcext:value-type="string">
            <text:p>EDO46143.p1_MAR</text:p>
          </table:table-cell>
          <table:table-cell table:style-name="ce14" office:value-type="string" calcext:value-type="string">
            <text:p>EDO46143.p1</text:p>
          </table:table-cell>
          <table:table-cell table:style-name="ce14" office:value-type="string" calcext:value-type="string">
            <text:p>MNSTNCLYFSVRPFGITDFVRWSSSLAISLNASLTIATIISNAAVILTVVRFRELRTSSHLLIAFLALTDVSIGLFVQPLFIAFEILTLTRTTPACVVIVLYTVLRALFATMSQVTVLLISMEKTLAIFWPFRYRQIVRQRRIFITMAIVWCVWILVVSARFMGLETKTFRITVGVVIITCHALTGLAYVRIERLAAGHMKKIKQQLQSVSENNASWKAQVLGERKALRTTLYIIACMFLCYAPVVGVLLANIFSVYPPQYSHIMFTWADSFVYLSSIFNPAIYCMRNREFRRGCVASLVCCEQNAATSRRHEAAVTSITNVAFEMEAVGISKKSNTPVLLGQFAPFAGVSSSGIGVDVNLKLDEPLAGGALNRPSRVVWRYDY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TCTACGAATTGTCTCTATTTCTCGGTGCGACCGTTTGGAATTACCGATTTCGTACGTTGGTCAAGTTCCCTTGCCATAAGTCTGAATGCAAGTCTTACAATAGCAACCATCATCAGCAATGCAGCCGTCATCCTCACGGTAGTGAGATTTAGAGAGTTACGAACTTCGAGCCATTTACTGATCGCGTTTCTGGCTTTGACGGATGTATCTATCGGTCTATTTGTTCAACCTCTCTTCATCGCGTTTGAGATACTGACATTGACTCGGACGACACCGGCTTGTGTCGTCATAGTGTTGTACACTGTGTTAAGGGCACTCTTCGCCACTATGTCTCAAGTGACAGTATTATTGATAAGCATGGAGAAAACTCTAGCGATATTCTGGCCATTTCGGTACCGGCAAATCGTGCGACAACGTCGCATCTTCATCACAATGGCAATCGTTTGGTGTGTTTGGATACTAGTCGTGTCGGCGAGATTTATGGGATTGGAGACTAAGACTTTTCGCATCACTGTTGGCGTTGTTATCATAACTTGTCATGCACTTACCGGACTCGCCTACGTCCGGATTGAAAGACTAGCGGCGGGGCACATGAAGAAGATAAAACAACAGCTACAGAGTGTCTCGGAGAACAACGCGTCCTGGAAAGCCCAGGTATTGGGTGAGCGAAAGGCTCTAAGGACAACTCTCTACATTATAGCTTGCATGTTTCTGTGCTACGCACCGGTCGTCGGGGTTCTTCTAGCGAACATTTTCTCAGTTTATCCTCCGCAATATTCGCATATCATGTTCACTTGGGCAGACTCCTTCGTGTACCTCAGTAGTATTTTTAATCCCGCCATTTACTGCATGAGAAATCGAGAGTTCCGCCGAGGTTGCGTCGCGTCGCTGGTGTGTTGCGAGCAGAATGCGGCGACATCAAGGAGACACGAGGCAGCTGTCACTAGTATTACTAACGTTGCGTTTGAGATGGAGGCTGTTGGAATTAGCAAAAAGAGCAACACACCTGTTTTATTAGGGCAGTTTGCGCCATTTGCCGGTGTTTCGTCGAGTGGTATAGGAGTGGATGTCAATCTAAAACTAGATGAGCCACTAGCTGGCGGGGCACTTAACAGACCAAGCCGTGTCGTGTGGCGCTATGACTA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TCCACCAATTGCCTGTACTTCTCTGTGAGGCCTTTTGGCATCACAGACTTCGTGCGCTGGAGCTCCTCTCTGGCCATCTCTCTGAACGCCAGCCTGACCATCGCCACAATCATCTCTAATGCCGCCGTGATCCTGACCGTGGTGAGGTTTCGCGAGCTGCGGACAAGCTCCCACCTGCTGATCGCCTTTCTGGCCCTGACCGACGTGAGCATCGGCCTGTTCGTGCAGCCCCTGTTCATCGCCTTTGAGATCCTGACCCTGACAAGGACCACACCTGCCTGCGTGGTCATCGTGCTGTACACAGTGCTGCGCGCCCTGTTTGCCACCATGTCTCAGGTGACAGTGCTGCTGATCAGCATGGAGAAGACCCTGGCCATCTTCTGGCCCTTTCGGTATAGACAGATCGTGAGACAGCGGAGAATCTTCATCACAATGGCCATCGTGTGGTGCGTGTGGATCCTGGTGGTGAGCGCCCGGTTTATGGGCCTGGAGACCAAGACATTCAGAATCACCGTGGGCGTGGTCATCATCACCTGTCACGCCCTGACAGGCCTGGCCTATGTGCGGATCGAGAGACTGGCAGCAGGACACATGAAGAAGATCAAGCAGCAGCTGCAGTCCGTGTCTGAGAACAATGCATCCTGGAAGGCACAGGTGCTGGGAGAGAGGAAGGCCCTGAGAACCACACTGTACATCATCGCCTGCATGTTTCTGTGCTATGCACCAGTGGTGGGCGTGCTGCTGGCAAACATCTTCAGCGTGTACCCCCCTCAGTATTCCCACATCATGTTTACCTGGGCCGACAGCTTCGTGTACCTGTCTAGCATCTTTAACCCCGCCATCTATTGCATGAGGAATAGGGAGTTCAGGAGGGGATGCGTGGCATCCCTGGTGTGCTGTGAGCAGAATGCAGCCACCTCCCGGAGACACGAGGCAGCAGTGACCTCTATCACAAACGTGGCCTTCGAGATGGAGGCCGTGGGCATCAGCAAGAAGTCCAATACACCAGTGCTGCTGGGACAGTTCGCACCCTTTGCCGGCGTGTCCTCTAGCGGAATCGGAGTGGACGTGAACCTGAAGCTGGATGAGCCTCTGGCAGGAGGCGCCCTGAATAGGCCAAGCCGCGTGGTGTGGAGATACGATTA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0231.p1</text:p>
          </table:table-cell>
          <table:table-cell office:value-type="string" calcext:value-type="string">
            <text:p>EDO40231.p1, comp40350_c0_seq1</text:p>
          </table:table-cell>
          <table:table-cell office:value-type="string" calcext:value-type="string">
            <text:p>MRDSDGLRIFKLLCYAIVFLVGATGNSMVVWLVAKRRLRARYNYFLANLAIADLAVVTINLPFRLAYQENRYQWPFGYALCKFIPPLTYTFTTASSAFLLAVSLERYRAVVHPLRGKVTTKQLKLTVLAIWVLSFLVTFPLNTYMSTAEKGGKVVCTDAWPTRHLEQVYFVLLFLIQFAFPLLVMLVVYLKIIVTMRHNQLKSCNHRASMTIRKRNTRVIRMLLAVVFSYFICVMPYSTFLVLSVFNREGPVALKTFLVLMALANSMVNPLLYGALNRQFRLGY</text:p>
          </table:table-cell>
          <table:table-cell office:value-type="string" calcext:value-type="string">
            <text:p>EDO40231</text:p>
          </table:table-cell>
          <table:table-cell office:value-type="string" calcext:value-type="string">
            <text:p>ATGCGAGATAGTGACGGACTTCGCATCTTCAAGTTGTTGTGTTATGCCATTGTGTTTCTGGTTGGCGCAACCGGGAACTCGATGGTCGTGTGGTTGGTAGCTAAACGCCGATTACGGGCGCGATACAACTACTTTTTGGCCAACTTGGCGATAGCAGATTTGGCCGTAGTCACCATCAACCTGCCGTTTAGGCTTGCATACCAGGAAAATAGGTACCAGTGGCCGTTTGGGTACGCGCTGTGTAAGTTCATTCCCCCACTAACGTACACCTTCACCACCGCGTCCAGCGCGTTTCTACTGGCCGTCAGCCTTGAGAGATACCGCGCCGTGGTGCACCCACTGAGGGGAAAGGTGACAACCAAGCAGCTAAAGCTGACGGTGCTAGCGATATGGGTCCTCTCATTCCTCGTCACATTCCCTCTCAATACGTACATGTCGACGGCGGAGAAAGGCGGGAAGGTCGTCTGTACGGACGCGTGGCCCACTCGCCACCTGGAGCAGGTTTACTTCGTGCTTCTTTTTCTGATTCAGTTCGCCTTTCCTCTCCTCGTCATGCTCGTGGTCTATTTGAAGATCATAGTGACAATGCGACACAACCAGCTCAAAAGCTGCAACCACAGGGCGTCCATGACGATTCGCAAGCGGAACACGCGGGTGATTCGCATGCTGTTAGCCGTGGTGTTCTCCTATTTCATTTGCGTCATGCCTTACAGTACGTTCCTGGTTCTCAGCGTGTTTAACAGGGAAGGCCCCGTGGCGCTCAAGACGTTTCTAGTTCTCATGGCACTCGCGAACAGTATGGTGAACCCTCTTCTGTACGGGGCATTGAACCGACAATTCCGCCTGGGCTACATGTACGCTATTACAACTTTAAAGAACAACTGCCTGCGAAAGGAGGAGCTCACACTGTCATCAATATTCCGTCCTGTTCCACTCCACGAAGCCCCGTCGCCATTAAAGCGAAAAACATACATGGTGCGAGTAAGGAGCGCGTGA</text:p>
          </table:table-cell>
          <table:table-cell table:style-name="ce9" office:value-type="string" calcext:value-type="string">
            <text:p>cloned (gibson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GAGATAGTGACGGACTTCG</text:p>
          </table:table-cell>
          <table:table-cell office:value-type="float" office:value="63.29" calcext:value-type="float">
            <text:p>63.29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TCACGCGCTCCTTACTCGC</text:p>
          </table:table-cell>
          <table:table-cell office:value-type="float" office:value="62.17" calcext:value-type="float">
            <text:p>62.17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ATGCGAGATAGTGACGGACTTCG</text:p>
          </table:table-cell>
          <table:table-cell office:value-type="string" calcext:value-type="string">
            <text:p>AGCGGCCGCCACTGTGCTGGATTCACGCGCTCCTTACTCG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023.p1</text:p>
          </table:table-cell>
          <table:table-cell office:value-type="string" calcext:value-type="string">
            <text:p>comp8935_c0_seq1</text:p>
          </table:table-cell>
          <table:table-cell office:value-type="string" calcext:value-type="string">
            <text:p>MENKTDTFAKDKAEYSLGFVVGMTSCLSIAALIGFVGNLLVLAVLTRTKKFRTVMNRFIVHLAISDLLVSSICTPLFIKINFFFDSDYDVKCKISRFLQYLAPEVSMVLLITIGINRHRAIVHPLNIMTYKTANKLIASAWLYALAVVTPSIFLTQVLHHTNLDNTTVRYCATIQTSTQAGRAYVLFLSVFGYVIPLVVLVALYARISCVVWKRDTSKNPLRTSRSFESVLKTRKKVVKMFLTVILLFFVTWIPLLLYVGVIEGILYKTARRLDEVRMVLYAIGLSNSVCNPFIYSFFNNRFRDGCKAIFRTSVNALNLRKSLKRLQNRALDYYPSDQAGERDENSEGKITRKGGFRETKGRNDQADSNIDSKGITPKQEELNDIPQTAETTEQNGSTDNRVVTISGILELDQDEFREIHGKTLSFKQPSRGLKLKDMDREKVDILSLSFDSYNMKRKLPLETSKRRQCRSESMDLRTAREFDMMVQKYEEESNQDFEEVF</text:p>
          </table:table-cell>
          <table:table-cell office:value-type="string" calcext:value-type="string">
            <text:p>EDO37023</text:p>
          </table:table-cell>
          <table:table-cell office:value-type="string" calcext:value-type="string">
            <text:p>ATGGAGAATAAAACGGATACGTTTGCTAAGGACAAGGCCGAATACAGCTTGGGTTTTGTGGTTGGTATGACTTCTTGTCTTAGTATCGCCGCCCTGATCGGCTTCGTTGGTAACCTACTTGTTCTGGCCGTCTTGACGCGAACCAAGAAATTCCGTACTGTCATGAACCGGTTTATTGTACACCTAGCTATTAGCGATTTGCTGGTGAGCAGCATCTGCACTCCACTCTTTATCAAAATCAATTTTTTCTTCGATTCCGATTACGACGTCAAGTGCAAAATATCAAGATTTCTTCAATACCTCGCACCAGAAGTGTCCATGGTCCTTCTCATCACAATCGGCATCAACAGACACCGGGCCATCGTCCATCCTCTCAACATAATGACTTACAAGACGGCGAATAAGCTCATTGCGTCAGCTTGGCTCTACGCGCTCGCGGTGGTCACTCCCAGCATCTTTCTGACCCAAGTACTGCACCATACGAACTTGGATAACACTACTGTTCGGTACTGCGCCACCATTCAGACCTCCACACAGGCGGGCCGTGCCTACGTGTTGTTCCTAAGCGTGTTCGGATATGTGATTCCGCTCGTTGTACTGGTTGCACTATACGCAAGGATCTCTTGCGTAGTTTGGAAGCGCGATACGTCTAAAAATCCACTCCGCACATCTCGCTCATTCGAGTCTGTGCTCAAGACGCGTAAGAAGGTCGTGAAGATGTTCCTTACGGTGATCTTGTTGTTTTTCGTCACGTGGATTCCGTTGTTATTATATGTAGGAGTCATCGAGGGAATTTTGTACAAGACAGCACGGCGGTTAGACGAAGTACGAATGGTTCTTTACGCTATTGGGTTGAGCAATAGTGTGTGTAATCCGTTTATTTATTCGTTCTTTAATAATCGGTTCAGGGACGGGTGTAAGGCGATTTTCCGTACCTCTGTTAATGCCCTCAACCTGAGAAAGAGCTTAAAGAGATTACAGAACCGTGCGCTCGATTATTATCCTTCAGACCAGGCCGGCGAAAGAGATGAAAACAGTGAGGGCAAAATAACAAGAAAGGGTGGTTTCAGAGAGACGAAGGGGAGAAATGACCAGGCTGACAGTAATATCGACTCAAAAGGCATCACCCCTAAACAGGAGGAATTAAACGACATACCACAAACTGCTGAAACAACCGAACAAAATGGGTCTACAGACAATAGAGTGGTTACAATCTCTGGTATTCTTGAACTCGATCAAGATGAATTTAGAGAGATTCACGGAAAAACCCTCTCTTTTAAACAACCTTCACGTGGTTTAAAGTTAAAAGACATGGATAGGGAAAAAGTGGATATTCTAAGTCTGAGTTTTGACAGTTATAACATGAAACGAAAACTGCCACTTGAGACGAGCAAGCGGCGCCAATGTCGTAGCGAAAGCATGGATCTAAGGACGGCCAGAGAGTTCGATATGATGGTACAGAAGTACGAAGAAGAAAGCAACCAAGATTTTGAGGAAGTTTTCTAG</text:p>
          </table:table-cell>
          <table:table-cell table:style-name="ce9" office:value-type="string" calcext:value-type="string">
            <text:p>cloned (gibson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AATAAAACGGATACGTTTG</text:p>
          </table:table-cell>
          <table:table-cell office:value-type="float" office:value="61.27" calcext:value-type="float">
            <text:p>61.27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CTAGAAAACTTCCTCAAAATCTTGGTT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ATGGAGAATAAAACGGATACGTTTG</text:p>
          </table:table-cell>
          <table:table-cell office:value-type="string" calcext:value-type="string">
            <text:p>AGCGGCCGCCACTGTGCTGGATCTAGAAAACTTCCTCAAAATCTTGG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235.p1</text:p>
          </table:table-cell>
          <table:table-cell office:value-type="string" calcext:value-type="string">
            <text:p>EDO38235.p1,comp27251_c0_seq1</text:p>
          </table:table-cell>
          <table:table-cell office:value-type="string" calcext:value-type="string">
            <text:p>MLPLKDALVVALFSVLFAVDVIGNSLLCYIILTSTQLKRHTRDLVVLNLSFADLLVGIFFFPRHVLRHAFRGLHQPYADWLCKFVTGGNVAWIAAAASSFSLVVLALERFYAVMYPFRQRFTLRKVKITVLTCWLYATLFMLPLFLVVEYDLNSGSCSEKWADLEAAGAFSTLTLVFLLIIPLLIMTILYGLVIHKLWFKSSTQTIQPTQLAVEKTRKTVTKMLLIVTVIYVVCWSSDLILYMLLASQWNSNDPIYSLPEALVLLNSSVNPIIFTIYSQRFRQSLRRVYQRKQRKNSIGVLGSDGDKGHHRNSADTRPVPRMELSIQTLSNREVVNCERITNANESAAHKTCEAGQENEQNCELEEVKL</text:p>
          </table:table-cell>
          <table:table-cell office:value-type="string" calcext:value-type="string">
            <text:p>EDO38235</text:p>
          </table:table-cell>
          <table:table-cell office:value-type="string" calcext:value-type="string">
            <text:p>ATGTTGCCACTGAAAGACGCGCTCGTCGTGGCGCTGTTCAGCGTGCTGTTCGCCGTGGACGTGATCGGCAACTCTCTCCTCTGCTATATCATCCTGACAAGCACGCAACTCAAGCGTCACACGCGAGACCTTGTCGTTCTTAATCTCAGCTTCGCGGACCTCCTTGTCGGCATCTTCTTCTTCCCACGCCACGTGCTCCGCCACGCCTTCCGGGGTCTCCACCAGCCTTACGCTGATTGGCTGTGCAAATTCGTCACGGGGGGTAACGTGGCGTGGATTGCCGCGGCGGCTTCAAGCTTCTCGTTGGTCGTTCTTGCACTTGAGCGATTTTACGCGGTTATGTATCCGTTTCGTCAACGCTTTACCCTTCGTAAGGTTAAAATTACTGTGTTAACGTGCTGGCTATACGCCACTTTGTTCATGCTGCCGTTGTTTCTCGTGGTAGAGTATGATCTCAACAGTGGTTCTTGTTCAGAGAAATGGGCGGATCTGGAGGCGGCGGGGGCGTTTTCGACCCTCACTCTCGTCTTCCTGCTCATAATTCCATTGCTGATAATGACTATTCTGTACGGACTTGTCATCCACAAGCTATGGTTCAAGTCGTCCACCCAGACTATTCAACCCACGCAGCTGGCAGTAGAGAAAACCAGGAAAACTGTCACGAAAATGCTTTTGATTGTAACAGTCATTTACGTTGTCTGCTGGTCTTCGGATCTCATTCTTTACATGCTGCTTGCTTCTCAGTGGAACAGTAATGATCCTATTTATAGCCTTCCCGAGGCTTTAGTGCTGCTCAACTCCAGCGTAAACCCGATCATTTTCACGATTTACAGCCAGCGGTTTCGCCAGAGCCTGAGAAGGGTTTACCAAAGGAAGCAAAGAAAAAACAGTATTGGCGTGTTGGGCAGCGACGGCGATAAAGGCCATCACCGAAACAGCGCCGACACCCGCCCAGTGCCACGGATGGAACTCAGTATACAAACACTGTCAAACAGGGAGGTGGTGAATTGTGAACGGATCACAAATGCCAATGAATCAGCCGCGCACAAAACGTGCGAAGCGGGACAGGAAAACGAACAGAATTGTGAACTAGAAGAGGTCAAACTGTAG</text:p>
          </table:table-cell>
          <table:table-cell table:style-name="ce9" office:value-type="string" calcext:value-type="string">
            <text:p>cloned (gibson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GCCACTGAAAGACGCG</text:p>
          </table:table-cell>
          <table:table-cell office:value-type="float" office:value="63.41" calcext:value-type="float">
            <text:p>63.41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CTACAGTTTGACCTCTTCTAGTTCACAATT</text:p>
          </table:table-cell>
          <table:table-cell office:value-type="float" office:value="62.24" calcext:value-type="float">
            <text:p>62.24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ATGTTGCCACTGAAAGACGCG</text:p>
          </table:table-cell>
          <table:table-cell office:value-type="string" calcext:value-type="string">
            <text:p>AGCGGCCGCCACTGTGCTGGATCTACAGTTTGACCTCTTCTAGTTCACAA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2480.p1</text:p>
          </table:table-cell>
          <table:table-cell office:value-type="string" calcext:value-type="string">
            <text:p>EDO42480.p1, comp121973_c0_seq1</text:p>
          </table:table-cell>
          <table:table-cell office:value-type="string" calcext:value-type="string">
            <text:p>MSIFKVSVIRALFCEIVPVINWLVASPWKKPFYNKVRENVSQMDESTANSTSNASCSLLPSPYLVEHPALAATRLSVEAGAAIVGVLGNILVCVLATRMRILGPSDGLYIRSLAISDLGILLVNFPIAVIKEQSPLNWPIGRVMCYVLYPVSEMFHGACIWSIVAIAIERYRIIVHNTHPSLTATKLTILSIWLGAFALFVVPLLFIVCYEVHPCGTLCLFKWPNMMHNSYIVLDICLLYLLPLMVISFTYARITRALNKSTTLHRHLASVLEARKDEELERVRQNARTKQLLTALVWVFTITMLPLNLFRLVFICWKDFSKHRLFLVFYNVSVLGVVVSSAADPIIYSIITRAFIASLMCKWKKRDDGEEKMVESKL</text:p>
          </table:table-cell>
          <table:table-cell office:value-type="string" calcext:value-type="string">
            <text:p>EDO42480</text:p>
          </table:table-cell>
          <table:table-cell office:value-type="string" calcext:value-type="string">
            <text:p>ATGTCTATTTTTAAAGTAAGCGTTATTCGTGCGTTGTTCTGTGAGATAGTTCCGGTGATAAATTGGTTAGTGGCTTCGCCTTGGAAAAAGCCCTTTTACAACAAGGTGCGCGAAAACGTATCTCAAATGGATGAAAGCACGGCGAATTCTACGTCTAACGCCTCGTGCTCGCTGCTCCCCTCCCCGTATCTTGTTGAACACCCGGCTTTAGCTGCTACAAGGCTGTCAGTAGAGGCTGGCGCCGCGATTGTTGGCGTTCTTGGCAACATTCTCGTGTGCGTGCTTGCAACAAGGATGCGCATTCTAGGCCCGTCTGATGGCCTCTACATCCGTAGCTTGGCCATCTCAGACCTAGGCATCCTCCTGGTAAATTTTCCAATCGCTGTCATCAAGGAACAGTCCCCTCTAAACTGGCCGATTGGTAGAGTTATGTGTTATGTGCTGTACCCGGTCTCGGAGATGTTCCATGGAGCTTGCATCTGGTCGATCGTGGCGATCGCGATCGAGAGGTATCGTATTATCGTCCACAACACCCACCCAAGTCTTACGGCTACCAAGTTGACTATTCTATCCATATGGCTTGGTGCGTTCGCCTTGTTTGTTGTTCCACTACTTTTTATCGTGTGTTATGAGGTGCACCCGTGCGGTACGCTTTGTCTGTTCAAATGGCCCAACATGATGCACAATAGTTACATCGTGCTCGATATTTGCCTGTTATACCTGCTACCGCTTATGGTGATTTCGTTCACTTACGCTCGCATCACTCGAGCGCTGAACAAGAGCACCACGCTACACCGACATCTGGCGTCCGTACTCGAGGCACGCAAAGACGAGGAACTGGAGAGAGTAAGACAAAACGCGCGCACGAAGCAGCTTCTGACGGCGCTAGTGTGGGTCTTCACCATAACGATGCTACCGCTCAACTTGTTCAGGCTCGTGTTCATCTGCTGGAAAGACTTCAGCAAACACAGGCTCTTCCTTGTGTTTTATAACGTGTCTGTGCTAGGAGTAGTGGTAAGCTCCGCGGCCGACCCTATCATTTATTCGATTATTACGAGAGCTTTCATCGCAAGCCTCATGTGCAAGTGGAAGAAACGTGACGATGGAGAAGAAAAAATGGTAGAATCTAAATTGTAA</text:p>
          </table:table-cell>
          <table:table-cell table:style-name="ce9" office:value-type="string" calcext:value-type="string">
            <text:p>cloned (gibson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TATTTTTAAAGTAAGCGTTATTCGT</text:p>
          </table:table-cell>
          <table:table-cell office:value-type="float" office:value="61.76" calcext:value-type="float">
            <text:p>61.76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TTACAATTTAGATTCTACCATTTTTTCTTCT</text:p>
          </table:table-cell>
          <table:table-cell office:value-type="float" office:value="61.13" calcext:value-type="float">
            <text:p>61.13</text:p>
          </table:table-cell>
          <table:table-cell office:value-type="string" calcext:value-type="string">
            <text:p>gibson-EcoRV digested vector</text:p>
          </table:table-cell>
          <table:table-cell office:value-type="string" calcext:value-type="string">
            <text:p>GTCCAGTGTGGTGGAATTCTGCAGATATGTCTATTTTTAAAGTAAGCGTTATTCGT</text:p>
          </table:table-cell>
          <table:table-cell office:value-type="string" calcext:value-type="string">
            <text:p>AGCGGCCGCCACTGTGCTGGATTTACAATTTAGATTCTACCATTTTTTCTTC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2</text:p>
          </table:table-cell>
          <table:table-cell/>
          <table:table-cell table:number-columns-repeated="2" office:value-type="string" calcext:value-type="string">
            <text:p>NVE25663</text:p>
          </table:table-cell>
          <table:table-cell office:value-type="string" calcext:value-type="string">
            <text:p>MENTTNASISADTGPNQVFPAAVRYSYIVYYIIIFLLATVGNIFALLTCYKSYRETTSVLLCFIASLSSADLLFTLLTPIDLAAFLAGAWVSGKVLCPVQSFLIESSYTASILTLAAISHERLVAVSSPLLARSQRVNQRKFIPLLIWALSLVLCSPLLYAYRITSGDGSPLQCVNTAWGNKGRQIYYSIQGVSLFIVPLSYMSWAHYKIFKSLKKHQLARARLASKTPSLKEGFNEKKITKMLAIVTLIFVACYFPFLAVRSLRYFHVYSGDMVWRCVQLMIFTQAAVNPVIYCFYSKQFRGVFKELLRCRWAAVNRKKTEQPLRSRSRTSSSVFQSGSVHLNVIYDPEKVSRVPNGLVEGDRGP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TACTACAAACGCGAGTATTTCAGCGGACACAGGGCCCAACCAAGTCTTTCCTGCAGCAGTACGGTACTCCTACATCGTCTACTACATCATCATATTTCTACTGGCCACCGTTGGAAATATCTTCGCATTACTCACATGTTATAAGTCGTATCGCGAAACAACTTCGGTTTTGCTCTGCTTTATAGCCAGTCTTAGCTCTGCAGACCTTCTTTTTACCCTACTTACACCAATCGACCTGGCCGCTTTTCTCGCCGGTGCTTGGGTGTCCGGCAAAGTGTTGTGTCCGGTGCAAAGTTTTCTTATTGAGAGTAGCTATACGGCATCTATTTTAACGCTCGCCGCAATAAGTCACGAGAGACTTGTAGCAGTGTCGTCTCCACTTCTGGCTCGTTCGCAGAGAGTAAATCAGAGGAAGTTCATACCTCTCCTCATTTGGGCTTTGTCTTTGGTCTTATGTTCTCCCCTACTCTACGCTTACAGAATAACAAGTGGCGATGGCTCTCCACTCCAATGTGTGAACACAGCTTGGGGAAATAAAGGACGGCAGATCTACTACTCTATTCAAGGAGTGTCACTATTTATTGTACCATTATCTTACATGAGCTGGGCGCATTATAAGATTTTCAAGTCTCTAAAGAAACATCAGTTAGCCCGTGCACGCCTCGCCTCCAAGACCCCGTCGCTGAAAGAGGGCTTTAACGAGAAAAAGATAACCAAGATGCTAGCGATCGTGACGTTAATTTTCGTCGCTTGTTACTTCCCGTTCTTGGCGGTTCGTTCGCTGCGTTATTTTCACGTGTATTCTGGGGACATGGTTTGGCGGTGCGTTCAACTCATGATCTTCACACAAGCTGCTGTAAACCCCGTCATTTATTGCTTCTACAGCAAGCAGTTTCGGGGAGTGTTCAAGGAATTGTTACGGTGCCGATGGGCAGCAGTAAACCGCAAGAAAACTGAGCAGCCATTAAGGTCGCGGTCACGTACCTCGTCTTCTGTATTTCAGTCAGGCTCGGTCCACCTGAACGTTATCTACGACCCCGAGAAAGTCAGTCGCGTGCCTAACGGACTTGTGGAAGGAGATAGAGGTCCA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CACCACAAATGCAAGCATCTCCGCCGACACCGGACCAAACCAGGTGTTCCCTGCAGCCGTGCGCTACAGCTATATCGTGTACTATATCATCATCTTCCTGCTGGCCACCGTGGGCAATATCTTTGCCCTGCTGACATGCTACAAGTCCTATCGGGAGACCACATCTGTGCTGCTGTGCTTCATCGCCTCCCTGAGCTCCGCCGACCTGCTGTTTACCCTGCTGACACCCATCGATCTGGCAGCCTTCCTGGCAGGAGCATGGGTGTCCGGCAAGGTGCTGTGCCCTGTGCAGTCTTTCCTGATCGAGTCTAGCTACACCGCCAGCATCCTGACACTGGCAGCCATCTCCCACGAGCGCCTGGTGGCCGTGTCCTCTCCACTGCTGGCACGCTCCCAGAGGGTGAACCAGCGGAAGTTTATCCCTCTGCTGATCTGGGCACTGAGCCTGGTGCTGTGCTCCCCACTGCTGTACGCCTATAGAATCACCTCTGGCGACGGAAGCCCACTGCAGTGCGTGAACACAGCCTGGGGCAATAAGGGCAGGCAGATCTACTATTCTATCCAGGGCGTGAGCCTGTTTATCGTGCCCCTGAGCTACATGTCCTGGGCCCACTATAAGATCTTCAAGAGCCTGAAGAAGCACCAGCTGGCAAGGGCAAGACTGGCATCCAAGACCCCTTCTCTGAAGGAGGGCTTTAATGAGAAGAAGATCACCAAGATGCTGGCCATCGTGACACTGATCTTCGTGGCCTGCTACTTCCCATTTCTGGCCGTGAGATCTCTGAGGTACTTTCACGTGTATAGCGGCGATATGGTGTGGCGGTGCGTGCAGCTGATGATCTTTACACAGGCCGCCGTGAACCCCGTGATCTACTGCTTCTATTCTAAGCAGTTCAGAGGCGTGTTTAAGGAGCTGCTGAGGTGTAGATGGGCAGCAGTGAATAGGAAGAAGACCGAGCAGCCTCTGCGGTCTAGAAGCAGGACAAGCTCCAGCGTGTTCCAGTCCGGCTCTGTGCACCTGAACGTGATCTATGACCCAGAGAAGGTGAGCAGGGTGCCAAATGGACTGGTGGAGGGCGATAGGGGCCC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4</text:p>
          </table:table-cell>
          <table:table-cell/>
          <table:table-cell table:number-columns-repeated="2" office:value-type="string" calcext:value-type="string">
            <text:p>NVEC200_015000_1.1</text:p>
          </table:table-cell>
          <table:table-cell office:value-type="string" calcext:value-type="string">
            <text:p>MDQWSNRTNETLMGHEEQVFEFIPWAFFNSLIIVCGALGNILVIMAYRNPRMKSVTNLFIANLAFADLNVVLINVPFNVLKLKLENWPFGLVICKIVTSLLGITLSASVGSLIVIAVDRYRAIVHPLKPRMRTRHAVYILIGIWIAAILVATPMLKFSEVREGEGCIEPWPKSDFPWHLAYFAFVFFSLYLIPLGSMSVLYFMIYYNLTKNKPVQKSAQRSRVSVIRMLIMVVIIFAVCWLPFHVIFLYIEIVGPENITAKITYAALFSLWLNTANSSFNPIIYAVFNLNYRREFARILTCGAVNVGKYLGCDMSVNGQRSPLSQSTVRKSTSQFLAVAKHVRRKARSAGDGEVSSHFLSYVHPRELNGNSYGVVPDDISGNHDNEHTPSDAEKETKPKCYESV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CAGTGGTCAAACCGCACGAACGAGACACTAATGGGTCACGAAGAGCAAGTCTTCGAGTTTATTCCCTGGGCATTTTTCAACTCATTGATTATTGTTTGCGGAGCGTTGGGGAATATCCTGGTGATCATGGCGTATAGAAACCCGAGGATGAAATCAGTTACAAACCTCTTTATAGCGAACCTAGCATTCGCTGACCTTAACGTTGTGCTTATAAATGTCCCTTTCAATGTGCTTAAACTGAAGTTAGAGAACTGGCCGTTCGGGCTGGTCATCTGTAAGATTGTCACCTCGCTACTGGGTATTACCCTTAGTGCGAGTGTTGGTTCTCTTATTGTCATCGCGGTGGACAGATACCGGGCAATAGTGCATCCCCTTAAGCCTCGAATGCGCACTCGACACGCAGTTTACATACTCATCGGGATCTGGATTGCGGCGATTCTGGTGGCGACACCAATGCTTAAGTTCTCGGAGGTGAGAGAGGGAGAAGGTTGTATTGAACCGTGGCCTAAGAGCGACTTCCCCTGGCACCTCGCCTACTTTGCCTTTGTATTCTTTTCGCTGTATCTTATTCCTCTTGGAAGTATGAGCGTGCTGTACTTCATGATCTACTACAATCTTACCAAGAACAAGCCGGTGCAAAAGAGTGCCCAGCGGTCGCGTGTTAGCGTAATACGAATGCTCATAATGGTGGTGATTATCTTTGCTGTGTGTTGGCTTCCCTTCCACGTGATCTTTTTGTACATTGAGATTGTTGGTCCTGAGAACATCACTGCAAAAATCACATACGCTGCCCTCTTCAGTCTTTGGTTAAACACTGCGAATAGCTCATTCAACCCTATAATATACGCCGTCTTCAATCTCAACTACCGTCGAGAATTTGCGCGAATCCTGACTTGCGGCGCGGTGAATGTCGGGAAATATCTCGGCTGCGATATGTCGGTTAATGGCCAGCGGTCTCCTTTGAGTCAATCGACAGTCCGTAAATCAACGTCACAGTTTCTAGCAGTGGCAAAGCACGTGCGCCGCAAGGCTCGGTCAGCGGGTGACGGCGAGGTCTCTAGCCACTTTCTGTCTTATGTGCATCCGAGAGAACTGAATGGGAACTCTTACGGGGTGGTACCAGATGATATATCCGGTAACCATGACAACGAACACACCCCAAGCGATGCTGAGAAGGAAACAAAACCAAAATGCTACGAGTCTGTCTG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CAGTGGTCCAACCGCACCAATGAGACACTGATGGGCCACGAGGAGCAGGTGTTCGAGTTTATCCCATGGGCCTTCTTTAACAGCCTGATCATCGTGTGCGGCGCCCTGGGCAACATCCTGGTCATCATGGCCTACCGCAATCCCCGGATGAAGTCCGTGACCAACCTGTTCATCGCCAATCTGGCCTTTGCCGACCTGAACGTGGTGCTGATCAACGTGCCCTTTAATGTGCTGAAGCTGAAGCTGGAGAATTGGCCTTTCGGCCTGGTCATCTGTAAGATCGTGACCAGCCTGCTGGGCATCACACTGTCCGCCTCTGTGGGCTCCCTGATCGTGATCGCCGTGGATCGGTACAGAGCCATCGTGCACCCACTGAAGCCAAGGATGAGGACCAGGCACGCCGTGTATATCCTGATCGGCATCTGGATCGCCGCCATCCTGGTGGCCACACCCATGCTGAAGTTTAGCGAGGTGAGAGAGGGAGAGGGATGCATCGAGCCATGGCCTAAGTCCGATTTCCCCTGGCACCTGGCCTACTTCGCCTTCGTGTTCTTCAGCCTGTATCTGATCCCTCTGGGCAGCATGTCCGTGCTGTACTTCATGATCTACTATAACCTGACCAAGAATAAGCCTGTGCAGAAGTCTGCCCAGAGAAGCAGGGTGTCCGTGATCAGGATGCTGATCATGGTGGTCATCATCTTTGCCGTGTGCTGGCTGCCTTTCCACGTGATCTTTCTGTACATCGAGATCGTGGGCCCAGAGAACATCACCGCCAAGATCACATATGCCGCCCTGTTCAGCCTGTGGCTGAACACCGCCAATAGCTCCTTCAATCCTATCATCTACGCCGTGTTTAACCTGAATTATCGGAGAGAGTTCGCCCGGATCCTGACATGCGGCGCCGTGAACGTGGGCAAGTACCTGGGCTGTGACATGTCTGTGAATGGCCAGAGAAGCCCACTGTCTCAGAGCACCGTGAGGAAGTCCACATCTCAGTTTCTGGCAGTGGCAAAGCACGTGAGGAGGAAGGCACGCTCTGCCGGCGATGGAGAGGTGTCTAGCCACTTCCTGAGCTACGTGCACCCACGGGAGCTGAACGGCAATTCCTATGGCGTGGTGCCCGACGACATCTCTGGCAACCACGACAATGAGCACACCCCTTCCGATGCCGAGAAGGAGACAAAGCCAAAGTGCTATGAGAGCGTGTG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5</text:p>
          </table:table-cell>
          <table:table-cell/>
          <table:table-cell table:number-columns-repeated="2" office:value-type="string" calcext:value-type="string">
            <text:p>NVEC200_014917_1.1</text:p>
          </table:table-cell>
          <table:table-cell office:value-type="string" calcext:value-type="string">
            <text:p>MRLNFTNESANAGIGVKLAPVVNIAAYSTVYGVISLIALVGNVLVCYVIVRNPDMRTVTNAFLLNLAVADVLFTVISVPPLLGIEISPDYWVFGEGMCKTVPFLNTVTLSASIYTMVALAFDRYHAIVNPFRAKIYHTIKRTLLVITLIWLFSIAVASPQIPTQNIIHNPPYRYCREDWTEYGGDSVRKAYSAAVFAIFFAIPVAIITWAYSAIMRKMRTTAEFSEGMRAGSVNHARVGRTKRKTTMMMLMVIVVFLVCMLPFNILVLVATFLPLDYLRKNFNSITLTLTILKVPVVVASACNPIIYNFFSVKFKLAFADVFSCGKRGAEDTFKRPGKSVENTDQNKFNTR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GTTGAACTTCACTAACGAATCTGCAAATGCTGGCATTGGGGTCAAACTCGCTCCTGTTGTAAACATCGCAGCGTATTCTACTGTTTATGGTGTGATATCATTGATAGCCCTAGTGGGTAACGTGTTGGTATGTTACGTCATAGTTCGTAATCCGGACATGCGCACAGTGACCAACGCGTTTCTGTTGAACCTTGCTGTTGCTGACGTGCTATTCACGGTGATTTCCGTTCCTCCCCTCCTGGGGATAGAGATTTCCCCTGACTACTGGGTGTTCGGTGAAGGAATGTGCAAGACAGTACCATTTCTAAATACGGTGACTCTGTCGGCTTCGATTTATACCATGGTCGCGTTGGCATTCGATAGGTACCACGCTATTGTGAACCCATTCCGCGCCAAGATCTACCACACCATAAAGCGCACCCTTCTCGTCATCACCCTCATATGGCTCTTTTCCATAGCGGTGGCCTCGCCTCAGATCCCTACCCAGAACATCATCCACAATCCACCGTATAGGTATTGCCGAGAGGACTGGACCGAGTATGGCGGAGATAGCGTCAGAAAAGCCTACAGTGCAGCTGTCTTTGCAATTTTCTTCGCCATCCCAGTTGCCATTATCACGTGGGCATACTCCGCAATCATGCGCAAGATGCGCACAACCGCTGAATTTTCCGAAGGGATGCGCGCCGGCTCAGTAAATCATGCTCGGGTTGGAAGAACGAAGAGAAAGACAACGATGATGATGTTGATGGTCATCGTCGTATTCCTAGTTTGCATGCTCCCTTTTAATATTTTAGTTCTGGTGGCCACGTTTCTCCCCCTGGATTATCTCAGGAAAAACTTTAACTCTATCACGTTAACTCTAACGATACTTAAAGTGCCGGTAGTGGTGGCAAGCGCTTGCAACCCGATTATCTACAATTTCTTCAGCGTCAAGTTTAAATTGGCGTTTGCTGATGTCTTTAGTTGCGGGAAAAGGGGTGCCGAAGATACGTTCAAGAGACCGGGCAAGTCCGTGGAGAATACTGATCAAAACAAGTTCAACACAAGGC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CGGCTGAACTTTACAAATGAGAGCGCCAACGCAGGAATCGGAGTGAAGCTGGCACCAGTGGTGAATATCGCCGCCTACAGCACCGTGTATGGCGTGATCTCCCTGATCGCCCTGGTGGGCAACGTGCTGGTGTGCTACGTGATCGTGCGCAATCCTGACATGCGGACCGTGACAAACGCCTTTCTGCTGAATCTGGCCGTGGCCGATGTGCTGTTCACCGTGATCTCCGTGCCCCCTCTGCTGGGCATCGAGATCTCTCCTGACTATTGGGTGTTTGGCGAGGGCATGTGCAAGACAGTGCCATTCCTGAACACCGTGACACTGAGCGCCTCCATCTACACCATGGTGGCCCTGGCCTTTGATCGCTATCACGCCATCGTGAATCCATTCCGGGCCAAGATCTACCACACAATCAAGAGAACCCTGCTGGTCATCACCCTGATCTGGCTGTTCTCTATCGCCGTGGCCAGCCCTCAGATCCCAACCCAGAACATCATCCACAATCCACCCTACCGGTATTGCAGAGAGGACTGGACAGAGTACGGCGGCGATTCCGTGAGGAAGGCCTATTCTGCCGCCGTGTTTGCCATCTTCTTTGCCATCCCCGTGGCCATCATCACCTGGGCCTATTCCGCCATCATGAGGAAGATGCGCACCACAGCAGAGTTCTCTGAGGGAATGAGGGCAGGAAGCGTGAACCACGCAAGGGTGGGCAGAACAAAGAGGAAGACCACAATGATGATGCTGATGGTCATCGTGGTGTTCCTGGTGTGCATGCTGCCATTCAATATCCTGGTGCTGGTGGCCACCTTTCTGCCCCTGGACTACCTGCGGAAGAACTTCAATTCTATCACCCTGACACTGACCATCCTGAAGGTGCCAGTGGTGGTGGCAAGCGCCTGCAACCCTATCATCTATAATTTCTTTTCCGTGAAGTTCAAGCTGGCCTTTGCCGACGTGTTCTCTTGTGGCAAGAGAGGCGCCGAGGATACCTTTAAGAGGCCTGGCAAGAGCGTGGAGAACACAGATCAGAACAAGTTCAATACCAGG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1</text:p>
          </table:table-cell>
          <table:table-cell/>
          <table:table-cell office:value-type="string" calcext:value-type="string">
            <text:p>NVEC200_014109_1.1</text:p>
          </table:table-cell>
          <table:table-cell table:style-name="ce14" office:value-type="string" calcext:value-type="string">
            <text:p>.</text:p>
          </table:table-cell>
          <table:table-cell table:style-name="ce14" office:value-type="string" calcext:value-type="string">
            <text:p>MANYVNRLTKIPAVNFTADLNEDLWKNDAGGIAKISSCFIIVLLAVSLNGIIIYTVYKNKSMRRNINFFIVNMCVSDILLAIFNNVGILEPLITRSLKWKLYGDVGVITCKLFFFAESVPFLVSPLALLFINIERYRGISSVISGITSATRTLFLILSWIIPLFVYFPFLYFSKTSPDNSCDIEVDSYSKAFVIILASTFAAIYVSISIVCALIFYKLRSLETIDGLSEAQKQARMKRVRNATKMVMCSLVTFIVLTTPFPLSCYIGISMNFEIYDPFYANILFAVRFLISVNSVAGPCIYLIFLEDFRKKIKRSLLDKRTSQAKMILGMRCAWNFEKGAPKLLKMNKREQKANRNIEYGNKEQSA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CAACTACGTGAATCGACTTACGAAGATTCCCGCCGTAAATTTTACGGCTGATTTGAATGAAGACCTATGGAAAAATGACGCAGGTGGAATAGCTAAAATCAGTTCGTGTTTTATTATCGTACTACTAGCTGTCAGCCTAAATGGAATCATTATCTACACAGTATACAAAAACAAAAGCATGCGAAGAAATATTAATTTCTTTATCGTAAACATGTGCGTCAGTGATATTCTCTTGGCAATTTTCAATAACGTTGGGATTCTAGAACCACTCATAACTCGGTCATTGAAATGGAAGCTCTATGGTGACGTGGGAGTAATCACTTGCAAGCTGTTTTTCTTCGCCGAAAGCGTGCCTTTTCTCGTATCTCCCCTGGCTCTGCTTTTCATAAACATCGAAAGGTATAGGGGAATATCATCTGTAATATCCGGAATTACAAGTGCGACGCGAACATTATTTTTGATCCTTTCTTGGATAATCCCTTTATTTGTTTATTTCCCCTTCCTGTATTTTTCCAAAACTTCCCCAGATAATTCGTGCGATATCGAGGTTGATTCGTACTCAAAGGCCTTCGTCATCATCCTCGCATCAACGTTCGCCGCCATTTACGTGTCAATAAGTATCGTATGTGCCCTGATTTTTTACAAACTCCGATCTTTAGAGACGATCGATGGATTATCTGAAGCGCAGAAACAGGCAAGAATGAAACGCGTCCGAAACGCTACCAAGATGGTGATGTGTTCTCTTGTGACATTCATCGTGCTCACCACGCCCTTCCCGCTCTCCTGCTATATAGGCATTTCCATGAACTTCGAAATCTACGATCCCTTTTATGCAAATATCTTGTTTGCAGTAAGGTTCCTGATTTCTGTGAATTCCGTGGCTGGGCCGTGCATATACTTAATATTTCTCGAAGACTTTCGTAAAAAAATCAAGCGATCTTTACTGGATAAACGCACATCACAAGCTAAGATGATTTTAGGGATGAGATGCGCTTGGAATTTCGAAAAGGGCGCCCCAAAACTCCTCAAAATGAACAAAAGGGAACAGAAGGCGAATAGAAACATTGAATATGGAAACAAAGAACAAAGCGC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CCAACTACGTGAATCGGCTGACCAAGATCCCAGCCGTGAACTTTACAGCCGACCTGAATGAGGATCTGTGGAAGAACGATGCCGGCGGCATCGCCAAGATCAGCTCCTGCTTCATCATCGTGCTGCTGGCCGTGTCCCTGAATGGCATCATCATCTACACAGTGTATAAGAACAAGTCTATGCGGAGAAACATCAATTTCTTTATCGTGAACATGTGCGTGAGCGACATCCTGCTGGCCATCTTTAACAATGTGGGCATCCTGGAGCCCCTGATCACCAGGTCCCTGAAGTGGAAGCTGTACGGCGACGTGGGCGTGATCACATGCAAGCTGTTCTTTTTCGCCGAGTCTGTGCCATTTCTGGTGAGCCCCCTGGCCCTGCTGTTCATCAATATCGAGAGGTATCGCGGCATCTCTAGCGTGATCAGCGGCATCACCTCCGCCACCCGCACACTGTTTCTGATCCTGAGCTGGATCATCCCTCTGTTCGTGTACTTTCCATTCCTGTATTTCTCTAAGACCAGCCCTGACAACAGCTGCGACATCGAGGTGGACTCCTACTCTAAGGCCTTTGTGATCATCCTGGCCTCCACATTCGCCGCCATCTACGTGAGCATCTCCATCGTGTGCGCCCTGATCTTCTATAAGCTGCGGTCTCTGGAGACCATCGATGGCCTGAGCGAGGCCCAGAAGCAGGCCAGAATGAAGCGGGTGAGAAATGCCACCAAGATGGTCATGTGCTCCCTGGTGACCTTCATCGTGCTGACCACACCCTTCCCTCTGTCCTGTTACATCGGCATCTCTATGAATTTTGAGATCTACGACCCCTTCTATGCCAACATCCTGTTTGCCGTGAGGTTCCTGATCTCCGTGAACTCTGTGGCCGGCCCTTGCATCTATCTGATCTTTCTGGAGGATTTCAGGAAGAAGATCAAGCGCAGCCTGCTGGACAAGAGGACCTCCCAGGCCAAGATGATCCTGGGCATGCGCTGTGCCTGGAATTTCGAGAAGGGCGCCCCCAAGCTGCTGAAGATGAACAAGCGGGAGCAGAAGGCCAACAGAAATATCGAGTATGGCAACAAGGAGCAGAGCGC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3</text:p>
          </table:table-cell>
          <table:table-cell/>
          <table:table-cell office:value-type="string" calcext:value-type="string">
            <text:p>NVEC200_003700_1.1</text:p>
          </table:table-cell>
          <table:table-cell table:style-name="ce14" office:value-type="string" calcext:value-type="string">
            <text:p>NVEC200_003700_1.1</text:p>
          </table:table-cell>
          <table:table-cell office:value-type="string" calcext:value-type="string">
            <text:p>MNVNHTRDFNFSFPAASNATTVDCGSDSVIKWALRIINCIVLLVGLVGNAIVCTAVIRRKRMRTSINLFTFNLAFSDLIIIVIYVPSQIIALENCQRWVLGTFMCHVVYLVLPICVSTSIGSLLTISCDRYRAIVYPMKPKLTMNKVKIIIGLIWFVSALTALPLALVVTTFRPAPHVTYCTEFWRDASWGVLYWVAIFILQYLVPLIIIVSQAAVIAVKLRKSRIPMLSSSSETLYKKTLRTRIKQTRKITKMYIALVLLYAICLLPQHVVATFWYNFGDFMEYSPKTRDLIYQIVNIFPMANSALNAIAYGTLNKEFKGIFKIVLHPKSCVGRSGLGALDKLHFEHSDTAHVMTSHRRDKHQRTLLTAEENG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GTGAACCACACGCGCGACTTCAACTTCTCATTCCCAGCCGCCAGCAATGCTACCACCGTCGACTGCGGCTCAGATTCGGTCATAAAATGGGCGCTTCGCATCATCAACTGCATCGTGCTGCTTGTGGGACTTGTCGGTAATGCCATCGTTTGCACAGCGGTCATACGCCGCAAACGCATGCGCACAAGCATCAACCTCTTCACCTTCAATCTAGCGTTCTCGGACTTGATCATCATTGTGATATACGTGCCCTCGCAGATCATCGCGCTGGAGAACTGCCAGCGATGGGTTCTGGGTACTTTCATGTGTCACGTAGTCTACCTAGTATTACCTATTTGCGTGTCAACGTCCATTGGTAGTCTGCTGACCATATCGTGCGACCGATACCGCGCGATCGTGTACCCTATGAAGCCTAAGCTCACTATGAACAAGGTGAAGATCATTATAGGGCTCATATGGTTTGTGTCGGCGTTGACGGCGTTACCCCTCGCGCTAGTGGTCACAACTTTCAGACCCGCACCCCACGTGACCTACTGTACGGAGTTCTGGCGTGACGCATCATGGGGCGTACTCTACTGGGTGGCGATCTTCATCCTCCAGTACCTCGTCCCGCTGATTATCATCGTGTCTCAGGCGGCGGTGATCGCGGTCAAGCTGCGCAAGTCACGCATTCCCATGCTGAGTTCTAGCAGCGAGACTTTGTACAAGAAGACACTGAGGACACGCATCAAGCAGACGCGCAAGATCACCAAGATGTACATCGCGCTAGTGCTGCTTTACGCGATTTGTCTACTGCCCCAGCACGTGGTTGCCACTTTCTGGTATAATTTCGGGGACTTTATGGAGTATAGTCCGAAAACGCGGGACCTCATCTACCAAATCGTGAATATCTTCCCGATGGCGAACAGCGCGTTAAATGCCATCGCGTATGGGACCCTTAATAAGGAGTTCAAAGGGATCTTCAAGATTGTTCTTCACCCGAAGTCTTGCGTGGGGCGGTCGGGGCTCGGCGCGCTAGACAAGCTTCACTTTGAACACAGCGACACTGCGCATGTTATGACTAGTCACAGGCGGGACAAACATCAACGGACTTTGCTGACAGCAGAGGAAAATGGGA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GTGAATCACACCAGGGACTTCAACTTTTCTTTCCCCGCCGCCAGCAATGCCACCACAGTGGACTGTGGCTCCGATTCTGTGATCAAGTGGGCCCTGCGCATCATCAACTGTATCGTGCTGCTGGTGGGCCTGGTGGGCAATGCCATCGTGTGCACAGCCGTGATCCGGAGAAAGCGGATGAGAACCTCCATCAACCTGTTTACATTCAATCTGGCCTTTTCTGACCTGATCATCATCGTGATCTACGTGCCAAGCCAGATCATCGCCCTGGAGAACTGCCAGCGGTGGGTGCTGGGCACCTTCATGTGCCACGTGGTGTATCTGGTGCTGCCCATCTGCGTGAGCACCTCCATCGGCTCCCTGCTGACAATCTCTTGTGATAGGTACCGCGCCATCGTGTATCCAATGAAGCCCAAGCTGACCATGAATAAGGTGAAGATCATCATCGGCCTGATCTGGTTCGTGAGCGCCCTGACAGCCCTGCCTCTGGCCCTGGTGGTGACCACATTTCGGCCCGCCCCTCACGTGACCTACTGCACAGAGTTCTGGAGAGACGCAAGCTGGGGCGTGCTGTACTGGGTGGCCATCTTCATCCTGCAGTATCTGGTGCCCCTGATCATCATCGTGTCCCAGGCCGCCGTGATCGCCGTGAAGCTGAGGAAGTCTCGCATCCCTATGCTGAGCTCCTCTAGCGAGACCCTGTATAAGAAGACCCTGCGGACAAGAATCAAGCAGACCAGGAAGATCACAAAGATGTACATCGCCCTGGTGCTGCTGTATGCCATCTGTCTGCTGCCTCAGCACGTGGTGGCCACCTTTTGGTACAACTTTGGCGACTTCATGGAGTATAGCCCTAAGACACGCGATCTGATCTACCAGATCGTGAACATCTTCCCAATGGCCAACTCCGCCCTGAATGCCATCGCCTATGGCACCCTGAATAAGGAGTTTAAGGGCATCTTCAAGATCGTGCTGCACCCAAAGAGCTGCGTGGGCCGGTCCGGACTGGGCGCCCTGGACAAGCTGCACTTTGAGCACTCTGATACCGCCCACGTGATGACAAGCCACAGGCGCGATAAGCACCAGAGAACCCTGCTGACAGCCGAGGAGAACGGCAAT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Nv_GPR205</text:p>
          </table:table-cell>
          <table:table-cell table:style-name="ce9" office:value-type="string" calcext:value-type="string">
            <text:p>.</text:p>
          </table:table-cell>
          <table:table-cell table:style-name="ce9" office:value-type="string" calcext:value-type="string">
            <text:p>NVE25701</text:p>
          </table:table-cell>
          <table:table-cell table:style-name="ce14" office:value-type="string" calcext:value-type="string">
            <text:p>NVE25701</text:p>
          </table:table-cell>
          <table:table-cell office:value-type="string" calcext:value-type="string">
            <text:p>MNDSKANKSIEENTSLNSSLSHSAGFTMILEPYPLTVIRLTLFGILFVTAIVGNACVFLAPWRNARLRTFSYSLITCLAVGDFISALSLPFTLVTEHLHSRWIFGKALCHFLNPTQVVCGMVTTNVHTAISVDRCVSVISPFKGKPKGTKKRLIIALIWLTAVLCALPSFGAHRMKLLYLPNGQTLNVCIEAFPAHKYAYMYSLFLMVVNYTLPILIMSIMYTSLVLKLHSAGKFRDEHSTSLHGGAKTDIEKKFIRMAFLIMVLFALCYLPYQVLYLLMNFDVMATLSYGFLLFKYAHLLTWVPNALNPIVYGKMDLLYLKAYKRIFRCVLKKRKRSESDGTNVLPMSRLLLTR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GACTCCAAGGCAAACAAAAGCATTGAAGAAAACACAAGTTTAAATTCAAGTTTATCCCACAGCGCGGGCTTCACCATGATCCTAGAGCCCTACCCTCTAACAGTGATCCGACTCACGTTATTCGGAATCCTGTTCGTCACAGCCATTGTCGGCAACGCGTGCGTGTTTCTTGCTCCATGGAGGAACGCTCGACTTCGTACGTTCAGCTACTCCCTGATAACGTGCCTGGCAGTGGGGGATTTCATCAGTGCGCTCAGTCTTCCATTCACGCTCGTAACAGAACACTTACACTCCCGGTGGATCTTTGGCAAGGCTCTGTGTCACTTTCTAAATCCTACCCAAGTGGTTTGTGGAATGGTCACTACCAATGTCCACACTGCTATTTCCGTTGACCGCTGTGTCTCTGTCATAAGCCCGTTTAAAGGGAAACCCAAGGGAACAAAGAAAAGGCTTATTATCGCTCTAATCTGGCTCACTGCTGTCCTCTGCGCTCTTCCCTCCTTTGGCGCGCACAGAATGAAGCTTCTTTATCTACCGAACGGTCAGACATTGAACGTGTGCATAGAAGCGTTTCCCGCGCACAAATATGCCTATATGTATTCCCTTTTCCTAATGGTCGTAAACTACACTCTCCCGATTCTAATCATGAGCATTATGTACACAAGCCTAGTCCTTAAACTGCACAGCGCGGGAAAGTTTCGTGACGAACATTCAACAAGCCTGCACGGTGGAGCCAAGACAGACATCGAGAAAAAATTTATTCGCATGGCCTTTCTGATAATGGTCCTGTTTGCGCTTTGCTACCTACCGTACCAGGTGCTCTACTTGTTAATGAATTTCGACGTGATGGCTACCCTAAGCTACGGGTTCCTGTTGTTTAAATACGCCCACCTACTGACATGGGTGCCGAATGCCCTCAATCCGATAGTCTACGGCAAGATGGACCTCCTGTACCTGAAAGCCTACAAAAGGATCTTTAGATGTGTTCTGAAGAAAAGGAAGCGTAGCGAGAGCGATGGGACCAATGTTTTACCCATGAGTAGGCTCCTTCTGACGAG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GACTCTAAGGCCAATAAGAGCATCGAGGAGAACACCAGCCTGAATAGCTCCCTGTCTCACAGCGCCGGCTTCACAATGATCCTGGAGCCCTATCCTCTGACCGTGATCCGGCTGACACTGTTCGGCATCCTGTTTGTGACCGCCATCGTGGGAAACGCATGCGTGTTCCTGGCACCTTGGAGAAATGCCCGGCTGAGAACCTTTTCCTACTCTCTGATCACATGTCTGGCCGTGGGCGACTTCATCTCCGCCCTGTCTCTGCCCTTTACCCTGGTGACAGAGCACCTGCACTCTAGGTGGATCTTCGGCAAGGCCCTGTGCCACTTTCTGAACCCTACCCAGGTGGTGTGCGGCATGGTGACCACAAATGTGCACACAGCCATCAGCGTGGATCGGTGCGTGAGCGTGATCTCCCCATTCAAGGGCAAGCCCAAGGGCACCAAGAAGAGACTGATCATCGCCCTGATCTGGCTGACAGCCGTGCTGTGCGCACTGCCATCCTTTGGCGCACACCGGATGAAGCTGCTGTACCTGCCTAACGGCCAGACCCTGAACGTGTGCATCGAGGCCTTCCCAGCCCACAAGTACGCCTATATGTACAGCCTGTTTCTGATGGTGGTGAACTATACCCTGCCAATCCTGATCATGTCCATCATGTACACATCTCTGGTGCTGAAGCTGCACTCCGCCGGCAAGTTCAGGGACGAGCACAGCACCTCCCTGCACGGAGGAGCAAAGACAGACATCGAGAAGAAGTTCATCCGCATGGCCTTTCTGATCATGGTGCTGTTCGCCCTGTGCTATCTGCCCTACCAGGTGCTGTATCTGCTGATGAACTTTGATGTGATGGCCACCCTGTCCTATGGCTTCCTGCTGTTTAAGTACGCCCACCTGCTGACATGGGTGCCTAACGCCCTGAATCCAATCGTGTACGGCAAGATGGACCTGCTGTATCTGAAGGCCTACAAGCGGATCTTTAGATGCGTGCTGAAGAAGCGGAAGCGGAGCGAGAGCGATGGCACCAATGTGCTGCCCATGTCTAGGCTGCTGCTGACACG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6</text:p>
          </table:table-cell>
          <table:table-cell/>
          <table:table-cell office:value-type="string" calcext:value-type="string">
            <text:p>NVEC200_002019_1.1</text:p>
          </table:table-cell>
          <table:table-cell table:style-name="ce14" office:value-type="string" calcext:value-type="string">
            <text:p>NVEC200_002019_1.1</text:p>
          </table:table-cell>
          <table:table-cell office:value-type="string" calcext:value-type="string">
            <text:p>MELPSYMKEAEWVRIGRLVFEVALAFSGVLGNIAVILAVGSRPFMQSVTNIFIRNLAVADLGLLLFSFPLAVIKEQTLFRWPLGPHVCQIIYPLSEVFLGVSSWSMAIIAVDRYRGIVNDSHVRSLNRARYICVVPWVVSFLVLSLPLLVVTRYWEGWGIKDCIHEWPMEYYNAMNQAYVLIAMVYTYLTPLGIIIWTYWMIFRKLGKSTAFNTAQGRKPTRHDEARIKRNTRAKRILTPVVVVFGLSMLPVTVFRLVMVYIPSLVYYHYLFVLYNICMITTVINSSANPFIYAIVSDNFRKAFKSMCRVPDNLHRGGRRIYGQLSSVSGNTTMGLRTQATRLSRLSTITSEDQSPVLDERQDDEE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CTCCCAAGTTACATGAAAGAAGCTGAGTGGGTTCGCATTGGTCGACTAGTGTTTGAGGTCGCACTTGCATTTTCCGGCGTTTTAGGCAACATTGCAGTCATTCTAGCAGTTGGAAGTCGCCCTTTCATGCAATCTGTTACTAACATTTTTATCCGCAACCTAGCAGTTGCAGATCTCGGTCTTCTGCTGTTTTCGTTTCCTCTTGCTGTTATCAAAGAGCAGACTTTGTTCCGGTGGCCTCTTGGTCCTCATGTCTGCCAGATAATTTACCCTTTATCAGAAGTTTTTCTCGGAGTTTCGTCTTGGTCCATGGCAATTATCGCTGTTGACAGGTATCGCGGCATTGTGAATGACAGTCACGTGCGATCTTTGAATCGCGCCCGCTACATCTGCGTAGTACCGTGGGTGGTGTCCTTCCTCGTCCTATCCCTCCCCCTGTTGGTAGTCACCCGTTACTGGGAGGGATGGGGGATCAAGGATTGTATCCACGAGTGGCCCATGGAGTATTATAACGCGATGAACCAGGCGTACGTCTTAATCGCCATGGTATACACATACCTGACGCCTCTAGGGATCATCATCTGGACATACTGGATGATCTTCCGTAAACTCGGCAAAAGCACGGCCTTCAATACCGCGCAAGGACGAAAACCAACAAGACACGACGAGGCGCGCATCAAACGCAACACGCGTGCCAAGAGGATTCTCACTCCCGTGGTGGTCGTCTTCGGCCTCTCCATGCTACCGGTCACTGTCTTTCGCCTTGTGATGGTGTACATCCCTTCCCTGGTGTACTACCACTACTTGTTTGTGCTTTACAATATCTGCATGATCACAACTGTGATCAACTCATCGGCAAATCCGTTCATTTATGCCATCGTCTCGGATAATTTCCGCAAGGCTTTCAAAAGCATGTGCAGAGTGCCCGACAATTTGCATAGAGGAGGACGACGAATTTACGGACAGCTCAGCTCTGTGTCCGGGAATACGACCATGGGACTTCGGACACAGGCCACGAGGTTATCACGACTGTCTACGATTACGAGTGAGGATCAGTCACCAGTGCTAGACGAGAGGCAAGATGATGAAGAAT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CTGCCCTCCTACATGAAGGAGGCAGAGTGGGTGAGGATCGGCCGCCTGGTGTTCGAGGTGGCCCTGGCCTTTTCTGGCGTGCTGGGCAACATCGCCGTGATCCTGGCAGTGGGATCTAGGCCTTTCATGCAGAGCGTGACCAACATCTTTATCAGGAATCTGGCAGTGGCAGACCTGGGACTGCTGCTGTTCAGCTTTCCTCTGGCCGTGATCAAGGAGCAGACACTGTTCAGGTGGCCACTGGGACCTCACGTGTGCCAGATCATCTACCCACTGAGCGAGGTGTTTCTGGGCGTGAGCTCCTGGTCCATGGCCATCATCGCCGTGGACAGGTACCGCGGCATCGTGAACGATTCTCACGTGAGGAGCCTGAATCGGGCCAGATATATCTGCGTGGTGCCATGGGTGGTGAGCTTCCTGGTGCTGTCCCTGCCACTGCTGGTGGTGACCCGCTATTGGGAGGGCTGGGGCATCAAGGACTGTATCCACGAGTGGCCAATGGAGTACTATAACGCCATGAATCAGGCCTACGTGCTGATCGCCATGGTGTACACCTATCTGACACCCCTGGGCATCATCATCTGGACCTATTGGATGATCTTCCGGAAGCTGGGCAAGAGCACCGCCTTTAACACAGCCCAGGGCAGGAAGCCAACACGCCACGATGAGGCCCGGATCAAGAGAAATACCAGGGCCAAGCGCATCCTGACACCTGTGGTGGTGGTGTTCGGCCTGTCTATGCTGCCAGTGACCGTGTTTCGGCTGGTCATGGTGTACATCCCCAGCCTGGTGTACTATCACTACCTGTTCGTGCTGTATAACATCTGCATGATCACCACAGTGATCAACTCTAGCGCCAATCCCTTTATCTACGCCATCGTGTCCGACAACTTCAGAAAGGCCTTTAAGTCTATGTGCCGGGTGCCTGATAATCTGCACAGAGGCGGCCGGAGAATCTATGGCCAGCTGTCCAGCGTGAGCGGCAATACCACAATGGGACTGAGGACCCAGGCAACAAGGCTGAGCAGACTGTCCACCATCACATCCGAGGACCAGTCTCCTGTGCTGGATGAGAGACAGGACGATGAGGAG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7</text:p>
          </table:table-cell>
          <table:table-cell/>
          <table:table-cell office:value-type="string" calcext:value-type="string">
            <text:p>NVEC200_009159_1.1</text:p>
          </table:table-cell>
          <table:table-cell table:style-name="ce14" office:value-type="string" calcext:value-type="string">
            <text:p>NVEC200_009159_1.1</text:p>
          </table:table-cell>
          <table:table-cell office:value-type="string" calcext:value-type="string">
            <text:p>MSLQGNFSLLNSSSTQNNTKVSNLTLGWRVQEHLAITITKYFILCSIMIVGIAGNILVILVSTKRKAFKSSLDLYLKNLAAADLGFLLLVIPAAVIRSEIPFGWPLGGFICRYVWPLVEIFHGASVWIIVAVAAERYRNIVGMVHVQRRRYSGGKQVMITITLAWVISFVVFCIPELAMVTYIETPRYKICTLDFPDPDGKQAAVQFYLWFMTAFSYIIPFIGIIWTYIAISRQLNRSNTFLRSLKNLIQKKSSRKYYSGPAGRRRTLTSEGLVTRSRSSVDEAQTKSLSDGRRLTQNKRAKKILTPVAITFAITMLPLNMMRITVLYWRDFVNQTYYPILFFVTIIFTAAYASLNPALYSIVSADFRSSLRSLFRKSVDRIRSITTSSFAREMGHSTTILAPMNGAALLGGADRRCSALSESTR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TTTACAAGGAAACTTCTCGCTTCTGAATTCTTCGTCTACGCAGAATAACACAAAGGTGAGCAACCTAACCCTGGGATGGCGGGTTCAGGAGCATCTTGCCATTACCATCACAAAGTATTTCATCCTCTGCTCGATAATGATCGTGGGTATTGCGGGAAATATCCTCGTGATTTTAGTCTCGACAAAGCGCAAAGCTTTTAAATCCTCATTGGACTTATACTTAAAGAATCTTGCCGCTGCAGACTTGGGTTTTCTTCTCCTGGTTATCCCAGCCGCGGTGATACGCTCAGAGATCCCGTTTGGCTGGCCTCTAGGGGGGTTCATATGCCGTTATGTTTGGCCTTTGGTGGAGATCTTCCACGGTGCGTCTGTGTGGATAATAGTGGCAGTGGCGGCGGAGAGATATAGGAACATCGTGGGAATGGTACACGTACAGAGGCGGCGATACTCCGGTGGAAAACAAGTCATGATTACAATCACTCTAGCATGGGTGATATCCTTCGTTGTGTTCTGTATACCTGAGCTAGCCATGGTCACTTATATAGAAACTCCGAGGTATAAAATCTGCACGCTGGACTTCCCTGATCCCGACGGAAAGCAAGCCGCGGTGCAGTTTTACTTGTGGTTCATGACAGCGTTTTCTTACATTATACCGTTCATAGGCATCATTTGGACATACATAGCCATTTCGCGCCAACTGAACCGCAGTAATACCTTTTTAAGAAGCCTCAAGAATCTCATACAGAAGAAAAGTTCGCGTAAGTATTACAGCGGCCCAGCGGGGCGACGAAGAACCCTTACGAGCGAGGGACTAGTGACGCGCTCTCGGTCAAGCGTCGACGAAGCGCAGACGAAATCGTTAAGCGACGGAAGGCGCTTGACGCAGAATAAACGCGCCAAAAAGATCCTAACGCCCGTGGCTATAACATTCGCAATAACAATGCTACCTTTAAACATGATGCGAATTACGGTGTTGTACTGGCGGGATTTCGTAAATCAGACCTATTACCCGATACTTTTCTTTGTCACAATTATTTTCACGGCGGCATATGCGTCTCTTAACCCTGCGCTCTATTCCATTGTAAGCGCAGATTTTCGCAGCTCTTTGAGGTCGCTGTTTCGTAAGTCTGTCGATCGGATACGTAGTATTACCACGAGTTCGTTTGCGAGGGAAATGGGGCATTCAACGACAATTCTAGCGCCCATGAACGGTGCAGCGTTGCTTGGAGGTGCGGATAGACGCTGCTCAGCATTGTCAGAGAGCACCCGGTG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GCCTGCAGGGCAACTTTTCCCTGCTGAATAGCTCCTCTACCCAGAACAATACAAAGGTGAGCAACCTGACACTGGGCTGGAGAGTGCAGGAGCACCTGGCCATCACCATCACAAAGTACTTCATCCTGTGCAGCATCATGATCGTGGGCATCGCCGGCAACATCCTGGTCATCCTGGTGAGCACCAAGAGGAAGGCCTTTAAGAGCTCCCTGGACCTGTATCTGAAGAATCTGGCAGCAGCAGATCTGGGCTTCCTGCTGCTGGTCATCCCTGCCGCCGTGATCAGATCCGAGATCCCATTTGGCTGGCCCCTGGGCGGCTTCATCTGTAGATACGTGTGGCCACTGGTGGAGATCTTTCACGGCGCCAGCGTGTGGATCATCGTGGCAGTGGCAGCAGAGAGGTACCGCAATATCGTGGGCATGGTGCACGTGCAGCGGAGAAGGTATTCTGGCGGCAAGCAGGTCATGATCACCATCACACTGGCCTGGGTCATCAGCTTCGTGGTGTTCTGCATCCCTGAGCTGGCCATGGTGACCTACATCGAGACACCACGCTATAAGATCTGTACACTGGACTTCCCAGACCCTGATGGCAAGCAGGCAGCAGTGCAGTTCTACCTGTGGTTTATGACCGCCTTCAGCTATATCATCCCCTTTATCGGCATCATCTGGACATACATCGCCATCTCTCGGCAGCTGAACAGAAGCAATACCTTCCTGCGCTCCCTGAAGAACCTGATCCAGAAGAAGTCTAGCCGGAAGTACTATTCCGGACCTGCAGGCCGCCGGAGAACCCTGACATCTGAGGGCCTGGTGACCCGGAGCAGATCCTCTGTGGATGAGGCCCAGACCAAGTCCCTGTCTGATGGCAGGCGCCTGACACAGAATAAGAGGGCCAAGAAGATCCTGACCCCCGTGGCCATCACCTTTGCCATCACAATGCTGCCTCTGAACATGATGAGAATCACAGTGCTGTATTGGAGGGACTTTGTGAATCAGACCTACTATCCAATCCTGTTCTTTGTGACCATCATCTTCACAGCAGCATACGCAAGCCTGAACCCCGCCCTGTATTCTATCGTGAGCGCCGACTTTAGGAGCTCCCTGCGCTCCCTGTTCCGGAAGTCTGTGGATAGGATCCGCTCCATCACCACATCTAGCTTCGCCCGCGAGATGGGCCACTCTACCACAATCCTGGCCCCCATGAATGGAGCCGCCCTGCTGGGAGGAGCAGATCGGAGATGCTCCGCCCTGAGCGAGTCCACCCGGTG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8</text:p>
          </table:table-cell>
          <table:table-cell/>
          <table:table-cell office:value-type="string" calcext:value-type="string">
            <text:p>NVEC200_012023_1.1</text:p>
          </table:table-cell>
          <table:table-cell table:style-name="ce14" office:value-type="string" calcext:value-type="string">
            <text:p>NVEC200_012023_1.1</text:p>
          </table:table-cell>
          <table:table-cell office:value-type="string" calcext:value-type="string">
            <text:p>MKQTIDISSFQRQNISNYSEELRPNCVLPTSPYITEPQAVKVTRLGIEIGAALVGIIGNLLVTVLAPSGRKLRSADGLYVRSLAIADLGILIVNFSIAVIREQSPVHWPIGKEMCYFLYPFSEVFHGACVWSIAAIALDRYRGIIHRRHQSAQSAKVSIAAIWLGSFGIFVVPLFFIVRYVETECKEVCMFEWPAPLMHHIYIGMDAMLLYFVPLGLISYTYLIITAEIRTSSMLHKRMGQQQSARKKEEIRRVKQNSRTARLLTHLVIVFTITMLPLNAFRLVVLSWDGFANHQLFLVFFNIAVLGVVINSAADPIVYSIVSKDFISNLRCQCRSFKGFGSVMRKNRASASSRQTQ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ACAAACCATCGACATATCAAGTTTTCAGCGACAGAACATTTCGAACTACTCCGAGGAACTGCGACCAAACTGCGTCCTGCCCACGTCCCCGTACATCACAGAGCCGCAAGCGGTCAAGGTAACGCGGCTAGGTATCGAAATCGGTGCGGCCTTGGTCGGAATTATCGGAAACCTGCTGGTGACAGTGCTTGCTCCAAGTGGCCGCAAACTGCGCTCTGCTGACGGTCTCTACGTTCGCAGTCTTGCGATAGCTGACTTAGGAATCCTTATAGTAAACTTCTCGATCGCCGTGATCCGAGAGCAGTCGCCGGTTCACTGGCCTATCGGTAAAGAAATGTGCTATTTCCTTTACCCGTTCTCTGAGGTATTCCACGGTGCGTGTGTTTGGTCTATCGCAGCTATTGCCCTAGACAGGTACCGTGGTATAATTCACCGTAGACACCAGTCTGCGCAATCAGCTAAGGTCTCAATCGCCGCGATATGGCTTGGCTCCTTTGGGATATTTGTTGTGCCTTTGTTTTTCATTGTTCGGTACGTGGAGACAGAGTGCAAGGAGGTGTGTATGTTCGAGTGGCCCGCCCCTTTAATGCATCATATTTATATCGGTATGGACGCTATGCTACTCTACTTTGTGCCACTTGGCCTCATAAGCTATACGTATCTGATAATAACGGCAGAAATACGGACAAGCAGTATGCTGCACAAGAGAATGGGTCAACAACAGAGCGCGAGAAAAAAAGAGGAGATACGACGAGTCAAGCAAAACTCACGAACAGCCCGCTTACTGACTCATCTCGTCATTGTCTTCACTATCACTATGCTGCCACTGAATGCTTTCCGGCTTGTTGTCTTATCCTGGGATGGTTTCGCAAACCATCAACTTTTTCTCGTGTTTTTTAACATTGCAGTACTTGGGGTTGTAATCAACTCAGCCGCTGACCCCATAGTCTATTCTATTGTCAGTAAAGATTTCATCTCCAATTTGAGATGCCAGTGTCGATCGTTTAAGGGTTTCGGATCTGTAATGAGAAAAAACCGCGCGAGTGCTTCATCGCGTCAAACGCAGT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GCAGACAATCGACATCAGCTCCTTTCAGAGACAGAACATCAGCAATTACTCCGAGGAGCTGAGGCCCAATTGCGTGCTGCCAACCTCTCCCTATATCACAGAGCCTCAGGCCGTGAAGGTGACAAGGCTGGGAATCGAGATCGGAGCCGCCCTGGTGGGAATCATCGGAAACCTGCTGGTGACCGTGCTGGCACCAAGCGGAAGGAAGCTGCGCTCCGCCGACGGACTGTACGTGCGCTCCCTGGCAATCGCAGATCTGGGCATCCTGATCGTGAATTTCTCCATCGCCGTGATCCGGGAGCAGTCTCCTGTGCACTGGCCAATCGGCAAGGAGATGTGCTACTTCCTGTATCCTTTTTCTGAGGTGTTCCACGGAGCATGCGTGTGGAGCATCGCAGCAATCGCCCTGGACCGGTACAGAGGCATCATCCACCGGAGACACCAGTCTGCCCAGAGCGCCAAGGTGAGCATCGCAGCAATCTGGCTGGGCTCCTTCGGCATCTTTGTGGTGCCTCTGTTCTTTATCGTGCGGTACGTGGAGACAGAGTGCAAGGAGGTGTGCATGTTTGAGTGGCCCGCCCCTCTGATGCACCACATCTACATCGGCATGGATGCCATGCTGCTGTATTTCGTGCCACTGGGCCTGATCAGCTACACCTATCTGATCATCACAGCCGAGATCAGGACCTCTAGCATGCTGCACAAGAGGATGGGACAGCAGCAGTCCGCCCGGAAGAAGGAGGAGATCAGGCGCGTGAAGCAGAATTCTCGGACAGCCAGACTGCTGACCCACCTGGTCATCGTGTTCACCATCACAATGCTGCCACTGAACGCCTTCAGACTGGTGGTGCTGAGCTGGGATGGCTTTGCCAACCACCAGCTGTTCCTGGTGTTCTTTAATATCGCCGTGCTGGGAGTGGTCATCAACAGCGCCGCAGACCCCATCGTGTATTCCATCGTGTCTAAGGACTTCATCTCCAATCTGCGGTGCCAGTGTAGATCTTTCAAGGGCTTTGGCAGCGTGATGAGGAAGAACAGGGCATCCGCCTCCTCTAGGCAGACCCAG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9</text:p>
          </table:table-cell>
          <table:table-cell/>
          <table:table-cell office:value-type="string" calcext:value-type="string">
            <text:p>NVEC200_003389_1.1</text:p>
          </table:table-cell>
          <table:table-cell table:style-name="ce14" office:value-type="string" calcext:value-type="string">
            <text:p>NVEC200_003389_1.1</text:p>
          </table:table-cell>
          <table:table-cell office:value-type="string" calcext:value-type="string">
            <text:p>MEKDFEEHYYVVTEEVKLNISTAARELPPYITIQFAWYSFIFTLGVIGNLYITLTVTLRKEMSSATNYFIFNLAISDLGILLISLPAYIIRDYFSWSFGKIACQIIIPMNDVSFSVSICTITVITLERYRAIVAPFKPRLKARGGKLTIALIWVLTYLSVGFPMAFYMELTKVDDRLICLPKWPSNIVFKILTCFFISLIIIPLCITAVAYIIMIKTMRKQSKRLREARERRHSAGIGSTVSLKHVQERHRHDYNAKLVKMLIIIVVVFWICMLPLSILAFVVEFFVIDPRKPVVDGLFTLSIAVFFSNSAFNPVAIYIMSSDLRKGINTLLFFGRKRCKKNGIPH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AGACTTTGAAGAGCATTATTACGTTGTAACCGAGGAAGTCAAGCTGAACATTTCGACTGCAGCCAGGGAACTACCGCCCTATATTACGATCCAGTTCGCGTGGTACTCTTTCATATTCACACTCGGAGTGATCGGAAATTTGTACATCACGCTAACGGTGACGCTTCGCAAAGAGATGAGCTCCGCGACAAACTACTTTATCTTCAACCTTGCGATCAGCGACTTAGGGATTTTATTGATTTCCCTCCCAGCGTACATCATACGAGACTACTTTTCTTGGTCATTCGGGAAAATTGCCTGCCAGATAATAATCCCCATGAACGATGTGTCTTTCTCTGTCTCTATTTGCACTATTACGGTCATAACGTTGGAGAGATACCGGGCAATTGTTGCCCCGTTTAAGCCGAGGCTGAAGGCGCGTGGAGGCAAACTTACAATCGCTCTCATTTGGGTATTGACCTATCTATCTGTCGGTTTCCCCATGGCATTCTACATGGAATTAACGAAAGTAGATGACAGGCTTATTTGCCTACCGAAATGGCCATCAAACATCGTGTTCAAGATCCTGACTTGCTTCTTTATATCCCTGATAATCATTCCCTTGTGTATAACAGCTGTGGCGTATATTATCATGATCAAGACTATGCGAAAACAGAGCAAGCGGCTCAGAGAAGCGCGAGAGAGAAGGCATAGCGCTGGAATCGGCAGCACAGTCAGCTTAAAACACGTCCAAGAAAGACACCGGCACGACTACAATGCGAAGCTTGTCAAAATGCTTATAATAATTGTAGTGGTATTCTGGATTTGTATGCTACCACTGTCGATTCTTGCGTTTGTAGTGGAGTTTTTCGTCATTGACCCTCGTAAACCCGTAGTCGATGGCCTTTTTACACTAAGCATTGCGGTGTTTTTCTCAAACAGTGCTTTTAATCCCGTAGCTATTTATATTATGAGCTCTGACCTAAGAAAAGGAATAAACACGTTATTGTTTTTTGGAAGGAAAAGATGTAAAAAGAATGGTATCCCGCATAT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GGACTTCGAGGAGCACTACTATGTGGTGACAGAGGAGGTGAAGCTGAACATCTCCACCGCAGCAAGGGAGCTGCCACCTTACATCACAATCCAGTTTGCCTGGTATTCTTTCATCTTTACCCTGGGCGTGATCGGCAATCTGTACATCACCCTGACAGTGACCCTGAGGAAGGAGATGAGCTCCGCCACAAACTATTTCATCTTTAATCTGGCCATCTCCGACCTGGGCATCCTGCTGATCTCTCTGCCAGCCTACATCATCCGCGATTATTTCTCCTGGTCTTTTGGCAAGATCGCCTGCCAGATCATCATCCCCATGAACGATGTGAGCTTCTCCGTGTCTATCTGTACAATCACCGTGATCACCCTGGAGAGGTACCGCGCAATCGTGGCACCCTTCAAGCCAAGGCTGAAGGCAAGGGGAGGCAAGCTGACAATCGCCCTGATCTGGGTGCTGACCTACCTGTCCGTGGGCTTCCCCATGGCCTTTTATATGGAGCTGACAAAGGTGGACGATAGACTGATCTGCCTGCCTAAGTGGCCATCTAACATCGTGTTCAAGATCCTGACCTGCTTCTTTATCAGCCTGATCATCATCCCTCTGTGCATCACAGCCGTGGCCTACATCATCATGATCAAGACCATGCGGAAGCAGAGCAAGCGGCTGAGAGAGGCAAGAGAGCGGAGACACTCCGCCGGAATCGGCTCTACCGTGAGCCTGAAGCACGTGCAGGAGAGGCACCGCCACGACTATAATGCCAAGCTGGTGAAGATGCTGATCATCATCGTGGTGGTGTTCTGGATCTGCATGCTGCCCCTGTCCATCCTGGCCTTTGTGGTGGAGTTCTTTGTGATCGACCCCCGGAAGCCTGTGGTGGATGGCCTGTTCACACTGAGCATCGCCGTGTTCTTTAGCAACTCCGCCTTTAATCCTGTGGCCATCTATATCATGTCTAGCGATCTGAGAAAGGGCATCAACACCCTGCTGTTCTTTGGCCGGAAGAGATGTAAGAAGAATGGCATCCCACACAT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Nv_GPR212</text:p>
          </table:table-cell>
          <table:table-cell table:style-name="ce9" office:value-type="string" calcext:value-type="string">
            <text:p>.</text:p>
          </table:table-cell>
          <table:table-cell table:style-name="ce9" office:value-type="string" calcext:value-type="string">
            <text:p>NVEC200_005795_1.1</text:p>
          </table:table-cell>
          <table:table-cell table:style-name="ce14" office:value-type="string" calcext:value-type="string">
            <text:p>NVEC200_005795_1.1</text:p>
          </table:table-cell>
          <table:table-cell office:value-type="string" calcext:value-type="string">
            <text:p>MTSNETLDGNYEHDKRIKQGFYTVAFIVGTIGNVLVLIVVAGRRERRTVNDIFILNLAISDLTYLFICITTNLYLTVGTVPMEFYCWFVWPTMTVTICLSIFTLTSMAIHRRRVILNPFKPEIKHRYVFIWIVVIWIMAILIVIPMLLVTRILQVEPYGCMEVWPSIEYRKAYTAFLFTCQYALPLTIIAVEYVRIGLDLFRPRGPRARGDSKRERANMDPARRKENMQVIKTLATIVVLFTLTMLPAQLGWMLVDFGGEREKKVGQELIKVCEWLLYTHACTNPIVYGTLTKHYRKGYIKYLTMIFCCRWRVLYRSLSSSERSSPNNTNDETSTNHISTKAKKVWGFLGRMNGQNGHVSGASNSDQSSETHNQTDRLLETDKNKNSVETRDTRSYITCEKESVM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GTCGAACGAGACGCTAGATGGAAATTATGAGCATGACAAAAGGATCAAACAGGGTTTTTACACAGTGGCCTTCATAGTGGGAACTATAGGCAACGTGCTAGTCTTGATAGTCGTGGCGGGAAGACGCGAGAGGCGCACAGTCAACGATATTTTCATCCTGAATCTCGCAATCTCCGACCTTACATACCTCTTCATCTGTATCACCACGAACCTGTATCTAACTGTGGGGACGGTACCCATGGAGTTTTATTGCTGGTTTGTGTGGCCAACTATGACTGTCACTATATGTCTAAGTATCTTTACACTGACTTCCATGGCGATCCACAGGCGTAGAGTCATACTCAATCCGTTCAAACCGGAGATCAAGCACCGCTATGTATTCATCTGGATCGTTGTGATCTGGATTATGGCAATCCTGATTGTGATCCCGATGCTTCTGGTGACTAGGATCCTACAGGTCGAGCCGTACGGCTGCATGGAGGTGTGGCCGAGTATCGAGTACCGCAAAGCCTATACAGCATTCCTGTTCACGTGCCAGTACGCGCTACCGCTGACTATCATCGCGGTCGAGTATGTGCGCATCGGGCTCGACCTTTTCAGACCACGTGGTCCCAGAGCTCGTGGGGACTCGAAGCGCGAGCGCGCGAACATGGACCCCGCGCGACGCAAAGAAAACATGCAGGTGATTAAGACGCTAGCGACGATAGTAGTGCTCTTCACTCTAACCATGCTACCAGCTCAGCTCGGCTGGATGCTCGTGGACTTTGGCGGGGAGCGAGAAAAGAAAGTAGGGCAGGAGCTTATTAAGGTGTGCGAGTGGTTATTGTACACGCATGCGTGCACTAATCCCATTGTATACGGCACGCTGACGAAGCACTATCGTAAGGGCTACATTAAGTACTTGACTATGATCTTTTGTTGCCGCTGGCGAGTGCTGTATAGAAGCCTCAGCTCTTCGGAAAGGTCAAGTCCAAACAATACAAACGACGAAACGAGTACAAACCATATCAGCACAAAGGCAAAAAAGGTGTGGGGGTTCTTGGGCCGAATGAATGGACAGAATGGTCACGTATCAGGAGCAAGCAATTCTGACCAATCGAGTGAGACGCATAATCAGACAGATAGGCTTCTAGAGACAGATAAGAATAAAAATAGCGTAGAGACACGTGATACAAGATCGTACATCACGTGCGAGAAAGAGTCAGTCA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CATCTAACGAGACCCTGGACGGCAATTACGAGCACGATAAGAGGATCAAGCAGGGCTTCTATACAGTGGCCTTTATCGTGGGCACCATCGGCAACGTGCTGGTGCTGATCGTGGTGGCAGGCCGGAGAGAGAGGAGGACAGTGAACGACATCTTCATCCTGAATCTGGCCATCTCCGATCTGACCTACCTGTTTATCTGCATCACCACAAATCTGTATCTGACAGTGGGCACCGTGCCCATGGAGTTCTACTGCTGGTTCGTGTGGCCTACCATGACAGTGACCATCTGTCTGTCTATCTTCACACTGACCAGCATGGCCATCCACCGGCGGAGAGTGATCCTGAACCCCTTCAAGCCTGAGATCAAGCACCGCTACGTGTTTATCTGGATCGTGGTCATCTGGATCATGGCCATCCTGATCGTGATCCCTATGCTGCTGGTGACCAGAATCCTGCAGGTGGAGCCTTATGGCTGCATGGAAGTGTGGCCAAGCATCGAGTACAGGAAGGCCTATACAGCCTTCCTGTTTACCTGTCAGTACGCCCTGCCACTGACCATCATCGCCGTGGAGTATGTGCGGATCGGCCTGGACCTGTTTAGACCAAGGGGACCAAGGGCAAGGGGCGACTCCAAGAGAGAGAGGGCCAACATGGATCCAGCCCGCCGGAAGGAGAATATGCAGGTCATCAAGACCCTGGCCACCATCGTGGTGCTGTTCACACTGACCATGCTGCCAGCACAGCTGGGATGGATGCTGGTGGATTTTGGCGGCGAGAGAGAGAAGAAGGTCGGCCAGGAGCTGATCAAGGTGTGCGAGTGGCTGCTGTACACACACGCCTGTACCAATCCCATCGTGTACGGCACACTGACCAAGCACTATAGGAAGGGCTACATCAAGTATCTGACCATGATCTTCTGCTGTCGCTGGCGGGTGCTGTATCGCTCCCTGAGCTCCTCTGAGCGGAGCTCCCCTAACAATACAAACGACGAGACAAGCACCAATCACATCTCCACCAAGGCCAAGAAGGTCTGGGGCTTTCTGGGCCGCATGAACGGCCAGAATGGCCACGTGTCTGGCGCCTCCAACTCTGACCAGTCTAGCGAGACACACAATCAGACCGACCGGCTGCTGGAGACAGATAAGAACAAGAATTCCGTGGAGACAAGAGATACCAGGTCTTACATCACCTGTGAGAAGGAGAGCGTGA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4</text:p>
          </table:table-cell>
          <table:table-cell/>
          <table:table-cell office:value-type="string" calcext:value-type="string">
            <text:p>NVEC200_011944_1.1</text:p>
          </table:table-cell>
          <table:table-cell table:style-name="ce14" office:value-type="string" calcext:value-type="string">
            <text:p>NVEC200_011944_1.1</text:p>
          </table:table-cell>
          <table:table-cell office:value-type="string" calcext:value-type="string">
            <text:p>MNNSTGATPEIDFLTHSQIALNVIYSILVIIGTIFNSLVLSVVCTTRRQRTANDVFLISLATADLSYIYIVVAFFFYNTYFVGPKHLIVCKTVLPLISVPYTAGIFTIVSMAIQRCHVILNPWRPKAKPRVIIVWVIGIWVAAIAIIFVPLSLLAYSGKAYCDIGWTSVLMFKAYLLTLSAIQYFIPVLIIAFAYIRMGLYLCKPRIPRDSVISRGNRCLHPREESKSESIQIAKSLGAIVVLFIVMFLPQQVSLYEYLFGTNTKWVLYYQRYADLVSISHSCLNPILYGGLTKRFRHRFREWLKSLCVCFRQGFPSRRTSPVMSSTEWTYNLRDTWWTQNLRDTGSPTICMIRDETVTTP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ATTCAACTGGTGCGACACCCGAAATAGACTTCCTAACTCACTCGCAGATCGCCCTCAACGTCATCTACTCGATCCTAGTCATTATCGGCACGATCTTTAACAGTCTAGTTCTCTCTGTTGTCTGCACTACCAGGCGACAGCGGACTGCTAACGATGTCTTCCTAATATCCCTGGCTACTGCAGACCTTTCCTACATTTATATAGTCGTCGCCTTCTTCTTCTACAACACTTATTTTGTGGGTCCAAAGCATCTCATTGTCTGCAAGACGGTACTACCGCTAATATCCGTGCCGTACACAGCTGGGATATTTACAATCGTTTCTATGGCAATACAACGCTGCCACGTGATCTTGAACCCCTGGAGGCCGAAGGCCAAACCACGTGTGATTATTGTCTGGGTAATTGGAATATGGGTCGCGGCAATTGCGATAATTTTCGTGCCGCTCTCTTTGCTGGCCTACTCGGGAAAAGCCTACTGCGACATTGGTTGGACTTCAGTGCTCATGTTCAAGGCTTACCTGCTGACACTATCTGCAATCCAGTATTTTATCCCGGTGCTGATAATAGCCTTCGCGTATATACGGATGGGACTCTACCTCTGCAAGCCAAGAATACCGAGGGATAGTGTCATATCAAGAGGAAATCGCTGTCTACATCCTCGTGAGGAGTCCAAATCGGAGAGTATACAAATTGCCAAATCTCTCGGAGCGATTGTCGTATTGTTCATCGTTATGTTTCTACCGCAGCAAGTGTCACTCTATGAGTATTTGTTTGGCACAAACACAAAATGGGTACTATACTATCAGAGGTATGCTGATCTGGTCAGCATATCTCACAGCTGCCTTAATCCAATACTGTACGGAGGGCTGACCAAGCGCTTTAGACACAGGTTCCGTGAGTGGCTCAAGTCGTTATGTGTGTGTTTTCGTCAAGGTTTTCCCAGTCGTCGCACCTCGCCAGTTATGTCTTCCACAGAATGGACTTATAACCTTAGAGACACTTGGTGGACACAAAACCTAAGAGACACAGGGAGCCCAACGATATGCATGATACGTGACGAAACAGTTACAACACCATT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ATAGCACCGGCGCCACACCAGAGATCGACTTTCTGACCCACAGCCAGATCGCCCTGAACGTGATCTACTCCATCCTGGTCATCATCGGCACAATCTTTAATTCCCTGGTGCTGTCTGTGGTGTGCACCACACGGAGACAGCGGACCGCCAACGACGTGTTCCTGATCTCCCTGGCCACAGCCGATCTGTCTTACATCTATATCGTGGTGGCCTTCTTTTTCTACAATACCTATTTTGTGGGCCCCAAGCACCTGATCGTGTGCAAGACAGTGCTGCCTCTGATCTCTGTGCCATATACCGCCGGCATCTTCACAATCGTGAGCATGGCCATCCAGCGGTGTCACGTGATCCTGAACCCCTGGCGGCCTAAGGCCAAGCCTAGAGTGATCATCGTGTGGGTCATCGGCATCTGGGTGGCCGCCATCGCCATCATCTTTGTGCCACTGTCTCTGCTGGCCTACAGCGGCAAGGCCTATTGTGACATCGGCTGGACCTCCGTGCTGATGTTCAAGGCCTACCTGCTGACACTGTCTGCCATCCAGTACTTCATCCCTGTGCTGATCATCGCCTTCGCCTACATCCGGATGGGCCTGTATCTGTGCAAGCCACGGATCCCCAGAGATTCTGTGATCAGCAGGGGCAATCGCTGTCTGCACCCCAGAGAGGAGTCTAAGAGCGAGTCCATCCAGATCGCCAAGAGCCTGGGCGCCATCGTGGTGCTGTTTATCGTGATGTTCCTGCCTCAGCAGGTGTCCCTGTACGAGTATCTGTTCGGCACCAACACAAAGTGGGTGCTGTACTATCAGAGGTACGCCGACCTGGTGTCTATCAGCCACTCCTGCCTGAATCCCATCCTGTATGGCGGCCTGACCAAGCGGTTTAGACACAGGTTCCGCGAGTGGCTGAAGTCTCTGTGCGTGTGCTTTAGGCAGGGATTCCCAAGCAGGCGCACCTCCCCTGTGATGAGCTCCACCGAGTGGACATACAACCTGAGGGACACCTGGTGGACACAGAATCTGCGCGATACCGGCTCCCCAACAATCTGTATGATCAGAGATGAGACCGTGACCACACCC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5</text:p>
          </table:table-cell>
          <table:table-cell/>
          <table:table-cell office:value-type="string" calcext:value-type="string">
            <text:p>NVEC200_002038_1.1</text:p>
          </table:table-cell>
          <table:table-cell table:style-name="ce14" office:value-type="string" calcext:value-type="string">
            <text:p>NVEC200_002038_1.1</text:p>
          </table:table-cell>
          <table:table-cell office:value-type="string" calcext:value-type="string">
            <text:p>MNVTFASNASASLCEDVVYFAAMAAVHSVTFAINFVTALAIWRLPDLEENRYHLVVRTLILSDCFIPLSGLPMSVASFLNCGWVGGQVSCTLSAFFSTAFLSWSALIVVIMCALRFLAVTKPLFYRNQVTYTRVRMILFIALVWGCSHLVLPIVGLGKFRLHARGLYCALDITPSKPHDRTLVYMTIVEGCLVVVALVYFSAGIVLTVKKKRRVSSTLSLQQQRGAGIEKIMRQHGGFAAMTSTIVVLYWFCFVPFLSYRIWLVYWGESRLNEDVYYVTELIAHVNPLLNPLVFVACSRQYRSCINKLFIRVCVHKCTLLMPQAITETYGDMGGGIEMRKMSALSTKTDIVM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GTTACATTTGCTTCTAATGCTTCAGCATCACTCTGCGAAGATGTGGTATATTTCGCAGCAATGGCGGCTGTTCATTCCGTGACTTTCGCCATAAACTTTGTTACAGCGCTGGCAATATGGCGATTACCGGATTTAGAAGAAAACAGATATCATCTTGTAGTGCGAACCTTAATCCTTAGCGACTGTTTCATCCCGCTGTCTGGCCTGCCGATGTCTGTCGCTTCGTTTCTGAATTGTGGTTGGGTCGGTGGCCAGGTTTCCTGCACTTTATCTGCGTTCTTTTCAACCGCTTTTTTAAGCTGGTCAGCTCTTATTGTTGTGATAATGTGCGCGTTAAGATTCCTGGCTGTCACCAAGCCGTTGTTCTATCGTAACCAAGTGACTTATACGCGTGTCCGTATGATACTATTCATCGCTCTTGTCTGGGGGTGTTCACATTTGGTGCTACCTATCGTTGGCTTGGGCAAGTTTCGTCTTCACGCGCGCGGTCTATACTGCGCCTTAGACATTACTCCCTCGAAACCGCACGATAGGACTCTTGTTTACATGACCATAGTAGAAGGGTGCTTGGTCGTTGTAGCGTTGGTGTATTTTAGCGCGGGGATTGTGCTGACTGTGAAGAAGAAAAGAAGAGTCAGTAGCACTTTGTCGCTACAGCAGCAAAGAGGCGCTGGGATAGAGAAGATTATGCGGCAACATGGCGGCTTTGCTGCCATGACATCGACTATCGTCGTATTGTACTGGTTCTGCTTTGTACCCTTCCTGTCGTATCGCATTTGGCTGGTGTACTGGGGCGAGTCGCGGCTGAACGAAGACGTCTATTACGTAACCGAGCTTATTGCGCATGTCAACCCTTTGCTAAATCCGCTGGTATTTGTTGCGTGCAGTCGCCAGTATCGCAGCTGTATCAACAAGTTGTTTATTCGCGTGTGCGTTCATAAATGCACTTTGTTGATGCCACAGGCTATTACAGAAACCTACGGGGACATGGGTGGTGGAATTGAGATGCGTAAAATGTCTGCCTTGTCGACTAAAACAGACATTGTCATGA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GTGACCTTCGCCAGCAATGCCTCTGCCAGCCTGTGCGAGGACGTGGTGTACTTTGCAGCAATGGCAGCAGTGCACTCCGTGACCTTCGCCATCAACTTTGTGACAGCCCTGGCCATCTGGAGGCTGCCTGACCTGGAGGAGAATCGGTATCACCTGGTGGTGAGAACCCTGATCCTGAGCGATTGCTTCATCCCTCTGTCCGGCCTGCCAATGAGCGTGGCCTCCTTTCTGAACTGCGGATGGGTGGGAGGACAGGTGTCCTGTACCCTGTCTGCCTTCTTTAGCACAGCCTTCCTGTCCTGGTCTGCCCTGATCGTGGTCATCATGTGCGCCCTGAGGTTCCTGGCCGTGACCAAGCCCCTGTTTTACCGCAATCAGGTGACCTATACAAGGGTGCGCATGATCCTGTTCATCGCCCTGGTGTGGGGCTGCTCTCACCTGGTGCTGCCTATCGTGGGCCTGGGCAAGTTTAGGCTGCACGCAAGGGGACTGTACTGTGCACTGGACATCACACCCAGCAAGCCTCACGATAGAACCCTGGTGTACATGACAATCGTGGAGGGATGCCTGGTGGTGGTGGCCCTGGTGTATTTTTCCGCCGGCATCGTGCTGACCGTGAAGAAGAAGCGGAGAGTGAGCTCCACACTGTCTCTGCAGCAGCAGAGGGGAGCAGGAATCGAGAAGATCATGAGGCAGCACGGAGGATTCGCAGCAATGACCTCCACAATCGTGGTGCTGTATTGGTTCTGTTTTGTGCCATTTCTGTCTTACCGGATCTGGCTGGTGTATTGGGGCGAGAGCAGACTGAACGAGGACGTGTACTATGTGACCGAGCTGATCGCCCACGTGAACCCACTGCTGAATCCACTGGTGTTCGTGGCATGCTCCAGGCAGTACAGATCTTGTATCAATAAGCTGTTTATCCGGGTGTGCGTGCACAAGTGTACACTGCTGATGCCCCAGGCCATCACCGAGACATATGGCGACATGGGCGGCGGCATCGAGATGAGAAAGATGTCTGCCCTGAGCACCAAGACAGACATCGTGATGAT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6</text:p>
          </table:table-cell>
          <table:table-cell/>
          <table:table-cell office:value-type="string" calcext:value-type="string">
            <text:p>NVEC200_000236_1.1</text:p>
          </table:table-cell>
          <table:table-cell table:style-name="ce14" office:value-type="string" calcext:value-type="string">
            <text:p>NVEC200_000236_1.1</text:p>
          </table:table-cell>
          <table:table-cell office:value-type="string" calcext:value-type="string">
            <text:p>MFGINEMSLNETCFDGLTNTSTVHRCSTTDTPPLSPLTIGLILEPAIVLVVLGNLLVLVSLRCQRNLIVTDVLLFSLSLADFVDGLIPLQIVIFMNYFVQQPWAKSLCDAFVIIVNTMRFASAGTVTIIALERTFLIVSPLKYHTTVTISKAKKLVALLWIISIFFGILPFLNVGHSGYHDGNCLYQLYDLGTEYAIVILAFSFLLLAVVLSCYVAAKLSSLKFIKRQSDMVEKLASDASKLALVMGVAKNDRTKRKISPKHLAKVPRSQGVIEVRKLTIMLAVVIILYYISWLPILVNNIVTLIRNEESPHSLVLFTGMISLLYALCNPFLYGKMNARYRRGYQHAVGSVLGLCGLRPASWRIRKISRTSFPSQAEFSLTKQRISTVTQPVMSALAQTTDIAGQVCFSGRRNAGYDEDKTSLQSNRSDLSEDKTSLQSNRSDLSEKDDGVFDTY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TGGGATAAACGAGATGAGCCTAAATGAAACCTGCTTTGACGGCTTGACAAATACTTCAACAGTCCATCGCTGTAGTACTACGGACACGCCACCTCTCAGTCCCCTGACGATTGGCTTGATCCTGGAACCTGCCATTGTGCTTGTTGTTTTGGGGAATCTTCTTGTATTGGTATCTTTACGTTGTCAAAGAAACCTCATAGTTACCGACGTATTATTGTTTTCGCTATCCTTGGCGGATTTTGTGGATGGATTGATCCCCCTTCAGATCGTCATATTTATGAATTATTTCGTCCAGCAGCCTTGGGCTAAGAGTCTGTGCGACGCTTTTGTTATCATTGTCAACACCATGCGTTTCGCCTCAGCTGGAACAGTTACTATCATCGCCCTGGAAAGAACATTTTTAATCGTCTCCCCTCTAAAGTATCACACTACTGTCACAATTTCTAAAGCCAAAAAGCTCGTTGCATTGCTATGGATTATTTCAATATTTTTCGGTATTTTACCATTCTTGAACGTTGGACATTCTGGCTATCACGATGGAAATTGTCTATACCAATTGTACGATTTGGGGACGGAGTACGCCATCGTAATACTCGCGTTTTCCTTTCTCTTACTCGCCGTGGTCTTATCTTGTTATGTAGCGGCTAAATTATCTAGTCTAAAGTTCATCAAACGGCAAAGTGACATGGTGGAAAAACTAGCCTCTGATGCCTCCAAGCTTGCGCTAGTCATGGGAGTAGCGAAAAATGACAGAACAAAGAGAAAGATTTCTCCGAAACACCTTGCCAAAGTACCCCGTTCTCAGGGCGTCATAGAAGTGAGAAAACTCACAATCATGCTGGCGGTTGTGATTATTCTGTATTACATAAGCTGGCTTCCAATATTGGTAAATAATATTGTGACGCTCATTCGGAATGAAGAGTCGCCCCACTCGCTTGTACTATTCACGGGAATGATTTCTTTGTTGTACGCGCTTTGTAACCCTTTCCTTTACGGCAAGATGAACGCCCGCTACAGACGCGGGTATCAACACGCTGTTGGCTCTGTACTTGGGCTGTGTGGCCTCCGACCCGCGTCGTGGAGAATCCGAAAAATAAGTAGAACATCATTCCCCAGTCAAGCCGAGTTTTCCCTCACAAAACAACGGATCAGCACAGTCACACAACCAGTCATGAGTGCGCTTGCCCAAACTACCGACATCGCTGGACAAGTCTGCTTCAGTGGGCGCAGGAACGCGGGGTATGACGAGGACAAAACAAGTTTACAGTCAAACAGAAGCGACCTGTCAGAAGACAAAACAAGTTTACAGTCAAACAGAAGCGACCTATCAGAGAAGGACGATGGTGTATTTGATACCTACT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TCGGCATCAACGAGATGTCCCTGAATGAGACATGCTTTGACGGCCTGACCAACACATCCACCGTGCACAGATGTTCTACCACAGATACACCCCCTCTGTCCCCTCTGACCATCGGCCTGATCCTGGAGCCAGCCATCGTGCTGGTGGTGCTGGGCAACCTGCTGGTGCTGGTGTCTCTGAGGTGCCAGCGCAATCTGATCGTGACAGACGTGCTGCTGTTCTCTCTGAGCCTGGCCGACTTTGTGGATGGCCTGATCCCCCTGCAGATCGTGATCTTCATGAACTACTTTGTGCAGCAGCCTTGGGCCAAGTCTCTGTGCGATGCCTTCGTGATCATCGTGAATACCATGAGGTTTGCCAGCGCCGGCACAGTGACCATCATCGCCCTGGAGCGCACATTCCTGATCGTGAGCCCCCTGAAGTATCACACCACAGTGACCATCTCCAAGGCCAAGAAGCTGGTGGCCCTGCTGTGGATCATCTCCATCTTCTTTGGCATCCTGCCTTTTCTGAACGTGGGCCACTCTGGCTACCACGACGGCAATTGCCTGTACCAGCTGTATGATCTGGGCACCGAGTATGCCATCGTGATCCTGGCCTTCTCTTTTCTGCTGCTGGCCGTGGTGCTGAGCTGTTACGTGGCCGCCAAGCTGAGCTCCCTGAAGTTCATCAAGCGGCAGAGCGACATGGTGGAGAAGCTGGCCTCCGATGCCTCTAAGCTGGCCCTGGTCATGGGCGTGGCCAAGAACGACCGGACAAAGAGAAAGATCTCCCCAAAGCACCTGGCCAAGGTGCCCAGGTCTCAGGGCGTGATCGAGGTGCGCAAGCTGACCATCATGCTGGCCGTGGTCATCATCCTGTACTATATCTCCTGGCTGCCTATCCTGGTGAACAATATCGTGACACTGATCAGGAATGAGGAGAGCCCACACTCCCTGGTGCTGTTCACCGGCATGATCAGCCTGCTGTACGCCCTGTGCAACCCATTTCTGTATGGCAAGATGAATGCCCGCTACCGGAGAGGCTATCAGCACGCAGTGGGATCTGTGCTGGGACTGTGCGGACTGAGGCCAGCAAGCTGGCGGATCAGAAAGATCTCTAGAACAAGCTTCCCCTCCCAGGCCGAGTTTAGCCTGACCAAGCAGCGGATCTCCACAGTGACCCAGCCTGTGATGAGCGCCCTGGCACAGACCACAGACATCGCAGGACAGGTGTGCTTCTCCGGCAGGCGCAACGCAGGATACGACGAGGATAAGACATCTCTGCAGAGCAATCGGTCCGACCTGTCTGAGGATAAGACCAGCCTGCAGTCCAATAGATCTGACCTGAGCGAGAAGGACGATGGCGTGTTTGATACCTAT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7</text:p>
          </table:table-cell>
          <table:table-cell/>
          <table:table-cell office:value-type="string" calcext:value-type="string">
            <text:p>NVEC200_014911_1.1</text:p>
          </table:table-cell>
          <table:table-cell table:style-name="ce14" office:value-type="string" calcext:value-type="string">
            <text:p>NVEC200_014911_1.1</text:p>
          </table:table-cell>
          <table:table-cell office:value-type="string" calcext:value-type="string">
            <text:p>MELSNVSSSTNTSAPAQIASSLPLSMVMVLELACITVILGNLLVILAFCSYRQRTAPDILILSLSLADFLDSGIALQMVVFIKYLLRFPWTQRSCDSFIVLLYTFRTASASTVTFMAAERALLLVYPIRHRTMVTIPRTSKLILAIWVFSLVCGGLSFIGVGHSSFHKHEKACPYQLYDIGIEYAILFEVLGGLMLLVTLLSFIAIKVSGRKFLRRQSMMKMPLRKVSKQALCEEYSSRSRGRGGSRAHETAGMTSVRRLTLMMAIVVVVFFVSWMPFLALLPANFASASLCYQQLNNLASLITKRPPRTTISLAASMASFLHAVVNPLLYGKMSKRYRRGYIYVMKQIVAFFCGRKSSHVPSVYFSNTAHVTSQTAADNTGYIVGTDSNGNTGVPHSVQALKATHFLVTHSVQALLPANFASASLCYQQLNNLASLITKRPPRTTISLAASMASFLHAVVNPLLYGKMSKRYRRGYIYVMKQIVAFFCGRKSSHVPSVYFSNTAHVTSQTAADNTGYIVGTDSNGNTGDIITSLSNRRYSSEGTEQISTGVINNYDTKHTSKDDIARISCDSPTALVDGACILDGIIPAATRDIDLRSHVSISI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CGCAAGCTTCGAAGAAGACGCGGTACCTTATGGCGACAAAAAGTTCCAGATTCCTGTGGTATGCGCCCTGGTTTTGGAATTGCTTTTTGGTATGACTTCGTGCTTCAGCGTTGTTTATATTTACTGGAAAAGACGACATGTTCGAAGCGTTGCCAATATGTTGATAACAAATCTAGCGACTGTGGACCTTGCAACGTGTTGCCTCGGAATTCCTGTAACAATAACAAGAGTAATTGACTTTGAGAACAACCAAGTTTTATTTTGTTTAGCGCATGAGGGTCTGACTTCGGCGTTACGAAACGCGTCTATTGTGACTCTGCTCCTGATATGTTTTGATCGTTACGAATCGATTAGGAATCCATTTCGAAGAAAGCTTAACTTTACAAAGGCACAAAAATCATTGTTGCTACTATGGATATTCGCATGGATGACTTTCAGCGTCCCCTTTATTGAACACGGTCTACGTTCTACCACACCAGTTACACGCTCTTGCACGTCGATGTTCACACATGGGGGATACAAATTCAGGACTTACTATTTCCCAGGGTTTCTTCTTGTAACTATCATAAGTCTTCCATGTTATTGGAAAATTTCTCAAGCCGCCTTATCAAGAATTCACATTCAAGCTATTGTTGTGCGAGCGGCATTTCTTGTTAAACCAGCTTTCCAGGTGTCACAAGAAGGCGAAAATCCCGCGAAAAATTCCCGCCAAAGAGAGTGGCGGGTCGCGAAAATGACAGGCGCAATCATGTTTTCCGTTTGTGTACTATGGTTCCCTTATATGCTACTGACTTTCGTTATAAGTTTTTTAAAGCCGAGCTTAACGCTAGCCAAGCTAGAGATCTCGTTTCTTATTCTCGGCTACTTGAATTGTACATTGGATCCACTTTTGTATGCATTTACAAAACAAAAGTTCAGAAATGCCTTTTGGAGAACTTTGCCTCAATTTACGCGGAATGGTAGAG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CGCCAGCTTCGAGGAGGACGCAGTGCCATACGGCGATAAGAAGTTTCAGATCCCTGTGGTGTGCGCCCTGGTGCTGGAGCTGCTGTTCGGCATGACAAGCTGTTTTTCCGTGGTGTACATCTATTGGAAGCGGAGACACGTGCGGTCCGTGGCCAACATGCTGATCACCAATCTGGCCACAGTGGACCTGGCCACCTGCTGTCTGGGCATCCCCGTGACCATCACAAGAGTGATCGATTTCGAGAACAATCAGGTGCTGTTTTGCCTGGCACACGAGGGACTGACATCTGCCCTGAGAAATGCCAGCATCGTGACCCTGCTGCTGATCTGTTTCGACCGGTATGAGTCTATCAGAAACCCTTTCAGGCGCAAGCTGAACTTCACCAAGGCCCAGAAGAGCCTGCTGCTGCTGTGGATCTTTGCCTGGATGACCTTCTCCGTGCCCTTCATCGAGCACGGCCTGCGGTCTACCACACCCGTGACCAGATCTTGCACAAGCATGTTCACCCACGGCGGCTACAAGTTTAGGACATACTATTTCCCTGGCTTTCTGCTGGTGACCATCATCAGCCTGCCATGTTATTGGAAGATCTCCCAGGCCGCCCTGTCTAGGATCCACATCCAGGCAATCGTGGTGCGCGCAGCCTTCCTGGTGAAGCCAGCCTTTCAGGTGAGCCAGGAGGGCGAGAACCCTGCCAAGAATTCCCGGCAGAGAGAGTGGAGGGTGGCAAAGATGACCGGAGCAATCATGTTCTCCGTGTGCGTGCTGTGGTTTCCATACATGCTGCTGACATTCGTGATCAGCTTTCTGAAGCCCTCCCTGACCCTGGCCAAGCTGGAGATCTCTTTCCTGATCCTGGGCTACCTGAACTGTACACTGGATCCTCTGCTGTATGCCTTCACCAAGCAGAAGTTCAGGAACGCCTTTTGGCGCACACTGCCACAGTTTACCAGGAATGGCCGCG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8</text:p>
          </table:table-cell>
          <table:table-cell/>
          <table:table-cell office:value-type="string" calcext:value-type="string">
            <text:p>NVEC200_012024_1.1</text:p>
          </table:table-cell>
          <table:table-cell table:style-name="ce14" office:value-type="string" calcext:value-type="string">
            <text:p>NVEC200_012024_1.1</text:p>
          </table:table-cell>
          <table:table-cell office:value-type="string" calcext:value-type="string">
            <text:p>MATIPNFSNSSFSYELPRDNNSVLFYVISLLATIANLFAVVASVRLVREHPVSPNVFVLGLSCVDFLCVLLACIPSWLCYGMGRWTGGQPMCDFQGFMILFATLASGSVAMFMAIDRCVAVTRPLYHRQLVTVGKTTRLLVGLVVIAFVVSLLPVLGFGSFSRNLVGTFCTVNWFPSTSLDAAFCFCYVIIGDVICLTLVLCNTAVIVSLCSRGSSTEPVGTGRHLNEMERQFVKTMAFISLVFVACWIPYMSRIIGNAWYGWRDAGADLLVCRLLLVNLLIDPFTYVLTRQQYRDLLVDLFCFWRRSNRIGSQSSDISSPQVKEDITSAGMTSQALRLSGDDLPLTIETTEGVTDRTNNAFRENRHNHE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ACTATACCAAACTTTTCCAACTCCAGCTTCTCCTATGAGCTTCCACGTGACAATAACAGCGTCTTGTTTTACGTCATATCCCTGCTTGCGACCATTGCGAATTTATTTGCGGTAGTCGCGTCCGTGCGTCTAGTTCGCGAACATCCCGTCAGCCCTAATGTCTTCGTGCTCGGTCTCTCGTGTGTCGACTTCCTGTGTGTGTTGTTAGCCTGCATTCCCTCGTGGCTATGCTATGGCATGGGAAGGTGGACTGGTGGGCAACCCATGTGTGACTTCCAGGGATTCATGATTTTATTTGCGACATTGGCTTCAGGGTCCGTTGCAATGTTCATGGCAATCGACAGGTGTGTGGCCGTGACCAGGCCTCTTTACCACCGCCAGCTCGTCACAGTGGGCAAAACTACTCGATTACTAGTCGGACTAGTCGTCATCGCCTTCGTCGTCTCTCTCTTGCCAGTCCTCGGATTCGGAAGCTTCTCTCGGAATCTCGTCGGAACCTTCTGTACCGTCAATTGGTTTCCAAGTACCAGTCTCGACGCGGCGTTTTGCTTTTGTTACGTCATCATTGGTGACGTCATCTGTCTGACTCTTGTGTTGTGTAATACCGCTGTCATAGTGTCTCTGTGTAGCCGCGGCTCTTCTACCGAGCCAGTTGGTACTGGCAGGCATTTGAACGAGATGGAGAGACAGTTTGTCAAGACGATGGCTTTCATTTCATTGGTCTTTGTAGCTTGCTGGATACCTTATATGTCACGCATTATCGGTAACGCTTGGTATGGATGGCGTGACGCGGGTGCAGACCTATTAGTGTGTCGCCTTCTGCTTGTCAATCTGTTGATCGACCCTTTTACGTACGTGCTGACGAGACAACAGTACCGTGATCTGCTGGTCGACCTCTTCTGCTTCTGGCGCAGAAGTAACAGAATTGGCAGCCAGTCCAGCGATATAAGCTCACCCCAAGTTAAGGAAGACATCACTTCTGCCGGTATGACGTCACAAGCCTTGCGCTTGTCAGGAGACGACTTGCCGCTGACAATCGAAACGACTGAAGGCGTAACCGACCGAACAAATAATGCATTTAGGGAAAACAGACATAACCATGAGA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CCACCATCCCAAACTTCTCCAATAGCTCCTTTTCTTACGAGCTGCCCAGAGACAACAATTCCGTGCTGTTCTATGTGATCTCTCTGCTGGCCACAATCGCCAACCTGTTTGCAGTGGTGGCATCCGTGAGGCTGGTGCGCGAGCACCCCGTGAGCCCTAACGTGTTCGTGCTGGGCCTGTCCTGCGTGGACTTCCTGTGCGTGCTGCTGGCCTGCATCCCTTCTTGGCTGTGCTACGGAATGGGCAGGTGGACCGGAGGACAGCCAATGTGCGACTTCCAGGGCTTTATGATCCTGTTCGCCACACTGGCCTCTGGCAGCGTGGCCATGTTTATGGCCATCGATAGATGCGTGGCCGTGACCCGGCCCCTGTATCACAGACAGCTGGTGACAGTGGGCAAGACCACAAGGCTGCTGGTGGGCCTGGTGGTCATCGCCTTCGTGGTGAGCCTGCTGCCCGTGCTGGGATTCGGATCCTTTTCTCGCAACCTGGTGGGCACCTTCTGTACAGTGAATTGGTTTCCTAGCACCTCCCTGGACGCCGCCTTCTGCTTTTGTTACGTGATCATCGGCGATGTGATCTGTCTGACCCTGGTGCTGTGCAACACAGCCGTGATCGTGTCTCTGTGCAGCAGGGGATCTAGCACCGAGCCTGTGGGAACAGGCAGGCACCTGAATGAGATGGAGCGCCAGTTCGTGAAGACCATGGCCTTCATCTCTCTGGTGTTTGTGGCCTGTTGGATCCCATACATGAGCCGGATCATCGGCAACGCATGGTATGGATGGAGAGACGCAGGAGCAGATCTGCTGGTGTGCAGGCTGCTGCTGGTGAATCTGCTGATCGACCCTTTTACCTACGTGCTGACAAGGCAGCAGTATCGCGACCTGCTGGTGGATCTGTTCTGCTTTTGGCGGAGAAGCAACCGGATCGGCTCCCAGTCCTCTGACATCAGCTCCCCACAGGTGAAGGAGGACATCACCTCTGCCGGAATGACAAGCCAGGCCCTGAGGCTGTCCGGCGACGATCTGCCACTGACCATCGAGACCACAGAGGGCGTGACCGATCGGACAAACAATGCCTTCCGGGAGAACAGACACAATCACGAGAT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4</text:p>
          </table:table-cell>
          <table:table-cell/>
          <table:table-cell office:value-type="string" calcext:value-type="string">
            <text:p>NVE6241</text:p>
          </table:table-cell>
          <table:table-cell table:style-name="ce14" office:value-type="string" calcext:value-type="string">
            <text:p>NVE6241</text:p>
          </table:table-cell>
          <table:table-cell office:value-type="string" calcext:value-type="string">
            <text:p>MADNVYLEVSFAIIAVLAICSNATFCIVLLRDKRLLNTACNVLLFSLALTDMCTGLSLFFTPAYVVAPQHFTVPLGVIGDFFCRIIFSQCLVFTLGIISVYTLTFMAVERWYAVARPHQYKAMFAKNRKYLYVAMVWLWSCLLNAPHALEMELTTHNASEPTCEWVTAITNKNTRLVVAVGEFLLKFLLPVLVTCATFISLQMTVHKPGCQFLRRNGKAGMRLLRMCTFTAFALAACWAPNQLYYILFKFGHSQLNVPAHHVTVILCMFNSCINPWIYCATNRTYRKKFTALARAICFRGPQVNCDVTTSGSPMEGSTGTGVQNKPETISTTDRPLSSKMQQNIQYGSVITVLEPEKRHVPAGAESLELEIPGVTSAGNNTTASFVNDADGTELQSIESPSPTIEETRT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GATAACGTCTATTTGGAAGTTTCATTTGCGATTATCGCTGTCCTTGCAATCTGCTCCAATGCGACCTTCTGCATCGTGCTACTTCGGGACAAAAGACTGCTGAACACGGCGTGCAATGTGCTGCTCTTCAGCCTGGCTTTAACAGATATGTGCACAGGCCTTAGTTTGTTCTTCACGCCAGCCTACGTGGTCGCCCCTCAGCACTTCACGGTTCCACTTGGCGTGATCGGGGACTTTTTCTGCCGCATCATCTTCTCCCAGTGCCTTGTCTTCACACTCGGCATCATTTCCGTATATACACTCACCTTTATGGCTGTTGAGCGCTGGTACGCCGTGGCAAGACCTCACCAGTACAAAGCGATGTTCGCAAAAAACCGAAAGTACCTCTACGTGGCGATGGTATGGCTGTGGTCATGTCTCCTCAACGCACCGCATGCCCTAGAGATGGAGCTGACTACCCACAATGCATCAGAGCCCACTTGTGAGTGGGTGACGGCAATAACCAATAAGAATACCCGTCTGGTGGTCGCCGTGGGGGAGTTCCTGTTAAAGTTCCTCCTCCCCGTGTTGGTCACGTGCGCTACCTTTATCAGCCTCCAGATGACTGTCCACAAACCCGGATGTCAGTTCCTGAGGCGCAACGGCAAGGCTGGCATGCGTCTACTGCGCATGTGCACATTCACGGCCTTTGCGCTTGCGGCTTGCTGGGCTCCTAACCAACTATACTACATTCTGTTTAAATTCGGTCACTCCCAGCTAAACGTCCCCGCGCATCACGTGACCGTGATACTCTGCATGTTTAACAGCTGTATAAATCCGTGGATCTATTGCGCGACTAACAGAACTTACAGAAAGAAGTTCACGGCTCTTGCTCGCGCCATTTGCTTCCGCGGACCGCAGGTGAACTGTGACGTCACAACATCCGGGTCCCCGATGGAAGGCTCGACGGGGACTGGTGTCCAAAATAAGCCGGAAACAATTTCAACCACAGATAGACCGCTAAGCAGTAAAATGCAACAGAACATTCAGTATGGCTCTGTCATTACAGTCTTGGAACCCGAAAAGCGTCATGTGCCAGCTGGTGCTGAAAGTTTGGAGCTTGAGATTCCTGGTGTCACTTCCGCCGGAAATAACACGACCGCGAGCTTTGTGAACGATGCTGATGGGACTGAGTTACAGAGTATTGAAAGTCCGAGTCCGACGATCGAAGAAACGCGTAC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CCGACAACGTGTACCTGGAGGTGTCTTTCGCCATCATCGCCGTGCTGGCCATCTGCAGCAATGCCACCTTTTGTATCGTGCTGCTGAGGGACAAGCGCCTGCTGAACACAGCCTGCAATGTGCTGCTGTTCTCCCTGGCCCTGACCGATATGTGCACAGGCCTGTCTCTGTTCTTTACCCCAGCATACGTGGTGGCACCACAGCACTTTACAGTGCCTCTGGGCGTGATCGGCGATTTCTTTTGCAGGATCATCTTCAGCCAGTGTCTGGTGTTTACCCTGGGCATCATCTCCGTGTATACCCTGACATTCATGGCAGTGGAGAGGTGGTACGCAGTGGCACGCCCACACCAGTATAAGGCCATGTTTGCCAAGAACCGCAAGTACCTGTATGTGGCCATGGTGTGGCTGTGGTCTTGCCTGCTGAACGCCCCACACGCCCTGGAGATGGAGCTGACCACACACAATGCCTCCGAGCCCACCTGTGAGTGGGTGACCGCCATCACAAACAAGAATACAAGGCTGGTGGTGGCAGTGGGAGAGTTCCTGCTGAAGTTTCTGCTGCCCGTGCTGGTGACCTGCGCCACATTCATCAGCCTGCAGATGACCGTGCACAAGCCTGGCTGTCAGTTTCTGCGGAGAAATGGCAAGGCCGGCATGCGGCTGCTGAGAATGTGCACCTTCACAGCCTTTGCCCTGGCAGCATGTTGGGCACCAAACCAGCTGTACTATATCCTGTTCAAGTTTGGCCACTCCCAGCTGAATGTGCCTGCCCACCACGTGACCGTGATCCTGTGCATGTTCAACTCTTGTATCAATCCATGGATCTACTGCGCCACCAACAGGACATATCGCAAGAAGTTCACCGCCCTGGCAAGGGCAATCTGCTTTAGAGGCCCCCAAGTGAATTGTGACGTGACCACATCTGGCAGCCCTATGGAGGGCTCTACCGGCACAGGCGTGCAGAACAAGCCTGAGACCATCAGCACCACAGATCGGCCACTGAGCTCCAAGATGCAGCAGAATATCCAGTATGGCAGCGTGATCACAGTGCTGGAGCCAGAGAAGAGACACGTGCCAGCAGGAGCAGAGTCCCTGGAGCTGGAGATCCCTGGAGTGACCAGCGCCGGCAACAATACCACAGCCTCCTTCGTGAACGACGCCGATGGCACCGAGCTGCAGTCCATCGAGTCCCCCTCTCCTACAATCGAGGAGACCAGGACA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5</text:p>
          </table:table-cell>
          <table:table-cell/>
          <table:table-cell office:value-type="string" calcext:value-type="string">
            <text:p>NVE6242</text:p>
          </table:table-cell>
          <table:table-cell table:style-name="ce14" office:value-type="string" calcext:value-type="string">
            <text:p>NVE6242</text:p>
          </table:table-cell>
          <table:table-cell office:value-type="string" calcext:value-type="string">
            <text:p>MWNNSTSPVPTTPPYYRQASEQHMALRTTLGVVAVLAMTGNGLLVTVFLKNRELLRTPYNMLILSLAVTDMTTGIGLVLTPAYIVGTYNFPIPTGIAGELFCRIVASYFLVFTLGIVSVYTIMCLALERWFAVSRPSRYKASFRRERVLWVLLAIWIFSCLLNTPQTFEMKLGPDGQCVWIVLTEGTLRQVVAIIEFNGKFFIPLCVTTVSFISLLLKVRHSPALFHTNHGSAGMRLLRMCIVTAAALAICWFPNQFYYLLFKFDLTYMDTPLHHFTVAMCMGNSCVNPFIYCATNRGYRERFLALICPCYNGVVTPIDGLSNAKPPSMVSGMDVLRTHEDKRYSSTTLTNDGVLENNA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GGAACAACAGCACAAGTCCCGTGCCCACCACCCCTCCGTACTATCGTCAGGCGAGCGAGCAACACATGGCCCTCAGGACCACTCTTGGGGTGGTGGCGGTTCTGGCGATGACAGGAAATGGACTGCTGGTCACAGTCTTTCTCAAGAACAGAGAACTGTTGAGGACGCCGTACAACATGTTGATATTGAGCTTAGCAGTCACTGACATGACCACAGGTATTGGCCTAGTGCTGACGCCAGCATACATCGTAGGCACCTACAACTTTCCTATCCCGACTGGCATAGCTGGGGAGCTGTTCTGTAGGATCGTGGCGTCGTACTTTCTTGTGTTCACTCTCGGGATCGTGTCGGTCTACACGATCATGTGTCTTGCCTTAGAAAGGTGGTTTGCAGTGTCTAGGCCATCACGATACAAAGCAAGTTTCAGGAGGGAGAGGGTATTGTGGGTTCTGCTGGCCATATGGATTTTCTCGTGCTTGCTAAACACGCCTCAGACGTTTGAAATGAAGCTCGGTCCAGATGGACAGTGCGTTTGGATAGTTCTCACCGAGGGAACTTTACGGCAGGTTGTGGCTATAATCGAGTTCAACGGCAAGTTCTTCATCCCTCTATGCGTGACAACAGTCTCATTCATAAGCCTGCTTCTAAAAGTACGTCATTCTCCCGCTCTTTTTCACACCAATCACGGCAGCGCAGGCATGCGTTTACTACGCATGTGCATAGTCACTGCCGCTGCCCTGGCCATCTGCTGGTTTCCCAATCAGTTTTACTACCTTTTGTTCAAGTTCGACTTGACGTACATGGATACTCCATTACACCATTTCACTGTGGCGATGTGCATGGGAAATTCTTGTGTTAATCCCTTTATATACTGTGCTACAAACCGGGGCTACCGAGAGCGATTCCTCGCCTTGATTTGTCCGTGTTATAATGGTGTGGTGACACCTATCGACGGTCTAAGTAACGCCAAGCCTCCGAGTATGGTCAGCGGCATGGACGTCCTCAGGACACACGAGGACAAGAGATACAGCAGTACCACACTTACTAATGACGGGGTACTAGAGAATAATGCTGT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GGAACAATTCTACCAGCCCTGTGCCAACCACACCCCCTTACTATAGGCAGGCAAGCGAGCAGCACATGGCACTGAGAACCACACTGGGAGTGGTGGCCGTGCTGGCAATGACCGGAAACGGCCTGCTGGTGACAGTGTTCCTGAAGAACCGGGAGCTGCTGAGAACACCTTACAATATGCTGATCCTGTCCCTGGCCGTGACCGACATGACCACAGGCATCGGCCTGGTGCTGACCCCAGCCTACATCGTGGGCACATATAATTTCCCAATCCCTACCGGAATCGCAGGAGAGCTGTTTTGCAGGATCGTGGCCAGCTACTTCCTGGTGTTTACACTGGGCATCGTGTCCGTGTATACCATCATGTGCCTGGCCCTGGAGAGGTGGTTCGCCGTGTCCAGGCCATCTAGATATAAGGCCTCTTTTCGGAGAGAGCGCGTGCTGTGGGTGCTGCTGGCCATCTGGATCTTCAGCTGCCTGCTGAACACCCCTCAGACATTTGAGATGAAGCTGGGCCCAGATGGCCAGTGCGTGTGGATCGTGCTGACCGAGGGCACACTGAGGCAGGTGGTGGCCATCATCGAGTTCAATGGCAAGTTCTTTATCCCACTGTGCGTGACCACAGTGAGCTTCATCTCCCTGCTGCTGAAGGTGAGACACTCCCCCGCCCTGTTTCACACAAACCACGGATCTGCCGGAATGAGGCTGCTGAGGATGTGCATCGTGACCGCAGCCGCCCTGGCAATCTGTTGGTTCCCTAATCAGTTTTACTATCTGCTGTTCAAGTTTGACCTGACCTACATGGATACACCCCTGCACCACTTTACAGTGGCCATGTGCATGGGCAACTCCTGCGTGAATCCTTTCATCTACTGTGCCACCAACAGAGGCTATAGGGAGCGGTTCCTGGCCCTGATCTGCCCATGTTACAACGGAGTGGTGACCCCAATCGACGGACTGTCTAATGCCAAGCCACCCTCTATGGTGAGCGGCATGGACGTGCTGAGGACACACGAGGATAAGCGGTACAGCTCCACCACACTGACCAATGATGGCGTGCTGGAGAACAATGCCG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6</text:p>
          </table:table-cell>
          <table:table-cell/>
          <table:table-cell office:value-type="string" calcext:value-type="string">
            <text:p>NVE17281</text:p>
          </table:table-cell>
          <table:table-cell table:style-name="ce14" office:value-type="string" calcext:value-type="string">
            <text:p>NVE17281</text:p>
          </table:table-cell>
          <table:table-cell office:value-type="string" calcext:value-type="string">
            <text:p>MYKMEVTLAANLTNDVSGRNESAPCNGSLKGMVLAGDVALSVGFAIVVVWTITSSLLVCAVNLRNREMLRNPYNIHIFHLALADLLSALMTAITPGFISTSILPTPYGITPSEIHCRLIRSHFFVFTFSGVSIYIILALAVERWYAVTRPLQYRATFHHRRIIMEALGIWSAAVLTNIILLFELEFHPQREPANRCEITANRFTSIPFRQFLAFSLFLLKFLTPLLVTCVLYVKIFRETGRSRVLSRGHEGYGTRIALSRMGAASTIALAVCWCPNQVYYALYNFGAWELNNNVHYWTIVAAMLNSCLNPMIFAFHSEQYREGFKQLLMCRPNRASIPEGAQINTPFHIMKASQMFCNAAGLKPPRSPIMLRKNLVGRAMYAMKT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ACAAGATGGAAGTTACACTAGCGGCAAATCTCACAAATGATGTTTCAGGCAGGAATGAAAGCGCACCGTGCAATGGAAGTCTTAAGGGAATGGTATTGGCGGGGGATGTGGCTCTTAGTGTCGGCTTCGCTATCGTGGTAGTGTGGACTATAACCAGTAGTCTCTTAGTCTGTGCGGTCAACCTTCGCAACCGAGAAATGCTAAGAAACCCGTACAATATCCACATCTTCCACCTCGCACTGGCCGACCTCCTAAGCGCGCTCATGACAGCTATCACCCCAGGGTTTATATCCACAAGCATTCTGCCCACACCCTATGGGATAACGCCGAGCGAGATACACTGCCGCTTGATTCGCTCTCACTTCTTCGTATTCACCTTTAGTGGGGTGTCTATCTATATAATCTTGGCACTGGCTGTTGAGCGGTGGTACGCTGTGACGAGACCTCTGCAGTACAGGGCTACGTTCCATCACCGCAGAATCATCATGGAAGCCCTGGGGATATGGTCAGCGGCTGTTCTCACAAATATAATCTTGCTGTTCGAGTTGGAGTTTCACCCGCAACGTGAGCCCGCGAACAGATGCGAAATCACAGCCAACAGGTTTACTAGTATTCCATTCCGCCAATTCCTTGCCTTCAGTTTATTCCTGTTGAAGTTCCTCACCCCACTTCTTGTAACGTGCGTGCTCTATGTAAAGATCTTCCGCGAGACGGGTCGATCCCGCGTGTTGTCCCGAGGACACGAGGGGTACGGGACGAGGATTGCACTGTCTCGCATGGGCGCGGCATCCACGATCGCACTCGCAGTGTGCTGGTGTCCTAACCAGGTTTACTACGCGTTATACAACTTCGGCGCGTGGGAATTAAATAACAACGTGCACTACTGGACGATAGTCGCCGCGATGCTCAACTCGTGTCTAAACCCGATGATCTTCGCGTTTCACTCGGAGCAATACCGAGAGGGGTTCAAGCAGCTCTTGATGTGTCGTCCGAACAGGGCGAGCATTCCCGAGGGTGCGCAAATCAATACGCCCTTTCATATCATGAAGGCAAGCCAAATGTTCTGTAACGCGGCGGGTCTCAAGCCTCCACGCTCGCCCATCATGCTCAGGAAGAACTTGGTGGGTAGGGCGATGTACGCCATGAAAACT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ACAAGATGGAGGTGACACTGGCCGCCAATCTGACCAACGACGTGTCTGGCCGCAATGAGAGCGCCCCTTGCAACGGAAGCCTGAAGGGAATGGTGCTGGCAGGCGATGTGGCCCTGTCCGTGGGCTTCGCCATCGTGGTGGTGTGGACCATCACAAGCTCCCTGCTGGTGTGCGCCGTGAATCTGAGGAACCGCGAGATGCTGCGGAATCCATATAACATCCACATCTTCCACCTGGCCCTGGCAGACCTGCTGTCCGCCCTGATGACCGCCATCACACCAGGCTTTATCTCTACCAGCATCCTGCCAACACCCTACGGCATCACCCCCAGCGAGATCCACTGCAGGCTGATCCGCTCCCACTTCTTCGTGTTCACCTTCAGCGGCGTGTCTATCTATATCATCCTGGCCCTGGCCGTGGAGAGATGGTACGCCGTGACAAGGCCCCTGCAGTATCGCGCCACCTTCCACCACCGGAGAATCATCATGGAGGCCCTGGGAATCTGGTCTGCCGCCGTGCTGACCAATATCATCCTGCTGTTCGAGCTGGAGTTTCACCCTCAGCGGGAGCCAGCCAATAGATGCGAGATCACAGCCAACCGCTTTACCTCTATCCCTTTCCGGCAGTTTCTGGCCTTCAGCCTGTTTCTGCTGAAGTTCCTGACACCACTGCTGGTGACCTGCGTGCTGTACGTGAAGATCTTTAGAGAGACAGGCCGGAGCAGAGTGCTGTCCAGGGGACACGAGGGCTATGGCACAAGGATCGCCCTGTCCAGGATGGGAGCAGCATCTACCATCGCCCTGGCCGTGTGCTGGTGTCCAAATCAGGTGTACTATGCCCTGTACAACTTCGGCGCCTGGGAGCTGAACAATAACGTGCACTATTGGACCATCGTGGCCGCCATGCTGAATTCCTGCCTGAACCCCATGATCTTCGCCTTTCACTCTGAGCAGTACAGGGAGGGCTTTAAGCAGCTGCTGATGTGCCGGCCCAATAGAGCCAGCATCCCTGAGGGCGCCCAGATCAACACACCCTTCCACATCATGAAGGCCTCTCAGATGTTTTGTAATGCAGCAGGCCTGAAGCCACCTCGGAGCCCTATCATGCTGAGAAAGAACCTGGTGGGCAGGGCCATGTATGCCATGAAGACC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7</text:p>
          </table:table-cell>
          <table:table-cell/>
          <table:table-cell office:value-type="string" calcext:value-type="string">
            <text:p>NVE23987</text:p>
          </table:table-cell>
          <table:table-cell table:style-name="ce14" office:value-type="string" calcext:value-type="string">
            <text:p>NVE23987</text:p>
          </table:table-cell>
          <table:table-cell office:value-type="string" calcext:value-type="string">
            <text:p>MLLSIQISYGIISILSVLGNTLVMLVFLNQRNRFNKSYNIMIFGLAVTDCMAGIVMFISPKFVFDPPLFEPTNIPGLIAYCHMLWIRMIVFLLGFASTYICLLLAFDRWVAVVRPTRYKQVFTVRKTIVGVFLSYVIALGLVWIAHPGSKYAPGNPAGKRCIILRAEQDFLAHVRGVLGFLLKSALPFFVITCLYAHLVYKLRKSPNLGSEQHSAITRRVTRVAALATTLLIISWSPSQVSFFLSSIGYGNIRSALHLGLSVLAMLNFCLNPIIYALASKEFRKGYWEVFTKCRCLMGRRHRVAAREERAGTERSDVGFAEDDGGGLGDRRAAYEDNN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TGCTCTCGATACAGATATCGTACGGGATCATATCGATTCTCTCCGTGCTTGGAAACACACTGGTCATGCTGGTTTTCCTCAACCAGCGAAATCGGTTTAACAAGTCTTACAACATCATGATTTTTGGTTTGGCCGTGACAGATTGCATGGCAGGAATCGTCATGTTTATCTCGCCCAAGTTTGTTTTCGACCCGCCCCTCTTCGAGCCAACCAACATACCAGGCCTAATAGCGTATTGCCATATGTTATGGATCCGCATGATCGTGTTTCTGCTCGGTTTTGCATCCACCTACATCTGTCTCCTTCTCGCCTTCGATCGCTGGGTCGCTGTGGTTCGACCAACGCGTTATAAGCAAGTCTTCACGGTGAGAAAGACCATCGTAGGGGTCTTTCTGTCTTATGTGATCGCGCTCGGCCTCGTATGGATCGCTCACCCGGGTTCCAAATACGCGCCTGGAAACCCTGCCGGCAAGCGATGCATCATCCTCCGCGCCGAGCAGGATTTCCTCGCGCATGTGCGAGGCGTACTGGGATTCCTGCTCAAGTCTGCTCTCCCGTTCTTCGTCATCACGTGTCTGTACGCGCATCTCGTGTACAAGCTCCGAAAATCTCCTAATTTGGGCTCCGAGCAGCACTCGGCCATCACTCGGAGAGTCACTCGAGTCGCCGCCCTCGCCACGACGTTGCTGATCATCTCCTGGAGCCCTTCTCAAGTGAGTTTCTTCCTCTCGTCTATTGGCTACGGAAATATCCGGTCCGCGTTGCATCTTGGGTTATCAGTTCTTGCCATGCTCAACTTCTGCCTTAACCCCATAATTTACGCGCTCGCTAGCAAGGAGTTCCGCAAAGGCTACTGGGAAGTGTTCACCAAATGCCGGTGTCTCATGGGAAGGAGACATCGTGTCGCGGCGCGAGAGGAAAGGGCTGGGACCGAGAGAAGTGACGTGGGCTTTGCTGAGGATGATGGAGGGGGACTTGGAGATCGCAGGGCGGCTTATGAGGACAACAATGT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CTGCTGTCCATCCAGATCTCTTATGGCATCATCTCTATCCTGAGCGTGCTGGGCAATACCCTGGTCATGCTGGTGTTCCTGAACCAGAGGAATCGCTTTAACAAGTCTTACAACATCATGATCTTCGGACTGGCAGTGACCGACTGCATGGCAGGCATCGTGATGTTCATCAGCCCCAAGTTCGTGTTTGATCCCCCTCTGTTTGAGCCTACAAATATCCCAGGCCTGATCGCCTACTGCCACATGCTGTGGATCAGGATGATCGTGTTCCTGCTGGGCTTTGCCTCCACCTATATCTGTCTGCTGCTGGCCTTCGACAGATGGGTGGCAGTGGTGCGGCCAACAAGATACAAGCAGGTGTTCACCGTGAGAAAGACAATCGTGGGCGTGTTTCTGTCCTACGTGATCGCCCTGGGACTGGTGTGGATCGCACACCCCGGCTCTAAGTATGCACCAGGAAACCCAGCAGGCAAGCGGTGCATCATCCTGAGAGCCGAGCAGGATTTCCTGGCACACGTGCGCGGCGTGCTGGGCTTTCTGCTGAAGAGCGCCCTGCCCTTCTTTGTGATCACATGTCTGTACGCCCACCTGGTGTATAAGCTGAGGAAGTCCCCTAATCTGGGAAGCGAGCAGCACTCCGCCATCACCAGGAGAGTGACAAGGGTGGCCGCCCTGGCCACCACACTGCTGATCATCTCTTGGAGCCCTTCCCAGGTGAGCTTCTTTCTGAGCTCCATCGGCTATGGCAACATCCGGTCTGCCCTGCACCTGGGACTGAGCGTGCTGGCAATGCTGAATTTCTGTCTGAACCCAATCATCTACGCCCTGGCCTCCAAGGAGTTCAGAAAGGGCTATTGGGAGGTGTTTACCAAGTGCAGGTGTCTGATGGGCAGGCGCCACAGGGTGGCAGCAAGGGAGGAGAGGGCAGGCACAGAGCGGTCTGACGTGGGCTTTGCCGAGGACGATGGAGGAGGACTGGGCGACAGGAGAGCAGCATACGAGGATAACAACG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8</text:p>
          </table:table-cell>
          <table:table-cell/>
          <table:table-cell office:value-type="string" calcext:value-type="string">
            <text:p>NVE25245</text:p>
          </table:table-cell>
          <table:table-cell table:style-name="ce14" office:value-type="string" calcext:value-type="string">
            <text:p>NVE25245</text:p>
          </table:table-cell>
          <table:table-cell office:value-type="string" calcext:value-type="string">
            <text:p>MTEVSAWTVLNESNSNSTSGEMAREGVFAHIAFGIITSLSLVGNILICVVVLRRRRLLRKPYNILILNLAITDLLTGIFLAITPDFLIPERFFLVSVSLAGEVFCRLIASTYALFIFCKASTLTVMCMAIERWYAVVRPVQYKVTFQTRRVCMYIATVWLFSCATQINELFQTKVRDSRCILAVPPYGAQIARILTVVHIGITFFLPVLVTWVTFAHVCSSMGKSRVSFQSHNKGNSAYYVTKKRLVRMCAMTALLLTLCWFPAEVFFILRQFDILVLPHGFYQFTDVLAMFNSCVNPAIYCLSNQEYRRDFLDLFRRDRVEMIPSCRKTTLTLSPDDTRHRRATFTQSPDDNRHRRATLLSVDDNRHRRATFTQSPDDNRHRRATFTQSPDDNRHSRATLLSVDDDRHRRSAAVICQSHCLSIDKKGGP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TGAGGTTTCCGCCTGGACTGTGTTGAACGAGAGTAATTCCAACTCGACGTCGGGAGAGATGGCGCGCGAAGGGGTGTTCGCGCACATTGCGTTTGGCATTATCACCTCCCTCTCGCTGGTTGGAAATATACTCATTTGTGTCGTGGTATTGAGAAGAAGAAGACTGCTCAGGAAACCGTACAACATTCTAATCCTGAACTTAGCCATAACTGATCTTCTAACAGGGATTTTCCTTGCCATTACACCAGACTTCCTTATCCCTGAGCGCTTCTTCTTGGTCTCTGTTAGCCTGGCCGGCGAGGTGTTCTGCCGCCTGATCGCTTCCACTTACGCGCTCTTCATCTTCTGCAAGGCTTCCACGCTGACAGTGATGTGTATGGCTATCGAGCGATGGTATGCGGTCGTCAGGCCTGTCCAATACAAAGTCACTTTCCAGACACGGCGCGTCTGCATGTACATTGCTACTGTCTGGCTCTTTAGCTGTGCAACTCAGATAAACGAACTTTTCCAGACAAAAGTGCGAGATAGTCGGTGCATACTAGCAGTGCCGCCGTACGGTGCCCAGATCGCGCGCATTCTGACAGTCGTGCATATTGGCATTACATTTTTCCTACCCGTTCTCGTTACTTGGGTAACCTTTGCGCATGTGTGCTCAAGTATGGGGAAAAGCCGTGTAAGCTTTCAGTCGCACAACAAAGGGAACAGCGCGTATTACGTCACTAAGAAGCGTCTCGTGCGCATGTGCGCCATGACAGCTCTGCTGCTTACACTGTGCTGGTTTCCGGCGGAAGTGTTTTTTATTCTGCGTCAGTTTGACATCTTAGTGTTGCCCCACGGGTTCTATCAGTTCACTGATGTGCTGGCTATGTTTAACTCGTGCGTCAATCCCGCCATCTACTGTCTGAGTAACCAGGAATACCGCCGGGACTTCTTGGATTTGTTTCGTCGTGATCGCGTAGAGATGATTCCCTCATGCAGAAAAACGACACTGACTCTATCTCCGGATGATACAAGACATCGAAGGGCGACCTTTACGCAGTCTCCGGATGATAACAGACATCGCAGGGCGACGCTTCTGTCTGTAGATGATAACAGACATAGAAGGGCGACCTTCACGCAGTCTCCGGATGATAACAGACATAGAAGGGCGACCTTTACGCAGTCTCCGGATGATAACAGACATAGCAGGGCGACGCTTCTGTCCGTAGATGATGACAGACATCGTCGGTCTGCGGCGGTGATTTGCCAATCTCATTGTTTGTCTATCGATAAAAAGGGAGGCC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CCGAGGTGTCCGCCTGGACAGTGCTGAACGAGTCTAACAGCAATTCCACATCTGGAGAGATGGCAAGGGAGGGCGTGTTCGCACACATCGCCTTTGGCATCATCACCAGCCTGTCCCTGGTGGGCAATATCCTGATCTGCGTGGTGGTGCTGCGGAGAAGGCGCCTGCTGAGGAAGCCATACAACATCCTGATCCTGAATCTGGCCATCACCGATCTGCTGACAGGCATCTTCCTGGCCATCACACCAGACTTTCTGATCCCCGAGCGGTTCTTTCTGGTGTCTGTGAGCCTGGCCGGCGAGGTGTTCTGTAGACTGATCGCCAGCACCTATGCCCTGTTCATCTTTTGCAAGGCCTCCACCCTGACCGTGATGTGCATGGCCATCGAGAGGTGGTACGCAGTGGTGCGCCCAGTGCAGTATAAGGTGACCTTTCAGACACGGAGAGTGTGCATGTACATCGCCACCGTGTGGCTGTTCAGCTGTGCCACACAGATCAACGAGCTGTTTCAGACCAAGGTGCGGGATTCCAGATGCATCCTGGCAGTGCCACCTTATGGAGCACAGATCGCAAGGATCCTGACCGTGGTGCACATCGGCATCACATTCTTTCTGCCTGTGCTGGTGACCTGGGTGACATTCGCCCACGTGTGCAGCTCCATGGGCAAGTCCAGAGTGTCTTTTCAGAGCCACAACAAGGGCAATTCTGCCTACTATGTGACCAAGAAGAGGCTGGTGCGCATGTGCGCAATGACCGCCCTGCTGCTGACCCTGTGCTGGTTCCCAGCCGAGGTGTTCTTTATCCTGCGGCAGTTTGACATCCTGGTGCTGCCCCACGGCTTCTACCAGTTTACCGACGTGCTGGCCATGTTCAACTCCTGCGTGAATCCTGCCATCTACTGTCTGTCTAATCAGGAGTATAGGCGCGATTTCCTGGACCTGTTTCGGAGAGATCGGGTGGAGATGATCCCTTCTTGCAGAAAGACCACACTGACCCTGAGCCCAGACGATACAAGGCACAGGCGCGCCACCTTCACACAGTCTCCAGACGATAACAGGCACCGGAGAGCCACACTGCTGAGCGTGGACGATAATCGCCACAGGAGGGCCACCTTCACACAGTCCCCTGATGACAATAGGCACCGGAGAGCCACCTTTACACAGTCTCCTGACGATAATCGGCACAGCAGAGCCACCCTGCTGTCCGTGGACGATGACAGGCACAGGCGCAGCGCCGCCGTGATCTGTCAGTCCCACTGTCTGTCTATCGACAAGAAGGGCGGCCCT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9</text:p>
          </table:table-cell>
          <table:table-cell/>
          <table:table-cell office:value-type="string" calcext:value-type="string">
            <text:p>NVE19822</text:p>
          </table:table-cell>
          <table:table-cell table:style-name="ce14" office:value-type="string" calcext:value-type="string">
            <text:p>NVE19822</text:p>
          </table:table-cell>
          <table:table-cell office:value-type="string" calcext:value-type="string">
            <text:p>MVLELACITVILGNLLVILAFCSYRQRTAPDILILSLSLADFLDSGIALQMVVFIKYLLRFPWTQRSCDSFIVLLYTFRTASASTVTFMAAERALLLVYPIRHRTMVTIPRTSKLILAIWVFSLVCGGLSFIGVGHSSFHKHEKACPYQLYDIGIEYAILFEVLGGLMLLVTLLSFIAIKVSGRKFLRRQSMMKMPLRKVSKQALCEEYSSRSRGRGGSRAHETAGMTSVRRLTLMMAIVVVVFFVSWMPFLLNNLASLITKRPPRTTISLAASMASFLHAVVNPLLYGKMSKRYRRGYIYVMKQIVAFFCGRKSSHLNNLASLITKRPPRTTISLAASMASFLHAVVNPLLYGKMSKRYRRGYIYVMKQIVAFFCGRKSSHVPSVYFSNTAHVTSQTAADNTGYIVGTDSNGNTGGNSTFHACF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CTCTCAAACGTCTCCAGTTCAACAAACACATCCGCGCCAGCTCAAATAGCCTCAAGTTTGCCATTGTCAATGGTAATGGTGCTCGAGTTGGCATGCATCACTGTAATCCTTGGTAATCTACTGGTAATACTCGCCTTCTGCAGCTACAGACAGCGAACTGCTCCAGATATCCTCATTCTCTCGCTGTCTCTAGCAGATTTTTTGGATTCCGGTATCGCTCTTCAGATGGTCGTCTTTATCAAGTATCTCCTACGCTTTCCTTGGACTCAGCGCTCGTGTGATAGTTTTATTGTGCTGCTATACACGTTTAGGACTGCTTCTGCGAGCACGGTCACCTTTATGGCCGCTGAACGAGCCTTGCTGTTGGTATACCCCATTAGACACAGAACAATGGTCACCATCCCGAGAACCTCTAAACTCATCCTCGCCATTTGGGTGTTTTCTTTAGTCTGTGGAGGACTTTCGTTCATAGGAGTCGGTCACTCAAGCTTTCATAAACACGAAAAGGCCTGCCCCTACCAACTCTACGATATTGGCATCGAGTACGCCATCTTGTTTGAGGTGCTTGGGGGTCTCATGCTACTTGTTACTCTTTTGTCATTCATCGCCATCAAGGTCTCAGGTCGAAAATTTCTGCGTCGCCAGTCGATGATGAAAATGCCATTACGTAAGGTCAGTAAGCAGGCATTGTGCGAGGAATACTCGAGCCGTAGCCGAGGGCGTGGAGGCTCGCGTGCCCACGAGACTGCAGGTATGACGAGTGTGCGTCGTCTGACACTCATGATGGCTATTGTTGTCGTCGTGTTCTTCGTTAGCTGGATGCCTTTTCTGCTTAACAACCTCGCAAGCCTGATTACAAAACGGCCTCCCCGTACTACCATATCACTGGCGGCCAGTATGGCGTCCTTCCTTCACGCTGTGGTGAACCCACTGCTTTATGGGAAGATGAGCAAGCGATATCGAAGAGGCTACATCTACGTTATGAAGCAAATCGTGGCATTCTTTTGTGGCAGGAAATCCTCACATCTTAACAACCTCGCAAGCCTGATTACAAAACGGCCTCCCCGTACTACCATATCACTGGCGGCCAGTATGGCGTCCTTCCTTCACGCTGTGGTGAACCCACTGCTTTATGGGAAGATGAGCAAGCGATATCGAAGAGGCTACATCTACGTTATGAAGCAAATCGTGGCATTCTTTTGTGGCAGGAAATCCTCACATGTACCTAGTGTATACTTTTCAAACACTGCGCATGTCACATCTCAGACAGCCGCCGACAACACCGGTTATATCGTGGGAACGGACAGCAATGGCAATACTGGAGGTAATAGTACATTTCACGCGTGTT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CTGAGCAACGTGAGCTCCTCTACCAATACATCCGCCCCTGCACAGATCGCAAGCTCCCTGCCACTGTCCATGGTCATGGTGCTGGAGCTGGCCTGCATCACCGTGATCCTGGGCAACCTGCTGGTCATCCTGGCCTTCTGTTCTTACCGGCAGAGAACAGCCCCAGACATCCTGATCCTGTCCCTGTCTCTGGCCGACTTTCTGGATAGCGGCATCGCCCTGCAGATGGTGGTGTTCATCAAGTACCTGCTGCGCTTTCCCTGGACCCAGCGGTCTTGCGATAGCTTCATCGTGCTGCTGTATACCTTTAGAACAGCCAGCGCCTCCACCGTGACATTCATGGCAGCAGAGAGGGCCCTGCTGCTGGTGTACCCCATCAGGCACCGCACCATGGTGACAATCCCTAGAACAAGCAAGCTGATCCTGGCCATCTGGGTGTTTAGCCTGGTGTGCGGAGGACTGTCCTTCATCGGAGTGGGACACTCTAGCTTTCACAAGCACGAGAAGGCCTGTCCATACCAGCTGTATGACATCGGCATCGAGTACGCCATCCTGTTCGAGGTGCTGGGCGGCCTGATGCTGCTGGTGACCCTGCTGTCTTTCATCGCCATCAAGGTGAGCGGCCGCAAGTTTCTGCGGAGACAGTCTATGATGAAGATGCCTCTGCGGAAGGTGAGCAAGCAGGCCCTGTGCGAGGAGTATTCCTCTCGGTCCAGAGGCAGGGGAGGATCTAGGGCACACGAGACCGCAGGAATGACAAGCGTGAGGCGCCTGACCCTGATGATGGCCATCGTGGTGGTGGTGTTCTTCGTGAGCTGGATGCCCTTCCTGCTGAACAATCTGGCCTCTCTGATCACAAAGAGGCCACCTAGGACCACAATCTCCCTGGCCGCCTCCATGGCCTCTTTTCTGCACGCCGTGGTGAACCCTCTGCTGTACGGCAAGATGTCTAAGCGGTACCGGAGAGGCTACATCTATGTGATGAAGCAGATCGTGGCCTTCTTTTGTGGCAGGAAGAGCTCCCACCTGAACAATCTGGCCAGCCTGATCACCAAGAGACCACCCAGAACTACAATCTCCCTGGCAGCAAGCATGGCATCCTTCCTGCACGCCGTGGTGAATCCACTGCTGTATGGCAAGATGTCCAAGCGGTACCGGCGCGGATATATCTATGTCATGAAACAGATTGTCGCCTTCTTTTGCGGCCGGAAGTCTAGCCACGTGCCAAGCGTGTACTTCAGCAACACCGCACACGTGACCAGCCAGACAGCAGCAGACAATACCGGCTATATCGTGGGCACAGATTCCAACGGCAATACCGGCGGCAATTCTACATTCCACGCCTGTTTT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1</text:p>
          </table:table-cell>
          <table:table-cell/>
          <table:table-cell office:value-type="string" calcext:value-type="string">
            <text:p>NVE12131</text:p>
          </table:table-cell>
          <table:table-cell table:style-name="ce14" office:value-type="string" calcext:value-type="string">
            <text:p>NVE12131</text:p>
          </table:table-cell>
          <table:table-cell office:value-type="string" calcext:value-type="string">
            <text:p>MNSSNLTTPPSKAQDLESQIAMAIFAVTLVLGVVGNGLVLLVVFGKGSRTVSDIFIMNLSISDLTFLILSLAVNTPNFIGNLVYSVGYCKFVWPTITVTFFASVFTLCAMAMHRCHGILNPLKVNLTERQAIYWAVGIWGLSFVPVFPLMVVTEISEEGCRENWSLESSKFYTVALFLLQYMIPLCVIAGAYSQIIRRLIQRQVPGSMLDENRHIIIRSKRKENNQIIKIVAVIVLLFAICMLPHELAGLMIFFGDETRRTQGQALSRYSPMLQYIHSCLNPMVYGVLTRQFCKEYQRYLLMLLCCCRYKKVATFLKKGSYVKTRSTYKTTLKQRQDTEMKQRVTGKSPTASP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GCTCTAATCTAACCACACCACCGAGCAAGGCACAAGACCTCGAGTCCCAAATAGCTATGGCAATATTCGCCGTTACCCTTGTACTTGGTGTGGTAGGAAACGGACTAGTTCTTCTAGTCGTGTTCGGAAAAGGCTCGCGTACCGTAAGTGATATTTTTATTATGAATCTCTCCATCTCAGACCTGACATTCTTAATCCTCTCCCTCGCTGTAAACACGCCCAACTTCATTGGCAATCTTGTCTACTCGGTTGGGTACTGCAAGTTCGTCTGGCCCACAATTACAGTAACGTTCTTCGCTTCAGTCTTTACTCTTTGCGCGATGGCGATGCATCGGTGCCATGGGATACTTAACCCGTTAAAGGTTAACCTAACAGAAAGGCAGGCTATTTACTGGGCTGTAGGCATATGGGGCCTGTCTTTTGTGCCCGTATTTCCACTCATGGTCGTCACGGAGATTTCTGAGGAAGGCTGTCGCGAGAATTGGAGCTTGGAGAGCTCCAAGTTCTACACCGTCGCGCTGTTTTTGCTCCAGTACATGATACCGCTTTGTGTTATTGCGGGCGCGTATAGTCAGATCATCAGAAGACTCATCCAAAGACAGGTCCCCGGGTCCATGCTAGATGAGAATAGACACATTATCATTCGCTCAAAGAGGAAAGAAAATAATCAAATCATCAAGATAGTGGCCGTCATCGTGCTCCTCTTTGCCATCTGCATGCTTCCCCACGAGTTAGCGGGTCTTATGATCTTCTTTGGCGATGAGACGAGAAGAACGCAAGGGCAGGCATTATCGAGGTATTCCCCAATGCTTCAGTATATTCATAGCTGCCTTAATCCGATGGTCTACGGAGTGCTAACGCGTCAGTTCTGCAAGGAATATCAAAGATATCTCCTGATGTTACTGTGCTGTTGCCGTTACAAGAAGGTAGCAACGTTCTTAAAAAAGGGAAGTTATGTCAAGACACGTTCCACGTACAAGACGACGCTTAAACAGCGTCAAGACACCGAAATGAAACAGAGGGTAACGGGCAAATCACCAACTGCAAGTCC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GCTCCAATCTGACCACACCCCCTTCTAAGGCCCAGGACCTGGAGAGCCAGATCGCCATGGCCATCTTTGCAGTGACACTGGTGCTGGGAGTGGTGGGAAACGGACTGGTGCTGCTGGTGGTGTTCGGCAAGGGCTCTCGGACCGTGAGCGACATCTTTATCATGAATCTGTCCATCTCTGATCTGACATTCCTGATCCTGTCTCTGGCCGTGAACACCCCAAACTTCATCGGCAACCTGGTGTACAGCGTGGGCTATTGTAAGTTCGTGTGGCCCACCATCACAGTGACCTTCTTTGCCTCCGTGTTCACACTGTGCGCAATGGCAATGCACAGGTGCCACGGCATCCTGAACCCCCTGAAGGTCAATCTGACCGAGAGACAGGCCATCTACTGGGCCGTGGGCATCTGGGGCCTGTCTTTCGTGCCAGTGTTTCCCCTGATGGTGGTGACAGAGATCTCCGAGGAGGGCTGTCGGGAGAACTGGTCTCTGGAGTCTAGCAAGTTCTACACCGTGGCCCTGTTTCTGCTGCAGTATATGATCCCTCTGTGCGTGATCGCCGGCGCCTATAGCCAGATCATCCGGAGACTGATCCAGAGGCAGGTGCCAGGCAGCATGCTGGACGAGAATCGCCACATCATCATCCGGTCCAAGAGAAAGGAGAACAATCAGATCATCAAGATCGTGGCCGTGATCGTGCTGCTGTTTGCCATCTGCATGCTGCCTCACGAGCTGGCCGGCCTGATGATCTTCTTTGGCGATGAGACAAGGAGGACCCAGGGACAGGCCCTGAGCAGGTACTCCCCCATGCTGCAGTATATCCACTCCTGTCTGAATCCTATGGTGTACGGCGTGCTGACCAGGCAGTTTTGCAAGGAGTACCAGCGGTACCTGCTGATGCTGCTGTGCTGTTGCAGGTATAAGAAGGTGGCCACATTCCTGAAGAAGGGCAGCTACGTGAAGACACGCTCCACCTATAAGACCACACTGAAGCAGCGGCAGGATACCGAGATGAAGCAGAGAGTGACCGGCAAGTCCCCTACCGCCTCTCCA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3</text:p>
          </table:table-cell>
          <table:table-cell/>
          <table:table-cell office:value-type="string" calcext:value-type="string">
            <text:p>NVE24152</text:p>
          </table:table-cell>
          <table:table-cell table:style-name="ce14" office:value-type="string" calcext:value-type="string">
            <text:p>NVE24152</text:p>
          </table:table-cell>
          <table:table-cell office:value-type="string" calcext:value-type="string">
            <text:p>MDSKELKFNMEITSSSPLASVVAGFCVVTILMNCVVCYQIYRRRSLRSSCTALIVANLAVVDILVSIKDLPLLLTVSMTGRWYFEEHWCRSYGLTNVIYIIVSISTLVTITTEQYLKITETGKQNPAQGGANRSVLLGYIIAHTTMSYSLSLLWSKYVFISRKAFCQVDWPPSGLSYTVVASCVFLVPVSLLVYNMFNGQSSADAVGDKVKIIEEEKQDGGLSESEAESHRRLQFAVGLFLLTWFPYVLESFFTSVEEVPNLIGLVCAFLPIFTTTLIPLWYLKWSRQAERTSQCNAYIQH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TCGAAAGAGCTCAAATTTAACATGGAAATAACGTCATCGTCTCCTCTCGCGTCTGTAGTTGCCGGGTTTTGCGTAGTAACAATTCTCATGAACTGTGTGGTGTGCTACCAGATTTACCGTCGCCGAAGTCTGCGTTCCTCTTGCACTGCTCTCATCGTCGCAAACCTTGCAGTTGTGGATATTCTCGTATCTATCAAAGACCTCCCGTTGCTGCTGACTGTTAGTATGACAGGACGATGGTATTTCGAGGAGCATTGGTGCCGGTCTTATGGACTCACTAACGTGATTTACATCATCGTGTCCATCTCTACCCTTGTGACGATCACCACAGAACAATACCTGAAAATCACGGAGACGGGCAAGCAGAACCCCGCACAAGGAGGCGCGAATCGCTCCGTCTTACTGGGGTATATTATCGCGCACACCACAATGTCCTATTCGCTGTCCTTACTCTGGAGCAAGTACGTGTTTATCAGCAGGAAGGCTTTCTGTCAAGTCGACTGGCCGCCATCAGGGCTGAGCTACACGGTGGTCGCGTCTTGCGTGTTTCTCGTCCCCGTCTCGCTACTCGTCTACAACATGTTCAATGGTCAATCCAGCGCTGATGCGGTCGGAGACAAGGTGAAAATAATTGAAGAGGAGAAACAAGATGGAGGGCTTTCTGAGAGTGAAGCGGAGTCTCACCGCAGATTACAGTTTGCAGTGGGGCTTTTTCTTCTCACTTGGTTTCCCTATGTTTTGGAGAGTTTCTTTACTTCTGTAGAGGAGGTGCCTAATCTGATCGGATTGGTATGCGCGTTCTTGCCAATTTTCACCACGACTTTGATTCCGCTGTGGTATTTAAAGTGGAGTAGGCAAGCAGAGCGAACAAGCCAGTGTAATGCTTATATACAGCATTG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TCTAAGGAGCTGAAGTTTAACATGGAGATCACAAGCTCCTCTCCACTGGCAAGCGTGGTGGCAGGCTTCTGCGTGGTGACCATCCTGATGAATTGCGTGGTGTGCTACCAGATCTATCGGAGAAGGAGCCTGCGGAGCTCCTGTACAGCCCTGATCGTGGCCAACCTGGCTGTGGTGGACATCCTGGTGAGCATCAAGGATCTGCCTCTGCTGCTGACAGTGTCCATGACCGGCCGCTGGTATTTTGAGGAGCACTGGTGCCGGTCCTACGGCCTGACCAATGTGATCTATATCATCGTGTCCATCTCTACACTGGTGACCATCACCACAGAGCAGTACCTGAAGATCACAGAGACCGGCAAGCAGAACCCAGCACAGGGAGGAGCCAATAGATCTGTGCTGCTGGGCTACATCATCGCCCACACCACAATGAGCTATTCCCTGTCTCTGCTGTGGAGCAAGTACGTGTTTATCTCCAGGAAGGCCTTCTGCCAGGTGGACTGGCCCCCTTCTGGCCTGAGCTATACAGTGGTGGCCTCCTGCGTGTTCCTGGTGCCCGTGTCTCTGCTGGTGTACAACATGTTCAATGGACAGTCTAGCGCCGACGCAGTGGGCGATAAGGTGAAGATCATCGAGGAGGAGAAGCAGGATGGAGGACTGAGCGAGTCCGAGGCAGAGTCCCACCGCCGGCTGCAGTTCGCCGTGGGCCTGTTTCTGCTGACATGGTTCCCTTATGTGCTGGAGTCCTTCTTTACCTCTGTGGAGGAGGTGCCAAATCTGATCGGCCTGGTGTGCGCCTTCCTGCCAATCTTTACCACAACCCTGATCCCCCTGTGGTATCTGAAGTGGTCTAGACAGGCCGAGAGGACCAGCCAGTGCAACGCCTACATCCAGCACTGT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5</text:p>
          </table:table-cell>
          <table:table-cell/>
          <table:table-cell office:value-type="string" calcext:value-type="string">
            <text:p>EDO45718</text:p>
          </table:table-cell>
          <table:table-cell table:style-name="ce14" office:value-type="string" calcext:value-type="string">
            <text:p>EDO45718.p1</text:p>
          </table:table-cell>
          <table:table-cell office:value-type="string" calcext:value-type="string">
            <text:p>MENTTNTSCPMFGKFAEMLPFPKTDMRTKKNVVLVQAILHGATCPFTITLNFLIILVLLKARSLRSNANIMCGLLASVDLLAGWIIQPSLVAEHIMYYSTDQYTCFGATYHYYTHRVLLFVSQILSLSSLHHLTLLNIDRYIGMKETLRYPVIVTQQRVVFGVVCAWLLATLLSLNVFYSALFLPMNISVLVCFSFCIYCSVVVTHESRRHQRQIVTQHRAAGLPLNALQKRRANWVFIFLTLALLLTYFIAGLMRAFRDRVPNILQVTTSLFTLNALLNPVIFILRCEDFRIALRGILEIDPGRVQPHGPT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CACAACAAACACCAGCTGTCCCATGTTTGGAAAGTTTGCCGAAATGCTTCCTTTCCCCAAAACTGACATGCGCACTAAGAAGAACGTGGTTCTAGTACAAGCCATCCTGCACGGCGCCACCTGCCCCTTCACTATCACCCTAAATTTCCTGATCATCCTCGTTCTACTGAAGGCCCGCTCGCTTCGAAGCAATGCAAATATCATGTGCGGGCTTCTAGCGTCGGTAGACCTTCTTGCAGGATGGATAATACAGCCCTCTTTGGTGGCAGAACACATCATGTACTATTCAACGGATCAATACACCTGTTTTGGTGCTACGTATCACTATTATACCCACCGTGTACTACTTTTCGTCTCTCAGATCCTGAGTTTAAGCTCTCTACACCACTTGACCTTGCTGAACATTGACCGCTACATAGGGATGAAAGAGACATTGCGTTACCCCGTGATTGTCACGCAACAGCGCGTGGTGTTTGGTGTGGTTTGCGCCTGGCTTCTAGCAACGCTCTTGTCTTTAAATGTGTTCTATTCAGCGCTTTTTCTCCCCATGAACATCTCCGTTCTTGTTTGCTTCTCTTTCTGCATCTATTGCAGCGTTGTTGTGACGCATGAGAGCAGAAGGCATCAGAGACAGATTGTTACCCAACATCGCGCTGCAGGGCTACCTCTCAACGCTCTACAAAAACGACGAGCAAACTGGGTCTTCATCTTTTTAACCCTGGCACTTCTTCTGACGTATTTCATAGCAGGGCTGATGCGAGCTTTTAGAGACCGAGTTCCTAACATCCTCCAGGTGACGACGTCACTCTTTACATTGAATGCACTCCTAAATCCAGTTATCTTCATTTTGCGATGCGAAGATTTCAGGATTGCACTCAGGGGGATCCTCGAAATCGATCCAGGAAGGGTGCAACCGCATGGCCCAA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CACCACAAATACCTCCTGCCCAATGTTCGGCAAGTTTGCCGAGATGCTGCCCTTCCCTAAGACCGACATGAGAACAAAGAAGAACGTGGTGCTGGTGCAGGCAATCCTGCACGGAGCAACATGCCCCTTCACCATCACACTGAATTTTCTGATCATCCTGGTGCTGCTGAAGGCCAGGTCTCTGCGCAGCAACGCCAATATCATGTGCGGACTGCTGGCAAGCGTGGACCTGCTGGCCGGCTGGATCATCCAGCCCTCTCTGGTGGCCGAGCACATCATGTACTATAGCACCGATCAGTACACATGTTTCGGCGCCACCTATCACTACTATACACACAGGGTGCTGCTGTTCGTGAGCCAGATCCTGTCTCTGAGCTCCCTGCACCACCTGACCCTGCTGAACATCGATCGGTACATCGGCATGAAGGAGACCCTGCGGTACCCCGTGATCGTGACACAGCAGAGGGTGGTGTTCGGAGTGGTGTGCGCATGGCTGCTGGCCACACTGCTGAGCCTGAACGTGTTCTACTCCGCCCTGTTTCTGCCTATGAATATCAGCGTGCTGGTGTGCTTCAGCTTTTGCATCTATTGTTCCGTGGTGGTGACCCACGAGTCCCGGAGACACCAGAGGCAGATCGTGACACAGCACAGGGCAGCAGGACTGCCTCTGAACGCCCTGCAGAAGAGGCGCGCCAATTGGGTGTTCATCTTTCTGACCCTGGCCCTGCTGCTGACATACTTCATCGCCGGCCTGATGAGAGCCTTTCGGGACAGAGTGCCTAATATCCTGCAGGTGACCACATCTCTGTTTACCCTGAACGCCCTGCTGAATCCAGTGATCTTCATCCTGCGCTGCGAGGACTTTCGGATCGCCCTGAGAGGCATCCTGGAGATCGATCCAGGCCGGGTGCAGCCACACGGCCCCAC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6</text:p>
          </table:table-cell>
          <table:table-cell/>
          <table:table-cell office:value-type="string" calcext:value-type="string">
            <text:p>EDO43840</text:p>
          </table:table-cell>
          <table:table-cell table:style-name="ce14" office:value-type="string" calcext:value-type="string">
            <text:p>EDO43840.p1</text:p>
          </table:table-cell>
          <table:table-cell office:value-type="string" calcext:value-type="string">
            <text:p>MMINTTNLSCEYSAEIEAMVLFSGVNKLTRKRVVLAQAIIHGVCCPFTVTLNFLIILVLLKIRSLRSNTNIMIGLLAVVDLLMGLIIQPSLVAENIMHYSKDQFSCSDLIYHYHSDRVLFLVLQTLTFSSLHHLTLINIERYIGIRETFRYPVIITQKRLVIAVVCAWLLAGILSFNVIFPALILPMNTSVLACVLVCVYCSFVVTRESRRHHRQIIAQHMAVGLPPNMLPRKAIWVFVFLTVVILISYILAGLTRCLADEATSILTLPSSLVVLNALFNPIIFISRSKEFRIELRGVLGIRPGAER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TGATCAATACCACCAATCTCAGCTGCGAGTATTCCGCAGAGATAGAAGCGATGGTCCTCTTCTCAGGAGTGAACAAGCTAACAAGAAAGAGAGTAGTGCTTGCCCAAGCTATTATACACGGGGTCTGTTGTCCCTTCACCGTCACATTAAACTTCCTTATCATTCTAGTCCTACTAAAGATTCGCTCACTCCGCAGCAACACCAATATCATGATCGGCCTTCTTGCCGTAGTTGATTTACTGATGGGTTTGATCATACAGCCTTCTCTGGTAGCAGAAAACATCATGCATTATTCGAAGGACCAGTTCTCCTGCTCAGATCTTATATACCACTATCATTCCGACCGCGTGCTATTCCTGGTCCTGCAGACCCTGACTTTCAGCTCTTTGCACCACTTGACGCTGATAAACATTGAGCGTTACATTGGAATAAGGGAGACTTTTCGTTACCCCGTGATTATCACGCAAAAGCGCTTAGTGATCGCAGTGGTTTGCGCATGGCTTCTAGCGGGGATCTTATCGTTTAATGTGATTTTCCCGGCGCTCATTCTACCGATGAACACATCCGTCCTCGCCTGCGTCCTTGTTTGTGTCTATTGCAGCTTTGTGGTGACCCGAGAGAGTAGAAGACACCACAGGCAGATTATCGCCCAACATATGGCCGTCGGATTGCCGCCCAACATGCTCCCACGAAAGGCAATCTGGGTATTTGTCTTTCTTACTGTGGTTATTCTAATCTCGTATATCCTGGCAGGGCTAACACGCTGTCTGGCCGATGAGGCAACGTCTATTTTAACACTCCCCTCCTCTCTCGTAGTATTGAATGCACTTTTTAACCCCATTATCTTCATCAGTCGAAGCAAAGAATTCCGAATTGAGCTTAGGGGTGTTCTTGGAATCCGTCCAGGGGCTGAACG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TGATCAACACCACAAATCTGTCCTGCGAGTACTCTGCCGAGATCGAGGCCATGGTGCTGTTCTCTGGCGTGAACAAGCTGACCAGGAAGAGGGTGGTGCTGGCACAGGCCATCATCCACGGCGTGTGCTGTCCCTTCACCGTGACACTGAATTTTCTGATCATCCTGGTGCTGCTGAAGATCCGGTCTCTGAGAAGCAACACAAATATCATGATCGGCCTGCTGGCCGTGGTGGACCTGCTGATGGGCCTGATCATCCAGCCTTCTCTGGTGGCCGAGAACATCATGCACTATAGCAAGGACCAGTTCTCCTGTTCTGATCTGATCTACCACTATCACTCCGATAGGGTGCTGTTCCTGGTGCTGCAGACCCTGACCTTCAGCTCCCTGCACCACCTGACCCTGATCAATATCGAGAGGTACATCGGCATCAGGGAGACCTTTCGCTATCCTGTGATCATCACACAGAAGCGGCTGGTCATCGCAGTGGTGTGCGCATGGCTGCTGGCAGGAATCCTGTCCTTCAACGTGATCTTTCCAGCCCTGATCCTGCCCATGAATACCTCTGTGCTGGCCTGCGTGCTGGTGTGCGTGTACTGTAGCTTCGTGGTGACACGGGAGTCCCGGAGACACCACAGACAGATCATCGCACAGCACATGGCAGTGGGACTGCCACCTAACATGCTGCCACGGAAGGCCATCTGGGTGTTCGTGTTTCTGACCGTGGTCATCCTGATCAGCTATATCCTGGCCGGCCTGACAAGATGCCTGGCCGACGAGGCCACCTCCATCCTGACACTGCCTTCTAGCCTGGTGGTGCTGAACGCCCTGTTCAATCCAATCATCTTTATCAGCAGATCCAAGGAGTTTCGGATCGAGCTGAGAGGCGTGCTGGGCATCAGGCCCGGCGCCGAGCG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7</text:p>
          </table:table-cell>
          <table:table-cell/>
          <table:table-cell office:value-type="string" calcext:value-type="string">
            <text:p>EDO354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GGNSTIAYPGWWWTSNAIRIAVIAIYAIVGLSAILFNLFVIYAVMNRRSMRKNINLFIGNMAFSDMMIAVWNISFELVNITTRSWHWRVEGTGGRILCKLYYFSGSMGYLVSPLTLLFITVERFRGVKSLAAKGVTRKGLLCYVALTWLIPALLYSPFLYFMDLMNYPDGTLMCERIIPTTYYKVYITPLYGVFVVLYFAIAALGFMILWRLRDMETFVNLPEVQRRARKLRVRNAVRMVLCSLGTFILLTTPYHAQIFVFFFLGGDLQLYFKVYYGMLFLVCLNCAVSPCIYYVFIEDFRQAMRRVWSIERRTTTATQMQTRNAETVM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GGGGAAACTCCACCATTGCCTACCCGGGATGGTGGTGGACCAGCAATGCTATCCGTATCGCCGTTATCGCCATCTACGCGATCGTGGGGCTCAGCGCGATCCTTTTCAATCTCTTCGTCATTTACGCAGTCATGAATCGCCGCAGTATGCGGAAGAACATTAACTTATTCATCGGCAACATGGCGTTTAGCGATATGATGATAGCAGTGTGGAATATCTCATTCGAGCTTGTTAACATCACCACCAGGTCCTGGCACTGGAGGGTGGAGGGAACAGGGGGGAGAATCCTGTGTAAATTATATTACTTTTCAGGCTCTATGGGCTACCTCGTGTCCCCCCTGACTTTGCTTTTTATCACAGTGGAGCGTTTCCGGGGTGTCAAGTCTCTAGCAGCAAAAGGCGTAACCCGTAAAGGACTGCTTTGCTACGTGGCTCTTACATGGCTTATACCAGCCTTGTTGTACTCGCCTTTTTTGTACTTCATGGATCTCATGAATTACCCGGACGGGACGCTTATGTGTGAGCGCATCATCCCAACCACGTACTACAAGGTCTATATCACACCATTGTACGGCGTCTTTGTGGTGTTATACTTTGCGATTGCGGCTCTGGGGTTCATGATCTTATGGCGGCTAAGAGACATGGAAACCTTTGTTAACTTGCCCGAAGTTCAGAGGCGTGCGCGCAAGCTTCGGGTCCGTAATGCCGTGCGGATGGTTCTATGTTCGCTTGGTACTTTCATTCTTCTTACCACTCCTTATCATGCACAGATCTTTGTATTCTTCTTCTTGGGTGGAGACTTGCAACTGTACTTCAAGGTCTACTATGGCATGCTGTTTCTTGTTTGCCTGAACTGCGCAGTCAGTCCGTGTATTTATTACGTATTTATCGAGGATTTCCGACAGGCCATGAGGAGAGTTTGGTCCATCGAGAGGCGAACGACAACAGCGACTCAAATGCAAACGAGAAACGCTGAGACAGTTATGT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GCGGCAACTCTACAATCGCCTACCCAGGCTGGTGGTGGACCAGCAATGCCATCCGGATCGCCGTGATCGCCATCTACGCCATCGTGGGCCTGTCCGCCATCCTGTTTAACCTGTTCGTGATCTATGCCGTGATGAATCGGAGATCTATGAGAAAGAACATCAATCTGTTTATCGGCAACATGGCCTTCTCTGACATGATGATCGCCGTGTGGAACATCAGCTTTGAGCTGGTGAATATCACCACAAGGTCCTGGCACTGGAGGGTGGAGGGAACAGGAGGACGGATCCTGTGCAAGCTGTACTATTTCAGCGGATCCATGGGCTACCTGGTGAGCCCACTGACACTGCTGTTTATCACCGTGGAGCGGTTCAGAGGAGTGAAGTCCCTGGCAGCAAAGGGAGTGACAAGGAAGGGCCTGCTGTGCTACGTGGCCCTGACCTGGCTGATCCCCGCCCTGCTGTACTCCCCTTTTCTGTATTTCATGGACCTGATGAATTATCCTGATGGCACACTGATGTGCGAGCGCATCATCCCAACCACATACTATAAGGTGTACATCACCCCCCTGTATGGCGTGTTTGTGGTGCTGTATTTCGCCATCGCCGCCCTGGGCTTTATGATCCTGTGGAGGCTGCGCGATATGGAGACATTCGTGAACCTGCCTGAGGTGCAGAGGAGGGCAAGGAAGCTGCGGGTGAGAAATGCCGTGAGAATGGTGCTGTGCTCTCTGGGCACCTTTATCCTGCTGACCACACCATACCACGCCCAGATCTTCGTGTTCTTTTTCCTGGGCGGCGACCTGCAGCTGTACTTCAAGGTGTACTATGGCATGCTGTTCCTGGTGTGCCTGAACTGTGCCGTGTCTCCCTGTATCTACTACGTGTTCATCGAGGATTTCAGGCAGGCCATGCGGAGAGTGTGGAGCATCGAGAGGCGCACCACAACCGCCACACAGATGCAGACCCGCAATGCCGAGACCGTGATG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8</text:p>
          </table:table-cell>
          <table:table-cell/>
          <table:table-cell office:value-type="string" calcext:value-type="string">
            <text:p>EDO36333</text:p>
          </table:table-cell>
          <table:table-cell office:value-type="string" calcext:value-type="string">
            <text:p>EDO36333.p1</text:p>
          </table:table-cell>
          <table:table-cell office:value-type="string" calcext:value-type="string">
            <text:p>MFVCWVNYKKANSPYSSFSAATFPEDPGFHQCSAALSVLGNAILCVVIARRRSMLKKTYNVLILNLAICDALMGVFLVLTPNYIIPMKSFPVMSGGNGRAFCRAIFSTYCLFVCGKASNTTIMCLAIERWCAVVRPTKYKANFNRKRVSLYIALIWLAAAATEVFELFIADLMPDGRCEWITPFYGEELNKAFLVFHITITFYIPMTITWISFAHIWYRMSHNQVSTQQGDAGKKSVVRMCMLAALLLTLCWFPTETFWILKQYKVVVLPNVWYWVFNFFAFFNSCCNPPLYCLTNKTYRREVLGLLGCGKCGAEVAPGSTMASATAGLSMQGQSGTYEMTKRTTEQSVVDVEESVLDKSKEQDASKGGAQWVRQDDEAKCEHS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TGTTTGCTGGGTAAACTACAAAAAAGCCAACAGCCCTTACTCCAGCTTTTCAGCTGCAACATTCCCTGAAGACCCGGGGTTTCACCAGTGTTCAGCTGCACTTTCAGTCCTTGGCAACGCCATCTTGTGTGTTGTGATCGCGCGTAGACGCTCAATGTTGAAGAAAACCTACAATGTATTGATCTTGAATCTCGCCATCTGTGATGCATTGATGGGTGTTTTCCTTGTGCTGACACCGAACTACATCATCCCCATGAAGTCGTTCCCGGTGATGAGCGGAGGGAATGGCCGCGCTTTCTGTCGCGCCATCTTCTCAACCTACTGCTTGTTCGTCTGCGGAAAGGCGTCTAACACTACCATTATGTGTTTGGCCATCGAAAGATGGTGCGCTGTGGTCAGACCAACAAAATACAAGGCGAACTTTAACCGCAAGCGAGTGTCTCTATACATCGCCTTGATTTGGTTGGCCGCGGCAGCGACCGAGGTTTTTGAGTTGTTCATCGCTGATCTAATGCCTGACGGAAGGTGCGAATGGATCACTCCTTTCTACGGGGAGGAACTCAATAAAGCTTTTCTCGTGTTTCACATCACCATTACATTCTACATCCCCATGACCATCACATGGATTTCATTTGCCCATATTTGGTACCGCATGTCACACAATCAGGTCTCGACTCAGCAAGGAGATGCAGGCAAAAAAAGCGTGGTCAGAATGTGCATGTTGGCTGCTTTGCTGCTAACTCTCTGCTGGTTTCCGACAGAAACCTTTTGGATCCTGAAGCAATACAAGGTGGTCGTCCTACCCAATGTTTGGTACTGGGTATTTAACTTCTTTGCCTTCTTCAACTCCTGCTGCAACCCTCCTTTGTACTGCTTGACCAACAAGACCTACCGCCGGGAAGTGCTCGGCCTGCTTGGGTGTGGCAAGTGCGGAGCAGAAGTTGCCCCTGGAAGCACGATGGCTTCTGCTACGGCAGGCCTATCCATGCAAGGTCAAAGCGGAACGTACGAAATGACGAAGAGAACGACGGAGCAGAGTGTTGTCGACGTTGAGGAATCGGTATTGGATAAGAGCAAGGAACAGGATGCAAGCAAAGGTGGAGCACAATGGGTACGTCAAGATGACGAGGCAAAATGTGAACATTC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TCGTGTGCTGGGTGAACTACAAGAAGGCCAATTCTCCTTATAGCTCCTTCAGCGCCGCCACCTTTCCAGAGGACCCAGGCTTTCACCAGTGCTCTGCCGCCCTGAGCGTGCTGGGAAACGCAATCCTGTGCGTGGTCATCGCCCGGAGAAGGTCTATGCTGAAGAAGACCTACAACGTGCTGATCCTGAATCTGGCCATCTGCGATGCCCTGATGGGCGTGTTCCTGGTGCTGACACCTAACTATATCATCCCAATGAAGAGCTTTCCCGTGATGTCCGGAGGAAATGGAAGGGCATTCTGTAGGGCCATCTTTTCCACCTACTGCCTGTTCGTGTGCGGCAAGGCCTCTAATACCACAATCATGTGCCTGGCCATCGAGAGATGGTGTGCCGTGGTGAGGCCAACCAAGTACAAGGCCAACTTTAATAGAAAGAGGGTGAGCCTGTATATCGCCCTGATCTGGCTGGCAGCAGCAGCAACCGAGGTGTTCGAGCTGTTTATCGCCGACCTGATGCCTGATGGCCGGTGTGAGTGGATCACACCATTCTATGGCGAGGAGCTGAACAAGGCCTTCCTGGTGTTTCACATCACCATCACATTCTACATCCCCATGACCATCACATGGATCAGCTTTGCCCACATCTGGTATCGCATGTCTCACAATCAGGTGAGCACCCAGCAGGGCGACGCAGGCAAGAAGTCCGTGGTGCGGATGTGCATGCTGGCCGCCCTGCTGCTGACCCTGTGCTGGTTCCCCACCGAGACATTTTGGATCCTGAAGCAGTACAAGGTGGTGGTGCTGCCTAACGTGTGGTATTGGGTGTTCAATTTCTTTGCCTTCTTTAACTCCTGCTGTAATCCCCCTCTGTACTGCCTGACCAACAAGACATATAGGAGGGAGGTGCTGGGACTGCTGGGATGCGGCAAGTGTGGAGCAGAGGTGGCACCAGGCTCCACCATGGCCTCTGCCACAGCAGGACTGTCCATGCAGGGACAGTCTGGAACCTACGAGATGACAAAGAGAACCACAGAGCAGAGCGTGGTGGATGTGGAGGAGAGCGTGCTGGACAAGTCCAAGGAGCAGGATGCATCCAAGGGAGGAGCACAGTGGGTGAGGCAGGACGATGAGGCCAAGTGTGAGCACTC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9</text:p>
          </table:table-cell>
          <table:table-cell/>
          <table:table-cell office:value-type="string" calcext:value-type="string">
            <text:p>EDO45348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TTELPANTSREHIGFATNTSRVHAADPDAPSPFRALFGAVACLSLFGNLLLCVVMVRRRSMLRKTYNVLILNLACADSLTGLFLLITPRYVVSQEIFYPLEGVGGDMFCRFFWSTYFLFLFGKASNASIMCLAIDRWYSILRPIRYKIAFGQRRLLGYIALTWVTSAVTECIGLFNVTERDGVCVRISPFYGKRAEQVFILVHVIVTFYLPSLVTWCSFAHIWHNMSRTVTCQAAMENSSVVLKRRLVRMCALAAFFLTLCWFPTETFFVLKHEKVLELSSGFYWGFNLLAMFSSCINPWLYCLSNRTYRREFMALLLCMPGFQTGGSSWQPTATLQMPLRPSQLRAWGTGPGLQELGFRNCEESETS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TACCGAACTACCAGCGAACACTTCTCGAGAGCATATCGGATTCGCCACGAACACTTCTCGAGTGCATGCTGCCGACCCGGATGCACCGTCACCGTTTCGTGCTTTGTTTGGAGCTGTCGCATGTCTCTCGTTGTTTGGCAACCTTCTTTTGTGTGTTGTCATGGTGCGACGTCGATCCATGCTGAGAAAAACGTACAATGTGCTGATTCTCAACTTGGCGTGCGCAGACTCCCTTACAGGCCTGTTTCTTCTCATCACTCCACGGTACGTGGTATCCCAAGAGATATTCTACCCCCTTGAGGGGGTGGGAGGGGATATGTTTTGTAGGTTCTTCTGGTCCACCTACTTCTTGTTTCTCTTCGGCAAAGCTTCAAACGCCAGCATCATGTGCCTCGCAATCGATCGCTGGTACTCCATACTGCGACCAATTAGATACAAAATTGCATTCGGTCAGCGTCGGTTGCTAGGATACATCGCGCTGACGTGGGTGACGAGTGCTGTGACGGAATGCATTGGACTGTTTAACGTGACAGAGCGTGACGGGGTTTGCGTGAGGATTTCCCCCTTCTACGGCAAGCGAGCCGAGCAAGTCTTTATCCTTGTACACGTGATTGTGACCTTCTACCTTCCTAGTCTGGTCACGTGGTGTTCCTTTGCCCATATTTGGCATAACATGTCACGCACGGTCACGTGTCAAGCGGCGATGGAAAACAGCAGCGTTGTGCTGAAGAGGAGGCTTGTGCGCATGTGCGCGCTGGCGGCATTTTTTCTCACACTCTGCTGGTTCCCCACTGAGACGTTCTTTGTCCTCAAGCACGAGAAGGTTCTAGAACTTTCTAGCGGGTTCTACTGGGGCTTTAACCTCCTTGCCATGTTCAGCTCTTGCATAAACCCGTGGCTATACTGCCTTAGCAACCGGACCTACCGACGAGAGTTCATGGCGCTCCTGTTATGCATGCCTGGGTTTCAGACAGGCGGGTCGTCATGGCAACCGACTGCGACACTTCAAATGCCACTAAGGCCGTCGCAGTTGCGAGCTTGGGGAACTGGACCGGGACTGCAGGAGTTAGGATTTAGGAATTGTGAAGAGTCGGAGACAAGCG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CCACAGAGCTGCCAGCCAACACCTCTCGCGAGCACATCGGCTTCGCCACCAATACAAGCAGGGTGCACGCAGCAGACCCAGATGCACCCTCCCCTTTTAGAGCCCTGTTCGGAGCAGTGGCATGCCTGTCCCTGTTTGGCAACCTGCTGCTGTGCGTGGTCATGGTGCGGCGGCGGAGCATGCTGAGGAAGACCTACAACGTGCTGATCCTGAATCTGGCATGCGCAGACTCTCTGACCGGACTGTTCCTGCTGATCACACCTAGATACGTGGTGAGCCAGGAGATCTTCTATCCACTGGAGGGCGTGGGCGGCGATATGTTTTGCAGGTTCTTTTGGTCTACATACTTCCTGTTTCTGTTCGGCAAGGCCTCTAACGCCAGCATCATGTGCCTGGCCATCGACAGATGGTACAGCATCCTGAGACCAATCAGGTATAAGATCGCCTTCGGCCAGCGCCGGCTGCTGGGATATATCGCCCTGACCTGGGTGACAAGCGCCGTGACCGAGTGCATCGGCCTGTTTAATGTGACAGAGAGAGATGGCGTGTGCGTGCGGATCAGCCCTTTTTACGGCAAGAGGGCCGAGCAGGTGTTCATCCTGGTGCACGTGATCGTGACCTTTTATCTGCCAAGCCTGGTGACATGGTGCTCCTTTGCCCACATCTGGCACAACATGTCCCGCACCGTGACATGTCAGGCCGCCATGGAGAATAGCTCCGTGGTGCTGAAGAGAAGGCTGGTGCGGATGTGCGCACTGGCAGCCTTCTTCCTGACCCTGTGCTGGTTCCCCACCGAGACATTCTTTGTGCTGAAGCACGAGAAGGTGCTGGAGCTGTCTAGCGGCTTTTATTGGGGCTTCAACCTGCTGGCCATGTTTTCCTCTTGCATCAACCCTTGGCTGTACTGTCTGTCCAATCGCACCTATCGCCGGGAGTTCATGGCCCTGCTGCTGTGCATGCCCGGCTTTCAGACAGGAGGAAGCTCCTGGCAGCCTACCGCCACACTGCAGATGCCACTGAGGCCAAGCCAGCTGAGGGCATGGGGAACCGGCCCTGGCCTGCAGGAGCTGGGCTTCCGGAATTGTGAGGAGTCCGAGACCAGCGTG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0</text:p>
          </table:table-cell>
          <table:table-cell/>
          <table:table-cell office:value-type="string" calcext:value-type="string">
            <text:p>EDO48104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RVVFGIIAGLSFFGNLLLCVTIVRKRSMLKKAYNVLILNLAVTDMLSGIFIVATPDYLIDRKTFPYPPGLAGEIYCRLIGSTYILFIFGKASTSTIMCLAIDRWYSIVKPIQYKTTFSRKRLYTYIALIWALSCITQMNELFIATVEEGLCTFVTPPYGAKVERFLILAHVVLTFYIPSIITWVSFAHILYHLRRRTVQRHVNNTKAMHRLLRMCALAAFFLSICWLPTETFFILYKFEAYKLDFTARLVFGVLAMANSCLNPFLYCLTNKEYRREFTKLLCCKSAIEDNSDSRIRGIGFSFTNTVILDREASSSRYEMRRMSSFPSVFSTTSTSPTLRRYSIKA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GGTGGTGTTTGGCATTATTGCAGGGCTTTCATTTTTTGGCAACCTTCTCCTATGTGTGACAATTGTTCGTAAGCGGTCAATGTTGAAAAAAGCCTACAATGTGCTTATACTCAACCTCGCCGTAACAGATATGCTCTCAGGAATCTTCATAGTTGCTACTCCAGACTACCTTATCGACCGAAAAACATTTCCCTACCCGCCAGGCCTTGCGGGCGAGATCTACTGCCGTCTGATTGGCTCAACCTACATTCTGTTCATCTTCGGGAAGGCGTCCACGTCCACTATCATGTGTTTGGCAATCGACCGCTGGTACTCCATCGTGAAACCCATCCAATACAAAACCACGTTCAGTAGGAAGCGACTGTACACTTACATAGCGCTGATCTGGGCGCTTAGCTGCATCACACAGATGAATGAACTCTTCATTGCTACCGTGGAGGAAGGCTTGTGTACGTTTGTAACACCACCTTACGGCGCCAAAGTCGAACGTTTCCTCATTCTCGCTCACGTGGTCTTAACGTTCTACATTCCAAGCATTATCACGTGGGTGTCATTCGCGCATATTTTGTACCACCTGCGACGCCGAACGGTACAGCGTCACGTGAACAACACCAAGGCAATGCACCGGCTACTGCGCATGTGCGCCCTGGCGGCTTTTTTCCTCTCCATCTGCTGGCTCCCAACAGAGACGTTCTTCATCTTGTACAAGTTTGAAGCTTATAAGCTCGACTTTACCGCGAGACTTGTGTTCGGTGTTCTTGCCATGGCAAACTCTTGTTTGAATCCTTTTCTTTACTGCCTCACCAATAAAGAATACCGGAGAGAGTTTACGAAGCTGTTGTGTTGTAAGTCGGCTATCGAGGATAACTCTGATTCCCGGATTCGCGGGATTGGATTTTCGTTCACAAACACGGTTATTCTTGATCGTGAGGCCTCGTCTAGCCGATATGAGATGAGACGGATGTCGTCTTTCCCGTCGGTTTTCTCGACCACTTCAACATCACCCACATTAAGAAGGTATTCAATAAAAGCAG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CGCGTGGTGTTCGGCATCATCGCCGGCCTGTCTTTCTTTGGCAACCTGCTGCTGTGCGTGACCATCGTGAGAAAGAGGAGCATGCTGAAGAAGGCCTACAACGTGCTGATCCTGAATCTGGCCGTGACAGACATGCTGAGCGGCATCTTCATCGTGGCCACCCCTGACTACCTGATCGATCGCAAGACATTTCCATATCCACCTGGACTGGCAGGAGAGATCTACTGCAGGCTGATCGGCTCCACCTATATCCTGTTCATCTTTGGCAAGGCCTCTACCAGCACAATCATGTGCCTGGCCATCGATCGGTGGTACAGCATCGTGAAGCCTATCCAGTATAAGACCACATTCTCCCGCAAGCGGCTGTACACCTATATCGCCCTGATCTGGGCCCTGTCCTGCATCACCCAGATGAATGAGCTGTTCATCGCCACAGTGGAGGAGGGCCTGTGCACCTTTGTGACACCACCCTACGGCGCCAAGGTGGAGAGATTCCTGATCCTGGCCCACGTGGTGCTGACCTTTTACATCCCCTCCATCATCACATGGGTGTCTTTCGCCCACATCCTGTATCACCTGCGGAGAAGGACCGTGCAGAGGCACGTGAACAATACAAAGGCAATGCACAGGCTGCTGAGGATGTGCGCACTGGCAGCCTTCTTTCTGTCTATCTGTTGGCTGCCAACCGAGACATTCTTTATCCTGTACAAGTTTGAGGCCTATAAGCTGGACTTCACCGCCAGACTGGTGTTTGGCGTGCTGGCCATGGCCAACAGCTGCCTGAATCCCTTCCTGTACTGTCTGACCAACAAGGAGTATCGCCGGGAGTTTACAAAGCTGCTGTGCTGTAAGTCCGCCATCGAGGACAACTCCGATTCTAGAATCAGGGGCATCGGCTTCTCTTTTACCAATACAGTGATCCTGGACAGAGAGGCCAGCTCCTCTAGATACGAGATGAGAAGGATGAGCTCCTTCCCCAGCGTGTTCAGCACCACAAGCACCTCCCCTACACTGCGCCGGTATAGCATCAAGGCCGA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1</text:p>
          </table:table-cell>
          <table:table-cell/>
          <table:table-cell office:value-type="string" calcext:value-type="string">
            <text:p>EDO45437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DQLAVSSVFGVIASLAILGNLILTIMLVTKKAVFRQTYNVLIMNLAVCDVLTGVFLLVTPGYAIPPQSFPRLTGIGGKVFCRLVFSTYCIFVLGKASNATIMCIAIERWYAVVMPTKYKAKFGRRRIYGYIGLIWLSASITEIFELFITKLGSDGRCRWVTPFYGVTLENAFVVLHITITFYIPSVVTWASFGHIWIRLRQDPMRVYRDALRNFPGNSYYTVLSQSIHRNRTMQRVVRMCALAALFLTVCWLPIETFWILKKYQIVILTQDYYMGFSMLAFFSACVNPMLYCLANRTYRREVFRLCTRHSRVIPYESRDKGDQISLENLPGMKDCTNAVDST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CAACTAGCTGTGTCCTCGGTATTCGGTGTTATTGCATCCTTAGCTATTCTTGGAAATCTGATACTTACAATAATGTTGGTTACTAAAAAAGCAGTGTTTCGACAAACCTACAATGTTCTTATCATGAATCTGGCAGTATGTGATGTTCTCACAGGAGTGTTCCTATTGGTCACGCCTGGTTACGCCATTCCTCCCCAGTCCTTCCCGAGGCTGACAGGGATTGGTGGTAAAGTGTTCTGCCGTCTTGTCTTTTCAACTTACTGTATCTTCGTGCTAGGAAAAGCGTCCAACGCTACAATAATGTGCATTGCAATAGAACGCTGGTATGCTGTTGTCATGCCAACCAAGTACAAAGCCAAGTTCGGAAGACGGCGAATCTATGGATATATTGGACTTATATGGCTATCTGCATCCATTACAGAAATATTCGAGTTGTTTATCACAAAGCTCGGTTCAGACGGCCGTTGCCGATGGGTGACGCCATTCTATGGCGTGACACTTGAGAATGCGTTTGTTGTGTTACACATCACCATCACGTTTTACATCCCCAGTGTAGTCACATGGGCTTCTTTTGGCCATATATGGATAAGGTTGCGACAAGACCCAATGAGAGTGTACCGTGATGCCTTGCGAAACTTTCCTGGTAACAGTTACTATACCGTGCTATCACAAAGCATCCATCGCAACAGAACCATGCAACGTGTTGTGCGCATGTGCGCATTGGCGGCTCTGTTCTTGACAGTTTGTTGGCTTCCCATTGAAACGTTTTGGATTCTTAAAAAATACCAGATTGTTATTTTAACGCAAGATTATTACATGGGCTTCAGCATGCTAGCATTCTTTAGCGCATGCGTAAACCCGATGCTCTATTGCCTTGCAAATAGGACATATAGACGCGAGGTGTTCAGATTGTGCACGAGGCATTCACGTGTGATCCCGTATGAATCACGTGATAAGGGCGATCAGATTTCTCTTGAAAATCTACCAGGAATGAAGGATTGCACAAATGCGGTGGATTCTACTAA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CAGCTGGCCGTGAGCTCCGTGTTTGGCGTGATCGCATCCCTGGCAATCCTGGGAAACCTGATCCTGACCATCATGCTGGTGACAAAGAAGGCCGTGTTCAGACAGACCTACAACGTGCTGATCATGAATCTGGCCGTGTGCGATGTGCTGACCGGCGTGTTTCTGCTGGTGACACCAGGCTATGCCATCCCCCCTCAGTCTTTCCCAAGGCTGACAGGAATCGGAGGCAAGGTGTTCTGCCGGCTGGTGTTTAGCACCTACTGTATCTTTGTGCTGGGCAAGGCCTCCAATGCCACAATCATGTGCATCGCCATCGAGAGGTGGTACGCCGTGGTCATGCCCACCAAGTATAAGGCCAAGTTCGGCCGGAGAAGGATCTACGGCTATATCGGCCTGATCTGGCTGTCTGCCAGCATCACCGAGATCTTCGAGCTGTTTATCACAAAGCTGGGCAGCGACGGCAGATGTAGATGGGTGACCCCATTCTACGGCGTGACACTGGAGAACGCCTTTGTGGTGCTGCACATCACCATCACATTCTATATCCCCAGCGTGGTGACCTGGGCCTCCTTTGGCCACATCTGGATCAGGCTGAGGCAGGACCCTATGCGCGTGTACCGGGATGCCCTGCGCAACTTCCCAGGCAATTCCTACTATACCGTGCTGTCCCAGTCTATCCACAGAAATAGGACAATGCAGAGAGTGGTGAGGATGTGCGCACTGGCCGCCCTGTTTCTGACCGTGTGCTGGCTGCCTATCGAGACATTCTGGATCCTGAAGAAGTACCAGATCGTGATCCTGACCCAGGATTACTATATGGGCTTTTCTATGCTGGCCTTCTTTAGCGCCTGCGTGAACCCAATGCTGTACTGTCTGGCCAATAGAACCTATCGCCGGGAGGTGTTCAGGCTGTGCACACGCCACTCCAGAGTGATCCCCTATGAGTCTCGGGACAAGGGCGATCAGATCTCTCTGGAGAACCTGCCTGGCATGAAGGACTGTACCAACGCCGTGGATAGCACAAA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2</text:p>
          </table:table-cell>
          <table:table-cell/>
          <table:table-cell office:value-type="string" calcext:value-type="string">
            <text:p>NVEC200_010628_1.1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SVNVTSTSVCYSDSDSSATRVAELVATIIITLLSVLGNSLIIYIVYVEPRATRKNINYFLANAAAADLIFVGAHGTTQYIVPLLLNTFAWIPRGLTGDWVCKIVSFVVDVPLLVTPLTMVLISIERHRATKSFLRTAGMTRHVRILSLALSWAIPCAKCMPVLWYVESVKRADGTSYCIWMTSPLPKWYILLIVFTTGLEGMAVVVINLCTVKKLHNHVLPSGFPGGQRKTRESRIRNAVRMVFCSVLTYSLLVSPFYIYYAVFHLNRVIYTTSCADRRKLSFLFSFLLYANTALGPFVYLKFIYEFRARLRSLISRVDKRVILASNRVVSFRQTRTISTDLGNSMENNSTL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GGTAAACGTGACATCTACATCAGTTTGCTACTCGGATTCGGATAGTTCGGCGACACGTGTGGCTGAACTAGTGGCCACGATCATCATAACCTTGCTCTCCGTCCTCGGCAACTCCCTCATCATCTACATAGTCTACGTCGAGCCTAGAGCCACGCGAAAGAACATCAACTACTTCCTCGCAAACGCCGCAGCTGCCGATCTCATCTTCGTTGGTGCGCACGGAACTACGCAATACATAGTGCCGCTACTTTTAAACACGTTTGCGTGGATTCCGAGGGGTCTAACTGGCGACTGGGTGTGCAAAATCGTAAGCTTTGTAGTGGACGTGCCGCTACTGGTGACCCCCCTGACTATGGTCCTGATAAGCATCGAGAGGCACCGTGCGACCAAGTCGTTCCTGAGGACGGCTGGGATGACCAGGCATGTGCGGATTCTCAGCCTTGCACTCTCGTGGGCGATACCTTGCGCTAAGTGCATGCCTGTTCTATGGTACGTAGAGTCGGTCAAACGAGCTGATGGCACTTCGTACTGTATATGGATGACTTCACCCCTCCCCAAGTGGTATATTCTCCTGATCGTGTTCACAACTGGACTTGAAGGGATGGCTGTGGTCGTCATTAACCTCTGTACTGTCAAGAAACTGCACAATCACGTTCTACCGAGTGGATTTCCGGGTGGCCAGCGTAAAACTCGGGAGTCCAGGATACGTAACGCTGTTCGTATGGTGTTCTGCTCCGTGTTGACCTACAGCCTGCTTGTCAGCCCGTTCTATATCTACTACGCAGTCTTCCATCTGAACCGCGTAATCTACACCACATCGTGTGCAGACAGGAGAAAACTTAGTTTCTTGTTCTCGTTTTTGTTGTACGCTAACACGGCACTAGGGCCGTTTGTTTACTTGAAGTTCATTTACGAGTTCCGTGCGAGGCTGAGAAGCCTGATTTCTCGGGTAGACAAGCGAGTGATTCTCGCATCAAACAGAGTGGTGTCGTTTAGACAAACACGAACTATATCGACCGATTTGGGGAATAGCATGGAAAATAACTCAACACTTA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CCGTGAATGTGACCTCTACAAGCGTGTGCTACTCCGACTCTGATAGCTCCGCCACCAGGGTGGCAGAGCTGGTGGCCACCATCATCATCACACTGCTGTCTGTGCTGGGCAACAGCCTGATCATCTACATCGTGTATGTGGAGCCCAGAGCCACAAGGAAGAACATCAATTATTTTCTGGCAAATGCAGCAGCAGCAGACCTGATCTTCGTGGGAGCCCACGGCACCACACAGTACATCGTGCCACTGCTGCTGAACACCTTTGCCTGGATCCCAAGGGGACTGACAGGCGACTGGGTGTGCAAGATCGTGAGCTTCGTGGTGGATGTGCCTCTGCTGGTGACCCCACTGACAATGGTGCTGATCTCCATCGAGAGGCACCGCGCCACCAAGTCTTTTCTGAGAACCGCAGGAATGACAAGGCACGTGCGGATCCTGTCTCTGGCCCTGAGCTGGGCAATCCCATGCGCAAAGTGTATGCCTGTGCTGTGGTACGTGGAGTCCGTGAAGAGGGCCGACGGCACCTCTTATTGCATCTGGATGACAAGCCCCCTGCCTAAGTGGTACATCCTGCTGATCGTGTTCACCACAGGACTGGAGGGAATGGCAGTGGTGGTCATCAACCTGTGCACCGTGAAGAAGCTGCACAATCACGTGCTGCCAAGCGGATTTCCAGGAGGACAGAGAAAGACCAGGGAGTCCCGGATCAGAAATGCCGTGCGCATGGTGTTCTGCTCTGTGCTGACATACTCCCTGCTGGTGTCTCCTTTTTATATCTACTATGCCGTGTTCCACCTGAATAGAGTGATCTACACCACATCTTGTGCCGATCGGAGAAAGCTGAGCTTCCTGTTTTCCTTCCTGCTGTACGCAAACACCGCCCTGGGACCCTTCGTGTACCTGAAGTTTATCTATGAGTTCAGGGCAAGGCTGCGGAGCCTGATCTCCAGAGTGGACAAGAGAGTGATCCTGGCCTCCAACAGAGTGGTGTCTTTCCGCCAGACCCGGACAATCAGCACCGATCTGGGCAACAGCATGGAGAACAATTCCACACTGAA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3</text:p>
          </table:table-cell>
          <table:table-cell/>
          <table:table-cell office:value-type="string" calcext:value-type="string">
            <text:p>NVE18902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NGTVSNNTAGNVTATCAIAPGDTRAGRIGQITACSLLMCIALVGNATIVLLVCKKKEMRRNVNIFIANMAVADSLVIISGLSVWLKDIIQGTREWLLTGILGDITCKIEVFLPNMAHLVSLLTLLLISIERYRVVTNPTGVVPMTKQVRCILLVAAWMVPCGLSAFYLVFPYTKVVNNQTICGIENFNPVVQRYALFIVVLSVALLITLLVVNLFILRRLRQARVASTLPATQRRNRERRVKNAVAMVLCSVLFYVLLWSPQRLVYMLIMGGYADVFEDPCMAKTIQPISFALNFFVYMNPACSPLIYFTFLKDFRNGLRLMCFPAVEGNVQIENTQEIEMDDR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GGAACAGTGAGTAACAACACGGCGGGAAACGTAACGGCAACGTGCGCCATCGCCCCAGGAGACACTAGAGCAGGTCGCATCGGTCAAATCACGGCGTGTTCACTGCTCATGTGCATTGCACTCGTCGGGAACGCGACCATCGTCTTGCTGGTGTGCAAGAAGAAAGAAATGCGGCGCAACGTGAATATCTTCATCGCAAACATGGCCGTCGCGGATTCGCTGGTGATCATCTCGGGGTTGAGTGTGTGGTTGAAAGACATCATCCAAGGCACCCGTGAATGGTTACTGACGGGAATCCTGGGTGATATCACCTGCAAGATCGAGGTGTTTCTACCAAACATGGCACACCTTGTCTCGCTGCTCACCCTGCTCCTAATCTCGATTGAGCGATACCGCGTGGTGACAAACCCCACGGGCGTGGTGCCCATGACCAAACAAGTGCGCTGCATCCTCCTGGTCGCTGCCTGGATGGTGCCATGTGGGCTAAGCGCCTTCTACCTGGTCTTCCCGTACACCAAGGTAGTGAACAATCAGACCATTTGTGGGATCGAGAATTTTAACCCCGTGGTACAGCGGTACGCTCTGTTTATCGTGGTCCTTTCAGTCGCTCTCCTCATCACCCTACTAGTCGTTAACCTCTTCATCCTACGCCGTCTTCGCCAAGCCCGTGTCGCAAGCACACTCCCCGCCACACAACGCCGCAACCGCGAGAGACGGGTCAAGAATGCCGTGGCGATGGTGCTCTGTTCTGTGCTCTTTTACGTGCTCCTATGGAGCCCTCAGCGCCTCGTTTATATGCTTATAATGGGGGGATACGCTGACGTTTTTGAAGACCCATGTATGGCAAAAACGATACAGCCAATCTCGTTCGCCCTGAACTTTTTTGTCTACATGAATCCAGCGTGCAGCCCTCTTATCTACTTTACCTTTCTAAAGGATTTCAGGAATGGACTCAGATTGATGTGCTTTCCAGCAGTCGAGGGAAATGTGCAAATCGAAAACACGCAGGAGATTGAAATGGACGACAGAAA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GGCACCGTGTCCAACAATACAGCCGGCAATGTGACCGCCACATGCGCAATCGCACCAGGCGACACCAGGGCAGGAAGGATCGGACAGATCACAGCCTGCTCTCTGCTGATGTGCATCGCCCTGGTGGGCAACGCCACCATCGTGCTGCTGGTGTGCAAGAAGAAGGAGATGCGGAGAAACGTGAATATCTTCATCGCCAATATGGCCGTGGCCGACAGCCTGGTCATCATCAGCGGCCTGTCCGTGTGGCTGAAGGACATCATCCAGGGAACCAGGGAGTGGCTGCTGACAGGCATCCTGGGCGACATCACCTGCAAGATCGAGGTGTTTCTGCCTAACATGGCCCACCTGGTGTCTCTGCTGACACTGCTGCTGATCAGCATCGAGCGGTACAGAGTGGTGACCAATCCAACAGGCGTGGTGCCCATGACCAAGCAGGTGAGGTGCATCCTGCTGGTGGCAGCATGGATGGTGCCATGTGGACTGTCCGCCTTCTACCTGGTGTTTCCTTATACCAAGGTGGTGAACAATCAGACAATCTGTGGCATCGAGAACTTCAATCCAGTGGTGCAGCGGTACGCCCTGTTTATCGTGGTGCTGTCTGTGGCCCTGCTGATCACACTGCTGGTGGTGAACCTGTTCATCCTGAGGCGCCTGAGGCAGGCAAGAGTGGCAAGCACCCTGCCAGCAACACAGAGGAGAAACCGGGAGAGGCGCGTGAAGAATGCCGTGGCCATGGTGCTGTGCTCCGTGCTGTTTTATGTGCTGCTGTGGTCTCCCCAGAGACTGGTGTACATGCTGATCATGGGCGGCTATGCCGACGTGTTCGAGGATCCTTGTATGGCCAAGACCATCCAGCCCATCAGCTTCGCCCTGAACTTCTTCGTGTACATGAATCCCGCCTGCTCCCCTCTGATCTATTTCACATTTCTGAAGGACTTCAGGAACGGCCTGCGCCTGATGTGCTTTCCTGCCGTGGAGGGCAACGTGCAGATCGAGAATACCCAGGAGATCGAGATGGACGATCGGAA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4</text:p>
          </table:table-cell>
          <table:table-cell/>
          <table:table-cell office:value-type="string" calcext:value-type="string">
            <text:p>VEC200_007398_1.1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QDFYLTKMEFYDNRHHTNETNDPEMIDRLPRWAWDLGLVIYIILLLLAFIFNSLVLFTLCRVRSMRRSVGSTMNIMLGNLALADLLLAISTTLEATAVYRHSWELGSTACKIQRWFMYSFYAVSMLSLIIISLEKYYAICDPLNKKVLQNTGTVYFYKMIGALWVAALLLESPQLLISDLENTYRTTVCTDVNPEDHDLHILVLSIYYLPMFILLYALPVVMFTVTFYKIGRKLRGVEKRLLERSRHDIFDVVQKRKRVLRVLLAVVIIFICCWSPFNFVQLLGKDTSLDNYDPLGNFYVSIKMLALCHAVLSPIIWTFMGQQFRNGVKRALGFAEQRLNPYGLSPGSPGLVTSNVQVRSASGGNLDDLPAEFRPRSRGLEPRDLVKRPSKLDLLLTSITPQTGSQGLTQGVILEVAEEDDVFDS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AAGATTTTTATCTTACAAAGATGGAATTCTACGACAACAGGCATCACACCAACGAAACAAACGACCCAGAGATGATTGATCGGCTTCCCAGATGGGCTTGGGATCTAGGACTGGTTATATACATAATCCTTCTACTTTTAGCTTTCATTTTTAACTCGCTGGTATTATTCACATTATGCCGTGTGCGGTCCATGCGTAGATCTGTCGGATCCACTATGAACATAATGCTTGGGAATCTCGCGCTCGCTGATCTTCTCCTTGCCATCAGCACCACACTCGAGGCCACAGCCGTCTACAGACACTCTTGGGAGCTCGGTAGTACTGCATGTAAGATTCAACGCTGGTTCATGTATTCGTTCTATGCTGTATCCATGCTTTCGCTCATCATTATAAGCCTCGAGAAGTACTACGCCATCTGTGACCCGCTGAACAAAAAGGTTCTCCAAAACACTGGCACGGTGTATTTTTACAAGATGATTGGCGCACTTTGGGTTGCGGCATTGCTTCTAGAGTCCCCGCAACTTTTAATCAGTGATTTGGAAAATACGTACAGGACCACGGTATGCACGGACGTAAACCCCGAGGATCACGACCTTCATATACTGGTCTTGTCTATCTACTATCTCCCAATGTTTATACTCCTCTACGCGCTACCAGTAGTAATGTTCACTGTGACCTTTTACAAAATCGGTCGTAAGCTTCGCGGAGTCGAGAAGCGGTTATTGGAACGGTCGCGCCATGACATTTTCGACGTCGTGCAAAAACGCAAAAGAGTCCTTCGTGTTTTGCTCGCTGTTGTTATTATTTTCATTTGTTGCTGGTCGCCCTTCAATTTTGTCCAGCTACTCGGCAAAGACACCTCTCTCGATAATTACGACCCATTGGGCAACTTCTACGTGTCAATCAAAATGTTGGCGCTATGCCACGCTGTCCTGAGCCCAATTATTTGGACATTTATGGGTCAGCAATTTCGCAATGGGGTTAAGCGCGCTCTTGGGTTTGCTGAGCAACGGCTCAATCCATATGGATTGTCCCCAGGCTCTCCCGGGCTGGTAACTAGTAACGTACAAGTAAGGAGTGCTTCTGGTGGTAACCTTGACGATCTACCCGCAGAATTCCGACCACGGTCAAGGGGACTGGAGCCTAGGGATCTTGTTAAACGTCCTTCCAAGCTCGATCTACTGTTGACTTCTATTACGCCACAAACGGGCTCCCAGGGGCTTACACAAGGGGTGATATTGGAGGTGGCCGAAGAAGACGATGTCTTTGACT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CAGGACTTCTACCTGACCAAGATGGAGTTTTATGATAACAGACACCACACCAACGAGACAAATGACCCTGAGATGATCGATAGGCTGCCAAGATGGGCATGGGACCTGGGACTGGTCATCTACATCATCCTGCTGCTGCTGGCCTTCATCTTTAATTCTCTGGTGCTGTTCACACTGTGCAGGGTGCGCAGCATGCGGAGATCTGTGGGCAGCACCATGAACATCATGCTGGGCAATCTGGCCCTGGCCGATCTGCTGCTGGCCATCAGCACCACACTGGAGGCCACAGCCGTGTATAGGCACTCTTGGGAGCTGGGAAGCACCGCATGCAAGATCCAGCGGTGGTTCATGTACAGCTTTTATGCCGTGTCCATGCTGTCTCTGATCATCATCTCCCTGGAGAAGTACTATGCCATCTGTGACCCTCTGAACAAGAAGGTGCTGCAGAATACCGGCACAGTGTACTTCTATAAGATGATCGGCGCCCTGTGGGTGGCCGCCCTGCTGCTGGAGTCCCCCCAGCTGCTGATCTCTGACCTGGAGAACACATACAGGACCACAGTGTGCACCGATGTGAATCCTGAGGACCACGATCTGCACATCCTGGTGCTGAGCATCTACTATCTGCCAATGTTTATCCTGCTGTACGCCCTGCCCGTGGTCATGTTCACCGTGACCTTCTACAAGATCGGCAGAAAGCTGAGGGGCGTGGAGAAGAGACTGCTGGAGCGGTCCAGACACGACATCTTCGATGTGGTGCAGAAGAGGAAGCGCGTGCTGAGGGTGCTGCTGGCAGTGGTCATCATCTTTATCTGCTGTTGGTCTCCTTTCAACTTTGTGCAGCTGCTGGGCAAGGACACAAGCCTGGACAACTACGATCCACTGGGCAACTTCTACGTGAGCATCAAGATGCTGGCCCTGTGCCACGCCGTGCTGTCTCCAATCATCTGGACCTTCATGGGCCAGCAGTTTCGCAACGGAGTGAAGCGGGCCCTGGGATTTGCAGAGCAGCGCCTGAATCCATACGGACTGAGCCCAGGATCCCCTGGACTGGTGACATCTAACGTGCAGGTGCGGAGCGCCTCCGGAGGAAATCTGGACGATCTGCCAGCAGAGTTCCGGCCAAGATCCAGGGGACTGGAGCCAAGAGACCTGGTGAAGAGGCCTTCTAAGCTGGATCTGCTGCTGACCAGCATTACACCACAGACCGGATCCCAGGGACTGACCCAGGGCGTGATCCTGGAGGTGGCAGAGGAGGACGACGTGTTCGATTCC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5</text:p>
          </table:table-cell>
          <table:table-cell/>
          <table:table-cell office:value-type="string" calcext:value-type="string">
            <text:p>NVE562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SAMNHIIVNLAVSEIVIAVVAIPIKIERGLDGDLVSGSPFCKLFEYVQSVALGAAVMSLLMLSVDRYCSVFHPLSKITRRQAKHMIVFSWCYPLLFSSPVLYYVLGATHQPAALLLQCEQDFNQDFTQLDKMYSLIQLWLNTILPVLAVTIAYVIITSRLLRTGKPHPVRVAKVGVSPKKTPGYPGPIHRSYTTAMDSNIVPVAKRRAVVMNLIVMSTYLFCWTPLVSLYITRTFYDFRFDVTLQTLHDLSSFLALAKLCINPAIYSFFDSAIRDQLCRCRKRNVEQVAHASERCTRGKLSELNVSKIGLYQMSVDSSTEIKEPLLCSGGLDQRLYKTPSFNTDKLVEMIANTRRYRSMGMFTSRSSN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CGCCATGAACCATATTATCGTCAATTTAGCGGTCAGTGAGATTGTCATTGCTGTCGTCGCCATTCCCATTAAAATCGAGCGTGGACTTGACGGGGACCTGGTTTCTGGGAGTCCATTTTGCAAGCTTTTCGAGTACGTTCAGTCCGTAGCCTTGGGTGCGGCTGTGATGTCGTTACTAATGTTAAGCGTGGACCGATACTGTTCGGTATTTCATCCTCTATCAAAGATCACCCGACGACAAGCTAAGCACATGATTGTCTTTTCATGGTGTTACCCGCTGCTTTTTTCAAGTCCCGTTCTTTACTATGTCCTCGGCGCCACTCATCAACCTGCAGCGCTTTTACTACAATGCGAACAAGACTTCAATCAAGACTTTACCCAGCTTGATAAAATGTACTCTTTAATTCAATTATGGTTGAATACTATACTCCCTGTACTGGCTGTCACAATAGCCTACGTTATCATCACGTCGCGATTGCTTCGTACTGGAAAGCCACATCCGGTTAGAGTGGCGAAGGTCGGAGTTTCTCCCAAAAAAACACCAGGTTATCCAGGGCCAATACATCGTAGTTACACTACAGCAATGGACTCTAATATCGTACCCGTAGCTAAACGGCGAGCGGTAGTCATGAATCTCATTGTCATGTCAACATATCTTTTCTGCTGGACACCACTGGTGTCTCTTTATATCACGCGAACTTTTTACGACTTTCGATTCGACGTCACTTTACAGACATTGCACGATTTGTCGTCGTTTCTGGCATTGGCGAAACTTTGCATAAACCCAGCTATTTATAGTTTCTTTGACAGCGCAATCCGCGATCAACTTTGTCGATGTCGAAAGAGGAATGTCGAACAAGTAGCGCACGCCTCTGAGAGGTGCACTCGGGGGAAACTGAGCGAGTTGAACGTCAGCAAGATTGGACTTTATCAAATGTCGGTTGACTCATCTACGGAGATCAAAGAACCATTACTTTGCTCTGGAGGGCTAGATCAGCGTTTATACAAAACACCCAGCTTTAACACGGATAAACTTGTTGAGATGATCGCCAACACTCGTCGATATCGCAGCATGGGCATGTTTACGTCTAGAAGTTCGAATAT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GCGCCATGAACCACATCATCGTGAATCTGGCCGTGTCCGAGATCGTGATCGCCGTGGTGGCCATCCCTATCAAGATCGAGAGGGGACTGGACGGCGATCTGGTGTCTGGCAGCCCATTCTGCAAGCTGTTTGAGTACGTGCAGAGCGTGGCCCTGGGAGCAGCCGTGATGAGCCTGCTGATGCTGTCCGTGGACCGGTATTGCTCCGTGTTCCACCCTCTGTCTAAGATCACCCGGAGACAGGCCAAGCACATGATCGTGTTCTCCTGGTGTTACCCCCTGCTGTTTAGCTCCCCTGTGCTGTACTATGTGCTGGGAGCAACCCACCAGCCAGCCGCCCTGCTGCTGCAGTGTGAGCAGGACTTCAACCAGGACTTCACCCAGCTGGATAAGATGTACAGCCTGATCCAGCTGTGGCTGAATACCATCCTGCCCGTGCTGGCCGTGACAATCGCCTATGTGATCATCACCTCCAGACTGCTGAGGACAGGCAAGCCCCACCCTGTGAGAGTGGCCAAAGTGGGCGTGTCTCCTAAGAAGACCCCAGGCTACCCAGGCCCCATCCACAGGTCTTATACCACAGCCATGGACAGCAACATCGTGCCAGTGGCAAAGAGGAGGGCAGTGGTCATGAATCTGATCGTGATGTCCACCTACCTGTTCTGCTGGACACCTCTGGTGTCTCTGTACATCACCCGGACCTTCTACGACTTCAGGTTTGATGTGACCCTGCAGACACTGCACGATCTGTCTAGCTTTCTGGCCCTGGCCAAGCTGTGCATCAACCCCGCCATCTACTCCTTCTTTGACTCTGCCATCCGGGATCAGCTGTGCAGGTGTCGCAAGAGGAACGTGGAGCAGGTGGCACACGCAAGCGAGCGGTGCACCAGGGGCAAGCTGTCTGAGCTGAATGTGAGCAAGATCGGCCTGTATCAGATGTCCGTGGACTCCTCTACAGAGATCAAGGAGCCACTGCTGTGCTCTGGCGGCCTGGACCAGAGACTGTACAAGACCCCCAGCTTCAACACAGATAAGCTGGTGGAGATGATCGCCAATACCCGGCGGTACCGGAGCATGGGCATGTTTACATCCCGGAGCTCCAATAT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7</text:p>
          </table:table-cell>
          <table:table-cell/>
          <table:table-cell office:value-type="string" calcext:value-type="string">
            <text:p>NVE3473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NSSSNLTVYLGSVLSGALRTTVIVFYITVESLAIILNLLLIIAILRHRHTRRSINLLIANSAAGDLMIAIWNIPFQLATLSGSSWSVQGASGRVVCKLIHFMGGMVLLVSPLNLLFITVERFRGVTSISMVELGRRGIYGLVVLAWVIPTALYSPLFYFIDLRDEMCEITVPWAYYRDYMMALFALFVVLYFNIVVLGVMILRRLQVIDVIVQLPEAQRIARKRRLGNAIKMVLCSLGSFILFTTPYHSLALHTIVSRSVTPLISKLIIAMLFFVCLNSALNPGICYVFIEDIRHAVKQVLSTGQVTQG</text:p>
          </table:table-cell>
          <table:table-cell table:style-name="ce7"/>
          <table:table-cell office:value-type="string" calcext:value-type="string">
            <text:p>ATGAATTCGAGCAGTAACTTAACGGTTTATCTCGGATCCGTTTTGTCAGGCGCTCTACGCACCACAGTCATCGTGTTCTACATAACCGTGGAAAGCCTCGCTATCATACTTAACCTGCTTCTAATCATCGCGATCTTAAGGCACCGTCACACGAGGAGAAGCATCAACCTGCTAATTGCCAACTCGGCGGCTGGTGACTTGATGATCGCAATATGGAACATCCCCTTTCAGCTCGCTACCCTCTCCGGCTCGAGCTGGAGTGTTCAGGGTGCAAGTGGGAGGGTCGTGTGTAAACTGATCCATTTCATGGGAGGCATGGTCTTGCTCGTGTCCCCACTGAATCTGTTGTTTATCACCGTCGAGCGGTTCCGGGGGGTGACGTCCATATCTATGGTTGAGCTTGGCCGTCGAGGAATCTACGGCTTGGTCGTCCTCGCTTGGGTGATCCCTACCGCACTCTACTCCCCGCTATTCTACTTCATTGATCTTCGCGACGAGATGTGCGAGATAACGGTACCTTGGGCGTACTATCGGGATTACATGATGGCGCTCTTCGCCTTGTTTGTCGTGCTCTACTTTAATATTGTCGTGCTTGGAGTCATGATCTTACGCCGGCTGCAAGTCATAGACGTGATCGTTCAGCTCCCAGAAGCCCAGCGCATCGCTCGCAAACGCCGTCTCGGGAATGCCATCAAGATGGTGCTGTGTTCGCTTGGTTCTTTCATCTTGTTCACCACACCATATCACTCGCTAGCTTTGCACACCATTGTGAGTCGCTCTGTTACGCCGCTAATTTCTAAACTCATCATCGCGATGCTGTTCTTTGTGTGCCTCAACTCTGCCCTTAACCCCGGTATCTGCTATGTGTTCATTGAAGATATTCGCCACGCCGTCAAGCAGGTCTTGTCGACTGGCCAAGTAACACAAGG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GCTCCTCTAATCTGACCGTGTACCTGGGAAGCGTGCTGTCCGGCGCCCTGAGGACCACAGTGATCGTGTTCTATATCACAGTGGAGAGCCTGGCCATCATCCTGAACCTGCTGCTGATCATCGCCATCCTGCGGCACAGACACACCCGGAGATCCATCAACCTGCTGATCGCCAATTCTGCCGCCGGCGACCTGATGATCGCCATCTGGAATATCCCTTTCCAGCTGGCCACCCTGTCCGGAAGCTCCTGGTCTGTGCAGGGAGCAAGCGGAAGAGTGGTGTGCAAGCTGATCCACTTTATGGGCGGCATGGTGCTGCTGGTGTCTCCACTGAACCTGCTGTTCATCACCGTGGAGAGGTTTCGCGGCGTGACATCTATCAGCATGGTGGAGCTGGGCAGGCGCGGAATCTACGGACTGGTGGTGCTGGCATGGGTCATCCCAACCGCCCTGTACAGCCCTCTGTTCTACTTCATCGACCTGAGGGATGAGATGTGCGAGATCACAGTGCCCTGGGCCTACTATCGCGACTACATGATGGCCCTGTTCGCCCTGTTTGTGGTGCTGTATTTCAACATCGTGGTGCTGGGCGTGATGATCCTGCGGAGACTGCAGGTCATCGATGTGATCGTGCAGCTGCCTGAGGCACAGAGGATCGCAAGAAAGAGGCGCCTGGGCAATGCCATCAAGATGGTGCTGTGCTCTCTGGGCAGCTTCATCCTGTTTACCACACCATACCACTCCCTGGCCCTGCACACCATCGTGTCCCGGTCTGTGACACCCCTGATCAGCAAGCTGATCATCGCCATGCTGTTCTTCGTGTGCCTGAACTCCGCCCTGAATCCCGGCATCTGTTACGTGTTCATCGAGGACATCAGACACGCCGTGAAGCAGGTGCTGTCTACCGGCCAGGTGACACAGGG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503.p1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NNSSLACANDAGSDQIFKTIAYTAIATMGLVGNGLVLAVFRRHRELRSVVFYFIANMATSDLVLPLFAFPRALVEIYNGPMTWLIDGASGAFFCKMATFLQDISTAVSIQSLLIIAVERFVLLVYPTKSFLKSSWRLKLVLAITWLIAIAFHAPYLTSFQVASFGNKIYCVPEWSEDTATNIVTSKAYFVLIFTSLYAVPFVILVALYTTIVIRLQRYRFKDQNNARKRRIQDRNRTVTVMAMFVVIAFFVCWTPFFVFGFLLCFHWNLRLPCDQINFRFTVLIIAHLNSAVNPGIYMLCSKAFRQGLPGYPDRFTTSILYMYLSIRSELPGYPDRFTTPILYMYLSIRTSPWLSRPLHHIHPLYVLVYSYRATWLSRSLHHTHPLYVLVYSYISLAIPTASPHPSFICTCLFVHLPGYPDRFTTHILYMYLSIRTAPWLSRSLHHTHPLYVLVYSYISLAIPTATPHQSLIYTCLFVHLPGYPDRLTKPIFICTCLFAHLPGYPDRFTTQIFDTYLSIRTSPWLSRSLHHIQPLICTCLFVQLPGYPDRYTTPIFDIYLSIRTSPWLFRPLHHTNL</text:p>
          </table:table-cell>
          <table:table-cell office:value-type="string" calcext:value-type="string">
            <text:p>EDO44503</text:p>
          </table:table-cell>
          <table:table-cell office:value-type="string" calcext:value-type="string">
            <text:p>ATGAATAACAGTTCACTGGCCTGCGCAAATGACGCGGGCTCTGATCAAATCTTCAAGACTATCGCCTACACTGCTATTGCTACAATGGGACTCGTTGGCAATGGGCTAGTTCTTGCGGTATTTCGCCGTCACCGAGAACTGCGATCCGTCGTGTTTTACTTTATTGCAAACATGGCAACAAGCGATTTAGTCCTGCCACTGTTCGCATTTCCGAGAGCGCTCGTCGAGATCTACAATGGCCCCATGACCTGGCTAATAGATGGCGCATCGGGTGCCTTTTTCTGCAAAATGGCAACTTTCCTCCAAGACATCTCGACAGCTGTTTCCATTCAGAGCCTCCTCATAATTGCCGTAGAGAGGTTTGTTCTCTTAGTGTACCCGACAAAAAGCTTTCTGAAGTCGTCGTGGCGACTTAAATTGGTTCTAGCCATAACTTGGTTAATAGCGATAGCATTTCATGCACCATACTTGACGAGTTTTCAAGTCGCTTCTTTTGGGAACAAGATCTACTGCGTCCCGGAATGGAGTGAGGACACAGCCACTAACATTGTGACATCAAAAGCCTACTTTGTGCTCATATTTACAAGCCTTTACGCTGTCCCCTTTGTAATACTAGTGGCTCTGTACACTACAATAGTGATTCGCCTCCAAAGATACAGATTCAAGGACCAAAACAATGCGCGCAAGCGGAGAATTCAAGATCGGAACCGAACTGTGACCGTCATGGCTATGTTTGTTGTCATCGCATTTTTCGTTTGCTGGACTCCGTTTTTCGTTTTTGGATTTTTGCTTTGTTTTCATTGGAATCTTCGCTTACCGTGTGACCAAATCAACTTCCGATTCACGGTGCTTATCATCGCTCATCTGAACAGCGCAGTAAACCCTGGCATATATATGTTGTGCAGTAAAGCTTTCAGACAGGGTCTCCCTGGCTATCCCGACCGCTTCACCACATCCATCCTTTATATGTACTTATCTATTCGTTCAGAGCTACCTGGCTATCCCGATCGCTTCACCACACCCATCCTTTATATGTACTTGTCTATTCGTACATCTCCCTGGCTATCCCGACCGCTTCACCACATCCATCCTTTATATGTACTTGTCTATTCGTACAGAGCTACCTGGCTATCCCGATCGCTTCACCACACCCATCCTTTATATGTACTTGTCTATTCGTACATCTCCCTGGCTATCCCGACCGCTTCACCACATCCATCCTTTATATGTACTTGTCTATTCGTACATCTCCCTGGCTATCCCGACCGCTTCACCACACACATCCTTTATATGTACTTGTCTATTCGTACAGCTCCCTGGCTATCCCGATCGCTTCACCACACCCATCCTTTATATGTACTTGTCTATTCGTACATCTCCCTGGCTATCCCGACCGCTACACCACACCAATCTTTGATATATACTTGTCTATTCGTACATCTCCCTGGCTATCCCGACCGCTTAACCAAACCCATCTTTATATGTACTTGTCTATTCGCACATCTCCCTGGCTATCCCGACCGCTTCACCACACAAATCTTTGATACGTACTTGTCTATTCGTACATCTCCCTGGCTATCCCGATCGCTTCACCACATCCAACCTTTGATATGTACTTGTCTATTCGTACAGCTCCCTGGCTATCCCGACCGCTACACCACACCAATCTTTGATATATACTTGTCTATTCGTACATCTCCCTGGCTATTCCGACCGCTTCACCACACCAATCTTTGA</text:p>
          </table:table-cell>
          <table:table-cell table:style-name="ce9" office:value-type="string" calcext:value-type="string">
            <text:p>not tested?</text:p>
          </table:table-cell>
          <table:table-cell table:style-name="ce9" office:value-type="string" calcext:value-type="string">
            <text:p>.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29093.p1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HSSLPVWAIRVIRALLSLWQLQHRIECLKQHIYDVMIWIRSLLLASKHVNARITEGCMVKSGRKRRERESIGYVVVEAAREVHFRSEYSLKDLRHVEKCGMVNNSLVELVLNALHEEQPRNITSEKHKLASNTACASSFARWNATHKGFSHKKRGMCLTSIGNGSKGKPKTAENRAAIEDEHCILEEASTLLPRKKNSGLECEKHKLASNTACASSFARWNATHKGFSHKKRGMCLTSIGNGSKGKPKTAENRAAIEDEHCILEEASTLLPRKKNSGLAHPDPFKKFTVHLKVGQCTGSDLGGGQLTLASIGQGNTMSHRRQATPFPKAKSGIRNNDTEAGFLKKGKSTARESTNERVTRQTPTLPLAAGLMKNKEPKNGKSQSQIITSNGQEEGNLLWDRCFVLSFETLTLFKCLDLKLKMDLFLVVLIALQFLVSIVGIIGNVSVIRVVWSTRSMHTTTNYLLANLALADIITLSTNPYLYKFVFGSLHFGYNGWSNLTNEWICRVLLENGIVGVFVCVSVAFLTVVAVERYHAMVKPLSHRFRLGREQVWKVVMVIWFVSILLNIPIFIDVKFDPQLNVCRSAFDFTTGKETATYLAFYLGINICIPGLIITACYLSILKGLLITNSICSETVETIQGREEKKKLAKLLASVTGVYFICFAPFVIFMIYLTAEKFLNSQDKNSSPLLNYTYFVLTSLIFSNSCLNPVLYAFQSSSYRRGFAKLYTCNCLKARRQIVQVESFSMATDARLRTQQQSTHNL</text:p>
          </table:table-cell>
          <table:table-cell office:value-type="string" calcext:value-type="string">
            <text:p>EDO29093</text:p>
          </table:table-cell>
          <table:table-cell office:value-type="string" calcext:value-type="string">
            <text:p>ATGCACAGCAGTTTACCCGTCTGGGCCATCCGCGTCATCCGTGCGCTTCTGTCGCTATGGCAACTCCAACATAGAATTGAGTGCCTGAAGCAGCACATCTATGACGTCATGATATGGATTCGAAGCCTGCTATTGGCTAGTAAACACGTCAACGCAAGAATAACAGAAGGGTGCATGGTTAAGTCAGGAAGGAAGAGACGTGAACGTGAGAGCATTGGTTATGTTGTAGTAGAAGCGGCACGTGAAGTTCACTTTAGGAGTGAATACAGTTTGAAGGACTTACGCCACGTAGAGAAGTGTGGAATGGTCAATAACAGCCTGGTTGAGTTGGTGTTGAACGCTCTGCACGAGGAACAGCCACGTAATATTACTAGCGAAAAACACAAACTTGCTTCAAATACCGCTTGCGCGTCATCATTTGCTCGGTGGAATGCTACCCATAAGGGGTTTTCACATAAGAAGCGCGGAATGTGTTTAACAAGCATAGGCAATGGGTCTAAAGGAAAACCCAAGACCGCAGAAAATAGAGCAGCCATCGAAGATGAACACTGTATATTAGAAGAGGCTTCAACGTTGCTTCCAAGGAAGAAAAACTCGGGGTTGGAATGCGAAAAACACAAACTTGCTTCAAATACCGCTTGCGCGTCATCATTTGCTCGGTGGAATGCTACCCATAAGGGGTTTTCACATAAGAAGCGCGGAATGTGTTTAACAAGCATAGGCAATGGGTCTAAAGGAAAACCCAAGACCGCAGAAAATAGAGCAGCCATCGAAGATGAACACTGTATATTAGAAGAGGCTTCAACGTTGCTTCCAAGGAAGAAAAACTCGGGGTTGGCACACCCGGATCCGTTCAAAAAGTTCACAGTACATCTTAAGGTTGGTCAATGCACAGGTTCTGATCTTGGCGGAGGTCAGCTAACATTAGCCTCCATCGGTCAGGGAAACACAATGAGTCATAGAAGACAAGCTACACCATTCCCTAAGGCGAAGAGTGGAATAAGAAATAACGATACAGAAGCAGGTTTTCTCAAGAAAGGAAAGAGTACAGCGAGAGAAAGCACAAATGAGCGCGTCACAAGACAAACACCAACACTACCACTGGCGGCAGGTTTAATGAAAAATAAAGAGCCCAAGAATGGGAAGAGCCAATCACAAATAATTACCAGCAATGGACAGGAAGAAGGCAATTTGTTGTGGGATCGTTGCTTCGTGCTAAGTTTTGAAACTCTCACTCTTTTCAAGTGTTTGGATCTCAAGTTGAAGATGGACTTATTCTTGGTAGTACTTATCGCTCTTCAGTTTTTGGTATCCATCGTCGGAATAATTGGTAACGTATCCGTCATCAGGGTTGTTTGGTCGACGCGTTCAATGCACACGACAACAAACTACCTCTTAGCAAACCTCGCACTGGCTGACATTATAACACTGTCTACCAACCCCTACCTGTATAAATTCGTATTTGGATCACTCCACTTTGGTTATAATGGCTGGAGCAATTTGACCAACGAGTGGATCTGTAGGGTTTTGCTTGAGAACGGTATAGTAGGAGTTTTTGTGTGTGTTTCTGTTGCCTTCCTTACCGTCGTGGCTGTTGAGCGTTACCATGCCATGGTGAAACCTTTAAGCCACCGATTCAGACTTGGGAGAGAACAAGTATGGAAGGTCGTAATGGTCATATGGTTTGTTAGTATTTTACTAAATATTCCAATTTTCATCGACGTTAAATTTGATCCACAGCTAAACGTATGCAGATCTGCCTTCGACTTTACTACTGGAAAAGAAACAGCTACTTATCTTGCTTTCTATCTTGGCATTAATATCTGTATTCCTGGATTGATAATCACTGCTTGCTATTTGTCCATTTTAAAGGGCCTACTCATAACTAACTCCATCTGCTCTGAGACTGTTGAAACGATTCAAGGGCGAGAGGAAAAGAAAAAGCTGGCAAAACTCTTAGCATCAGTTACGGGCGTCTACTTTATCTGTTTTGCGCCTTTTGTCATTTTTATGATTTACTTGACCGCCGAGAAATTCCTAAACAGCCAAGACAAGAATTCCTCTCCCCTCCTTAATTATACGTACTTCGTTCTTACTTCTCTAATTTTCTCAAACTCATGTCTTAATCCAGTGTTGTACGCGTTTCAAAGCTCCAGCTATCGACGAGGCTTTGCAAAACTTTACACGTGCAATTGTTTGAAAGCAAGGCGACAGATTGTACAAGTCGAATCTTTTAGCATGGCTACTGACGCGAGATTAAGAACCCAGCAACAAAGTACGCACAATCTCTAA</text:p>
          </table:table-cell>
          <table:table-cell table:style-name="ce9" office:value-type="string" calcext:value-type="string">
            <text:p>not tested?</text:p>
          </table:table-cell>
          <table:table-cell table:style-name="ce9" office:value-type="string" calcext:value-type="string">
            <text:p>.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 table:number-rows-repeated="22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11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6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7">
          <table:table-cell table:number-columns-repeated="3"/>
          <table:table-cell table:style-name="ce14"/>
          <table:table-cell table:number-columns-repeated="1015"/>
        </table:table-row>
        <table:table-row table:style-name="ro1" table:number-rows-repeated="104833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Neuropeptide_GPCRs.E1:Neuropeptide_GPCRs.G13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AARCH64 LibreOffice_project/53bb9681a964705cf672590721dbc85eb4d0c3a2</meta:generator>
    <meta:creation-date>2019-10-18T11:35:45Z</meta:creation-date>
    <dc:date>2023-05-22T12:14:02.032471898</dc:date>
    <meta:editing-cycles>405</meta:editing-cycles>
    <meta:editing-duration>PT4H34M6S</meta:editing-duration>
    <meta:document-statistic meta:table-count="1" meta:cell-count="2912" meta:object-count="0"/>
  </office:meta>
</office:document-meta>
</file>